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3.814cm" table:align="left"/>
    </style:style>
    <style:style style:name="Tabela1.A" style:family="table-column">
      <style:table-column-properties style:column-width="0.478cm"/>
    </style:style>
    <style:style style:name="Tabela1.B" style:family="table-column">
      <style:table-column-properties style:column-width="3.336cm"/>
    </style:style>
    <style:style style:name="Tabela1.A1" style:family="table-cell">
      <style:table-cell-properties style:vertical-align="middle" fo:padding="0.049cm" fo:border="none"/>
    </style:style>
    <style:style style:name="Tabela2" style:family="table">
      <style:table-properties style:width="12.788cm" table:align="left"/>
    </style:style>
    <style:style style:name="Tabela2.A" style:family="table-column">
      <style:table-column-properties style:column-width="0.478cm"/>
    </style:style>
    <style:style style:name="Tabela2.B" style:family="table-column">
      <style:table-column-properties style:column-width="12.31cm"/>
    </style:style>
    <style:style style:name="Tabela2.A1" style:family="table-cell">
      <style:table-cell-properties style:vertical-align="middle" fo:padding="0.049cm" fo:border="none"/>
    </style:style>
    <style:style style:name="Tabela3" style:family="table">
      <style:table-properties style:width="10.502cm" table:align="left"/>
    </style:style>
    <style:style style:name="Tabela3.A" style:family="table-column">
      <style:table-column-properties style:column-width="0.478cm"/>
    </style:style>
    <style:style style:name="Tabela3.B" style:family="table-column">
      <style:table-column-properties style:column-width="10.024cm"/>
    </style:style>
    <style:style style:name="Tabela3.A1" style:family="table-cell">
      <style:table-cell-properties style:vertical-align="middle" fo:padding="0.049cm" fo:border="none"/>
    </style:style>
    <style:style style:name="Tabela4" style:family="table">
      <style:table-properties style:width="7.962cm" table:align="left"/>
    </style:style>
    <style:style style:name="Tabela4.A" style:family="table-column">
      <style:table-column-properties style:column-width="0.478cm"/>
    </style:style>
    <style:style style:name="Tabela4.B" style:family="table-column">
      <style:table-column-properties style:column-width="7.484cm"/>
    </style:style>
    <style:style style:name="Tabela4.A1" style:family="table-cell">
      <style:table-cell-properties style:vertical-align="middle" fo:padding="0.049cm" fo:border="none"/>
    </style:style>
    <style:style style:name="Tabela5" style:family="table">
      <style:table-properties style:width="4.068cm" table:align="left"/>
    </style:style>
    <style:style style:name="Tabela5.A" style:family="table-column">
      <style:table-column-properties style:column-width="0.478cm"/>
    </style:style>
    <style:style style:name="Tabela5.B" style:family="table-column">
      <style:table-column-properties style:column-width="3.59cm"/>
    </style:style>
    <style:style style:name="Tabela5.A1" style:family="table-cell">
      <style:table-cell-properties style:vertical-align="middle" fo:padding="0.049cm" fo:border="none"/>
    </style:style>
    <style:style style:name="Tabela6" style:family="table">
      <style:table-properties style:width="4.565cm" table:align="left"/>
    </style:style>
    <style:style style:name="Tabela6.A" style:family="table-column">
      <style:table-column-properties style:column-width="0.732cm"/>
    </style:style>
    <style:style style:name="Tabela6.B" style:family="table-column">
      <style:table-column-properties style:column-width="3.833cm"/>
    </style:style>
    <style:style style:name="Tabela6.A1" style:family="table-cell">
      <style:table-cell-properties style:vertical-align="middle" fo:padding="0.049cm" fo:border="none"/>
    </style:style>
    <style:style style:name="Tabela7" style:family="table">
      <style:table-properties style:width="12.682cm" table:align="left"/>
    </style:style>
    <style:style style:name="Tabela7.A" style:family="table-column">
      <style:table-column-properties style:column-width="0.732cm"/>
    </style:style>
    <style:style style:name="Tabela7.B" style:family="table-column">
      <style:table-column-properties style:column-width="11.95cm"/>
    </style:style>
    <style:style style:name="Tabela7.A1" style:family="table-cell">
      <style:table-cell-properties style:vertical-align="middle" fo:padding="0.049cm" fo:border="none"/>
    </style:style>
    <style:style style:name="Tabela8" style:family="table">
      <style:table-properties style:width="9.74cm" table:align="left"/>
    </style:style>
    <style:style style:name="Tabela8.A" style:family="table-column">
      <style:table-column-properties style:column-width="0.732cm"/>
    </style:style>
    <style:style style:name="Tabela8.B" style:family="table-column">
      <style:table-column-properties style:column-width="9.008cm"/>
    </style:style>
    <style:style style:name="Tabela8.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0.732cm"/>
    </style:style>
    <style:style style:name="Tabela9.B" style:family="table-column">
      <style:table-column-properties style:column-width="16.268cm"/>
    </style:style>
    <style:style style:name="Tabela9.A1" style:family="table-cell">
      <style:table-cell-properties style:vertical-align="middle" fo:padding="0.049cm" fo:border="none"/>
    </style:style>
    <style:style style:name="Tabela10" style:family="table">
      <style:table-properties style:width="11.751cm" table:align="left"/>
    </style:style>
    <style:style style:name="Tabela10.A" style:family="table-column">
      <style:table-column-properties style:column-width="0.732cm"/>
    </style:style>
    <style:style style:name="Tabela10.B" style:family="table-column">
      <style:table-column-properties style:column-width="11.019cm"/>
    </style:style>
    <style:style style:name="Tabela10.A1" style:family="table-cell">
      <style:table-cell-properties style:vertical-align="middle" fo:padding="0.049cm" fo:border="none"/>
    </style:style>
    <style:style style:name="Tabela11" style:family="table">
      <style:table-properties style:width="9.021cm" table:align="left"/>
    </style:style>
    <style:style style:name="Tabela11.A" style:family="table-column">
      <style:table-column-properties style:column-width="0.732cm"/>
    </style:style>
    <style:style style:name="Tabela11.B" style:family="table-column">
      <style:table-column-properties style:column-width="8.289cm"/>
    </style:style>
    <style:style style:name="Tabela11.A1" style:family="table-cell">
      <style:table-cell-properties style:vertical-align="middle" fo:padding="0.049cm" fo:border="none"/>
    </style:style>
    <style:style style:name="Tabela12" style:family="table">
      <style:table-properties style:width="17cm" table:align="left"/>
    </style:style>
    <style:style style:name="Tabela12.A" style:family="table-column">
      <style:table-column-properties style:column-width="0.732cm"/>
    </style:style>
    <style:style style:name="Tabela12.B" style:family="table-column">
      <style:table-column-properties style:column-width="16.268cm"/>
    </style:style>
    <style:style style:name="Tabela12.A1" style:family="table-cell">
      <style:table-cell-properties style:vertical-align="middle" fo:padding="0.049cm" fo:border="none"/>
    </style:style>
    <style:style style:name="Tabela13" style:family="table">
      <style:table-properties style:width="7.295cm" table:align="left"/>
    </style:style>
    <style:style style:name="Tabela13.A" style:family="table-column">
      <style:table-column-properties style:column-width="0.732cm"/>
    </style:style>
    <style:style style:name="Tabela13.B" style:family="table-column">
      <style:table-column-properties style:column-width="6.563cm"/>
    </style:style>
    <style:style style:name="Tabela13.A1" style:family="table-cell">
      <style:table-cell-properties style:vertical-align="middle" fo:padding="0.049cm" fo:border="none"/>
    </style:style>
    <style:style style:name="Tabela14" style:family="table">
      <style:table-properties style:width="4.438cm" table:align="left"/>
    </style:style>
    <style:style style:name="Tabela14.A" style:family="table-column">
      <style:table-column-properties style:column-width="0.732cm"/>
    </style:style>
    <style:style style:name="Tabela14.B" style:family="table-column">
      <style:table-column-properties style:column-width="3.706cm"/>
    </style:style>
    <style:style style:name="Tabela14.A1" style:family="table-cell">
      <style:table-cell-properties style:vertical-align="middle" fo:padding="0.049cm" fo:border="none"/>
    </style:style>
    <style:style style:name="Tabela15" style:family="table">
      <style:table-properties style:width="17cm" table:align="left"/>
    </style:style>
    <style:style style:name="Tabela15.A" style:family="table-column">
      <style:table-column-properties style:column-width="0.732cm"/>
    </style:style>
    <style:style style:name="Tabela15.B" style:family="table-column">
      <style:table-column-properties style:column-width="16.268cm"/>
    </style:style>
    <style:style style:name="Tabela15.A1" style:family="table-cell">
      <style:table-cell-properties style:vertical-align="middle" fo:padding="0.049cm" fo:border="none"/>
    </style:style>
    <style:style style:name="Tabela16" style:family="table">
      <style:table-properties style:width="16.217cm" table:align="left"/>
    </style:style>
    <style:style style:name="Tabela16.A" style:family="table-column">
      <style:table-column-properties style:column-width="0.732cm"/>
    </style:style>
    <style:style style:name="Tabela16.B" style:family="table-column">
      <style:table-column-properties style:column-width="15.485cm"/>
    </style:style>
    <style:style style:name="Tabela16.A1" style:family="table-cell">
      <style:table-cell-properties style:vertical-align="middle" fo:padding="0.049cm" fo:border="none"/>
    </style:style>
    <style:style style:name="Tabela17" style:family="table">
      <style:table-properties style:width="2.321cm" table:align="left"/>
    </style:style>
    <style:style style:name="Tabela17.A" style:family="table-column">
      <style:table-column-properties style:column-width="0.732cm"/>
    </style:style>
    <style:style style:name="Tabela17.B" style:family="table-column">
      <style:table-column-properties style:column-width="1.589cm"/>
    </style:style>
    <style:style style:name="Tabela17.A1" style:family="table-cell">
      <style:table-cell-properties style:vertical-align="middle" fo:padding="0.049cm" fo:border="none"/>
    </style:style>
    <style:style style:name="Tabela18" style:family="table">
      <style:table-properties style:width="1.263cm" table:align="left"/>
    </style:style>
    <style:style style:name="Tabela18.A" style:family="table-column">
      <style:table-column-properties style:column-width="0.732cm"/>
    </style:style>
    <style:style style:name="Tabela18.B" style:family="table-column">
      <style:table-column-properties style:column-width="0.531cm"/>
    </style:style>
    <style:style style:name="Tabela18.A1" style:family="table-cell">
      <style:table-cell-properties style:vertical-align="middle" fo:padding="0.049cm" fo:border="none"/>
    </style:style>
    <style:style style:name="Tabela19" style:family="table">
      <style:table-properties style:width="11.18cm" table:align="left"/>
    </style:style>
    <style:style style:name="Tabela19.A" style:family="table-column">
      <style:table-column-properties style:column-width="0.478cm"/>
    </style:style>
    <style:style style:name="Tabela19.B" style:family="table-column">
      <style:table-column-properties style:column-width="10.702cm"/>
    </style:style>
    <style:style style:name="Tabela19.A1" style:family="table-cell">
      <style:table-cell-properties style:vertical-align="middle" fo:padding="0.049cm" fo:border="none"/>
    </style:style>
    <style:style style:name="Tabela20" style:family="table">
      <style:table-properties style:width="12.344cm" table:align="left"/>
    </style:style>
    <style:style style:name="Tabela20.A" style:family="table-column">
      <style:table-column-properties style:column-width="0.732cm"/>
    </style:style>
    <style:style style:name="Tabela20.B" style:family="table-column">
      <style:table-column-properties style:column-width="11.612cm"/>
    </style:style>
    <style:style style:name="Tabela20.A1" style:family="table-cell">
      <style:table-cell-properties style:vertical-align="middle" fo:padding="0.049cm" fo:border="none"/>
    </style:style>
    <style:style style:name="Tabela21" style:family="table">
      <style:table-properties style:width="4.12cm" table:align="left"/>
    </style:style>
    <style:style style:name="Tabela21.A" style:family="table-column">
      <style:table-column-properties style:column-width="0.732cm"/>
    </style:style>
    <style:style style:name="Tabela21.B" style:family="table-column">
      <style:table-column-properties style:column-width="3.388cm"/>
    </style:style>
    <style:style style:name="Tabela21.A1" style:family="table-cell">
      <style:table-cell-properties style:vertical-align="middle" fo:padding="0.049cm" fo:border="none"/>
    </style:style>
    <style:style style:name="Tabela22" style:family="table">
      <style:table-properties style:width="4.628cm" table:align="left"/>
    </style:style>
    <style:style style:name="Tabela22.A" style:family="table-column">
      <style:table-column-properties style:column-width="0.732cm"/>
    </style:style>
    <style:style style:name="Tabela22.B" style:family="table-column">
      <style:table-column-properties style:column-width="3.896cm"/>
    </style:style>
    <style:style style:name="Tabela22.A1" style:family="table-cell">
      <style:table-cell-properties style:vertical-align="middle" fo:padding="0.049cm" fo:border="none"/>
    </style:style>
    <style:style style:name="Tabela23" style:family="table">
      <style:table-properties style:width="4.12cm" table:align="left"/>
    </style:style>
    <style:style style:name="Tabela23.A" style:family="table-column">
      <style:table-column-properties style:column-width="0.732cm"/>
    </style:style>
    <style:style style:name="Tabela23.B" style:family="table-column">
      <style:table-column-properties style:column-width="3.388cm"/>
    </style:style>
    <style:style style:name="Tabela23.A1" style:family="table-cell">
      <style:table-cell-properties style:vertical-align="middle" fo:padding="0.049cm" fo:border="none"/>
    </style:style>
    <style:style style:name="Tabela24" style:family="table">
      <style:table-properties style:width="5.158cm" table:align="left"/>
    </style:style>
    <style:style style:name="Tabela24.A" style:family="table-column">
      <style:table-column-properties style:column-width="0.732cm"/>
    </style:style>
    <style:style style:name="Tabela24.B" style:family="table-column">
      <style:table-column-properties style:column-width="4.426cm"/>
    </style:style>
    <style:style style:name="Tabela24.A1" style:family="table-cell">
      <style:table-cell-properties style:vertical-align="middle" fo:padding="0.049cm" fo:border="none"/>
    </style:style>
    <style:style style:name="Tabela25" style:family="table">
      <style:table-properties style:width="10.047cm" table:align="left"/>
    </style:style>
    <style:style style:name="Tabela25.A" style:family="table-column">
      <style:table-column-properties style:column-width="0.732cm"/>
    </style:style>
    <style:style style:name="Tabela25.B" style:family="table-column">
      <style:table-column-properties style:column-width="9.315cm"/>
    </style:style>
    <style:style style:name="Tabela25.A1" style:family="table-cell">
      <style:table-cell-properties style:vertical-align="middle" fo:padding="0.049cm" fo:border="none"/>
    </style:style>
    <style:style style:name="Tabela26" style:family="table">
      <style:table-properties style:width="9.539cm" table:align="left"/>
    </style:style>
    <style:style style:name="Tabela26.A" style:family="table-column">
      <style:table-column-properties style:column-width="0.732cm"/>
    </style:style>
    <style:style style:name="Tabela26.B" style:family="table-column">
      <style:table-column-properties style:column-width="8.807cm"/>
    </style:style>
    <style:style style:name="Tabela26.A1" style:family="table-cell">
      <style:table-cell-properties style:vertical-align="middle" fo:padding="0.049cm" fo:border="none"/>
    </style:style>
    <style:style style:name="Tabela27" style:family="table">
      <style:table-properties style:width="14.153cm" table:align="left"/>
    </style:style>
    <style:style style:name="Tabela27.A" style:family="table-column">
      <style:table-column-properties style:column-width="0.732cm"/>
    </style:style>
    <style:style style:name="Tabela27.B" style:family="table-column">
      <style:table-column-properties style:column-width="13.421cm"/>
    </style:style>
    <style:style style:name="Tabela27.A1" style:family="table-cell">
      <style:table-cell-properties style:vertical-align="middle" fo:padding="0.049cm" fo:border="none"/>
    </style:style>
    <style:style style:name="Tabela28" style:family="table">
      <style:table-properties style:width="2.321cm" table:align="left"/>
    </style:style>
    <style:style style:name="Tabela28.A" style:family="table-column">
      <style:table-column-properties style:column-width="0.732cm"/>
    </style:style>
    <style:style style:name="Tabela28.B" style:family="table-column">
      <style:table-column-properties style:column-width="1.589cm"/>
    </style:style>
    <style:style style:name="Tabela28.A1" style:family="table-cell">
      <style:table-cell-properties style:vertical-align="middle" fo:padding="0.049cm" fo:border="none"/>
    </style:style>
    <style:style style:name="Tabela29" style:family="table">
      <style:table-properties style:width="5.39cm" table:align="left"/>
    </style:style>
    <style:style style:name="Tabela29.A" style:family="table-column">
      <style:table-column-properties style:column-width="0.732cm"/>
    </style:style>
    <style:style style:name="Tabela29.B" style:family="table-column">
      <style:table-column-properties style:column-width="4.658cm"/>
    </style:style>
    <style:style style:name="Tabela29.A1" style:family="table-cell">
      <style:table-cell-properties style:vertical-align="middle" fo:padding="0.049cm" fo:border="none"/>
    </style:style>
    <style:style style:name="Tabela30" style:family="table">
      <style:table-properties style:width="1.069cm" table:align="left"/>
    </style:style>
    <style:style style:name="Tabela30.A" style:family="table-column">
      <style:table-column-properties style:column-width="0.732cm"/>
    </style:style>
    <style:style style:name="Tabela30.B" style:family="table-column">
      <style:table-column-properties style:column-width="0.337cm"/>
    </style:style>
    <style:style style:name="Tabela30.A1" style:family="table-cell">
      <style:table-cell-properties style:vertical-align="middle" fo:padding="0.049cm" fo:border="none"/>
    </style:style>
    <style:style style:name="Tabela31" style:family="table">
      <style:table-properties style:width="9.423cm" table:align="left"/>
    </style:style>
    <style:style style:name="Tabela31.A" style:family="table-column">
      <style:table-column-properties style:column-width="0.732cm"/>
    </style:style>
    <style:style style:name="Tabela31.B" style:family="table-column">
      <style:table-column-properties style:column-width="8.691cm"/>
    </style:style>
    <style:style style:name="Tabela31.A1" style:family="table-cell">
      <style:table-cell-properties style:vertical-align="middle" fo:padding="0.049cm" fo:border="none"/>
    </style:style>
    <style:style style:name="Tabela32" style:family="table">
      <style:table-properties style:width="17cm" table:align="left"/>
    </style:style>
    <style:style style:name="Tabela32.A" style:family="table-column">
      <style:table-column-properties style:column-width="0.732cm"/>
    </style:style>
    <style:style style:name="Tabela32.B" style:family="table-column">
      <style:table-column-properties style:column-width="16.268cm"/>
    </style:style>
    <style:style style:name="Tabela32.A1" style:family="table-cell">
      <style:table-cell-properties style:vertical-align="middle" fo:padding="0.049cm" fo:border="none"/>
    </style:style>
    <style:style style:name="Tabela33" style:family="table">
      <style:table-properties style:width="4.882cm" table:align="left"/>
    </style:style>
    <style:style style:name="Tabela33.A" style:family="table-column">
      <style:table-column-properties style:column-width="0.732cm"/>
    </style:style>
    <style:style style:name="Tabela33.B" style:family="table-column">
      <style:table-column-properties style:column-width="4.15cm"/>
    </style:style>
    <style:style style:name="Tabela33.A1" style:family="table-cell">
      <style:table-cell-properties style:vertical-align="middle" fo:padding="0.049cm" fo:border="none"/>
    </style:style>
    <style:style style:name="Tabela34" style:family="table">
      <style:table-properties style:width="12.344cm" table:align="left"/>
    </style:style>
    <style:style style:name="Tabela34.A" style:family="table-column">
      <style:table-column-properties style:column-width="0.732cm"/>
    </style:style>
    <style:style style:name="Tabela34.B" style:family="table-column">
      <style:table-column-properties style:column-width="11.612cm"/>
    </style:style>
    <style:style style:name="Tabela34.A1" style:family="table-cell">
      <style:table-cell-properties style:vertical-align="middle" fo:padding="0.049cm" fo:border="none"/>
    </style:style>
    <style:style style:name="Tabela35" style:family="table">
      <style:table-properties style:width="4.12cm" table:align="left"/>
    </style:style>
    <style:style style:name="Tabela35.A" style:family="table-column">
      <style:table-column-properties style:column-width="0.732cm"/>
    </style:style>
    <style:style style:name="Tabela35.B" style:family="table-column">
      <style:table-column-properties style:column-width="3.388cm"/>
    </style:style>
    <style:style style:name="Tabela35.A1" style:family="table-cell">
      <style:table-cell-properties style:vertical-align="middle" fo:padding="0.049cm" fo:border="none"/>
    </style:style>
    <style:style style:name="Tabela36" style:family="table">
      <style:table-properties style:width="4.628cm" table:align="left"/>
    </style:style>
    <style:style style:name="Tabela36.A" style:family="table-column">
      <style:table-column-properties style:column-width="0.732cm"/>
    </style:style>
    <style:style style:name="Tabela36.B" style:family="table-column">
      <style:table-column-properties style:column-width="3.896cm"/>
    </style:style>
    <style:style style:name="Tabela36.A1" style:family="table-cell">
      <style:table-cell-properties style:vertical-align="middle" fo:padding="0.049cm" fo:border="none"/>
    </style:style>
    <style:style style:name="Tabela37" style:family="table">
      <style:table-properties style:width="6.152cm" table:align="left"/>
    </style:style>
    <style:style style:name="Tabela37.A" style:family="table-column">
      <style:table-column-properties style:column-width="0.732cm"/>
    </style:style>
    <style:style style:name="Tabela37.B" style:family="table-column">
      <style:table-column-properties style:column-width="5.42cm"/>
    </style:style>
    <style:style style:name="Tabela37.A1" style:family="table-cell">
      <style:table-cell-properties style:vertical-align="middle" fo:padding="0.049cm" fo:border="none"/>
    </style:style>
    <style:style style:name="Tabela38" style:family="table">
      <style:table-properties style:width="8.184cm" table:align="left"/>
    </style:style>
    <style:style style:name="Tabela38.A" style:family="table-column">
      <style:table-column-properties style:column-width="0.732cm"/>
    </style:style>
    <style:style style:name="Tabela38.B" style:family="table-column">
      <style:table-column-properties style:column-width="7.452cm"/>
    </style:style>
    <style:style style:name="Tabela38.A1" style:family="table-cell">
      <style:table-cell-properties style:vertical-align="middle" fo:padding="0.049cm" fo:border="none"/>
    </style:style>
    <style:style style:name="Tabela39" style:family="table">
      <style:table-properties style:width="12.799cm" table:align="left"/>
    </style:style>
    <style:style style:name="Tabela39.A" style:family="table-column">
      <style:table-column-properties style:column-width="0.732cm"/>
    </style:style>
    <style:style style:name="Tabela39.B" style:family="table-column">
      <style:table-column-properties style:column-width="12.067cm"/>
    </style:style>
    <style:style style:name="Tabela39.A1" style:family="table-cell">
      <style:table-cell-properties style:vertical-align="middle" fo:padding="0.049cm" fo:border="none"/>
    </style:style>
    <style:style style:name="Tabela40" style:family="table">
      <style:table-properties style:width="4.628cm" table:align="left"/>
    </style:style>
    <style:style style:name="Tabela40.A" style:family="table-column">
      <style:table-column-properties style:column-width="0.732cm"/>
    </style:style>
    <style:style style:name="Tabela40.B" style:family="table-column">
      <style:table-column-properties style:column-width="3.896cm"/>
    </style:style>
    <style:style style:name="Tabela40.A1" style:family="table-cell">
      <style:table-cell-properties style:vertical-align="middle" fo:padding="0.049cm" fo:border="none"/>
    </style:style>
    <style:style style:name="Tabela41" style:family="table">
      <style:table-properties style:width="5.39cm" table:align="left"/>
    </style:style>
    <style:style style:name="Tabela41.A" style:family="table-column">
      <style:table-column-properties style:column-width="0.732cm"/>
    </style:style>
    <style:style style:name="Tabela41.B" style:family="table-column">
      <style:table-column-properties style:column-width="4.658cm"/>
    </style:style>
    <style:style style:name="Tabela41.A1" style:family="table-cell">
      <style:table-cell-properties style:vertical-align="middle" fo:padding="0.049cm" fo:border="none"/>
    </style:style>
    <style:style style:name="Tabela42" style:family="table">
      <style:table-properties style:width="1.069cm" table:align="left"/>
    </style:style>
    <style:style style:name="Tabela42.A" style:family="table-column">
      <style:table-column-properties style:column-width="0.732cm"/>
    </style:style>
    <style:style style:name="Tabela42.B" style:family="table-column">
      <style:table-column-properties style:column-width="0.337cm"/>
    </style:style>
    <style:style style:name="Tabela42.A1" style:family="table-cell">
      <style:table-cell-properties style:vertical-align="middle" fo:padding="0.049cm" fo:border="none"/>
    </style:style>
    <style:style style:name="Tabela43" style:family="table">
      <style:table-properties style:width="9.423cm" table:align="left"/>
    </style:style>
    <style:style style:name="Tabela43.A" style:family="table-column">
      <style:table-column-properties style:column-width="0.732cm"/>
    </style:style>
    <style:style style:name="Tabela43.B" style:family="table-column">
      <style:table-column-properties style:column-width="8.691cm"/>
    </style:style>
    <style:style style:name="Tabela43.A1" style:family="table-cell">
      <style:table-cell-properties style:vertical-align="middle" fo:padding="0.049cm" fo:border="none"/>
    </style:style>
    <style:style style:name="Tabela44" style:family="table">
      <style:table-properties style:width="17cm" table:align="left"/>
    </style:style>
    <style:style style:name="Tabela44.A" style:family="table-column">
      <style:table-column-properties style:column-width="0.732cm"/>
    </style:style>
    <style:style style:name="Tabela44.B" style:family="table-column">
      <style:table-column-properties style:column-width="16.268cm"/>
    </style:style>
    <style:style style:name="Tabela44.A1" style:family="table-cell">
      <style:table-cell-properties style:vertical-align="middle" fo:padding="0.049cm" fo:border="none"/>
    </style:style>
    <style:style style:name="Tabela45" style:family="table">
      <style:table-properties style:width="4.882cm" table:align="left"/>
    </style:style>
    <style:style style:name="Tabela45.A" style:family="table-column">
      <style:table-column-properties style:column-width="0.732cm"/>
    </style:style>
    <style:style style:name="Tabela45.B" style:family="table-column">
      <style:table-column-properties style:column-width="4.15cm"/>
    </style:style>
    <style:style style:name="Tabela45.A1" style:family="table-cell">
      <style:table-cell-properties style:vertical-align="middle" fo:padding="0.049cm" fo:border="none"/>
    </style:style>
    <style:style style:name="Tabela46" style:family="table">
      <style:table-properties style:width="12.09cm" table:align="left"/>
    </style:style>
    <style:style style:name="Tabela46.A" style:family="table-column">
      <style:table-column-properties style:column-width="0.478cm"/>
    </style:style>
    <style:style style:name="Tabela46.B" style:family="table-column">
      <style:table-column-properties style:column-width="11.612cm"/>
    </style:style>
    <style:style style:name="Tabela46.A1" style:family="table-cell">
      <style:table-cell-properties style:vertical-align="middle" fo:padding="0.049cm" fo:border="none"/>
    </style:style>
    <style:style style:name="Tabela47" style:family="table">
      <style:table-properties style:width="3.866cm" table:align="left"/>
    </style:style>
    <style:style style:name="Tabela47.A" style:family="table-column">
      <style:table-column-properties style:column-width="0.478cm"/>
    </style:style>
    <style:style style:name="Tabela47.B" style:family="table-column">
      <style:table-column-properties style:column-width="3.388cm"/>
    </style:style>
    <style:style style:name="Tabela47.A1" style:family="table-cell">
      <style:table-cell-properties style:vertical-align="middle" fo:padding="0.049cm" fo:border="none"/>
    </style:style>
    <style:style style:name="Tabela48" style:family="table">
      <style:table-properties style:width="4.374cm" table:align="left"/>
    </style:style>
    <style:style style:name="Tabela48.A" style:family="table-column">
      <style:table-column-properties style:column-width="0.478cm"/>
    </style:style>
    <style:style style:name="Tabela48.B" style:family="table-column">
      <style:table-column-properties style:column-width="3.896cm"/>
    </style:style>
    <style:style style:name="Tabela48.A1" style:family="table-cell">
      <style:table-cell-properties style:vertical-align="middle" fo:padding="0.049cm" fo:border="none"/>
    </style:style>
    <style:style style:name="Tabela49" style:family="table">
      <style:table-properties style:width="8.206cm" table:align="left"/>
    </style:style>
    <style:style style:name="Tabela49.A" style:family="table-column">
      <style:table-column-properties style:column-width="0.478cm"/>
    </style:style>
    <style:style style:name="Tabela49.B" style:family="table-column">
      <style:table-column-properties style:column-width="7.728cm"/>
    </style:style>
    <style:style style:name="Tabela49.A1" style:family="table-cell">
      <style:table-cell-properties style:vertical-align="middle" fo:padding="0.049cm" fo:border="none"/>
    </style:style>
    <style:style style:name="Tabela50" style:family="table">
      <style:table-properties style:width="11.275cm" table:align="left"/>
    </style:style>
    <style:style style:name="Tabela50.A" style:family="table-column">
      <style:table-column-properties style:column-width="0.478cm"/>
    </style:style>
    <style:style style:name="Tabela50.B" style:family="table-column">
      <style:table-column-properties style:column-width="10.797cm"/>
    </style:style>
    <style:style style:name="Tabela50.A1" style:family="table-cell">
      <style:table-cell-properties style:vertical-align="middle" fo:padding="0.049cm" fo:border="none"/>
    </style:style>
    <style:style style:name="Tabela51" style:family="table">
      <style:table-properties style:width="2.932cm" table:align="left"/>
    </style:style>
    <style:style style:name="Tabela51.A" style:family="table-column">
      <style:table-column-properties style:column-width="0.478cm"/>
    </style:style>
    <style:style style:name="Tabela51.B" style:family="table-column">
      <style:table-column-properties style:column-width="2.454cm"/>
    </style:style>
    <style:style style:name="Tabela51.A1" style:family="table-cell">
      <style:table-cell-properties style:vertical-align="middle" fo:padding="0.049cm" fo:border="none"/>
    </style:style>
    <style:style style:name="Tabela52" style:family="table">
      <style:table-properties style:width="7.486cm" table:align="left"/>
    </style:style>
    <style:style style:name="Tabela52.A" style:family="table-column">
      <style:table-column-properties style:column-width="0.478cm"/>
    </style:style>
    <style:style style:name="Tabela52.B" style:family="table-column">
      <style:table-column-properties style:column-width="7.008cm"/>
    </style:style>
    <style:style style:name="Tabela52.A1" style:family="table-cell">
      <style:table-cell-properties style:vertical-align="middle" fo:padding="0.049cm" fo:border="none"/>
    </style:style>
    <style:style style:name="Tabela53" style:family="table">
      <style:table-properties style:width="2.575cm" table:align="left"/>
    </style:style>
    <style:style style:name="Tabela53.A" style:family="table-column">
      <style:table-column-properties style:column-width="0.478cm"/>
    </style:style>
    <style:style style:name="Tabela53.B" style:family="table-column">
      <style:table-column-properties style:column-width="2.097cm"/>
    </style:style>
    <style:style style:name="Tabela53.A1" style:family="table-cell">
      <style:table-cell-properties style:vertical-align="middle" fo:padding="0.049cm" fo:border="none"/>
    </style:style>
    <style:style style:name="Tabela54" style:family="table">
      <style:table-properties style:width="1.009cm" table:align="left"/>
    </style:style>
    <style:style style:name="Tabela54.A" style:family="table-column">
      <style:table-column-properties style:column-width="0.478cm"/>
    </style:style>
    <style:style style:name="Tabela54.B" style:family="table-column">
      <style:table-column-properties style:column-width="0.531cm"/>
    </style:style>
    <style:style style:name="Tabela54.A1" style:family="table-cell">
      <style:table-cell-properties style:vertical-align="middle" fo:padding="0.049cm" fo:border="none"/>
    </style:style>
    <style:style style:name="Tabela55" style:family="table">
      <style:table-properties style:width="10.714cm" table:align="left"/>
    </style:style>
    <style:style style:name="Tabela55.A" style:family="table-column">
      <style:table-column-properties style:column-width="0.478cm"/>
    </style:style>
    <style:style style:name="Tabela55.B" style:family="table-column">
      <style:table-column-properties style:column-width="10.236cm"/>
    </style:style>
    <style:style style:name="Tabela55.A1" style:family="table-cell">
      <style:table-cell-properties style:vertical-align="middle" fo:padding="0.049cm" fo:border="none"/>
    </style:style>
    <style:style style:name="Tabela56" style:family="table">
      <style:table-properties style:width="6.491cm" table:align="left"/>
    </style:style>
    <style:style style:name="Tabela56.A" style:family="table-column">
      <style:table-column-properties style:column-width="0.478cm"/>
    </style:style>
    <style:style style:name="Tabela56.B" style:family="table-column">
      <style:table-column-properties style:column-width="6.013cm"/>
    </style:style>
    <style:style style:name="Tabela56.A1" style:family="table-cell">
      <style:table-cell-properties style:vertical-align="middle" fo:padding="0.049cm" fo:border="none"/>
    </style:style>
    <style:style style:name="Tabela57" style:family="table">
      <style:table-properties style:width="17cm" table:align="left"/>
    </style:style>
    <style:style style:name="Tabela57.A" style:family="table-column">
      <style:table-column-properties style:column-width="0.732cm"/>
    </style:style>
    <style:style style:name="Tabela57.B" style:family="table-column">
      <style:table-column-properties style:column-width="16.268cm"/>
    </style:style>
    <style:style style:name="Tabela57.A1" style:family="table-cell">
      <style:table-cell-properties style:vertical-align="middle" fo:padding="0.049cm" fo:border="none"/>
    </style:style>
    <style:style style:name="Tabela58" style:family="table">
      <style:table-properties style:width="12.788cm" table:align="left"/>
    </style:style>
    <style:style style:name="Tabela58.A" style:family="table-column">
      <style:table-column-properties style:column-width="0.732cm"/>
    </style:style>
    <style:style style:name="Tabela58.B" style:family="table-column">
      <style:table-column-properties style:column-width="12.056cm"/>
    </style:style>
    <style:style style:name="Tabela58.A1" style:family="table-cell">
      <style:table-cell-properties style:vertical-align="middle" fo:padding="0.049cm" fo:border="none"/>
    </style:style>
    <style:style style:name="Tabela59" style:family="table">
      <style:table-properties style:width="4.244cm" table:align="left"/>
    </style:style>
    <style:style style:name="Tabela59.A" style:family="table-column">
      <style:table-column-properties style:column-width="0.732cm"/>
    </style:style>
    <style:style style:name="Tabela59.B" style:family="table-column">
      <style:table-column-properties style:column-width="3.512cm"/>
    </style:style>
    <style:style style:name="Tabela59.A1" style:family="table-cell">
      <style:table-cell-properties style:vertical-align="middle" fo:padding="0.049cm" fo:border="none"/>
    </style:style>
    <style:style style:name="Tabela60" style:family="table">
      <style:table-properties style:width="12.894cm" table:align="left"/>
    </style:style>
    <style:style style:name="Tabela60.A" style:family="table-column">
      <style:table-column-properties style:column-width="0.732cm"/>
    </style:style>
    <style:style style:name="Tabela60.B" style:family="table-column">
      <style:table-column-properties style:column-width="12.162cm"/>
    </style:style>
    <style:style style:name="Tabela60.A1" style:family="table-cell">
      <style:table-cell-properties style:vertical-align="middle" fo:padding="0.049cm" fo:border="none"/>
    </style:style>
    <style:style style:name="Tabela61" style:family="table">
      <style:table-properties style:width="5.179cm" table:align="left"/>
    </style:style>
    <style:style style:name="Tabela61.A" style:family="table-column">
      <style:table-column-properties style:column-width="0.732cm"/>
    </style:style>
    <style:style style:name="Tabela61.B" style:family="table-column">
      <style:table-column-properties style:column-width="4.447cm"/>
    </style:style>
    <style:style style:name="Tabela61.A1" style:family="table-cell">
      <style:table-cell-properties style:vertical-align="middle" fo:padding="0.049cm" fo:border="none"/>
    </style:style>
    <style:style style:name="Tabela62" style:family="table">
      <style:table-properties style:width="5.687cm" table:align="left"/>
    </style:style>
    <style:style style:name="Tabela62.A" style:family="table-column">
      <style:table-column-properties style:column-width="0.732cm"/>
    </style:style>
    <style:style style:name="Tabela62.B" style:family="table-column">
      <style:table-column-properties style:column-width="4.955cm"/>
    </style:style>
    <style:style style:name="Tabela62.A1" style:family="table-cell">
      <style:table-cell-properties style:vertical-align="middle" fo:padding="0.049cm" fo:border="none"/>
    </style:style>
    <style:style style:name="Tabela63" style:family="table">
      <style:table-properties style:width="9.518cm" table:align="left"/>
    </style:style>
    <style:style style:name="Tabela63.A" style:family="table-column">
      <style:table-column-properties style:column-width="0.732cm"/>
    </style:style>
    <style:style style:name="Tabela63.B" style:family="table-column">
      <style:table-column-properties style:column-width="8.786cm"/>
    </style:style>
    <style:style style:name="Tabela63.A1" style:family="table-cell">
      <style:table-cell-properties style:vertical-align="middle" fo:padding="0.049cm" fo:border="none"/>
    </style:style>
    <style:style style:name="Tabela64" style:family="table">
      <style:table-properties style:width="10.534cm" table:align="left"/>
    </style:style>
    <style:style style:name="Tabela64.A" style:family="table-column">
      <style:table-column-properties style:column-width="0.732cm"/>
    </style:style>
    <style:style style:name="Tabela64.B" style:family="table-column">
      <style:table-column-properties style:column-width="9.802cm"/>
    </style:style>
    <style:style style:name="Tabela64.A1" style:family="table-cell">
      <style:table-cell-properties style:vertical-align="middle" fo:padding="0.049cm" fo:border="none"/>
    </style:style>
    <style:style style:name="Tabela65" style:family="table">
      <style:table-properties style:width="13.857cm" table:align="left"/>
    </style:style>
    <style:style style:name="Tabela65.A" style:family="table-column">
      <style:table-column-properties style:column-width="0.732cm"/>
    </style:style>
    <style:style style:name="Tabela65.B" style:family="table-column">
      <style:table-column-properties style:column-width="13.125cm"/>
    </style:style>
    <style:style style:name="Tabela65.A1" style:family="table-cell">
      <style:table-cell-properties style:vertical-align="middle" fo:padding="0.049cm" fo:border="none"/>
    </style:style>
    <style:style style:name="Tabela66" style:family="table">
      <style:table-properties style:width="12.333cm" table:align="left"/>
    </style:style>
    <style:style style:name="Tabela66.A" style:family="table-column">
      <style:table-column-properties style:column-width="0.732cm"/>
    </style:style>
    <style:style style:name="Tabela66.B" style:family="table-column">
      <style:table-column-properties style:column-width="11.601cm"/>
    </style:style>
    <style:style style:name="Tabela66.A1" style:family="table-cell">
      <style:table-cell-properties style:vertical-align="middle" fo:padding="0.049cm" fo:border="none"/>
    </style:style>
    <style:style style:name="Tabela67" style:family="table">
      <style:table-properties style:width="2.127cm" table:align="left"/>
    </style:style>
    <style:style style:name="Tabela67.A" style:family="table-column">
      <style:table-column-properties style:column-width="0.732cm"/>
    </style:style>
    <style:style style:name="Tabela67.B" style:family="table-column">
      <style:table-column-properties style:column-width="1.395cm"/>
    </style:style>
    <style:style style:name="Tabela67.A1" style:family="table-cell">
      <style:table-cell-properties style:vertical-align="middle" fo:padding="0.049cm" fo:border="none"/>
    </style:style>
    <style:style style:name="Tabela68" style:family="table">
      <style:table-properties style:width="11.497cm" table:align="left"/>
    </style:style>
    <style:style style:name="Tabela68.A" style:family="table-column">
      <style:table-column-properties style:column-width="0.732cm"/>
    </style:style>
    <style:style style:name="Tabela68.B" style:family="table-column">
      <style:table-column-properties style:column-width="10.765cm"/>
    </style:style>
    <style:style style:name="Tabela68.A1" style:family="table-cell">
      <style:table-cell-properties style:vertical-align="middle" fo:padding="0.049cm" fo:border="none"/>
    </style:style>
    <style:style style:name="Tabela69" style:family="table">
      <style:table-properties style:width="17cm" table:align="left"/>
    </style:style>
    <style:style style:name="Tabela69.A" style:family="table-column">
      <style:table-column-properties style:column-width="0.732cm"/>
    </style:style>
    <style:style style:name="Tabela69.B" style:family="table-column">
      <style:table-column-properties style:column-width="16.268cm"/>
    </style:style>
    <style:style style:name="Tabela69.A1" style:family="table-cell">
      <style:table-cell-properties style:vertical-align="middle" fo:padding="0.049cm" fo:border="none"/>
    </style:style>
    <style:style style:name="Tabela70" style:family="table">
      <style:table-properties style:width="7.274cm" table:align="left"/>
    </style:style>
    <style:style style:name="Tabela70.A" style:family="table-column">
      <style:table-column-properties style:column-width="0.732cm"/>
    </style:style>
    <style:style style:name="Tabela70.B" style:family="table-column">
      <style:table-column-properties style:column-width="6.542cm"/>
    </style:style>
    <style:style style:name="Tabela70.A1" style:family="table-cell">
      <style:table-cell-properties style:vertical-align="middle" fo:padding="0.049cm" fo:border="none"/>
    </style:style>
    <style:style style:name="Tabela71" style:family="table">
      <style:table-properties style:width="1.263cm" table:align="left"/>
    </style:style>
    <style:style style:name="Tabela71.A" style:family="table-column">
      <style:table-column-properties style:column-width="0.732cm"/>
    </style:style>
    <style:style style:name="Tabela71.B" style:family="table-column">
      <style:table-column-properties style:column-width="0.531cm"/>
    </style:style>
    <style:style style:name="Tabela71.A1" style:family="table-cell">
      <style:table-cell-properties style:vertical-align="middle" fo:padding="0.049cm" fo:border="none"/>
    </style:style>
    <style:style style:name="Tabela72" style:family="table">
      <style:table-properties style:width="11.582cm" table:align="left"/>
    </style:style>
    <style:style style:name="Tabela72.A" style:family="table-column">
      <style:table-column-properties style:column-width="0.478cm"/>
    </style:style>
    <style:style style:name="Tabela72.B" style:family="table-column">
      <style:table-column-properties style:column-width="11.104cm"/>
    </style:style>
    <style:style style:name="Tabela72.A1" style:family="table-cell">
      <style:table-cell-properties style:vertical-align="middle" fo:padding="0.049cm" fo:border="none"/>
    </style:style>
    <style:style style:name="Tabela73" style:family="table">
      <style:table-properties style:width="3.866cm" table:align="left"/>
    </style:style>
    <style:style style:name="Tabela73.A" style:family="table-column">
      <style:table-column-properties style:column-width="0.478cm"/>
    </style:style>
    <style:style style:name="Tabela73.B" style:family="table-column">
      <style:table-column-properties style:column-width="3.388cm"/>
    </style:style>
    <style:style style:name="Tabela73.A1" style:family="table-cell">
      <style:table-cell-properties style:vertical-align="middle" fo:padding="0.049cm" fo:border="none"/>
    </style:style>
    <style:style style:name="Tabela74" style:family="table">
      <style:table-properties style:width="4.374cm" table:align="left"/>
    </style:style>
    <style:style style:name="Tabela74.A" style:family="table-column">
      <style:table-column-properties style:column-width="0.478cm"/>
    </style:style>
    <style:style style:name="Tabela74.B" style:family="table-column">
      <style:table-column-properties style:column-width="3.896cm"/>
    </style:style>
    <style:style style:name="Tabela74.A1" style:family="table-cell">
      <style:table-cell-properties style:vertical-align="middle" fo:padding="0.049cm" fo:border="none"/>
    </style:style>
    <style:style style:name="Tabela75" style:family="table">
      <style:table-properties style:width="8.206cm" table:align="left"/>
    </style:style>
    <style:style style:name="Tabela75.A" style:family="table-column">
      <style:table-column-properties style:column-width="0.478cm"/>
    </style:style>
    <style:style style:name="Tabela75.B" style:family="table-column">
      <style:table-column-properties style:column-width="7.728cm"/>
    </style:style>
    <style:style style:name="Tabela75.A1" style:family="table-cell">
      <style:table-cell-properties style:vertical-align="middle" fo:padding="0.049cm" fo:border="none"/>
    </style:style>
    <style:style style:name="Tabela76" style:family="table">
      <style:table-properties style:width="6.163cm" table:align="left"/>
    </style:style>
    <style:style style:name="Tabela76.A" style:family="table-column">
      <style:table-column-properties style:column-width="0.478cm"/>
    </style:style>
    <style:style style:name="Tabela76.B" style:family="table-column">
      <style:table-column-properties style:column-width="5.685cm"/>
    </style:style>
    <style:style style:name="Tabela76.A1" style:family="table-cell">
      <style:table-cell-properties style:vertical-align="middle" fo:padding="0.049cm" fo:border="none"/>
    </style:style>
    <style:style style:name="Tabela77" style:family="table">
      <style:table-properties style:width="8.216cm" table:align="left"/>
    </style:style>
    <style:style style:name="Tabela77.A" style:family="table-column">
      <style:table-column-properties style:column-width="0.478cm"/>
    </style:style>
    <style:style style:name="Tabela77.B" style:family="table-column">
      <style:table-column-properties style:column-width="7.738cm"/>
    </style:style>
    <style:style style:name="Tabela77.A1" style:family="table-cell">
      <style:table-cell-properties style:vertical-align="middle" fo:padding="0.049cm" fo:border="none"/>
    </style:style>
    <style:style style:name="Tabela78" style:family="table">
      <style:table-properties style:width="8.724cm" table:align="left"/>
    </style:style>
    <style:style style:name="Tabela78.A" style:family="table-column">
      <style:table-column-properties style:column-width="0.478cm"/>
    </style:style>
    <style:style style:name="Tabela78.B" style:family="table-column">
      <style:table-column-properties style:column-width="8.246cm"/>
    </style:style>
    <style:style style:name="Tabela78.A1" style:family="table-cell">
      <style:table-cell-properties style:vertical-align="middle" fo:padding="0.049cm" fo:border="none"/>
    </style:style>
    <style:style style:name="Tabela79" style:family="table">
      <style:table-properties style:width="12.545cm" table:align="left"/>
    </style:style>
    <style:style style:name="Tabela79.A" style:family="table-column">
      <style:table-column-properties style:column-width="0.478cm"/>
    </style:style>
    <style:style style:name="Tabela79.B" style:family="table-column">
      <style:table-column-properties style:column-width="12.067cm"/>
    </style:style>
    <style:style style:name="Tabela79.A1" style:family="table-cell">
      <style:table-cell-properties style:vertical-align="middle" fo:padding="0.049cm" fo:border="none"/>
    </style:style>
    <style:style style:name="Tabela80" style:family="table">
      <style:table-properties style:width="11.021cm" table:align="left"/>
    </style:style>
    <style:style style:name="Tabela80.A" style:family="table-column">
      <style:table-column-properties style:column-width="0.478cm"/>
    </style:style>
    <style:style style:name="Tabela80.B" style:family="table-column">
      <style:table-column-properties style:column-width="10.543cm"/>
    </style:style>
    <style:style style:name="Tabela80.A1" style:family="table-cell">
      <style:table-cell-properties style:vertical-align="middle" fo:padding="0.049cm" fo:border="none"/>
    </style:style>
    <style:style style:name="Tabela81" style:family="table">
      <style:table-properties style:width="11.836cm" table:align="left"/>
    </style:style>
    <style:style style:name="Tabela81.A" style:family="table-column">
      <style:table-column-properties style:column-width="0.732cm"/>
    </style:style>
    <style:style style:name="Tabela81.B" style:family="table-column">
      <style:table-column-properties style:column-width="11.104cm"/>
    </style:style>
    <style:style style:name="Tabela81.A1" style:family="table-cell">
      <style:table-cell-properties style:vertical-align="middle" fo:padding="0.049cm" fo:border="none"/>
    </style:style>
    <style:style style:name="Tabela82" style:family="table">
      <style:table-properties style:width="6.406cm" table:align="left"/>
    </style:style>
    <style:style style:name="Tabela82.A" style:family="table-column">
      <style:table-column-properties style:column-width="0.732cm"/>
    </style:style>
    <style:style style:name="Tabela82.B" style:family="table-column">
      <style:table-column-properties style:column-width="5.674cm"/>
    </style:style>
    <style:style style:name="Tabela82.A1" style:family="table-cell">
      <style:table-cell-properties style:vertical-align="middle" fo:padding="0.049cm" fo:border="none"/>
    </style:style>
    <style:style style:name="Tabela83" style:family="table">
      <style:table-properties style:width="5.644cm" table:align="left"/>
    </style:style>
    <style:style style:name="Tabela83.A" style:family="table-column">
      <style:table-column-properties style:column-width="0.732cm"/>
    </style:style>
    <style:style style:name="Tabela83.B" style:family="table-column">
      <style:table-column-properties style:column-width="4.912cm"/>
    </style:style>
    <style:style style:name="Tabela83.A1" style:family="table-cell">
      <style:table-cell-properties style:vertical-align="middle" fo:padding="0.049cm" fo:border="none"/>
    </style:style>
    <style:style style:name="Tabela84" style:family="table">
      <style:table-properties style:width="17cm" table:align="left"/>
    </style:style>
    <style:style style:name="Tabela84.A" style:family="table-column">
      <style:table-column-properties style:column-width="0.732cm"/>
    </style:style>
    <style:style style:name="Tabela84.B" style:family="table-column">
      <style:table-column-properties style:column-width="16.268cm"/>
    </style:style>
    <style:style style:name="Tabela84.A1" style:family="table-cell">
      <style:table-cell-properties style:vertical-align="middle" fo:padding="0.049cm" fo:border="none"/>
    </style:style>
    <style:style style:name="Tabela85" style:family="table">
      <style:table-properties style:width="8.46cm" table:align="left"/>
    </style:style>
    <style:style style:name="Tabela85.A" style:family="table-column">
      <style:table-column-properties style:column-width="0.732cm"/>
    </style:style>
    <style:style style:name="Tabela85.B" style:family="table-column">
      <style:table-column-properties style:column-width="7.728cm"/>
    </style:style>
    <style:style style:name="Tabela85.A1" style:family="table-cell">
      <style:table-cell-properties style:vertical-align="middle" fo:padding="0.049cm" fo:border="none"/>
    </style:style>
    <style:style style:name="Tabela86" style:family="table">
      <style:table-properties style:width="16.715cm" table:align="left"/>
    </style:style>
    <style:style style:name="Tabela86.A" style:family="table-column">
      <style:table-column-properties style:column-width="0.732cm"/>
    </style:style>
    <style:style style:name="Tabela86.B" style:family="table-column">
      <style:table-column-properties style:column-width="15.983cm"/>
    </style:style>
    <style:style style:name="Tabela86.A1" style:family="table-cell">
      <style:table-cell-properties style:vertical-align="middle" fo:padding="0.049cm" fo:border="none"/>
    </style:style>
    <style:style style:name="Tabela87" style:family="table">
      <style:table-properties style:width="15.953cm" table:align="left"/>
    </style:style>
    <style:style style:name="Tabela87.A" style:family="table-column">
      <style:table-column-properties style:column-width="0.732cm"/>
    </style:style>
    <style:style style:name="Tabela87.B" style:family="table-column">
      <style:table-column-properties style:column-width="15.221cm"/>
    </style:style>
    <style:style style:name="Tabela87.A1" style:family="table-cell">
      <style:table-cell-properties style:vertical-align="middle" fo:padding="0.049cm" fo:border="none"/>
    </style:style>
    <style:style style:name="Tabela88" style:family="table">
      <style:table-properties style:width="17cm" table:align="left"/>
    </style:style>
    <style:style style:name="Tabela88.A" style:family="table-column">
      <style:table-column-properties style:column-width="0.732cm"/>
    </style:style>
    <style:style style:name="Tabela88.B" style:family="table-column">
      <style:table-column-properties style:column-width="16.268cm"/>
    </style:style>
    <style:style style:name="Tabela88.A1" style:family="table-cell">
      <style:table-cell-properties style:vertical-align="middle" fo:padding="0.049cm" fo:border="none"/>
    </style:style>
    <style:style style:name="Tabela89" style:family="table">
      <style:table-properties style:width="4.882cm" table:align="left"/>
    </style:style>
    <style:style style:name="Tabela89.A" style:family="table-column">
      <style:table-column-properties style:column-width="0.732cm"/>
    </style:style>
    <style:style style:name="Tabela89.B" style:family="table-column">
      <style:table-column-properties style:column-width="4.15cm"/>
    </style:style>
    <style:style style:name="Tabela89.A1" style:family="table-cell">
      <style:table-cell-properties style:vertical-align="middle" fo:padding="0.049cm" fo:border="none"/>
    </style:style>
    <style:style style:name="Tabela90" style:family="table">
      <style:table-properties style:width="10.005cm" table:align="left"/>
    </style:style>
    <style:style style:name="Tabela90.A" style:family="table-column">
      <style:table-column-properties style:column-width="0.732cm"/>
    </style:style>
    <style:style style:name="Tabela90.B" style:family="table-column">
      <style:table-column-properties style:column-width="9.273cm"/>
    </style:style>
    <style:style style:name="Tabela90.A1" style:family="table-cell">
      <style:table-cell-properties style:vertical-align="middle" fo:padding="0.049cm" fo:border="none"/>
    </style:style>
    <style:style style:name="Tabela91" style:family="table">
      <style:table-properties style:width="17cm" table:align="left"/>
    </style:style>
    <style:style style:name="Tabela91.A" style:family="table-column">
      <style:table-column-properties style:column-width="0.732cm"/>
    </style:style>
    <style:style style:name="Tabela91.B" style:family="table-column">
      <style:table-column-properties style:column-width="16.268cm"/>
    </style:style>
    <style:style style:name="Tabela91.A1" style:family="table-cell">
      <style:table-cell-properties style:vertical-align="middle" fo:padding="0.049cm" fo:border="none"/>
    </style:style>
    <style:style style:name="Tabela92" style:family="table">
      <style:table-properties style:width="17cm" table:align="left"/>
    </style:style>
    <style:style style:name="Tabela92.A" style:family="table-column">
      <style:table-column-properties style:column-width="0.732cm"/>
    </style:style>
    <style:style style:name="Tabela92.B" style:family="table-column">
      <style:table-column-properties style:column-width="16.268cm"/>
    </style:style>
    <style:style style:name="Tabela92.A1" style:family="table-cell">
      <style:table-cell-properties style:vertical-align="middle" fo:padding="0.049cm" fo:border="none"/>
    </style:style>
    <style:style style:name="Tabela93" style:family="table">
      <style:table-properties style:width="10.28cm" table:align="left"/>
    </style:style>
    <style:style style:name="Tabela93.A" style:family="table-column">
      <style:table-column-properties style:column-width="0.732cm"/>
    </style:style>
    <style:style style:name="Tabela93.B" style:family="table-column">
      <style:table-column-properties style:column-width="9.548cm"/>
    </style:style>
    <style:style style:name="Tabela93.A1" style:family="table-cell">
      <style:table-cell-properties style:vertical-align="middle" fo:padding="0.049cm" fo:border="none"/>
    </style:style>
    <style:style style:name="Tabela94" style:family="table">
      <style:table-properties style:width="6.957cm" table:align="left"/>
    </style:style>
    <style:style style:name="Tabela94.A" style:family="table-column">
      <style:table-column-properties style:column-width="0.732cm"/>
    </style:style>
    <style:style style:name="Tabela94.B" style:family="table-column">
      <style:table-column-properties style:column-width="6.225cm"/>
    </style:style>
    <style:style style:name="Tabela94.A1" style:family="table-cell">
      <style:table-cell-properties style:vertical-align="middle" fo:padding="0.049cm" fo:border="none"/>
    </style:style>
    <style:style style:name="Tabela95" style:family="table">
      <style:table-properties style:width="5.39cm" table:align="left"/>
    </style:style>
    <style:style style:name="Tabela95.A" style:family="table-column">
      <style:table-column-properties style:column-width="0.732cm"/>
    </style:style>
    <style:style style:name="Tabela95.B" style:family="table-column">
      <style:table-column-properties style:column-width="4.658cm"/>
    </style:style>
    <style:style style:name="Tabela95.A1" style:family="table-cell">
      <style:table-cell-properties style:vertical-align="middle" fo:padding="0.049cm" fo:border="none"/>
    </style:style>
    <style:style style:name="Tabela96" style:family="table">
      <style:table-properties style:width="2.533cm" table:align="left"/>
    </style:style>
    <style:style style:name="Tabela96.A" style:family="table-column">
      <style:table-column-properties style:column-width="0.732cm"/>
    </style:style>
    <style:style style:name="Tabela96.B" style:family="table-column">
      <style:table-column-properties style:column-width="1.801cm"/>
    </style:style>
    <style:style style:name="Tabela96.A1" style:family="table-cell">
      <style:table-cell-properties style:vertical-align="middle" fo:padding="0.049cm" fo:border="none"/>
    </style:style>
    <style:style style:name="Tabela97" style:family="table">
      <style:table-properties style:width="10.513cm" table:align="left"/>
    </style:style>
    <style:style style:name="Tabela97.A" style:family="table-column">
      <style:table-column-properties style:column-width="0.732cm"/>
    </style:style>
    <style:style style:name="Tabela97.B" style:family="table-column">
      <style:table-column-properties style:column-width="9.781cm"/>
    </style:style>
    <style:style style:name="Tabela97.A1" style:family="table-cell">
      <style:table-cell-properties style:vertical-align="middle" fo:padding="0.049cm" fo:border="none"/>
    </style:style>
    <style:style style:name="Tabela98" style:family="table">
      <style:table-properties style:width="8.227cm" table:align="left"/>
    </style:style>
    <style:style style:name="Tabela98.A" style:family="table-column">
      <style:table-column-properties style:column-width="0.732cm"/>
    </style:style>
    <style:style style:name="Tabela98.B" style:family="table-column">
      <style:table-column-properties style:column-width="7.495cm"/>
    </style:style>
    <style:style style:name="Tabela98.A1" style:family="table-cell">
      <style:table-cell-properties style:vertical-align="middle" fo:padding="0.049cm" fo:border="none"/>
    </style:style>
    <style:style style:name="Tabela99" style:family="table">
      <style:table-properties style:width="10.746cm" table:align="left"/>
    </style:style>
    <style:style style:name="Tabela99.A" style:family="table-column">
      <style:table-column-properties style:column-width="0.732cm"/>
    </style:style>
    <style:style style:name="Tabela99.B" style:family="table-column">
      <style:table-column-properties style:column-width="10.014cm"/>
    </style:style>
    <style:style style:name="Tabela99.A1" style:family="table-cell">
      <style:table-cell-properties style:vertical-align="middle" fo:padding="0.049cm" fo:border="none"/>
    </style:style>
    <style:style style:name="Tabela100" style:family="table">
      <style:table-properties style:width="6.682cm" table:align="left"/>
    </style:style>
    <style:style style:name="Tabela100.A" style:family="table-column">
      <style:table-column-properties style:column-width="0.732cm"/>
    </style:style>
    <style:style style:name="Tabela100.B" style:family="table-column">
      <style:table-column-properties style:column-width="5.95cm"/>
    </style:style>
    <style:style style:name="Tabela100.A1" style:family="table-cell">
      <style:table-cell-properties style:vertical-align="middle" fo:padding="0.049cm" fo:border="none"/>
    </style:style>
    <style:style style:name="Tabela101" style:family="table">
      <style:table-properties style:width="8.206cm" table:align="left"/>
    </style:style>
    <style:style style:name="Tabela101.A" style:family="table-column">
      <style:table-column-properties style:column-width="0.732cm"/>
    </style:style>
    <style:style style:name="Tabela101.B" style:family="table-column">
      <style:table-column-properties style:column-width="7.474cm"/>
    </style:style>
    <style:style style:name="Tabela101.A1" style:family="table-cell">
      <style:table-cell-properties style:vertical-align="middle" fo:padding="0.049cm" fo:border="none"/>
    </style:style>
    <style:style style:name="Tabela102" style:family="table">
      <style:table-properties style:width="13.053cm" table:align="left"/>
    </style:style>
    <style:style style:name="Tabela102.A" style:family="table-column">
      <style:table-column-properties style:column-width="0.732cm"/>
    </style:style>
    <style:style style:name="Tabela102.B" style:family="table-column">
      <style:table-column-properties style:column-width="12.321cm"/>
    </style:style>
    <style:style style:name="Tabela102.A1" style:family="table-cell">
      <style:table-cell-properties style:vertical-align="middle" fo:padding="0.049cm" fo:border="none"/>
    </style:style>
    <style:style style:name="Tabela103" style:family="table">
      <style:table-properties style:width="13.053cm" table:align="left"/>
    </style:style>
    <style:style style:name="Tabela103.A" style:family="table-column">
      <style:table-column-properties style:column-width="0.732cm"/>
    </style:style>
    <style:style style:name="Tabela103.B" style:family="table-column">
      <style:table-column-properties style:column-width="12.321cm"/>
    </style:style>
    <style:style style:name="Tabela103.A1" style:family="table-cell">
      <style:table-cell-properties style:vertical-align="middle" fo:padding="0.049cm" fo:border="none"/>
    </style:style>
    <style:style style:name="Tabela104" style:family="table">
      <style:table-properties style:width="9.846cm" table:align="left"/>
    </style:style>
    <style:style style:name="Tabela104.A" style:family="table-column">
      <style:table-column-properties style:column-width="0.732cm"/>
    </style:style>
    <style:style style:name="Tabela104.B" style:family="table-column">
      <style:table-column-properties style:column-width="9.114cm"/>
    </style:style>
    <style:style style:name="Tabela104.A1" style:family="table-cell">
      <style:table-cell-properties style:vertical-align="middle" fo:padding="0.049cm" fo:border="none"/>
    </style:style>
    <style:style style:name="Tabela105" style:family="table">
      <style:table-properties style:width="5.412cm" table:align="left"/>
    </style:style>
    <style:style style:name="Tabela105.A" style:family="table-column">
      <style:table-column-properties style:column-width="0.732cm"/>
    </style:style>
    <style:style style:name="Tabela105.B" style:family="table-column">
      <style:table-column-properties style:column-width="4.68cm"/>
    </style:style>
    <style:style style:name="Tabela105.A1" style:family="table-cell">
      <style:table-cell-properties style:vertical-align="middle" fo:padding="0.049cm" fo:border="none"/>
    </style:style>
    <style:style style:name="Tabela106" style:family="table">
      <style:table-properties style:width="14.566cm" table:align="left"/>
    </style:style>
    <style:style style:name="Tabela106.A" style:family="table-column">
      <style:table-column-properties style:column-width="0.732cm"/>
    </style:style>
    <style:style style:name="Tabela106.B" style:family="table-column">
      <style:table-column-properties style:column-width="13.834cm"/>
    </style:style>
    <style:style style:name="Tabela106.A1" style:family="table-cell">
      <style:table-cell-properties style:vertical-align="middle" fo:padding="0.049cm" fo:border="none"/>
    </style:style>
    <style:style style:name="Tabela107" style:family="table">
      <style:table-properties style:width="17cm" table:align="left"/>
    </style:style>
    <style:style style:name="Tabela107.A" style:family="table-column">
      <style:table-column-properties style:column-width="0.732cm"/>
    </style:style>
    <style:style style:name="Tabela107.B" style:family="table-column">
      <style:table-column-properties style:column-width="16.268cm"/>
    </style:style>
    <style:style style:name="Tabela107.A1" style:family="table-cell">
      <style:table-cell-properties style:vertical-align="middle" fo:padding="0.049cm" fo:border="none"/>
    </style:style>
    <style:style style:name="Tabela108" style:family="table">
      <style:table-properties style:width="9.783cm" table:align="left"/>
    </style:style>
    <style:style style:name="Tabela108.A" style:family="table-column">
      <style:table-column-properties style:column-width="0.732cm"/>
    </style:style>
    <style:style style:name="Tabela108.B" style:family="table-column">
      <style:table-column-properties style:column-width="9.051cm"/>
    </style:style>
    <style:style style:name="Tabela108.A1" style:family="table-cell">
      <style:table-cell-properties style:vertical-align="middle" fo:padding="0.049cm" fo:border="none"/>
    </style:style>
    <style:style style:name="Tabela109" style:family="table">
      <style:table-properties style:width="3.38cm" table:align="left"/>
    </style:style>
    <style:style style:name="Tabela109.A" style:family="table-column">
      <style:table-column-properties style:column-width="0.732cm"/>
    </style:style>
    <style:style style:name="Tabela109.B" style:family="table-column">
      <style:table-column-properties style:column-width="2.648cm"/>
    </style:style>
    <style:style style:name="Tabela109.A1" style:family="table-cell">
      <style:table-cell-properties style:vertical-align="middle" fo:padding="0.049cm" fo:border="none"/>
    </style:style>
    <style:style style:name="Tabela110" style:family="table">
      <style:table-properties style:width="5.302cm" table:align="left"/>
    </style:style>
    <style:style style:name="Tabela110.A" style:family="table-column">
      <style:table-column-properties style:column-width="0.732cm"/>
    </style:style>
    <style:style style:name="Tabela110.B" style:family="table-column">
      <style:table-column-properties style:column-width="4.57cm"/>
    </style:style>
    <style:style style:name="Tabela110.A1" style:family="table-cell">
      <style:table-cell-properties style:vertical-align="middle" fo:padding="0.049cm" fo:border="none"/>
    </style:style>
    <style:style style:name="Tabela111" style:family="table">
      <style:table-properties style:width="5.412cm" table:align="left"/>
    </style:style>
    <style:style style:name="Tabela111.A" style:family="table-column">
      <style:table-column-properties style:column-width="0.732cm"/>
    </style:style>
    <style:style style:name="Tabela111.B" style:family="table-column">
      <style:table-column-properties style:column-width="4.68cm"/>
    </style:style>
    <style:style style:name="Tabela111.A1" style:family="table-cell">
      <style:table-cell-properties style:vertical-align="middle" fo:padding="0.049cm" fo:border="none"/>
    </style:style>
    <style:style style:name="Tabela112" style:family="table">
      <style:table-properties style:width="12.301cm" table:align="left"/>
    </style:style>
    <style:style style:name="Tabela112.A" style:family="table-column">
      <style:table-column-properties style:column-width="0.732cm"/>
    </style:style>
    <style:style style:name="Tabela112.B" style:family="table-column">
      <style:table-column-properties style:column-width="11.569cm"/>
    </style:style>
    <style:style style:name="Tabela112.A1" style:family="table-cell">
      <style:table-cell-properties style:vertical-align="middle" fo:padding="0.049cm" fo:border="none"/>
    </style:style>
    <style:style style:name="Tabela113" style:family="table">
      <style:table-properties style:width="17cm" table:align="left"/>
    </style:style>
    <style:style style:name="Tabela113.A" style:family="table-column">
      <style:table-column-properties style:column-width="0.732cm"/>
    </style:style>
    <style:style style:name="Tabela113.B" style:family="table-column">
      <style:table-column-properties style:column-width="16.268cm"/>
    </style:style>
    <style:style style:name="Tabela113.A1" style:family="table-cell">
      <style:table-cell-properties style:vertical-align="middle" fo:padding="0.049cm" fo:border="none"/>
    </style:style>
    <style:style style:name="Tabela114" style:family="table">
      <style:table-properties style:width="3.38cm" table:align="left"/>
    </style:style>
    <style:style style:name="Tabela114.A" style:family="table-column">
      <style:table-column-properties style:column-width="0.732cm"/>
    </style:style>
    <style:style style:name="Tabela114.B" style:family="table-column">
      <style:table-column-properties style:column-width="2.648cm"/>
    </style:style>
    <style:style style:name="Tabela114.A1" style:family="table-cell">
      <style:table-cell-properties style:vertical-align="middle" fo:padding="0.049cm" fo:border="none"/>
    </style:style>
    <style:style style:name="Tabela115" style:family="table">
      <style:table-properties style:width="2.85cm" table:align="left"/>
    </style:style>
    <style:style style:name="Tabela115.A" style:family="table-column">
      <style:table-column-properties style:column-width="0.732cm"/>
    </style:style>
    <style:style style:name="Tabela115.B" style:family="table-column">
      <style:table-column-properties style:column-width="2.118cm"/>
    </style:style>
    <style:style style:name="Tabela115.A1" style:family="table-cell">
      <style:table-cell-properties style:vertical-align="middle" fo:padding="0.049cm" fo:border="none"/>
    </style:style>
    <style:style style:name="Tabela116" style:family="table">
      <style:table-properties style:width="13.868cm" table:align="left"/>
    </style:style>
    <style:style style:name="Tabela116.A" style:family="table-column">
      <style:table-column-properties style:column-width="0.732cm"/>
    </style:style>
    <style:style style:name="Tabela116.B" style:family="table-column">
      <style:table-column-properties style:column-width="13.136cm"/>
    </style:style>
    <style:style style:name="Tabela116.A1" style:family="table-cell">
      <style:table-cell-properties style:vertical-align="middle" fo:padding="0.049cm" fo:border="none"/>
    </style:style>
    <style:style style:name="Tabela117" style:family="table">
      <style:table-properties style:width="6.406cm" table:align="left"/>
    </style:style>
    <style:style style:name="Tabela117.A" style:family="table-column">
      <style:table-column-properties style:column-width="0.732cm"/>
    </style:style>
    <style:style style:name="Tabela117.B" style:family="table-column">
      <style:table-column-properties style:column-width="5.674cm"/>
    </style:style>
    <style:style style:name="Tabela117.A1" style:family="table-cell">
      <style:table-cell-properties style:vertical-align="middle" fo:padding="0.049cm" fo:border="none"/>
    </style:style>
    <style:style style:name="Tabela118" style:family="table">
      <style:table-properties style:width="5.644cm" table:align="left"/>
    </style:style>
    <style:style style:name="Tabela118.A" style:family="table-column">
      <style:table-column-properties style:column-width="0.732cm"/>
    </style:style>
    <style:style style:name="Tabela118.B" style:family="table-column">
      <style:table-column-properties style:column-width="4.912cm"/>
    </style:style>
    <style:style style:name="Tabela118.A1" style:family="table-cell">
      <style:table-cell-properties style:vertical-align="middle" fo:padding="0.049cm" fo:border="none"/>
    </style:style>
    <style:style style:name="Tabela119" style:family="table">
      <style:table-properties style:width="10.026cm" table:align="left"/>
    </style:style>
    <style:style style:name="Tabela119.A" style:family="table-column">
      <style:table-column-properties style:column-width="0.732cm"/>
    </style:style>
    <style:style style:name="Tabela119.B" style:family="table-column">
      <style:table-column-properties style:column-width="9.294cm"/>
    </style:style>
    <style:style style:name="Tabela119.A1" style:family="table-cell">
      <style:table-cell-properties style:vertical-align="middle" fo:padding="0.049cm" fo:border="none"/>
    </style:style>
    <style:style style:name="Tabela120" style:family="table">
      <style:table-properties style:width="9.772cm" table:align="left"/>
    </style:style>
    <style:style style:name="Tabela120.A" style:family="table-column">
      <style:table-column-properties style:column-width="0.732cm"/>
    </style:style>
    <style:style style:name="Tabela120.B" style:family="table-column">
      <style:table-column-properties style:column-width="9.04cm"/>
    </style:style>
    <style:style style:name="Tabela120.A1" style:family="table-cell">
      <style:table-cell-properties style:vertical-align="middle" fo:padding="0.049cm" fo:border="none"/>
    </style:style>
    <style:style style:name="Tabela121" style:family="table">
      <style:table-properties style:width="5.39cm" table:align="left"/>
    </style:style>
    <style:style style:name="Tabela121.A" style:family="table-column">
      <style:table-column-properties style:column-width="0.732cm"/>
    </style:style>
    <style:style style:name="Tabela121.B" style:family="table-column">
      <style:table-column-properties style:column-width="4.658cm"/>
    </style:style>
    <style:style style:name="Tabela121.A1" style:family="table-cell">
      <style:table-cell-properties style:vertical-align="middle" fo:padding="0.049cm" fo:border="none"/>
    </style:style>
    <style:style style:name="Tabela122" style:family="table">
      <style:table-properties style:width="3.186cm" table:align="left"/>
    </style:style>
    <style:style style:name="Tabela122.A" style:family="table-column">
      <style:table-column-properties style:column-width="0.732cm"/>
    </style:style>
    <style:style style:name="Tabela122.B" style:family="table-column">
      <style:table-column-properties style:column-width="2.454cm"/>
    </style:style>
    <style:style style:name="Tabela122.A1" style:family="table-cell">
      <style:table-cell-properties style:vertical-align="middle" fo:padding="0.049cm" fo:border="none"/>
    </style:style>
    <style:style style:name="Tabela123" style:family="table">
      <style:table-properties style:width="13.106cm" table:align="left"/>
    </style:style>
    <style:style style:name="Tabela123.A" style:family="table-column">
      <style:table-column-properties style:column-width="0.732cm"/>
    </style:style>
    <style:style style:name="Tabela123.B" style:family="table-column">
      <style:table-column-properties style:column-width="12.374cm"/>
    </style:style>
    <style:style style:name="Tabela123.A1" style:family="table-cell">
      <style:table-cell-properties style:vertical-align="middle" fo:padding="0.049cm" fo:border="none"/>
    </style:style>
    <style:style style:name="Tabela124" style:family="table">
      <style:table-properties style:width="6.406cm" table:align="left"/>
    </style:style>
    <style:style style:name="Tabela124.A" style:family="table-column">
      <style:table-column-properties style:column-width="0.732cm"/>
    </style:style>
    <style:style style:name="Tabela124.B" style:family="table-column">
      <style:table-column-properties style:column-width="5.674cm"/>
    </style:style>
    <style:style style:name="Tabela124.A1" style:family="table-cell">
      <style:table-cell-properties style:vertical-align="middle" fo:padding="0.049cm" fo:border="none"/>
    </style:style>
    <style:style style:name="Tabela125" style:family="table">
      <style:table-properties style:width="5.644cm" table:align="left"/>
    </style:style>
    <style:style style:name="Tabela125.A" style:family="table-column">
      <style:table-column-properties style:column-width="0.732cm"/>
    </style:style>
    <style:style style:name="Tabela125.B" style:family="table-column">
      <style:table-column-properties style:column-width="4.912cm"/>
    </style:style>
    <style:style style:name="Tabela125.A1" style:family="table-cell">
      <style:table-cell-properties style:vertical-align="middle" fo:padding="0.049cm" fo:border="none"/>
    </style:style>
    <style:style style:name="Tabela126" style:family="table">
      <style:table-properties style:width="10.026cm" table:align="left"/>
    </style:style>
    <style:style style:name="Tabela126.A" style:family="table-column">
      <style:table-column-properties style:column-width="0.732cm"/>
    </style:style>
    <style:style style:name="Tabela126.B" style:family="table-column">
      <style:table-column-properties style:column-width="9.294cm"/>
    </style:style>
    <style:style style:name="Tabela126.A1" style:family="table-cell">
      <style:table-cell-properties style:vertical-align="middle" fo:padding="0.049cm" fo:border="none"/>
    </style:style>
    <style:style style:name="Tabela127" style:family="table">
      <style:table-properties style:width="9.01cm" table:align="left"/>
    </style:style>
    <style:style style:name="Tabela127.A" style:family="table-column">
      <style:table-column-properties style:column-width="0.732cm"/>
    </style:style>
    <style:style style:name="Tabela127.B" style:family="table-column">
      <style:table-column-properties style:column-width="8.278cm"/>
    </style:style>
    <style:style style:name="Tabela127.A1" style:family="table-cell">
      <style:table-cell-properties style:vertical-align="middle" fo:padding="0.049cm" fo:border="none"/>
    </style:style>
    <style:style style:name="Tabela128" style:family="table">
      <style:table-properties style:width="5.39cm" table:align="left"/>
    </style:style>
    <style:style style:name="Tabela128.A" style:family="table-column">
      <style:table-column-properties style:column-width="0.732cm"/>
    </style:style>
    <style:style style:name="Tabela128.B" style:family="table-column">
      <style:table-column-properties style:column-width="4.658cm"/>
    </style:style>
    <style:style style:name="Tabela128.A1" style:family="table-cell">
      <style:table-cell-properties style:vertical-align="middle" fo:padding="0.049cm" fo:border="none"/>
    </style:style>
    <style:style style:name="Tabela129" style:family="table">
      <style:table-properties style:width="10.058cm" table:align="left"/>
    </style:style>
    <style:style style:name="Tabela129.A" style:family="table-column">
      <style:table-column-properties style:column-width="0.732cm"/>
    </style:style>
    <style:style style:name="Tabela129.B" style:family="table-column">
      <style:table-column-properties style:column-width="9.326cm"/>
    </style:style>
    <style:style style:name="Tabela129.A1" style:family="table-cell">
      <style:table-cell-properties style:vertical-align="middle" fo:padding="0.049cm" fo:border="none"/>
    </style:style>
    <style:style style:name="Tabela130" style:family="table">
      <style:table-properties style:width="5.644cm" table:align="left"/>
    </style:style>
    <style:style style:name="Tabela130.A" style:family="table-column">
      <style:table-column-properties style:column-width="0.732cm"/>
    </style:style>
    <style:style style:name="Tabela130.B" style:family="table-column">
      <style:table-column-properties style:column-width="4.912cm"/>
    </style:style>
    <style:style style:name="Tabela130.A1" style:family="table-cell">
      <style:table-cell-properties style:vertical-align="middle" fo:padding="0.049cm" fo:border="none"/>
    </style:style>
    <style:style style:name="Tabela131" style:family="table">
      <style:table-properties style:width="3.358cm" table:align="left"/>
    </style:style>
    <style:style style:name="Tabela131.A" style:family="table-column">
      <style:table-column-properties style:column-width="0.732cm"/>
    </style:style>
    <style:style style:name="Tabela131.B" style:family="table-column">
      <style:table-column-properties style:column-width="2.626cm"/>
    </style:style>
    <style:style style:name="Tabela131.A1" style:family="table-cell">
      <style:table-cell-properties style:vertical-align="middle" fo:padding="0.049cm" fo:border="none"/>
    </style:style>
    <style:style style:name="Tabela132" style:family="table">
      <style:table-properties style:width="5.158cm" table:align="left"/>
    </style:style>
    <style:style style:name="Tabela132.A" style:family="table-column">
      <style:table-column-properties style:column-width="0.732cm"/>
    </style:style>
    <style:style style:name="Tabela132.B" style:family="table-column">
      <style:table-column-properties style:column-width="4.426cm"/>
    </style:style>
    <style:style style:name="Tabela132.A1" style:family="table-cell">
      <style:table-cell-properties style:vertical-align="middle" fo:padding="0.049cm" fo:border="none"/>
    </style:style>
    <style:style style:name="Tabela133" style:family="table">
      <style:table-properties style:width="10.322cm" table:align="left"/>
    </style:style>
    <style:style style:name="Tabela133.A" style:family="table-column">
      <style:table-column-properties style:column-width="0.732cm"/>
    </style:style>
    <style:style style:name="Tabela133.B" style:family="table-column">
      <style:table-column-properties style:column-width="9.59cm"/>
    </style:style>
    <style:style style:name="Tabela133.A1" style:family="table-cell">
      <style:table-cell-properties style:vertical-align="middle" fo:padding="0.049cm" fo:border="none"/>
    </style:style>
    <style:style style:name="Tabela134" style:family="table">
      <style:table-properties style:width="8.29cm" table:align="left"/>
    </style:style>
    <style:style style:name="Tabela134.A" style:family="table-column">
      <style:table-column-properties style:column-width="0.732cm"/>
    </style:style>
    <style:style style:name="Tabela134.B" style:family="table-column">
      <style:table-column-properties style:column-width="7.558cm"/>
    </style:style>
    <style:style style:name="Tabela134.A1" style:family="table-cell">
      <style:table-cell-properties style:vertical-align="middle" fo:padding="0.049cm" fo:border="none"/>
    </style:style>
    <style:style style:name="Tabela135" style:family="table">
      <style:table-properties style:width="6.258cm" table:align="left"/>
    </style:style>
    <style:style style:name="Tabela135.A" style:family="table-column">
      <style:table-column-properties style:column-width="0.732cm"/>
    </style:style>
    <style:style style:name="Tabela135.B" style:family="table-column">
      <style:table-column-properties style:column-width="5.526cm"/>
    </style:style>
    <style:style style:name="Tabela135.A1" style:family="table-cell">
      <style:table-cell-properties style:vertical-align="middle" fo:padding="0.049cm" fo:border="none"/>
    </style:style>
    <style:style style:name="Tabela136" style:family="table">
      <style:table-properties style:width="10.068cm" table:align="left"/>
    </style:style>
    <style:style style:name="Tabela136.A" style:family="table-column">
      <style:table-column-properties style:column-width="0.732cm"/>
    </style:style>
    <style:style style:name="Tabela136.B" style:family="table-column">
      <style:table-column-properties style:column-width="9.336cm"/>
    </style:style>
    <style:style style:name="Tabela136.A1" style:family="table-cell">
      <style:table-cell-properties style:vertical-align="middle" fo:padding="0.049cm" fo:border="none"/>
    </style:style>
    <style:style style:name="Tabela137" style:family="table">
      <style:table-properties style:width="10.597cm" table:align="left"/>
    </style:style>
    <style:style style:name="Tabela137.A" style:family="table-column">
      <style:table-column-properties style:column-width="0.732cm"/>
    </style:style>
    <style:style style:name="Tabela137.B" style:family="table-column">
      <style:table-column-properties style:column-width="9.865cm"/>
    </style:style>
    <style:style style:name="Tabela137.A1" style:family="table-cell">
      <style:table-cell-properties style:vertical-align="middle" fo:padding="0.049cm" fo:border="none"/>
    </style:style>
    <style:style style:name="Tabela138" style:family="table">
      <style:table-properties style:width="9.56cm" table:align="left"/>
    </style:style>
    <style:style style:name="Tabela138.A" style:family="table-column">
      <style:table-column-properties style:column-width="0.732cm"/>
    </style:style>
    <style:style style:name="Tabela138.B" style:family="table-column">
      <style:table-column-properties style:column-width="8.828cm"/>
    </style:style>
    <style:style style:name="Tabela138.A1" style:family="table-cell">
      <style:table-cell-properties style:vertical-align="middle" fo:padding="0.049cm" fo:border="none"/>
    </style:style>
    <style:style style:name="Tabela139" style:family="table">
      <style:table-properties style:width="2.321cm" table:align="left"/>
    </style:style>
    <style:style style:name="Tabela139.A" style:family="table-column">
      <style:table-column-properties style:column-width="0.732cm"/>
    </style:style>
    <style:style style:name="Tabela139.B" style:family="table-column">
      <style:table-column-properties style:column-width="1.589cm"/>
    </style:style>
    <style:style style:name="Tabela139.A1" style:family="table-cell">
      <style:table-cell-properties style:vertical-align="middle" fo:padding="0.049cm" fo:border="none"/>
    </style:style>
    <style:style style:name="Tabela140" style:family="table">
      <style:table-properties style:width="3.358cm" table:align="left"/>
    </style:style>
    <style:style style:name="Tabela140.A" style:family="table-column">
      <style:table-column-properties style:column-width="0.732cm"/>
    </style:style>
    <style:style style:name="Tabela140.B" style:family="table-column">
      <style:table-column-properties style:column-width="2.626cm"/>
    </style:style>
    <style:style style:name="Tabela140.A1" style:family="table-cell">
      <style:table-cell-properties style:vertical-align="middle" fo:padding="0.049cm" fo:border="none"/>
    </style:style>
    <style:style style:name="Tabela141" style:family="table">
      <style:table-properties style:width="5.158cm" table:align="left"/>
    </style:style>
    <style:style style:name="Tabela141.A" style:family="table-column">
      <style:table-column-properties style:column-width="0.732cm"/>
    </style:style>
    <style:style style:name="Tabela141.B" style:family="table-column">
      <style:table-column-properties style:column-width="4.426cm"/>
    </style:style>
    <style:style style:name="Tabela141.A1" style:family="table-cell">
      <style:table-cell-properties style:vertical-align="middle" fo:padding="0.049cm" fo:border="none"/>
    </style:style>
    <style:style style:name="Tabela142" style:family="table">
      <style:table-properties style:width="10.322cm" table:align="left"/>
    </style:style>
    <style:style style:name="Tabela142.A" style:family="table-column">
      <style:table-column-properties style:column-width="0.732cm"/>
    </style:style>
    <style:style style:name="Tabela142.B" style:family="table-column">
      <style:table-column-properties style:column-width="9.59cm"/>
    </style:style>
    <style:style style:name="Tabela142.A1" style:family="table-cell">
      <style:table-cell-properties style:vertical-align="middle" fo:padding="0.049cm" fo:border="none"/>
    </style:style>
    <style:style style:name="Tabela143" style:family="table">
      <style:table-properties style:width="8.29cm" table:align="left"/>
    </style:style>
    <style:style style:name="Tabela143.A" style:family="table-column">
      <style:table-column-properties style:column-width="0.732cm"/>
    </style:style>
    <style:style style:name="Tabela143.B" style:family="table-column">
      <style:table-column-properties style:column-width="7.558cm"/>
    </style:style>
    <style:style style:name="Tabela143.A1" style:family="table-cell">
      <style:table-cell-properties style:vertical-align="middle" fo:padding="0.049cm" fo:border="none"/>
    </style:style>
    <style:style style:name="Tabela144" style:family="table">
      <style:table-properties style:width="6.258cm" table:align="left"/>
    </style:style>
    <style:style style:name="Tabela144.A" style:family="table-column">
      <style:table-column-properties style:column-width="0.732cm"/>
    </style:style>
    <style:style style:name="Tabela144.B" style:family="table-column">
      <style:table-column-properties style:column-width="5.526cm"/>
    </style:style>
    <style:style style:name="Tabela144.A1" style:family="table-cell">
      <style:table-cell-properties style:vertical-align="middle" fo:padding="0.049cm" fo:border="none"/>
    </style:style>
    <style:style style:name="Tabela145" style:family="table">
      <style:table-properties style:width="9.306cm" table:align="left"/>
    </style:style>
    <style:style style:name="Tabela145.A" style:family="table-column">
      <style:table-column-properties style:column-width="0.732cm"/>
    </style:style>
    <style:style style:name="Tabela145.B" style:family="table-column">
      <style:table-column-properties style:column-width="8.574cm"/>
    </style:style>
    <style:style style:name="Tabela145.A1" style:family="table-cell">
      <style:table-cell-properties style:vertical-align="middle" fo:padding="0.049cm" fo:border="none"/>
    </style:style>
    <style:style style:name="Tabela146" style:family="table">
      <style:table-properties style:width="10.597cm" table:align="left"/>
    </style:style>
    <style:style style:name="Tabela146.A" style:family="table-column">
      <style:table-column-properties style:column-width="0.732cm"/>
    </style:style>
    <style:style style:name="Tabela146.B" style:family="table-column">
      <style:table-column-properties style:column-width="9.865cm"/>
    </style:style>
    <style:style style:name="Tabela146.A1" style:family="table-cell">
      <style:table-cell-properties style:vertical-align="middle" fo:padding="0.049cm" fo:border="none"/>
    </style:style>
    <style:style style:name="Tabela147" style:family="table">
      <style:table-properties style:width="9.56cm" table:align="left"/>
    </style:style>
    <style:style style:name="Tabela147.A" style:family="table-column">
      <style:table-column-properties style:column-width="0.732cm"/>
    </style:style>
    <style:style style:name="Tabela147.B" style:family="table-column">
      <style:table-column-properties style:column-width="8.828cm"/>
    </style:style>
    <style:style style:name="Tabela147.A1" style:family="table-cell">
      <style:table-cell-properties style:vertical-align="middle" fo:padding="0.049cm" fo:border="none"/>
    </style:style>
    <style:style style:name="Tabela148" style:family="table">
      <style:table-properties style:width="2.321cm" table:align="left"/>
    </style:style>
    <style:style style:name="Tabela148.A" style:family="table-column">
      <style:table-column-properties style:column-width="0.732cm"/>
    </style:style>
    <style:style style:name="Tabela148.B" style:family="table-column">
      <style:table-column-properties style:column-width="1.589cm"/>
    </style:style>
    <style:style style:name="Tabela148.A1" style:family="table-cell">
      <style:table-cell-properties style:vertical-align="middle" fo:padding="0.049cm" fo:border="none"/>
    </style:style>
    <style:style style:name="Tabela149" style:family="table">
      <style:table-properties style:width="13.053cm" table:align="left"/>
    </style:style>
    <style:style style:name="Tabela149.A" style:family="table-column">
      <style:table-column-properties style:column-width="0.732cm"/>
    </style:style>
    <style:style style:name="Tabela149.B" style:family="table-column">
      <style:table-column-properties style:column-width="12.321cm"/>
    </style:style>
    <style:style style:name="Tabela149.A1" style:family="table-cell">
      <style:table-cell-properties style:vertical-align="middle" fo:padding="0.049cm" fo:border="none"/>
    </style:style>
    <style:style style:name="Tabela150" style:family="table">
      <style:table-properties style:width="13.053cm" table:align="left"/>
    </style:style>
    <style:style style:name="Tabela150.A" style:family="table-column">
      <style:table-column-properties style:column-width="0.732cm"/>
    </style:style>
    <style:style style:name="Tabela150.B" style:family="table-column">
      <style:table-column-properties style:column-width="12.321cm"/>
    </style:style>
    <style:style style:name="Tabela150.A1" style:family="table-cell">
      <style:table-cell-properties style:vertical-align="middle" fo:padding="0.049cm" fo:border="none"/>
    </style:style>
    <style:style style:name="Tabela151" style:family="table">
      <style:table-properties style:width="11.275cm" table:align="left"/>
    </style:style>
    <style:style style:name="Tabela151.A" style:family="table-column">
      <style:table-column-properties style:column-width="0.732cm"/>
    </style:style>
    <style:style style:name="Tabela151.B" style:family="table-column">
      <style:table-column-properties style:column-width="10.543cm"/>
    </style:style>
    <style:style style:name="Tabela151.A1" style:family="table-cell">
      <style:table-cell-properties style:vertical-align="middle" fo:padding="0.049cm" fo:border="none"/>
    </style:style>
    <style:style style:name="Tabela152" style:family="table">
      <style:table-properties style:width="3.186cm" table:align="left"/>
    </style:style>
    <style:style style:name="Tabela152.A" style:family="table-column">
      <style:table-column-properties style:column-width="0.732cm"/>
    </style:style>
    <style:style style:name="Tabela152.B" style:family="table-column">
      <style:table-column-properties style:column-width="2.454cm"/>
    </style:style>
    <style:style style:name="Tabela152.A1" style:family="table-cell">
      <style:table-cell-properties style:vertical-align="middle" fo:padding="0.049cm" fo:border="none"/>
    </style:style>
    <style:style style:name="Tabela153" style:family="table">
      <style:table-properties style:width="9.677cm" table:align="left"/>
    </style:style>
    <style:style style:name="Tabela153.A" style:family="table-column">
      <style:table-column-properties style:column-width="0.732cm"/>
    </style:style>
    <style:style style:name="Tabela153.B" style:family="table-column">
      <style:table-column-properties style:column-width="8.945cm"/>
    </style:style>
    <style:style style:name="Tabela153.A1" style:family="table-cell">
      <style:table-cell-properties style:vertical-align="middle" fo:padding="0.049cm" fo:border="none"/>
    </style:style>
    <style:style style:name="Tabela154" style:family="table">
      <style:table-properties style:width="17cm" table:align="left"/>
    </style:style>
    <style:style style:name="Tabela154.A" style:family="table-column">
      <style:table-column-properties style:column-width="0.732cm"/>
    </style:style>
    <style:style style:name="Tabela154.B" style:family="table-column">
      <style:table-column-properties style:column-width="16.268cm"/>
    </style:style>
    <style:style style:name="Tabela154.A1" style:family="table-cell">
      <style:table-cell-properties style:vertical-align="middle" fo:padding="0.049cm" fo:border="none"/>
    </style:style>
    <style:style style:name="Tabela155" style:family="table">
      <style:table-properties style:width="11.01cm" table:align="left"/>
    </style:style>
    <style:style style:name="Tabela155.A" style:family="table-column">
      <style:table-column-properties style:column-width="0.732cm"/>
    </style:style>
    <style:style style:name="Tabela155.B" style:family="table-column">
      <style:table-column-properties style:column-width="10.278cm"/>
    </style:style>
    <style:style style:name="Tabela155.A1" style:family="table-cell">
      <style:table-cell-properties style:vertical-align="middle" fo:padding="0.049cm" fo:border="none"/>
    </style:style>
    <style:style style:name="Tabela156" style:family="table">
      <style:table-properties style:width="4.882cm" table:align="left"/>
    </style:style>
    <style:style style:name="Tabela156.A" style:family="table-column">
      <style:table-column-properties style:column-width="0.732cm"/>
    </style:style>
    <style:style style:name="Tabela156.B" style:family="table-column">
      <style:table-column-properties style:column-width="4.15cm"/>
    </style:style>
    <style:style style:name="Tabela156.A1" style:family="table-cell">
      <style:table-cell-properties style:vertical-align="middle" fo:padding="0.049cm" fo:border="none"/>
    </style:style>
    <style:style style:name="Tabela157" style:family="table">
      <style:table-properties style:width="10.566cm" table:align="left"/>
    </style:style>
    <style:style style:name="Tabela157.A" style:family="table-column">
      <style:table-column-properties style:column-width="0.732cm"/>
    </style:style>
    <style:style style:name="Tabela157.B" style:family="table-column">
      <style:table-column-properties style:column-width="9.834cm"/>
    </style:style>
    <style:style style:name="Tabela157.A1" style:family="table-cell">
      <style:table-cell-properties style:vertical-align="middle" fo:padding="0.049cm" fo:border="none"/>
    </style:style>
    <style:style style:name="Tabela158" style:family="table">
      <style:table-properties style:width="8.46cm" table:align="left"/>
    </style:style>
    <style:style style:name="Tabela158.A" style:family="table-column">
      <style:table-column-properties style:column-width="0.732cm"/>
    </style:style>
    <style:style style:name="Tabela158.B" style:family="table-column">
      <style:table-column-properties style:column-width="7.728cm"/>
    </style:style>
    <style:style style:name="Tabela158.A1" style:family="table-cell">
      <style:table-cell-properties style:vertical-align="middle" fo:padding="0.049cm" fo:border="none"/>
    </style:style>
    <style:style style:name="Tabela159" style:family="table">
      <style:table-properties style:width="6.682cm" table:align="left"/>
    </style:style>
    <style:style style:name="Tabela159.A" style:family="table-column">
      <style:table-column-properties style:column-width="0.732cm"/>
    </style:style>
    <style:style style:name="Tabela159.B" style:family="table-column">
      <style:table-column-properties style:column-width="5.95cm"/>
    </style:style>
    <style:style style:name="Tabela159.A1" style:family="table-cell">
      <style:table-cell-properties style:vertical-align="middle" fo:padding="0.049cm" fo:border="none"/>
    </style:style>
    <style:style style:name="Tabela160" style:family="table">
      <style:table-properties style:width="14.111cm" table:align="left"/>
    </style:style>
    <style:style style:name="Tabela160.A" style:family="table-column">
      <style:table-column-properties style:column-width="0.732cm"/>
    </style:style>
    <style:style style:name="Tabela160.B" style:family="table-column">
      <style:table-column-properties style:column-width="13.379cm"/>
    </style:style>
    <style:style style:name="Tabela160.A1" style:family="table-cell">
      <style:table-cell-properties style:vertical-align="middle" fo:padding="0.049cm" fo:border="none"/>
    </style:style>
    <style:style style:name="Tabela161" style:family="table">
      <style:table-properties style:width="12.27cm" table:align="left"/>
    </style:style>
    <style:style style:name="Tabela161.A" style:family="table-column">
      <style:table-column-properties style:column-width="0.732cm"/>
    </style:style>
    <style:style style:name="Tabela161.B" style:family="table-column">
      <style:table-column-properties style:column-width="11.538cm"/>
    </style:style>
    <style:style style:name="Tabela161.A1" style:family="table-cell">
      <style:table-cell-properties style:vertical-align="middle" fo:padding="0.049cm" fo:border="none"/>
    </style:style>
    <style:style style:name="Tabela162" style:family="table">
      <style:table-properties style:width="4.904cm" table:align="left"/>
    </style:style>
    <style:style style:name="Tabela162.A" style:family="table-column">
      <style:table-column-properties style:column-width="0.732cm"/>
    </style:style>
    <style:style style:name="Tabela162.B" style:family="table-column">
      <style:table-column-properties style:column-width="4.172cm"/>
    </style:style>
    <style:style style:name="Tabela162.A1" style:family="table-cell">
      <style:table-cell-properties style:vertical-align="middle" fo:padding="0.049cm" fo:border="none"/>
    </style:style>
    <style:style style:name="Tabela163" style:family="table">
      <style:table-properties style:width="5.158cm" table:align="left"/>
    </style:style>
    <style:style style:name="Tabela163.A" style:family="table-column">
      <style:table-column-properties style:column-width="0.732cm"/>
    </style:style>
    <style:style style:name="Tabela163.B" style:family="table-column">
      <style:table-column-properties style:column-width="4.426cm"/>
    </style:style>
    <style:style style:name="Tabela163.A1" style:family="table-cell">
      <style:table-cell-properties style:vertical-align="middle" fo:padding="0.049cm" fo:border="none"/>
    </style:style>
    <style:style style:name="Tabela164" style:family="table">
      <style:table-properties style:width="13.053cm" table:align="left"/>
    </style:style>
    <style:style style:name="Tabela164.A" style:family="table-column">
      <style:table-column-properties style:column-width="0.732cm"/>
    </style:style>
    <style:style style:name="Tabela164.B" style:family="table-column">
      <style:table-column-properties style:column-width="12.321cm"/>
    </style:style>
    <style:style style:name="Tabela164.A1" style:family="table-cell">
      <style:table-cell-properties style:vertical-align="middle" fo:padding="0.049cm" fo:border="none"/>
    </style:style>
    <style:style style:name="Tabela165" style:family="table">
      <style:table-properties style:width="11.529cm" table:align="left"/>
    </style:style>
    <style:style style:name="Tabela165.A" style:family="table-column">
      <style:table-column-properties style:column-width="0.732cm"/>
    </style:style>
    <style:style style:name="Tabela165.B" style:family="table-column">
      <style:table-column-properties style:column-width="10.797cm"/>
    </style:style>
    <style:style style:name="Tabela165.A1" style:family="table-cell">
      <style:table-cell-properties style:vertical-align="middle" fo:padding="0.049cm" fo:border="none"/>
    </style:style>
    <style:style style:name="Tabela166" style:family="table">
      <style:table-properties style:width="1.069cm" table:align="left"/>
    </style:style>
    <style:style style:name="Tabela166.A" style:family="table-column">
      <style:table-column-properties style:column-width="0.732cm"/>
    </style:style>
    <style:style style:name="Tabela166.B" style:family="table-column">
      <style:table-column-properties style:column-width="0.337cm"/>
    </style:style>
    <style:style style:name="Tabela166.A1" style:family="table-cell">
      <style:table-cell-properties style:vertical-align="middle" fo:padding="0.049cm" fo:border="none"/>
    </style:style>
    <style:style style:name="Tabela167" style:family="table">
      <style:table-properties style:width="10.47cm" table:align="left"/>
    </style:style>
    <style:style style:name="Tabela167.A" style:family="table-column">
      <style:table-column-properties style:column-width="0.732cm"/>
    </style:style>
    <style:style style:name="Tabela167.B" style:family="table-column">
      <style:table-column-properties style:column-width="9.738cm"/>
    </style:style>
    <style:style style:name="Tabela167.A1" style:family="table-cell">
      <style:table-cell-properties style:vertical-align="middle" fo:padding="0.049cm" fo:border="none"/>
    </style:style>
    <style:style style:name="Tabela168" style:family="table">
      <style:table-properties style:width="17cm" table:align="left"/>
    </style:style>
    <style:style style:name="Tabela168.A" style:family="table-column">
      <style:table-column-properties style:column-width="0.732cm"/>
    </style:style>
    <style:style style:name="Tabela168.B" style:family="table-column">
      <style:table-column-properties style:column-width="16.268cm"/>
    </style:style>
    <style:style style:name="Tabela168.A1" style:family="table-cell">
      <style:table-cell-properties style:vertical-align="middle" fo:padding="0.049cm" fo:border="none"/>
    </style:style>
    <style:style style:name="Tabela169" style:family="table">
      <style:table-properties style:width="5.644cm" table:align="left"/>
    </style:style>
    <style:style style:name="Tabela169.A" style:family="table-column">
      <style:table-column-properties style:column-width="0.732cm"/>
    </style:style>
    <style:style style:name="Tabela169.B" style:family="table-column">
      <style:table-column-properties style:column-width="4.912cm"/>
    </style:style>
    <style:style style:name="Tabela169.A1" style:family="table-cell">
      <style:table-cell-properties style:vertical-align="middle" fo:padding="0.049cm" fo:border="none"/>
    </style:style>
    <style:style style:name="Tabela170" style:family="table">
      <style:table-properties style:width="11.074cm" table:align="left"/>
    </style:style>
    <style:style style:name="Tabela170.A" style:family="table-column">
      <style:table-column-properties style:column-width="0.732cm"/>
    </style:style>
    <style:style style:name="Tabela170.B" style:family="table-column">
      <style:table-column-properties style:column-width="10.342cm"/>
    </style:style>
    <style:style style:name="Tabela170.A1" style:family="table-cell">
      <style:table-cell-properties style:vertical-align="middle" fo:padding="0.049cm" fo:border="none"/>
    </style:style>
    <style:style style:name="Tabela171" style:family="table">
      <style:table-properties style:width="5.136cm" table:align="left"/>
    </style:style>
    <style:style style:name="Tabela171.A" style:family="table-column">
      <style:table-column-properties style:column-width="0.732cm"/>
    </style:style>
    <style:style style:name="Tabela171.B" style:family="table-column">
      <style:table-column-properties style:column-width="4.404cm"/>
    </style:style>
    <style:style style:name="Tabela171.A1" style:family="table-cell">
      <style:table-cell-properties style:vertical-align="middle" fo:padding="0.049cm" fo:border="none"/>
    </style:style>
    <style:style style:name="Tabela172" style:family="table">
      <style:table-properties style:width="4.671cm" table:align="left"/>
    </style:style>
    <style:style style:name="Tabela172.A" style:family="table-column">
      <style:table-column-properties style:column-width="0.732cm"/>
    </style:style>
    <style:style style:name="Tabela172.B" style:family="table-column">
      <style:table-column-properties style:column-width="3.939cm"/>
    </style:style>
    <style:style style:name="Tabela172.A1" style:family="table-cell">
      <style:table-cell-properties style:vertical-align="middle" fo:padding="0.049cm" fo:border="none"/>
    </style:style>
    <style:style style:name="Tabela173" style:family="table">
      <style:table-properties style:width="7.486cm" table:align="left"/>
    </style:style>
    <style:style style:name="Tabela173.A" style:family="table-column">
      <style:table-column-properties style:column-width="0.732cm"/>
    </style:style>
    <style:style style:name="Tabela173.B" style:family="table-column">
      <style:table-column-properties style:column-width="6.754cm"/>
    </style:style>
    <style:style style:name="Tabela173.A1" style:family="table-cell">
      <style:table-cell-properties style:vertical-align="middle" fo:padding="0.049cm" fo:border="none"/>
    </style:style>
    <style:style style:name="Tabela174" style:family="table">
      <style:table-properties style:width="10.619cm" table:align="left"/>
    </style:style>
    <style:style style:name="Tabela174.A" style:family="table-column">
      <style:table-column-properties style:column-width="0.732cm"/>
    </style:style>
    <style:style style:name="Tabela174.B" style:family="table-column">
      <style:table-column-properties style:column-width="9.887cm"/>
    </style:style>
    <style:style style:name="Tabela174.A1" style:family="table-cell">
      <style:table-cell-properties style:vertical-align="middle" fo:padding="0.049cm" fo:border="none"/>
    </style:style>
    <style:style style:name="Tabela175" style:family="table">
      <style:table-properties style:width="7.063cm" table:align="left"/>
    </style:style>
    <style:style style:name="Tabela175.A" style:family="table-column">
      <style:table-column-properties style:column-width="0.732cm"/>
    </style:style>
    <style:style style:name="Tabela175.B" style:family="table-column">
      <style:table-column-properties style:column-width="6.331cm"/>
    </style:style>
    <style:style style:name="Tabela175.A1" style:family="table-cell">
      <style:table-cell-properties style:vertical-align="middle" fo:padding="0.049cm" fo:border="none"/>
    </style:style>
    <style:style style:name="Tabela176" style:family="table">
      <style:table-properties style:width="3.38cm" table:align="left"/>
    </style:style>
    <style:style style:name="Tabela176.A" style:family="table-column">
      <style:table-column-properties style:column-width="0.732cm"/>
    </style:style>
    <style:style style:name="Tabela176.B" style:family="table-column">
      <style:table-column-properties style:column-width="2.648cm"/>
    </style:style>
    <style:style style:name="Tabela176.A1" style:family="table-cell">
      <style:table-cell-properties style:vertical-align="middle" fo:padding="0.049cm" fo:border="none"/>
    </style:style>
    <style:style style:name="Tabela177" style:family="table">
      <style:table-properties style:width="4.671cm" table:align="left"/>
    </style:style>
    <style:style style:name="Tabela177.A" style:family="table-column">
      <style:table-column-properties style:column-width="0.732cm"/>
    </style:style>
    <style:style style:name="Tabela177.B" style:family="table-column">
      <style:table-column-properties style:column-width="3.939cm"/>
    </style:style>
    <style:style style:name="Tabela177.A1" style:family="table-cell">
      <style:table-cell-properties style:vertical-align="middle" fo:padding="0.049cm" fo:border="none"/>
    </style:style>
    <style:style style:name="Tabela178" style:family="table">
      <style:table-properties style:width="7.486cm" table:align="left"/>
    </style:style>
    <style:style style:name="Tabela178.A" style:family="table-column">
      <style:table-column-properties style:column-width="0.732cm"/>
    </style:style>
    <style:style style:name="Tabela178.B" style:family="table-column">
      <style:table-column-properties style:column-width="6.754cm"/>
    </style:style>
    <style:style style:name="Tabela178.A1" style:family="table-cell">
      <style:table-cell-properties style:vertical-align="middle" fo:padding="0.049cm" fo:border="none"/>
    </style:style>
    <style:style style:name="Tabela179" style:family="table">
      <style:table-properties style:width="8.565cm" table:align="left"/>
    </style:style>
    <style:style style:name="Tabela179.A" style:family="table-column">
      <style:table-column-properties style:column-width="0.732cm"/>
    </style:style>
    <style:style style:name="Tabela179.B" style:family="table-column">
      <style:table-column-properties style:column-width="7.833cm"/>
    </style:style>
    <style:style style:name="Tabela179.A1" style:family="table-cell">
      <style:table-cell-properties style:vertical-align="middle" fo:padding="0.049cm" fo:border="none"/>
    </style:style>
    <style:style style:name="Tabela180" style:family="table">
      <style:table-properties style:width="9.867cm" table:align="left"/>
    </style:style>
    <style:style style:name="Tabela180.A" style:family="table-column">
      <style:table-column-properties style:column-width="0.732cm"/>
    </style:style>
    <style:style style:name="Tabela180.B" style:family="table-column">
      <style:table-column-properties style:column-width="9.135cm"/>
    </style:style>
    <style:style style:name="Tabela180.A1" style:family="table-cell">
      <style:table-cell-properties style:vertical-align="middle" fo:padding="0.049cm" fo:border="none"/>
    </style:style>
    <style:style style:name="Tabela181" style:family="table">
      <style:table-properties style:width="17cm" table:align="left"/>
    </style:style>
    <style:style style:name="Tabela181.A" style:family="table-column">
      <style:table-column-properties style:column-width="0.732cm"/>
    </style:style>
    <style:style style:name="Tabela181.B" style:family="table-column">
      <style:table-column-properties style:column-width="16.268cm"/>
    </style:style>
    <style:style style:name="Tabela181.A1" style:family="table-cell">
      <style:table-cell-properties style:vertical-align="middle" fo:padding="0.049cm" fo:border="none"/>
    </style:style>
    <style:style style:name="Tabela182" style:family="table">
      <style:table-properties style:width="10.111cm" table:align="left"/>
    </style:style>
    <style:style style:name="Tabela182.A" style:family="table-column">
      <style:table-column-properties style:column-width="0.732cm"/>
    </style:style>
    <style:style style:name="Tabela182.B" style:family="table-column">
      <style:table-column-properties style:column-width="9.379cm"/>
    </style:style>
    <style:style style:name="Tabela182.A1" style:family="table-cell">
      <style:table-cell-properties style:vertical-align="middle" fo:padding="0.049cm" fo:border="none"/>
    </style:style>
    <style:style style:name="Tabela183" style:family="table">
      <style:table-properties style:width="5.496cm" table:align="left"/>
    </style:style>
    <style:style style:name="Tabela183.A" style:family="table-column">
      <style:table-column-properties style:column-width="0.732cm"/>
    </style:style>
    <style:style style:name="Tabela183.B" style:family="table-column">
      <style:table-column-properties style:column-width="4.764cm"/>
    </style:style>
    <style:style style:name="Tabela183.A1" style:family="table-cell">
      <style:table-cell-properties style:vertical-align="middle" fo:padding="0.049cm" fo:border="none"/>
    </style:style>
    <style:style style:name="Tabela184" style:family="table">
      <style:table-properties style:width="4.438cm" table:align="left"/>
    </style:style>
    <style:style style:name="Tabela184.A" style:family="table-column">
      <style:table-column-properties style:column-width="0.732cm"/>
    </style:style>
    <style:style style:name="Tabela184.B" style:family="table-column">
      <style:table-column-properties style:column-width="3.706cm"/>
    </style:style>
    <style:style style:name="Tabela184.A1" style:family="table-cell">
      <style:table-cell-properties style:vertical-align="middle" fo:padding="0.049cm" fo:border="none"/>
    </style:style>
    <style:style style:name="Tabela185" style:family="table">
      <style:table-properties style:width="4.671cm" table:align="left"/>
    </style:style>
    <style:style style:name="Tabela185.A" style:family="table-column">
      <style:table-column-properties style:column-width="0.732cm"/>
    </style:style>
    <style:style style:name="Tabela185.B" style:family="table-column">
      <style:table-column-properties style:column-width="3.939cm"/>
    </style:style>
    <style:style style:name="Tabela185.A1" style:family="table-cell">
      <style:table-cell-properties style:vertical-align="middle" fo:padding="0.049cm" fo:border="none"/>
    </style:style>
    <style:style style:name="Tabela186" style:family="table">
      <style:table-properties style:width="7.486cm" table:align="left"/>
    </style:style>
    <style:style style:name="Tabela186.A" style:family="table-column">
      <style:table-column-properties style:column-width="0.732cm"/>
    </style:style>
    <style:style style:name="Tabela186.B" style:family="table-column">
      <style:table-column-properties style:column-width="6.754cm"/>
    </style:style>
    <style:style style:name="Tabela186.A1" style:family="table-cell">
      <style:table-cell-properties style:vertical-align="middle" fo:padding="0.049cm" fo:border="none"/>
    </style:style>
    <style:style style:name="Tabela187" style:family="table">
      <style:table-properties style:width="9.073cm" table:align="left"/>
    </style:style>
    <style:style style:name="Tabela187.A" style:family="table-column">
      <style:table-column-properties style:column-width="0.732cm"/>
    </style:style>
    <style:style style:name="Tabela187.B" style:family="table-column">
      <style:table-column-properties style:column-width="8.341cm"/>
    </style:style>
    <style:style style:name="Tabela187.A1" style:family="table-cell">
      <style:table-cell-properties style:vertical-align="middle" fo:padding="0.049cm" fo:border="none"/>
    </style:style>
    <style:style style:name="Tabela188" style:family="table">
      <style:table-properties style:width="9.105cm" table:align="left"/>
    </style:style>
    <style:style style:name="Tabela188.A" style:family="table-column">
      <style:table-column-properties style:column-width="0.732cm"/>
    </style:style>
    <style:style style:name="Tabela188.B" style:family="table-column">
      <style:table-column-properties style:column-width="8.373cm"/>
    </style:style>
    <style:style style:name="Tabela188.A1" style:family="table-cell">
      <style:table-cell-properties style:vertical-align="middle" fo:padding="0.049cm" fo:border="none"/>
    </style:style>
    <style:style style:name="Tabela189" style:family="table">
      <style:table-properties style:width="17cm" table:align="left"/>
    </style:style>
    <style:style style:name="Tabela189.A" style:family="table-column">
      <style:table-column-properties style:column-width="0.732cm"/>
    </style:style>
    <style:style style:name="Tabela189.B" style:family="table-column">
      <style:table-column-properties style:column-width="16.268cm"/>
    </style:style>
    <style:style style:name="Tabela189.A1" style:family="table-cell">
      <style:table-cell-properties style:vertical-align="middle" fo:padding="0.049cm" fo:border="none"/>
    </style:style>
    <style:style style:name="Tabela190" style:family="table">
      <style:table-properties style:width="10.111cm" table:align="left"/>
    </style:style>
    <style:style style:name="Tabela190.A" style:family="table-column">
      <style:table-column-properties style:column-width="0.732cm"/>
    </style:style>
    <style:style style:name="Tabela190.B" style:family="table-column">
      <style:table-column-properties style:column-width="9.379cm"/>
    </style:style>
    <style:style style:name="Tabela190.A1" style:family="table-cell">
      <style:table-cell-properties style:vertical-align="middle" fo:padding="0.049cm" fo:border="none"/>
    </style:style>
    <style:style style:name="Tabela191" style:family="table">
      <style:table-properties style:width="5.496cm" table:align="left"/>
    </style:style>
    <style:style style:name="Tabela191.A" style:family="table-column">
      <style:table-column-properties style:column-width="0.732cm"/>
    </style:style>
    <style:style style:name="Tabela191.B" style:family="table-column">
      <style:table-column-properties style:column-width="4.764cm"/>
    </style:style>
    <style:style style:name="Tabela191.A1" style:family="table-cell">
      <style:table-cell-properties style:vertical-align="middle" fo:padding="0.049cm" fo:border="none"/>
    </style:style>
    <style:style style:name="Tabela192" style:family="table">
      <style:table-properties style:width="2.586cm" table:align="left"/>
    </style:style>
    <style:style style:name="Tabela192.A" style:family="table-column">
      <style:table-column-properties style:column-width="0.732cm"/>
    </style:style>
    <style:style style:name="Tabela192.B" style:family="table-column">
      <style:table-column-properties style:column-width="1.854cm"/>
    </style:style>
    <style:style style:name="Tabela192.A1" style:family="table-cell">
      <style:table-cell-properties style:vertical-align="middle" fo:padding="0.049cm" fo:border="none"/>
    </style:style>
    <style:style style:name="Tabela193" style:family="table">
      <style:table-properties style:width="10.566cm" table:align="left"/>
    </style:style>
    <style:style style:name="Tabela193.A" style:family="table-column">
      <style:table-column-properties style:column-width="0.732cm"/>
    </style:style>
    <style:style style:name="Tabela193.B" style:family="table-column">
      <style:table-column-properties style:column-width="9.834cm"/>
    </style:style>
    <style:style style:name="Tabela193.A1" style:family="table-cell">
      <style:table-cell-properties style:vertical-align="middle" fo:padding="0.049cm" fo:border="none"/>
    </style:style>
    <style:style style:name="Tabela194" style:family="table">
      <style:table-properties style:width="8.46cm" table:align="left"/>
    </style:style>
    <style:style style:name="Tabela194.A" style:family="table-column">
      <style:table-column-properties style:column-width="0.732cm"/>
    </style:style>
    <style:style style:name="Tabela194.B" style:family="table-column">
      <style:table-column-properties style:column-width="7.728cm"/>
    </style:style>
    <style:style style:name="Tabela194.A1" style:family="table-cell">
      <style:table-cell-properties style:vertical-align="middle" fo:padding="0.049cm" fo:border="none"/>
    </style:style>
    <style:style style:name="Tabela195" style:family="table">
      <style:table-properties style:width="6.682cm" table:align="left"/>
    </style:style>
    <style:style style:name="Tabela195.A" style:family="table-column">
      <style:table-column-properties style:column-width="0.732cm"/>
    </style:style>
    <style:style style:name="Tabela195.B" style:family="table-column">
      <style:table-column-properties style:column-width="5.95cm"/>
    </style:style>
    <style:style style:name="Tabela195.A1" style:family="table-cell">
      <style:table-cell-properties style:vertical-align="middle" fo:padding="0.049cm" fo:border="none"/>
    </style:style>
    <style:style style:name="Tabela196" style:family="table">
      <style:table-properties style:width="14.111cm" table:align="left"/>
    </style:style>
    <style:style style:name="Tabela196.A" style:family="table-column">
      <style:table-column-properties style:column-width="0.732cm"/>
    </style:style>
    <style:style style:name="Tabela196.B" style:family="table-column">
      <style:table-column-properties style:column-width="13.379cm"/>
    </style:style>
    <style:style style:name="Tabela196.A1" style:family="table-cell">
      <style:table-cell-properties style:vertical-align="middle" fo:padding="0.049cm" fo:border="none"/>
    </style:style>
    <style:style style:name="Tabela197" style:family="table">
      <style:table-properties style:width="6.174cm" table:align="left"/>
    </style:style>
    <style:style style:name="Tabela197.A" style:family="table-column">
      <style:table-column-properties style:column-width="0.732cm"/>
    </style:style>
    <style:style style:name="Tabela197.B" style:family="table-column">
      <style:table-column-properties style:column-width="5.442cm"/>
    </style:style>
    <style:style style:name="Tabela197.A1" style:family="table-cell">
      <style:table-cell-properties style:vertical-align="middle" fo:padding="0.049cm" fo:border="none"/>
    </style:style>
    <style:style style:name="Tabela198" style:family="table">
      <style:table-properties style:width="4.904cm" table:align="left"/>
    </style:style>
    <style:style style:name="Tabela198.A" style:family="table-column">
      <style:table-column-properties style:column-width="0.732cm"/>
    </style:style>
    <style:style style:name="Tabela198.B" style:family="table-column">
      <style:table-column-properties style:column-width="4.172cm"/>
    </style:style>
    <style:style style:name="Tabela198.A1" style:family="table-cell">
      <style:table-cell-properties style:vertical-align="middle" fo:padding="0.049cm" fo:border="none"/>
    </style:style>
    <style:style style:name="Tabela199" style:family="table">
      <style:table-properties style:width="5.158cm" table:align="left"/>
    </style:style>
    <style:style style:name="Tabela199.A" style:family="table-column">
      <style:table-column-properties style:column-width="0.732cm"/>
    </style:style>
    <style:style style:name="Tabela199.B" style:family="table-column">
      <style:table-column-properties style:column-width="4.426cm"/>
    </style:style>
    <style:style style:name="Tabela199.A1" style:family="table-cell">
      <style:table-cell-properties style:vertical-align="middle" fo:padding="0.049cm" fo:border="none"/>
    </style:style>
    <style:style style:name="Tabela200" style:family="table">
      <style:table-properties style:width="6.152cm" table:align="left"/>
    </style:style>
    <style:style style:name="Tabela200.A" style:family="table-column">
      <style:table-column-properties style:column-width="0.732cm"/>
    </style:style>
    <style:style style:name="Tabela200.B" style:family="table-column">
      <style:table-column-properties style:column-width="5.42cm"/>
    </style:style>
    <style:style style:name="Tabela200.A1" style:family="table-cell">
      <style:table-cell-properties style:vertical-align="middle" fo:padding="0.049cm" fo:border="none"/>
    </style:style>
    <style:style style:name="Tabela201" style:family="table">
      <style:table-properties style:width="16.63cm" table:align="left"/>
    </style:style>
    <style:style style:name="Tabela201.A" style:family="table-column">
      <style:table-column-properties style:column-width="0.732cm"/>
    </style:style>
    <style:style style:name="Tabela201.B" style:family="table-column">
      <style:table-column-properties style:column-width="15.898cm"/>
    </style:style>
    <style:style style:name="Tabela201.A1" style:family="table-cell">
      <style:table-cell-properties style:vertical-align="middle" fo:padding="0.049cm" fo:border="none"/>
    </style:style>
    <style:style style:name="Tabela202" style:family="table">
      <style:table-properties style:width="10.312cm" table:align="left"/>
    </style:style>
    <style:style style:name="Tabela202.A" style:family="table-column">
      <style:table-column-properties style:column-width="0.732cm"/>
    </style:style>
    <style:style style:name="Tabela202.B" style:family="table-column">
      <style:table-column-properties style:column-width="9.58cm"/>
    </style:style>
    <style:style style:name="Tabela202.A1" style:family="table-cell">
      <style:table-cell-properties style:vertical-align="middle" fo:padding="0.049cm" fo:border="none"/>
    </style:style>
    <style:style style:name="Tabela203" style:family="table">
      <style:table-properties style:width="2.321cm" table:align="left"/>
    </style:style>
    <style:style style:name="Tabela203.A" style:family="table-column">
      <style:table-column-properties style:column-width="0.732cm"/>
    </style:style>
    <style:style style:name="Tabela203.B" style:family="table-column">
      <style:table-column-properties style:column-width="1.589cm"/>
    </style:style>
    <style:style style:name="Tabela203.A1" style:family="table-cell">
      <style:table-cell-properties style:vertical-align="middle" fo:padding="0.049cm" fo:border="none"/>
    </style:style>
    <style:style style:name="Tabela204" style:family="table">
      <style:table-properties style:width="13.053cm" table:align="left"/>
    </style:style>
    <style:style style:name="Tabela204.A" style:family="table-column">
      <style:table-column-properties style:column-width="0.732cm"/>
    </style:style>
    <style:style style:name="Tabela204.B" style:family="table-column">
      <style:table-column-properties style:column-width="12.321cm"/>
    </style:style>
    <style:style style:name="Tabela204.A1" style:family="table-cell">
      <style:table-cell-properties style:vertical-align="middle" fo:padding="0.049cm" fo:border="none"/>
    </style:style>
    <style:style style:name="Tabela205" style:family="table">
      <style:table-properties style:width="11.529cm" table:align="left"/>
    </style:style>
    <style:style style:name="Tabela205.A" style:family="table-column">
      <style:table-column-properties style:column-width="0.732cm"/>
    </style:style>
    <style:style style:name="Tabela205.B" style:family="table-column">
      <style:table-column-properties style:column-width="10.797cm"/>
    </style:style>
    <style:style style:name="Tabela205.A1" style:family="table-cell">
      <style:table-cell-properties style:vertical-align="middle" fo:padding="0.049cm" fo:border="none"/>
    </style:style>
    <style:style style:name="Tabela206" style:family="table">
      <style:table-properties style:width="1.069cm" table:align="left"/>
    </style:style>
    <style:style style:name="Tabela206.A" style:family="table-column">
      <style:table-column-properties style:column-width="0.732cm"/>
    </style:style>
    <style:style style:name="Tabela206.B" style:family="table-column">
      <style:table-column-properties style:column-width="0.337cm"/>
    </style:style>
    <style:style style:name="Tabela206.A1" style:family="table-cell">
      <style:table-cell-properties style:vertical-align="middle" fo:padding="0.049cm" fo:border="none"/>
    </style:style>
    <style:style style:name="Tabela207" style:family="table">
      <style:table-properties style:width="10.47cm" table:align="left"/>
    </style:style>
    <style:style style:name="Tabela207.A" style:family="table-column">
      <style:table-column-properties style:column-width="0.732cm"/>
    </style:style>
    <style:style style:name="Tabela207.B" style:family="table-column">
      <style:table-column-properties style:column-width="9.738cm"/>
    </style:style>
    <style:style style:name="Tabela207.A1" style:family="table-cell">
      <style:table-cell-properties style:vertical-align="middle" fo:padding="0.049cm" fo:border="none"/>
    </style:style>
    <style:style style:name="Tabela208" style:family="table">
      <style:table-properties style:width="17cm" table:align="left"/>
    </style:style>
    <style:style style:name="Tabela208.A" style:family="table-column">
      <style:table-column-properties style:column-width="0.732cm"/>
    </style:style>
    <style:style style:name="Tabela208.B" style:family="table-column">
      <style:table-column-properties style:column-width="16.268cm"/>
    </style:style>
    <style:style style:name="Tabela208.A1" style:family="table-cell">
      <style:table-cell-properties style:vertical-align="middle" fo:padding="0.049cm" fo:border="none"/>
    </style:style>
    <style:style style:name="Tabela209" style:family="table">
      <style:table-properties style:width="13.053cm" table:align="left"/>
    </style:style>
    <style:style style:name="Tabela209.A" style:family="table-column">
      <style:table-column-properties style:column-width="0.732cm"/>
    </style:style>
    <style:style style:name="Tabela209.B" style:family="table-column">
      <style:table-column-properties style:column-width="12.321cm"/>
    </style:style>
    <style:style style:name="Tabela209.A1" style:family="table-cell">
      <style:table-cell-properties style:vertical-align="middle" fo:padding="0.049cm" fo:border="none"/>
    </style:style>
    <style:style style:name="Tabela210" style:family="table">
      <style:table-properties style:width="12.27cm" table:align="left"/>
    </style:style>
    <style:style style:name="Tabela210.A" style:family="table-column">
      <style:table-column-properties style:column-width="0.732cm"/>
    </style:style>
    <style:style style:name="Tabela210.B" style:family="table-column">
      <style:table-column-properties style:column-width="11.538cm"/>
    </style:style>
    <style:style style:name="Tabela210.A1" style:family="table-cell">
      <style:table-cell-properties style:vertical-align="middle" fo:padding="0.049cm" fo:border="none"/>
    </style:style>
    <style:style style:name="Tabela211" style:family="table">
      <style:table-properties style:width="17cm" table:align="left"/>
    </style:style>
    <style:style style:name="Tabela211.A" style:family="table-column">
      <style:table-column-properties style:column-width="0.732cm"/>
    </style:style>
    <style:style style:name="Tabela211.B" style:family="table-column">
      <style:table-column-properties style:column-width="16.268cm"/>
    </style:style>
    <style:style style:name="Tabela211.A1" style:family="table-cell">
      <style:table-cell-properties style:vertical-align="middle" fo:padding="0.049cm" fo:border="none"/>
    </style:style>
    <style:style style:name="Tabela212" style:family="table">
      <style:table-properties style:width="2.85cm" table:align="left"/>
    </style:style>
    <style:style style:name="Tabela212.A" style:family="table-column">
      <style:table-column-properties style:column-width="0.732cm"/>
    </style:style>
    <style:style style:name="Tabela212.B" style:family="table-column">
      <style:table-column-properties style:column-width="2.118cm"/>
    </style:style>
    <style:style style:name="Tabela212.A1" style:family="table-cell">
      <style:table-cell-properties style:vertical-align="middle" fo:padding="0.049cm" fo:border="none"/>
    </style:style>
    <style:style style:name="Tabela213" style:family="table">
      <style:table-properties style:width="15.392cm" table:align="left"/>
    </style:style>
    <style:style style:name="Tabela213.A" style:family="table-column">
      <style:table-column-properties style:column-width="0.478cm"/>
    </style:style>
    <style:style style:name="Tabela213.B" style:family="table-column">
      <style:table-column-properties style:column-width="14.914cm"/>
    </style:style>
    <style:style style:name="Tabela213.A1" style:family="table-cell">
      <style:table-cell-properties style:vertical-align="middle" fo:padding="0.049cm" fo:border="none"/>
    </style:style>
    <style:style style:name="Tabela214" style:family="table">
      <style:table-properties style:width="6.936cm" table:align="left"/>
    </style:style>
    <style:style style:name="Tabela214.A" style:family="table-column">
      <style:table-column-properties style:column-width="0.478cm"/>
    </style:style>
    <style:style style:name="Tabela214.B" style:family="table-column">
      <style:table-column-properties style:column-width="6.458cm"/>
    </style:style>
    <style:style style:name="Tabela214.A1" style:family="table-cell">
      <style:table-cell-properties style:vertical-align="middle" fo:padding="0.049cm" fo:border="none"/>
    </style:style>
    <style:style style:name="Tabela215" style:family="table">
      <style:table-properties style:width="6.682cm" table:align="left"/>
    </style:style>
    <style:style style:name="Tabela215.A" style:family="table-column">
      <style:table-column-properties style:column-width="0.478cm"/>
    </style:style>
    <style:style style:name="Tabela215.B" style:family="table-column">
      <style:table-column-properties style:column-width="6.204cm"/>
    </style:style>
    <style:style style:name="Tabela215.A1" style:family="table-cell">
      <style:table-cell-properties style:vertical-align="middle" fo:padding="0.049cm" fo:border="none"/>
    </style:style>
    <style:style style:name="Tabela216" style:family="table">
      <style:table-properties style:width="4.396cm" table:align="left"/>
    </style:style>
    <style:style style:name="Tabela216.A" style:family="table-column">
      <style:table-column-properties style:column-width="0.478cm"/>
    </style:style>
    <style:style style:name="Tabela216.B" style:family="table-column">
      <style:table-column-properties style:column-width="3.918cm"/>
    </style:style>
    <style:style style:name="Tabela216.A1" style:family="table-cell">
      <style:table-cell-properties style:vertical-align="middle" fo:padding="0.049cm" fo:border="none"/>
    </style:style>
    <style:style style:name="Tabela217" style:family="table">
      <style:table-properties style:width="10.566cm" table:align="left"/>
    </style:style>
    <style:style style:name="Tabela217.A" style:family="table-column">
      <style:table-column-properties style:column-width="0.732cm"/>
    </style:style>
    <style:style style:name="Tabela217.B" style:family="table-column">
      <style:table-column-properties style:column-width="9.834cm"/>
    </style:style>
    <style:style style:name="Tabela217.A1" style:family="table-cell">
      <style:table-cell-properties style:vertical-align="middle" fo:padding="0.049cm" fo:border="none"/>
    </style:style>
    <style:style style:name="Tabela218" style:family="table">
      <style:table-properties style:width="8.46cm" table:align="left"/>
    </style:style>
    <style:style style:name="Tabela218.A" style:family="table-column">
      <style:table-column-properties style:column-width="0.732cm"/>
    </style:style>
    <style:style style:name="Tabela218.B" style:family="table-column">
      <style:table-column-properties style:column-width="7.728cm"/>
    </style:style>
    <style:style style:name="Tabela218.A1" style:family="table-cell">
      <style:table-cell-properties style:vertical-align="middle" fo:padding="0.049cm" fo:border="none"/>
    </style:style>
    <style:style style:name="Tabela219" style:family="table">
      <style:table-properties style:width="6.682cm" table:align="left"/>
    </style:style>
    <style:style style:name="Tabela219.A" style:family="table-column">
      <style:table-column-properties style:column-width="0.732cm"/>
    </style:style>
    <style:style style:name="Tabela219.B" style:family="table-column">
      <style:table-column-properties style:column-width="5.95cm"/>
    </style:style>
    <style:style style:name="Tabela219.A1" style:family="table-cell">
      <style:table-cell-properties style:vertical-align="middle" fo:padding="0.049cm" fo:border="none"/>
    </style:style>
    <style:style style:name="Tabela220" style:family="table">
      <style:table-properties style:width="14.111cm" table:align="left"/>
    </style:style>
    <style:style style:name="Tabela220.A" style:family="table-column">
      <style:table-column-properties style:column-width="0.732cm"/>
    </style:style>
    <style:style style:name="Tabela220.B" style:family="table-column">
      <style:table-column-properties style:column-width="13.379cm"/>
    </style:style>
    <style:style style:name="Tabela220.A1" style:family="table-cell">
      <style:table-cell-properties style:vertical-align="middle" fo:padding="0.049cm" fo:border="none"/>
    </style:style>
    <style:style style:name="Tabela221" style:family="table">
      <style:table-properties style:width="12.27cm" table:align="left"/>
    </style:style>
    <style:style style:name="Tabela221.A" style:family="table-column">
      <style:table-column-properties style:column-width="0.732cm"/>
    </style:style>
    <style:style style:name="Tabela221.B" style:family="table-column">
      <style:table-column-properties style:column-width="11.538cm"/>
    </style:style>
    <style:style style:name="Tabela221.A1" style:family="table-cell">
      <style:table-cell-properties style:vertical-align="middle" fo:padding="0.049cm" fo:border="none"/>
    </style:style>
    <style:style style:name="Tabela222" style:family="table">
      <style:table-properties style:width="9.222cm" table:align="left"/>
    </style:style>
    <style:style style:name="Tabela222.A" style:family="table-column">
      <style:table-column-properties style:column-width="0.732cm"/>
    </style:style>
    <style:style style:name="Tabela222.B" style:family="table-column">
      <style:table-column-properties style:column-width="8.49cm"/>
    </style:style>
    <style:style style:name="Tabela222.A1" style:family="table-cell">
      <style:table-cell-properties style:vertical-align="middle" fo:padding="0.049cm" fo:border="none"/>
    </style:style>
    <style:style style:name="Tabela223" style:family="table">
      <style:table-properties style:width="4.904cm" table:align="left"/>
    </style:style>
    <style:style style:name="Tabela223.A" style:family="table-column">
      <style:table-column-properties style:column-width="0.732cm"/>
    </style:style>
    <style:style style:name="Tabela223.B" style:family="table-column">
      <style:table-column-properties style:column-width="4.172cm"/>
    </style:style>
    <style:style style:name="Tabela223.A1" style:family="table-cell">
      <style:table-cell-properties style:vertical-align="middle" fo:padding="0.049cm" fo:border="none"/>
    </style:style>
    <style:style style:name="Tabela224" style:family="table">
      <style:table-properties style:width="5.158cm" table:align="left"/>
    </style:style>
    <style:style style:name="Tabela224.A" style:family="table-column">
      <style:table-column-properties style:column-width="0.732cm"/>
    </style:style>
    <style:style style:name="Tabela224.B" style:family="table-column">
      <style:table-column-properties style:column-width="4.426cm"/>
    </style:style>
    <style:style style:name="Tabela224.A1" style:family="table-cell">
      <style:table-cell-properties style:vertical-align="middle" fo:padding="0.049cm" fo:border="none"/>
    </style:style>
    <style:style style:name="Tabela225" style:family="table">
      <style:table-properties style:width="13.053cm" table:align="left"/>
    </style:style>
    <style:style style:name="Tabela225.A" style:family="table-column">
      <style:table-column-properties style:column-width="0.732cm"/>
    </style:style>
    <style:style style:name="Tabela225.B" style:family="table-column">
      <style:table-column-properties style:column-width="12.321cm"/>
    </style:style>
    <style:style style:name="Tabela225.A1" style:family="table-cell">
      <style:table-cell-properties style:vertical-align="middle" fo:padding="0.049cm" fo:border="none"/>
    </style:style>
    <style:style style:name="Tabela226" style:family="table">
      <style:table-properties style:width="11.529cm" table:align="left"/>
    </style:style>
    <style:style style:name="Tabela226.A" style:family="table-column">
      <style:table-column-properties style:column-width="0.732cm"/>
    </style:style>
    <style:style style:name="Tabela226.B" style:family="table-column">
      <style:table-column-properties style:column-width="10.797cm"/>
    </style:style>
    <style:style style:name="Tabela226.A1" style:family="table-cell">
      <style:table-cell-properties style:vertical-align="middle" fo:padding="0.049cm" fo:border="none"/>
    </style:style>
    <style:style style:name="Tabela227" style:family="table">
      <style:table-properties style:width="1.069cm" table:align="left"/>
    </style:style>
    <style:style style:name="Tabela227.A" style:family="table-column">
      <style:table-column-properties style:column-width="0.732cm"/>
    </style:style>
    <style:style style:name="Tabela227.B" style:family="table-column">
      <style:table-column-properties style:column-width="0.337cm"/>
    </style:style>
    <style:style style:name="Tabela227.A1" style:family="table-cell">
      <style:table-cell-properties style:vertical-align="middle" fo:padding="0.049cm" fo:border="none"/>
    </style:style>
    <style:style style:name="Tabela228" style:family="table">
      <style:table-properties style:width="17cm" table:align="left"/>
    </style:style>
    <style:style style:name="Tabela228.A" style:family="table-column">
      <style:table-column-properties style:column-width="0.732cm"/>
    </style:style>
    <style:style style:name="Tabela228.B" style:family="table-column">
      <style:table-column-properties style:column-width="16.268cm"/>
    </style:style>
    <style:style style:name="Tabela228.A1" style:family="table-cell">
      <style:table-cell-properties style:vertical-align="middle" fo:padding="0.049cm" fo:border="none"/>
    </style:style>
    <style:style style:name="Tabela229" style:family="table">
      <style:table-properties style:width="9.931cm" table:align="left"/>
    </style:style>
    <style:style style:name="Tabela229.A" style:family="table-column">
      <style:table-column-properties style:column-width="0.732cm"/>
    </style:style>
    <style:style style:name="Tabela229.B" style:family="table-column">
      <style:table-column-properties style:column-width="9.199cm"/>
    </style:style>
    <style:style style:name="Tabela229.A1" style:family="table-cell">
      <style:table-cell-properties style:vertical-align="middle" fo:padding="0.049cm" fo:border="none"/>
    </style:style>
    <style:style style:name="Tabela230" style:family="table">
      <style:table-properties style:width="12.291cm" table:align="left"/>
    </style:style>
    <style:style style:name="Tabela230.A" style:family="table-column">
      <style:table-column-properties style:column-width="0.732cm"/>
    </style:style>
    <style:style style:name="Tabela230.B" style:family="table-column">
      <style:table-column-properties style:column-width="11.559cm"/>
    </style:style>
    <style:style style:name="Tabela230.A1" style:family="table-cell">
      <style:table-cell-properties style:vertical-align="middle" fo:padding="0.049cm" fo:border="none"/>
    </style:style>
    <style:style style:name="Tabela231" style:family="table">
      <style:table-properties style:width="7.698cm" table:align="left"/>
    </style:style>
    <style:style style:name="Tabela231.A" style:family="table-column">
      <style:table-column-properties style:column-width="0.732cm"/>
    </style:style>
    <style:style style:name="Tabela231.B" style:family="table-column">
      <style:table-column-properties style:column-width="6.966cm"/>
    </style:style>
    <style:style style:name="Tabela231.A1" style:family="table-cell">
      <style:table-cell-properties style:vertical-align="middle" fo:padding="0.049cm" fo:border="none"/>
    </style:style>
    <style:style style:name="Tabela232" style:family="table">
      <style:table-properties style:width="3.814cm" table:align="left"/>
    </style:style>
    <style:style style:name="Tabela232.A" style:family="table-column">
      <style:table-column-properties style:column-width="0.478cm"/>
    </style:style>
    <style:style style:name="Tabela232.B" style:family="table-column">
      <style:table-column-properties style:column-width="3.336cm"/>
    </style:style>
    <style:style style:name="Tabela232.A1" style:family="table-cell">
      <style:table-cell-properties style:vertical-align="middle" fo:padding="0.049cm" fo:border="none"/>
    </style:style>
    <style:style style:name="Tabela233" style:family="table">
      <style:table-properties style:width="12.788cm" table:align="left"/>
    </style:style>
    <style:style style:name="Tabela233.A" style:family="table-column">
      <style:table-column-properties style:column-width="0.478cm"/>
    </style:style>
    <style:style style:name="Tabela233.B" style:family="table-column">
      <style:table-column-properties style:column-width="12.31cm"/>
    </style:style>
    <style:style style:name="Tabela233.A1" style:family="table-cell">
      <style:table-cell-properties style:vertical-align="middle" fo:padding="0.049cm" fo:border="none"/>
    </style:style>
    <style:style style:name="Tabela234" style:family="table">
      <style:table-properties style:width="9.232cm" table:align="left"/>
    </style:style>
    <style:style style:name="Tabela234.A" style:family="table-column">
      <style:table-column-properties style:column-width="0.478cm"/>
    </style:style>
    <style:style style:name="Tabela234.B" style:family="table-column">
      <style:table-column-properties style:column-width="8.754cm"/>
    </style:style>
    <style:style style:name="Tabela234.A1" style:family="table-cell">
      <style:table-cell-properties style:vertical-align="middle" fo:padding="0.049cm" fo:border="none"/>
    </style:style>
    <style:style style:name="Tabela235" style:family="table">
      <style:table-properties style:width="7.962cm" table:align="left"/>
    </style:style>
    <style:style style:name="Tabela235.A" style:family="table-column">
      <style:table-column-properties style:column-width="0.478cm"/>
    </style:style>
    <style:style style:name="Tabela235.B" style:family="table-column">
      <style:table-column-properties style:column-width="7.484cm"/>
    </style:style>
    <style:style style:name="Tabela235.A1" style:family="table-cell">
      <style:table-cell-properties style:vertical-align="middle" fo:padding="0.049cm" fo:border="none"/>
    </style:style>
    <style:style style:name="Tabela236" style:family="table">
      <style:table-properties style:width="4.068cm" table:align="left"/>
    </style:style>
    <style:style style:name="Tabela236.A" style:family="table-column">
      <style:table-column-properties style:column-width="0.478cm"/>
    </style:style>
    <style:style style:name="Tabela236.B" style:family="table-column">
      <style:table-column-properties style:column-width="3.59cm"/>
    </style:style>
    <style:style style:name="Tabela236.A1" style:family="table-cell">
      <style:table-cell-properties style:vertical-align="middle" fo:padding="0.049cm" fo:border="none"/>
    </style:style>
    <style:style style:name="Tabela237" style:family="table">
      <style:table-properties style:width="4.565cm" table:align="left"/>
    </style:style>
    <style:style style:name="Tabela237.A" style:family="table-column">
      <style:table-column-properties style:column-width="0.732cm"/>
    </style:style>
    <style:style style:name="Tabela237.B" style:family="table-column">
      <style:table-column-properties style:column-width="3.833cm"/>
    </style:style>
    <style:style style:name="Tabela237.A1" style:family="table-cell">
      <style:table-cell-properties style:vertical-align="middle" fo:padding="0.049cm" fo:border="none"/>
    </style:style>
    <style:style style:name="Tabela238" style:family="table">
      <style:table-properties style:width="12.682cm" table:align="left"/>
    </style:style>
    <style:style style:name="Tabela238.A" style:family="table-column">
      <style:table-column-properties style:column-width="0.732cm"/>
    </style:style>
    <style:style style:name="Tabela238.B" style:family="table-column">
      <style:table-column-properties style:column-width="11.95cm"/>
    </style:style>
    <style:style style:name="Tabela238.A1" style:family="table-cell">
      <style:table-cell-properties style:vertical-align="middle" fo:padding="0.049cm" fo:border="none"/>
    </style:style>
    <style:style style:name="Tabela239" style:family="table">
      <style:table-properties style:width="9.74cm" table:align="left"/>
    </style:style>
    <style:style style:name="Tabela239.A" style:family="table-column">
      <style:table-column-properties style:column-width="0.732cm"/>
    </style:style>
    <style:style style:name="Tabela239.B" style:family="table-column">
      <style:table-column-properties style:column-width="9.008cm"/>
    </style:style>
    <style:style style:name="Tabela239.A1" style:family="table-cell">
      <style:table-cell-properties style:vertical-align="middle" fo:padding="0.049cm" fo:border="none"/>
    </style:style>
    <style:style style:name="Tabela240" style:family="table">
      <style:table-properties style:width="9.719cm" table:align="left"/>
    </style:style>
    <style:style style:name="Tabela240.A" style:family="table-column">
      <style:table-column-properties style:column-width="0.732cm"/>
    </style:style>
    <style:style style:name="Tabela240.B" style:family="table-column">
      <style:table-column-properties style:column-width="8.987cm"/>
    </style:style>
    <style:style style:name="Tabela240.A1" style:family="table-cell">
      <style:table-cell-properties style:vertical-align="middle" fo:padding="0.049cm" fo:border="none"/>
    </style:style>
    <style:style style:name="Tabela241" style:family="table">
      <style:table-properties style:width="7.306cm" table:align="left"/>
    </style:style>
    <style:style style:name="Tabela241.A" style:family="table-column">
      <style:table-column-properties style:column-width="0.732cm"/>
    </style:style>
    <style:style style:name="Tabela241.B" style:family="table-column">
      <style:table-column-properties style:column-width="6.574cm"/>
    </style:style>
    <style:style style:name="Tabela241.A1" style:family="table-cell">
      <style:table-cell-properties style:vertical-align="middle" fo:padding="0.049cm" fo:border="none"/>
    </style:style>
    <style:style style:name="Tabela242" style:family="table">
      <style:table-properties style:width="14.545cm" table:align="left"/>
    </style:style>
    <style:style style:name="Tabela242.A" style:family="table-column">
      <style:table-column-properties style:column-width="0.732cm"/>
    </style:style>
    <style:style style:name="Tabela242.B" style:family="table-column">
      <style:table-column-properties style:column-width="13.813cm"/>
    </style:style>
    <style:style style:name="Tabela242.A1" style:family="table-cell">
      <style:table-cell-properties style:vertical-align="middle" fo:padding="0.049cm" fo:border="none"/>
    </style:style>
    <style:style style:name="Tabela243" style:family="table">
      <style:table-properties style:width="17cm" table:align="left"/>
    </style:style>
    <style:style style:name="Tabela243.A" style:family="table-column">
      <style:table-column-properties style:column-width="0.732cm"/>
    </style:style>
    <style:style style:name="Tabela243.B" style:family="table-column">
      <style:table-column-properties style:column-width="16.268cm"/>
    </style:style>
    <style:style style:name="Tabela243.A1" style:family="table-cell">
      <style:table-cell-properties style:vertical-align="middle" fo:padding="0.049cm" fo:border="none"/>
    </style:style>
    <style:style style:name="Tabela244" style:family="table">
      <style:table-properties style:width="8.057cm" table:align="left"/>
    </style:style>
    <style:style style:name="Tabela244.A" style:family="table-column">
      <style:table-column-properties style:column-width="0.732cm"/>
    </style:style>
    <style:style style:name="Tabela244.B" style:family="table-column">
      <style:table-column-properties style:column-width="7.325cm"/>
    </style:style>
    <style:style style:name="Tabela244.A1" style:family="table-cell">
      <style:table-cell-properties style:vertical-align="middle" fo:padding="0.049cm" fo:border="none"/>
    </style:style>
    <style:style style:name="Tabela245" style:family="table">
      <style:table-properties style:width="17cm" table:align="left"/>
    </style:style>
    <style:style style:name="Tabela245.A" style:family="table-column">
      <style:table-column-properties style:column-width="0.732cm"/>
    </style:style>
    <style:style style:name="Tabela245.B" style:family="table-column">
      <style:table-column-properties style:column-width="16.268cm"/>
    </style:style>
    <style:style style:name="Tabela245.A1" style:family="table-cell">
      <style:table-cell-properties style:vertical-align="middle" fo:padding="0.049cm" fo:border="none"/>
    </style:style>
    <style:style style:name="Tabela246" style:family="table">
      <style:table-properties style:width="10.248cm" table:align="left"/>
    </style:style>
    <style:style style:name="Tabela246.A" style:family="table-column">
      <style:table-column-properties style:column-width="0.732cm"/>
    </style:style>
    <style:style style:name="Tabela246.B" style:family="table-column">
      <style:table-column-properties style:column-width="9.516cm"/>
    </style:style>
    <style:style style:name="Tabela246.A1" style:family="table-cell">
      <style:table-cell-properties style:vertical-align="middle" fo:padding="0.049cm" fo:border="none"/>
    </style:style>
    <style:style style:name="Tabela247" style:family="table">
      <style:table-properties style:width="14.026cm" table:align="left"/>
    </style:style>
    <style:style style:name="Tabela247.A" style:family="table-column">
      <style:table-column-properties style:column-width="0.732cm"/>
    </style:style>
    <style:style style:name="Tabela247.B" style:family="table-column">
      <style:table-column-properties style:column-width="13.294cm"/>
    </style:style>
    <style:style style:name="Tabela247.A1" style:family="table-cell">
      <style:table-cell-properties style:vertical-align="middle" fo:padding="0.049cm" fo:border="none"/>
    </style:style>
    <style:style style:name="Tabela248" style:family="table">
      <style:table-properties style:width="14.026cm" table:align="left"/>
    </style:style>
    <style:style style:name="Tabela248.A" style:family="table-column">
      <style:table-column-properties style:column-width="0.732cm"/>
    </style:style>
    <style:style style:name="Tabela248.B" style:family="table-column">
      <style:table-column-properties style:column-width="13.294cm"/>
    </style:style>
    <style:style style:name="Tabela248.A1" style:family="table-cell">
      <style:table-cell-properties style:vertical-align="middle" fo:padding="0.049cm" fo:border="none"/>
    </style:style>
    <style:style style:name="Tabela249" style:family="table">
      <style:table-properties style:width="6.025cm" table:align="left"/>
    </style:style>
    <style:style style:name="Tabela249.A" style:family="table-column">
      <style:table-column-properties style:column-width="0.732cm"/>
    </style:style>
    <style:style style:name="Tabela249.B" style:family="table-column">
      <style:table-column-properties style:column-width="5.293cm"/>
    </style:style>
    <style:style style:name="Tabela249.A1" style:family="table-cell">
      <style:table-cell-properties style:vertical-align="middle" fo:padding="0.049cm" fo:border="none"/>
    </style:style>
    <style:style style:name="Tabela250" style:family="table">
      <style:table-properties style:width="4.703cm" table:align="left"/>
    </style:style>
    <style:style style:name="Tabela250.A" style:family="table-column">
      <style:table-column-properties style:column-width="0.732cm"/>
    </style:style>
    <style:style style:name="Tabela250.B" style:family="table-column">
      <style:table-column-properties style:column-width="3.971cm"/>
    </style:style>
    <style:style style:name="Tabela250.A1" style:family="table-cell">
      <style:table-cell-properties style:vertical-align="middle" fo:padding="0.049cm" fo:border="none"/>
    </style:style>
    <style:style style:name="Tabela251" style:family="table">
      <style:table-properties style:width="6.491cm" table:align="left"/>
    </style:style>
    <style:style style:name="Tabela251.A" style:family="table-column">
      <style:table-column-properties style:column-width="0.732cm"/>
    </style:style>
    <style:style style:name="Tabela251.B" style:family="table-column">
      <style:table-column-properties style:column-width="5.759cm"/>
    </style:style>
    <style:style style:name="Tabela251.A1" style:family="table-cell">
      <style:table-cell-properties style:vertical-align="middle" fo:padding="0.049cm" fo:border="none"/>
    </style:style>
    <style:style style:name="Tabela252" style:family="table">
      <style:table-properties style:width="2.321cm" table:align="left"/>
    </style:style>
    <style:style style:name="Tabela252.A" style:family="table-column">
      <style:table-column-properties style:column-width="0.732cm"/>
    </style:style>
    <style:style style:name="Tabela252.B" style:family="table-column">
      <style:table-column-properties style:column-width="1.589cm"/>
    </style:style>
    <style:style style:name="Tabela252.A1" style:family="table-cell">
      <style:table-cell-properties style:vertical-align="middle" fo:padding="0.049cm" fo:border="none"/>
    </style:style>
    <style:style style:name="Tabela253" style:family="table">
      <style:table-properties style:width="1.263cm" table:align="left"/>
    </style:style>
    <style:style style:name="Tabela253.A" style:family="table-column">
      <style:table-column-properties style:column-width="0.732cm"/>
    </style:style>
    <style:style style:name="Tabela253.B" style:family="table-column">
      <style:table-column-properties style:column-width="0.531cm"/>
    </style:style>
    <style:style style:name="Tabela253.A1" style:family="table-cell">
      <style:table-cell-properties style:vertical-align="middle" fo:padding="0.049cm" fo:border="none"/>
    </style:style>
    <style:style style:name="Tabela254" style:family="table">
      <style:table-properties style:width="9.91cm" table:align="left"/>
    </style:style>
    <style:style style:name="Tabela254.A" style:family="table-column">
      <style:table-column-properties style:column-width="0.478cm"/>
    </style:style>
    <style:style style:name="Tabela254.B" style:family="table-column">
      <style:table-column-properties style:column-width="9.432cm"/>
    </style:style>
    <style:style style:name="Tabela254.A1" style:family="table-cell">
      <style:table-cell-properties style:vertical-align="middle" fo:padding="0.049cm" fo:border="none"/>
    </style:style>
    <style:style style:name="Tabela255" style:family="table">
      <style:table-properties style:width="2.279cm" table:align="left"/>
    </style:style>
    <style:style style:name="Tabela255.A" style:family="table-column">
      <style:table-column-properties style:column-width="0.732cm"/>
    </style:style>
    <style:style style:name="Tabela255.B" style:family="table-column">
      <style:table-column-properties style:column-width="1.547cm"/>
    </style:style>
    <style:style style:name="Tabela255.A1" style:family="table-cell">
      <style:table-cell-properties style:vertical-align="middle" fo:padding="0.049cm" fo:border="none"/>
    </style:style>
    <style:style style:name="Tabela256" style:family="table">
      <style:table-properties style:width="13.582cm" table:align="left"/>
    </style:style>
    <style:style style:name="Tabela256.A" style:family="table-column">
      <style:table-column-properties style:column-width="0.732cm"/>
    </style:style>
    <style:style style:name="Tabela256.B" style:family="table-column">
      <style:table-column-properties style:column-width="12.85cm"/>
    </style:style>
    <style:style style:name="Tabela256.A1" style:family="table-cell">
      <style:table-cell-properties style:vertical-align="middle" fo:padding="0.049cm" fo:border="none"/>
    </style:style>
    <style:style style:name="Tabela257" style:family="table">
      <style:table-properties style:width="10.1cm" table:align="left"/>
    </style:style>
    <style:style style:name="Tabela257.A" style:family="table-column">
      <style:table-column-properties style:column-width="0.732cm"/>
    </style:style>
    <style:style style:name="Tabela257.B" style:family="table-column">
      <style:table-column-properties style:column-width="9.368cm"/>
    </style:style>
    <style:style style:name="Tabela257.A1" style:family="table-cell">
      <style:table-cell-properties style:vertical-align="middle" fo:padding="0.049cm" fo:border="none"/>
    </style:style>
    <style:style style:name="Tabela258" style:family="table">
      <style:table-properties style:width="17cm" table:align="left"/>
    </style:style>
    <style:style style:name="Tabela258.A" style:family="table-column">
      <style:table-column-properties style:column-width="0.732cm"/>
    </style:style>
    <style:style style:name="Tabela258.B" style:family="table-column">
      <style:table-column-properties style:column-width="16.268cm"/>
    </style:style>
    <style:style style:name="Tabela258.A1" style:family="table-cell">
      <style:table-cell-properties style:vertical-align="middle" fo:padding="0.049cm" fo:border="none"/>
    </style:style>
    <style:style style:name="Tabela259" style:family="table">
      <style:table-properties style:width="1.069cm" table:align="left"/>
    </style:style>
    <style:style style:name="Tabela259.A" style:family="table-column">
      <style:table-column-properties style:column-width="0.732cm"/>
    </style:style>
    <style:style style:name="Tabela259.B" style:family="table-column">
      <style:table-column-properties style:column-width="0.337cm"/>
    </style:style>
    <style:style style:name="Tabela259.A1" style:family="table-cell">
      <style:table-cell-properties style:vertical-align="middle" fo:padding="0.049cm" fo:border="none"/>
    </style:style>
    <style:style style:name="Tabela260" style:family="table">
      <style:table-properties style:width="12.651cm" table:align="left"/>
    </style:style>
    <style:style style:name="Tabela260.A" style:family="table-column">
      <style:table-column-properties style:column-width="0.732cm"/>
    </style:style>
    <style:style style:name="Tabela260.B" style:family="table-column">
      <style:table-column-properties style:column-width="11.919cm"/>
    </style:style>
    <style:style style:name="Tabela260.A1" style:family="table-cell">
      <style:table-cell-properties style:vertical-align="middle" fo:padding="0.049cm" fo:border="none"/>
    </style:style>
    <style:style style:name="Tabela261" style:family="table">
      <style:table-properties style:width="6.957cm" table:align="left"/>
    </style:style>
    <style:style style:name="Tabela261.A" style:family="table-column">
      <style:table-column-properties style:column-width="0.732cm"/>
    </style:style>
    <style:style style:name="Tabela261.B" style:family="table-column">
      <style:table-column-properties style:column-width="6.225cm"/>
    </style:style>
    <style:style style:name="Tabela261.A1" style:family="table-cell">
      <style:table-cell-properties style:vertical-align="middle" fo:padding="0.049cm" fo:border="none"/>
    </style:style>
    <style:style style:name="Tabela262" style:family="table">
      <style:table-properties style:width="16.143cm" table:align="left"/>
    </style:style>
    <style:style style:name="Tabela262.A" style:family="table-column">
      <style:table-column-properties style:column-width="0.732cm"/>
    </style:style>
    <style:style style:name="Tabela262.B" style:family="table-column">
      <style:table-column-properties style:column-width="15.411cm"/>
    </style:style>
    <style:style style:name="Tabela262.A1" style:family="table-cell">
      <style:table-cell-properties style:vertical-align="middle" fo:padding="0.049cm" fo:border="none"/>
    </style:style>
    <style:style style:name="Tabela263" style:family="table">
      <style:table-properties style:width="3.186cm" table:align="left"/>
    </style:style>
    <style:style style:name="Tabela263.A" style:family="table-column">
      <style:table-column-properties style:column-width="0.732cm"/>
    </style:style>
    <style:style style:name="Tabela263.B" style:family="table-column">
      <style:table-column-properties style:column-width="2.454cm"/>
    </style:style>
    <style:style style:name="Tabela263.A1" style:family="table-cell">
      <style:table-cell-properties style:vertical-align="middle" fo:padding="0.049cm" fo:border="none"/>
    </style:style>
    <style:style style:name="Tabela264" style:family="table">
      <style:table-properties style:width="17cm" table:align="left"/>
    </style:style>
    <style:style style:name="Tabela264.A" style:family="table-column">
      <style:table-column-properties style:column-width="0.732cm"/>
    </style:style>
    <style:style style:name="Tabela264.B" style:family="table-column">
      <style:table-column-properties style:column-width="16.268cm"/>
    </style:style>
    <style:style style:name="Tabela264.A1" style:family="table-cell">
      <style:table-cell-properties style:vertical-align="middle" fo:padding="0.049cm" fo:border="none"/>
    </style:style>
    <style:style style:name="Tabela265" style:family="table">
      <style:table-properties style:width="1.263cm" table:align="left"/>
    </style:style>
    <style:style style:name="Tabela265.A" style:family="table-column">
      <style:table-column-properties style:column-width="0.732cm"/>
    </style:style>
    <style:style style:name="Tabela265.B" style:family="table-column">
      <style:table-column-properties style:column-width="0.531cm"/>
    </style:style>
    <style:style style:name="Tabela265.A1" style:family="table-cell">
      <style:table-cell-properties style:vertical-align="middle" fo:padding="0.049cm" fo:border="none"/>
    </style:style>
    <style:style style:name="Tabela266" style:family="table">
      <style:table-properties style:width="15.307cm" table:align="left"/>
    </style:style>
    <style:style style:name="Tabela266.A" style:family="table-column">
      <style:table-column-properties style:column-width="0.732cm"/>
    </style:style>
    <style:style style:name="Tabela266.B" style:family="table-column">
      <style:table-column-properties style:column-width="14.575cm"/>
    </style:style>
    <style:style style:name="Tabela266.A1" style:family="table-cell">
      <style:table-cell-properties style:vertical-align="middle" fo:padding="0.049cm" fo:border="none"/>
    </style:style>
    <style:style style:name="Tabela267" style:family="table">
      <style:table-properties style:width="17cm" table:align="left"/>
    </style:style>
    <style:style style:name="Tabela267.A" style:family="table-column">
      <style:table-column-properties style:column-width="0.732cm"/>
    </style:style>
    <style:style style:name="Tabela267.B" style:family="table-column">
      <style:table-column-properties style:column-width="16.268cm"/>
    </style:style>
    <style:style style:name="Tabela267.A1" style:family="table-cell">
      <style:table-cell-properties style:vertical-align="middle" fo:padding="0.049cm" fo:border="none"/>
    </style:style>
    <style:style style:name="Tabela268" style:family="table">
      <style:table-properties style:width="7.391cm" table:align="left"/>
    </style:style>
    <style:style style:name="Tabela268.A" style:family="table-column">
      <style:table-column-properties style:column-width="0.732cm"/>
    </style:style>
    <style:style style:name="Tabela268.B" style:family="table-column">
      <style:table-column-properties style:column-width="6.659cm"/>
    </style:style>
    <style:style style:name="Tabela268.A1" style:family="table-cell">
      <style:table-cell-properties style:vertical-align="middle" fo:padding="0.049cm" fo:border="none"/>
    </style:style>
    <style:style style:name="Tabela269" style:family="table">
      <style:table-properties style:width="4.734cm" table:align="left"/>
    </style:style>
    <style:style style:name="Tabela269.A" style:family="table-column">
      <style:table-column-properties style:column-width="0.732cm"/>
    </style:style>
    <style:style style:name="Tabela269.B" style:family="table-column">
      <style:table-column-properties style:column-width="4.002cm"/>
    </style:style>
    <style:style style:name="Tabela269.A1" style:family="table-cell">
      <style:table-cell-properties style:vertical-align="middle" fo:padding="0.049cm" fo:border="none"/>
    </style:style>
    <style:style style:name="Tabela270" style:family="table">
      <style:table-properties style:width="11.815cm" table:align="left"/>
    </style:style>
    <style:style style:name="Tabela270.A" style:family="table-column">
      <style:table-column-properties style:column-width="0.732cm"/>
    </style:style>
    <style:style style:name="Tabela270.B" style:family="table-column">
      <style:table-column-properties style:column-width="11.083cm"/>
    </style:style>
    <style:style style:name="Tabela270.A1" style:family="table-cell">
      <style:table-cell-properties style:vertical-align="middle" fo:padding="0.049cm" fo:border="none"/>
    </style:style>
    <style:style style:name="Tabela271" style:family="table">
      <style:table-properties style:width="11.053cm" table:align="left"/>
    </style:style>
    <style:style style:name="Tabela271.A" style:family="table-column">
      <style:table-column-properties style:column-width="0.732cm"/>
    </style:style>
    <style:style style:name="Tabela271.B" style:family="table-column">
      <style:table-column-properties style:column-width="10.321cm"/>
    </style:style>
    <style:style style:name="Tabela271.A1" style:family="table-cell">
      <style:table-cell-properties style:vertical-align="middle" fo:padding="0.049cm" fo:border="none"/>
    </style:style>
    <style:style style:name="Tabela272" style:family="table">
      <style:table-properties style:width="12.852cm" table:align="left"/>
    </style:style>
    <style:style style:name="Tabela272.A" style:family="table-column">
      <style:table-column-properties style:column-width="0.732cm"/>
    </style:style>
    <style:style style:name="Tabela272.B" style:family="table-column">
      <style:table-column-properties style:column-width="12.12cm"/>
    </style:style>
    <style:style style:name="Tabela272.A1" style:family="table-cell">
      <style:table-cell-properties style:vertical-align="middle" fo:padding="0.049cm" fo:border="none"/>
    </style:style>
    <style:style style:name="Tabela273" style:family="table">
      <style:table-properties style:width="2.321cm" table:align="left"/>
    </style:style>
    <style:style style:name="Tabela273.A" style:family="table-column">
      <style:table-column-properties style:column-width="0.732cm"/>
    </style:style>
    <style:style style:name="Tabela273.B" style:family="table-column">
      <style:table-column-properties style:column-width="1.589cm"/>
    </style:style>
    <style:style style:name="Tabela273.A1" style:family="table-cell">
      <style:table-cell-properties style:vertical-align="middle" fo:padding="0.049cm" fo:border="none"/>
    </style:style>
    <style:style style:name="Tabela274" style:family="table">
      <style:table-properties style:width="1.528cm" table:align="left"/>
    </style:style>
    <style:style style:name="Tabela274.A" style:family="table-column">
      <style:table-column-properties style:column-width="0.732cm"/>
    </style:style>
    <style:style style:name="Tabela274.B" style:family="table-column">
      <style:table-column-properties style:column-width="0.796cm"/>
    </style:style>
    <style:style style:name="Tabela274.A1" style:family="table-cell">
      <style:table-cell-properties style:vertical-align="middle" fo:padding="0.049cm" fo:border="none"/>
    </style:style>
    <style:style style:name="Tabela275" style:family="table">
      <style:table-properties style:width="10.206cm" table:align="left"/>
    </style:style>
    <style:style style:name="Tabela275.A" style:family="table-column">
      <style:table-column-properties style:column-width="0.732cm"/>
    </style:style>
    <style:style style:name="Tabela275.B" style:family="table-column">
      <style:table-column-properties style:column-width="9.474cm"/>
    </style:style>
    <style:style style:name="Tabela275.A1" style:family="table-cell">
      <style:table-cell-properties style:vertical-align="middle" fo:padding="0.049cm" fo:border="none"/>
    </style:style>
    <style:style style:name="Tabela276" style:family="table">
      <style:table-properties style:width="17cm" table:align="left"/>
    </style:style>
    <style:style style:name="Tabela276.A" style:family="table-column">
      <style:table-column-properties style:column-width="0.732cm"/>
    </style:style>
    <style:style style:name="Tabela276.B" style:family="table-column">
      <style:table-column-properties style:column-width="16.268cm"/>
    </style:style>
    <style:style style:name="Tabela276.A1" style:family="table-cell">
      <style:table-cell-properties style:vertical-align="middle" fo:padding="0.049cm" fo:border="none"/>
    </style:style>
    <style:style style:name="Tabela277" style:family="table">
      <style:table-properties style:width="12.047cm" table:align="left"/>
    </style:style>
    <style:style style:name="Tabela277.A" style:family="table-column">
      <style:table-column-properties style:column-width="0.732cm"/>
    </style:style>
    <style:style style:name="Tabela277.B" style:family="table-column">
      <style:table-column-properties style:column-width="11.315cm"/>
    </style:style>
    <style:style style:name="Tabela277.A1" style:family="table-cell">
      <style:table-cell-properties style:vertical-align="middle" fo:padding="0.049cm" fo:border="none"/>
    </style:style>
    <style:style style:name="Tabela278" style:family="table">
      <style:table-properties style:width="10.481cm" table:align="left"/>
    </style:style>
    <style:style style:name="Tabela278.A" style:family="table-column">
      <style:table-column-properties style:column-width="0.732cm"/>
    </style:style>
    <style:style style:name="Tabela278.B" style:family="table-column">
      <style:table-column-properties style:column-width="9.749cm"/>
    </style:style>
    <style:style style:name="Tabela278.A1" style:family="table-cell">
      <style:table-cell-properties style:vertical-align="middle" fo:padding="0.049cm" fo:border="none"/>
    </style:style>
    <style:style style:name="Tabela279" style:family="table">
      <style:table-properties style:width="7.158cm" table:align="left"/>
    </style:style>
    <style:style style:name="Tabela279.A" style:family="table-column">
      <style:table-column-properties style:column-width="0.732cm"/>
    </style:style>
    <style:style style:name="Tabela279.B" style:family="table-column">
      <style:table-column-properties style:column-width="6.426cm"/>
    </style:style>
    <style:style style:name="Tabela279.A1" style:family="table-cell">
      <style:table-cell-properties style:vertical-align="middle" fo:padding="0.049cm" fo:border="none"/>
    </style:style>
    <style:style style:name="Tabela280" style:family="table">
      <style:table-properties style:width="17cm" table:align="left"/>
    </style:style>
    <style:style style:name="Tabela280.A" style:family="table-column">
      <style:table-column-properties style:column-width="0.478cm"/>
    </style:style>
    <style:style style:name="Tabela280.B" style:family="table-column">
      <style:table-column-properties style:column-width="16.522cm"/>
    </style:style>
    <style:style style:name="Tabela280.A1" style:family="table-cell">
      <style:table-cell-properties style:vertical-align="middle" fo:padding="0.049cm" fo:border="none"/>
    </style:style>
    <style:style style:name="Tabela281" style:family="table">
      <style:table-properties style:width="9.465cm" table:align="left"/>
    </style:style>
    <style:style style:name="Tabela281.A" style:family="table-column">
      <style:table-column-properties style:column-width="0.478cm"/>
    </style:style>
    <style:style style:name="Tabela281.B" style:family="table-column">
      <style:table-column-properties style:column-width="8.987cm"/>
    </style:style>
    <style:style style:name="Tabela281.A1" style:family="table-cell">
      <style:table-cell-properties style:vertical-align="middle" fo:padding="0.049cm" fo:border="none"/>
    </style:style>
    <style:style style:name="Tabela282" style:family="table">
      <style:table-properties style:width="7.878cm" table:align="left"/>
    </style:style>
    <style:style style:name="Tabela282.A" style:family="table-column">
      <style:table-column-properties style:column-width="0.732cm"/>
    </style:style>
    <style:style style:name="Tabela282.B" style:family="table-column">
      <style:table-column-properties style:column-width="7.146cm"/>
    </style:style>
    <style:style style:name="Tabela282.A1" style:family="table-cell">
      <style:table-cell-properties style:vertical-align="middle" fo:padding="0.049cm" fo:border="none"/>
    </style:style>
    <style:style style:name="Tabela283" style:family="table">
      <style:table-properties style:width="7.433cm" table:align="left"/>
    </style:style>
    <style:style style:name="Tabela283.A" style:family="table-column">
      <style:table-column-properties style:column-width="0.732cm"/>
    </style:style>
    <style:style style:name="Tabela283.B" style:family="table-column">
      <style:table-column-properties style:column-width="6.701cm"/>
    </style:style>
    <style:style style:name="Tabela283.A1" style:family="table-cell">
      <style:table-cell-properties style:vertical-align="middle" fo:padding="0.049cm" fo:border="none"/>
    </style:style>
    <style:style style:name="Tabela284" style:family="table">
      <style:table-properties style:width="10.015cm" table:align="left"/>
    </style:style>
    <style:style style:name="Tabela284.A" style:family="table-column">
      <style:table-column-properties style:column-width="0.732cm"/>
    </style:style>
    <style:style style:name="Tabela284.B" style:family="table-column">
      <style:table-column-properties style:column-width="9.283cm"/>
    </style:style>
    <style:style style:name="Tabela284.A1" style:family="table-cell">
      <style:table-cell-properties style:vertical-align="middle" fo:padding="0.049cm" fo:border="none"/>
    </style:style>
    <style:style style:name="Tabela285" style:family="table">
      <style:table-properties style:width="4.872cm" table:align="left"/>
    </style:style>
    <style:style style:name="Tabela285.A" style:family="table-column">
      <style:table-column-properties style:column-width="0.732cm"/>
    </style:style>
    <style:style style:name="Tabela285.B" style:family="table-column">
      <style:table-column-properties style:column-width="4.14cm"/>
    </style:style>
    <style:style style:name="Tabela285.A1" style:family="table-cell">
      <style:table-cell-properties style:vertical-align="middle" fo:padding="0.049cm" fo:border="none"/>
    </style:style>
    <style:style style:name="Tabela286" style:family="table">
      <style:table-properties style:width="4.11cm" table:align="left"/>
    </style:style>
    <style:style style:name="Tabela286.A" style:family="table-column">
      <style:table-column-properties style:column-width="0.732cm"/>
    </style:style>
    <style:style style:name="Tabela286.B" style:family="table-column">
      <style:table-column-properties style:column-width="3.378cm"/>
    </style:style>
    <style:style style:name="Tabela286.A1" style:family="table-cell">
      <style:table-cell-properties style:vertical-align="middle" fo:padding="0.049cm" fo:border="none"/>
    </style:style>
    <style:style style:name="Tabela287" style:family="table">
      <style:table-properties style:width="8.036cm" table:align="left"/>
    </style:style>
    <style:style style:name="Tabela287.A" style:family="table-column">
      <style:table-column-properties style:column-width="0.732cm"/>
    </style:style>
    <style:style style:name="Tabela287.B" style:family="table-column">
      <style:table-column-properties style:column-width="7.304cm"/>
    </style:style>
    <style:style style:name="Tabela287.A1" style:family="table-cell">
      <style:table-cell-properties style:vertical-align="middle" fo:padding="0.049cm" fo:border="none"/>
    </style:style>
    <style:style style:name="Tabela288" style:family="table">
      <style:table-properties style:width="5.412cm" table:align="left"/>
    </style:style>
    <style:style style:name="Tabela288.A" style:family="table-column">
      <style:table-column-properties style:column-width="0.732cm"/>
    </style:style>
    <style:style style:name="Tabela288.B" style:family="table-column">
      <style:table-column-properties style:column-width="4.68cm"/>
    </style:style>
    <style:style style:name="Tabela288.A1" style:family="table-cell">
      <style:table-cell-properties style:vertical-align="middle" fo:padding="0.049cm" fo:border="none"/>
    </style:style>
    <style:style style:name="Tabela289" style:family="table">
      <style:table-properties style:width="13.571cm" table:align="left"/>
    </style:style>
    <style:style style:name="Tabela289.A" style:family="table-column">
      <style:table-column-properties style:column-width="0.732cm"/>
    </style:style>
    <style:style style:name="Tabela289.B" style:family="table-column">
      <style:table-column-properties style:column-width="12.839cm"/>
    </style:style>
    <style:style style:name="Tabela289.A1" style:family="table-cell">
      <style:table-cell-properties style:vertical-align="middle" fo:padding="0.049cm" fo:border="none"/>
    </style:style>
    <style:style style:name="Tabela290" style:family="table">
      <style:table-properties style:width="17cm" table:align="left"/>
    </style:style>
    <style:style style:name="Tabela290.A" style:family="table-column">
      <style:table-column-properties style:column-width="0.732cm"/>
    </style:style>
    <style:style style:name="Tabela290.B" style:family="table-column">
      <style:table-column-properties style:column-width="16.268cm"/>
    </style:style>
    <style:style style:name="Tabela290.A1" style:family="table-cell">
      <style:table-cell-properties style:vertical-align="middle" fo:padding="0.049cm" fo:border="none"/>
    </style:style>
    <style:style style:name="Tabela291" style:family="table">
      <style:table-properties style:width="3.38cm" table:align="left"/>
    </style:style>
    <style:style style:name="Tabela291.A" style:family="table-column">
      <style:table-column-properties style:column-width="0.732cm"/>
    </style:style>
    <style:style style:name="Tabela291.B" style:family="table-column">
      <style:table-column-properties style:column-width="2.648cm"/>
    </style:style>
    <style:style style:name="Tabela291.A1" style:family="table-cell">
      <style:table-cell-properties style:vertical-align="middle" fo:padding="0.049cm" fo:border="none"/>
    </style:style>
    <style:style style:name="Tabela292" style:family="table">
      <style:table-properties style:width="5.302cm" table:align="left"/>
    </style:style>
    <style:style style:name="Tabela292.A" style:family="table-column">
      <style:table-column-properties style:column-width="0.732cm"/>
    </style:style>
    <style:style style:name="Tabela292.B" style:family="table-column">
      <style:table-column-properties style:column-width="4.57cm"/>
    </style:style>
    <style:style style:name="Tabela292.A1" style:family="table-cell">
      <style:table-cell-properties style:vertical-align="middle" fo:padding="0.049cm" fo:border="none"/>
    </style:style>
    <style:style style:name="Tabela293" style:family="table">
      <style:table-properties style:width="5.412cm" table:align="left"/>
    </style:style>
    <style:style style:name="Tabela293.A" style:family="table-column">
      <style:table-column-properties style:column-width="0.732cm"/>
    </style:style>
    <style:style style:name="Tabela293.B" style:family="table-column">
      <style:table-column-properties style:column-width="4.68cm"/>
    </style:style>
    <style:style style:name="Tabela293.A1" style:family="table-cell">
      <style:table-cell-properties style:vertical-align="middle" fo:padding="0.049cm" fo:border="none"/>
    </style:style>
    <style:style style:name="Tabela294" style:family="table">
      <style:table-properties style:width="12.301cm" table:align="left"/>
    </style:style>
    <style:style style:name="Tabela294.A" style:family="table-column">
      <style:table-column-properties style:column-width="0.732cm"/>
    </style:style>
    <style:style style:name="Tabela294.B" style:family="table-column">
      <style:table-column-properties style:column-width="11.569cm"/>
    </style:style>
    <style:style style:name="Tabela294.A1" style:family="table-cell">
      <style:table-cell-properties style:vertical-align="middle" fo:padding="0.049cm" fo:border="none"/>
    </style:style>
    <style:style style:name="Tabela295" style:family="table">
      <style:table-properties style:width="17cm" table:align="left"/>
    </style:style>
    <style:style style:name="Tabela295.A" style:family="table-column">
      <style:table-column-properties style:column-width="0.732cm"/>
    </style:style>
    <style:style style:name="Tabela295.B" style:family="table-column">
      <style:table-column-properties style:column-width="16.268cm"/>
    </style:style>
    <style:style style:name="Tabela295.A1" style:family="table-cell">
      <style:table-cell-properties style:vertical-align="middle" fo:padding="0.049cm" fo:border="none"/>
    </style:style>
    <style:style style:name="Tabela296" style:family="table">
      <style:table-properties style:width="3.38cm" table:align="left"/>
    </style:style>
    <style:style style:name="Tabela296.A" style:family="table-column">
      <style:table-column-properties style:column-width="0.732cm"/>
    </style:style>
    <style:style style:name="Tabela296.B" style:family="table-column">
      <style:table-column-properties style:column-width="2.648cm"/>
    </style:style>
    <style:style style:name="Tabela296.A1" style:family="table-cell">
      <style:table-cell-properties style:vertical-align="middle" fo:padding="0.049cm" fo:border="none"/>
    </style:style>
    <style:style style:name="Tabela297" style:family="table">
      <style:table-properties style:width="2.85cm" table:align="left"/>
    </style:style>
    <style:style style:name="Tabela297.A" style:family="table-column">
      <style:table-column-properties style:column-width="0.732cm"/>
    </style:style>
    <style:style style:name="Tabela297.B" style:family="table-column">
      <style:table-column-properties style:column-width="2.118cm"/>
    </style:style>
    <style:style style:name="Tabela297.A1" style:family="table-cell">
      <style:table-cell-properties style:vertical-align="middle" fo:padding="0.049cm" fo:border="none"/>
    </style:style>
    <style:style style:name="Tabela298" style:family="table">
      <style:table-properties style:width="15.561cm" table:align="left"/>
    </style:style>
    <style:style style:name="Tabela298.A" style:family="table-column">
      <style:table-column-properties style:column-width="0.732cm"/>
    </style:style>
    <style:style style:name="Tabela298.B" style:family="table-column">
      <style:table-column-properties style:column-width="14.829cm"/>
    </style:style>
    <style:style style:name="Tabela298.A1" style:family="table-cell">
      <style:table-cell-properties style:vertical-align="middle" fo:padding="0.049cm" fo:border="none"/>
    </style:style>
    <style:style style:name="Tabela299" style:family="table">
      <style:table-properties style:width="8.936cm" table:align="left"/>
    </style:style>
    <style:style style:name="Tabela299.A" style:family="table-column">
      <style:table-column-properties style:column-width="0.732cm"/>
    </style:style>
    <style:style style:name="Tabela299.B" style:family="table-column">
      <style:table-column-properties style:column-width="8.204cm"/>
    </style:style>
    <style:style style:name="Tabela299.A1" style:family="table-cell">
      <style:table-cell-properties style:vertical-align="middle" fo:padding="0.049cm" fo:border="none"/>
    </style:style>
    <style:style style:name="Tabela300" style:family="table">
      <style:table-properties style:width="6.375cm" table:align="left"/>
    </style:style>
    <style:style style:name="Tabela300.A" style:family="table-column">
      <style:table-column-properties style:column-width="0.732cm"/>
    </style:style>
    <style:style style:name="Tabela300.B" style:family="table-column">
      <style:table-column-properties style:column-width="5.643cm"/>
    </style:style>
    <style:style style:name="Tabela300.A1" style:family="table-cell">
      <style:table-cell-properties style:vertical-align="middle" fo:padding="0.049cm" fo:border="none"/>
    </style:style>
    <style:style style:name="Tabela301" style:family="table">
      <style:table-properties style:width="7.179cm" table:align="left"/>
    </style:style>
    <style:style style:name="Tabela301.A" style:family="table-column">
      <style:table-column-properties style:column-width="0.732cm"/>
    </style:style>
    <style:style style:name="Tabela301.B" style:family="table-column">
      <style:table-column-properties style:column-width="6.447cm"/>
    </style:style>
    <style:style style:name="Tabela301.A1" style:family="table-cell">
      <style:table-cell-properties style:vertical-align="middle" fo:padding="0.049cm" fo:border="none"/>
    </style:style>
    <style:style style:name="Tabela302" style:family="table">
      <style:table-properties style:width="12.344cm" table:align="left"/>
    </style:style>
    <style:style style:name="Tabela302.A" style:family="table-column">
      <style:table-column-properties style:column-width="0.732cm"/>
    </style:style>
    <style:style style:name="Tabela302.B" style:family="table-column">
      <style:table-column-properties style:column-width="11.612cm"/>
    </style:style>
    <style:style style:name="Tabela302.A1" style:family="table-cell">
      <style:table-cell-properties style:vertical-align="middle" fo:padding="0.049cm" fo:border="none"/>
    </style:style>
    <style:style style:name="Tabela303" style:family="table">
      <style:table-properties style:width="2.321cm" table:align="left"/>
    </style:style>
    <style:style style:name="Tabela303.A" style:family="table-column">
      <style:table-column-properties style:column-width="0.732cm"/>
    </style:style>
    <style:style style:name="Tabela303.B" style:family="table-column">
      <style:table-column-properties style:column-width="1.589cm"/>
    </style:style>
    <style:style style:name="Tabela303.A1" style:family="table-cell">
      <style:table-cell-properties style:vertical-align="middle" fo:padding="0.049cm" fo:border="none"/>
    </style:style>
    <style:style style:name="Tabela304" style:family="table">
      <style:table-properties style:width="1.528cm" table:align="left"/>
    </style:style>
    <style:style style:name="Tabela304.A" style:family="table-column">
      <style:table-column-properties style:column-width="0.732cm"/>
    </style:style>
    <style:style style:name="Tabela304.B" style:family="table-column">
      <style:table-column-properties style:column-width="0.796cm"/>
    </style:style>
    <style:style style:name="Tabela304.A1" style:family="table-cell">
      <style:table-cell-properties style:vertical-align="middle" fo:padding="0.049cm" fo:border="none"/>
    </style:style>
    <style:style style:name="Tabela305" style:family="table">
      <style:table-properties style:width="3.186cm" table:align="left"/>
    </style:style>
    <style:style style:name="Tabela305.A" style:family="table-column">
      <style:table-column-properties style:column-width="0.732cm"/>
    </style:style>
    <style:style style:name="Tabela305.B" style:family="table-column">
      <style:table-column-properties style:column-width="2.454cm"/>
    </style:style>
    <style:style style:name="Tabela305.A1" style:family="table-cell">
      <style:table-cell-properties style:vertical-align="middle" fo:padding="0.049cm" fo:border="none"/>
    </style:style>
    <style:style style:name="Tabela306" style:family="table">
      <style:table-properties style:width="16.323cm" table:align="left"/>
    </style:style>
    <style:style style:name="Tabela306.A" style:family="table-column">
      <style:table-column-properties style:column-width="0.732cm"/>
    </style:style>
    <style:style style:name="Tabela306.B" style:family="table-column">
      <style:table-column-properties style:column-width="15.591cm"/>
    </style:style>
    <style:style style:name="Tabela306.A1" style:family="table-cell">
      <style:table-cell-properties style:vertical-align="middle" fo:padding="0.049cm" fo:border="none"/>
    </style:style>
    <style:style style:name="Tabela307" style:family="table">
      <style:table-properties style:width="10.46cm" table:align="left"/>
    </style:style>
    <style:style style:name="Tabela307.A" style:family="table-column">
      <style:table-column-properties style:column-width="0.732cm"/>
    </style:style>
    <style:style style:name="Tabela307.B" style:family="table-column">
      <style:table-column-properties style:column-width="9.728cm"/>
    </style:style>
    <style:style style:name="Tabela307.A1" style:family="table-cell">
      <style:table-cell-properties style:vertical-align="middle" fo:padding="0.049cm" fo:border="none"/>
    </style:style>
    <style:style style:name="Tabela308" style:family="table">
      <style:table-properties style:width="6.883cm" table:align="left"/>
    </style:style>
    <style:style style:name="Tabela308.A" style:family="table-column">
      <style:table-column-properties style:column-width="0.732cm"/>
    </style:style>
    <style:style style:name="Tabela308.B" style:family="table-column">
      <style:table-column-properties style:column-width="6.151cm"/>
    </style:style>
    <style:style style:name="Tabela308.A1" style:family="table-cell">
      <style:table-cell-properties style:vertical-align="middle" fo:padding="0.049cm" fo:border="none"/>
    </style:style>
    <style:style style:name="Tabela309" style:family="table">
      <style:table-properties style:width="7.687cm" table:align="left"/>
    </style:style>
    <style:style style:name="Tabela309.A" style:family="table-column">
      <style:table-column-properties style:column-width="0.732cm"/>
    </style:style>
    <style:style style:name="Tabela309.B" style:family="table-column">
      <style:table-column-properties style:column-width="6.955cm"/>
    </style:style>
    <style:style style:name="Tabela309.A1" style:family="table-cell">
      <style:table-cell-properties style:vertical-align="middle" fo:padding="0.049cm" fo:border="none"/>
    </style:style>
    <style:style style:name="Tabela310" style:family="table">
      <style:table-properties style:width="13.593cm" table:align="left"/>
    </style:style>
    <style:style style:name="Tabela310.A" style:family="table-column">
      <style:table-column-properties style:column-width="0.732cm"/>
    </style:style>
    <style:style style:name="Tabela310.B" style:family="table-column">
      <style:table-column-properties style:column-width="12.861cm"/>
    </style:style>
    <style:style style:name="Tabela310.A1" style:family="table-cell">
      <style:table-cell-properties style:vertical-align="middle" fo:padding="0.049cm" fo:border="none"/>
    </style:style>
    <style:style style:name="Tabela311" style:family="table">
      <style:table-properties style:width="2.321cm" table:align="left"/>
    </style:style>
    <style:style style:name="Tabela311.A" style:family="table-column">
      <style:table-column-properties style:column-width="0.732cm"/>
    </style:style>
    <style:style style:name="Tabela311.B" style:family="table-column">
      <style:table-column-properties style:column-width="1.589cm"/>
    </style:style>
    <style:style style:name="Tabela311.A1" style:family="table-cell">
      <style:table-cell-properties style:vertical-align="middle" fo:padding="0.049cm" fo:border="none"/>
    </style:style>
    <style:style style:name="Tabela312" style:family="table">
      <style:table-properties style:width="1.528cm" table:align="left"/>
    </style:style>
    <style:style style:name="Tabela312.A" style:family="table-column">
      <style:table-column-properties style:column-width="0.732cm"/>
    </style:style>
    <style:style style:name="Tabela312.B" style:family="table-column">
      <style:table-column-properties style:column-width="0.796cm"/>
    </style:style>
    <style:style style:name="Tabela312.A1" style:family="table-cell">
      <style:table-cell-properties style:vertical-align="middle" fo:padding="0.049cm" fo:border="none"/>
    </style:style>
    <style:style style:name="Tabela313" style:family="table">
      <style:table-properties style:width="3.186cm" table:align="left"/>
    </style:style>
    <style:style style:name="Tabela313.A" style:family="table-column">
      <style:table-column-properties style:column-width="0.732cm"/>
    </style:style>
    <style:style style:name="Tabela313.B" style:family="table-column">
      <style:table-column-properties style:column-width="2.454cm"/>
    </style:style>
    <style:style style:name="Tabela313.A1" style:family="table-cell">
      <style:table-cell-properties style:vertical-align="middle" fo:padding="0.049cm" fo:border="none"/>
    </style:style>
    <style:style style:name="Tabela314" style:family="table">
      <style:table-properties style:width="15.053cm" table:align="left"/>
    </style:style>
    <style:style style:name="Tabela314.A" style:family="table-column">
      <style:table-column-properties style:column-width="0.732cm"/>
    </style:style>
    <style:style style:name="Tabela314.B" style:family="table-column">
      <style:table-column-properties style:column-width="14.321cm"/>
    </style:style>
    <style:style style:name="Tabela314.A1" style:family="table-cell">
      <style:table-cell-properties style:vertical-align="middle" fo:padding="0.049cm" fo:border="none"/>
    </style:style>
    <style:style style:name="Tabela315" style:family="table">
      <style:table-properties style:width="6.65cm" table:align="left"/>
    </style:style>
    <style:style style:name="Tabela315.A" style:family="table-column">
      <style:table-column-properties style:column-width="0.732cm"/>
    </style:style>
    <style:style style:name="Tabela315.B" style:family="table-column">
      <style:table-column-properties style:column-width="5.918cm"/>
    </style:style>
    <style:style style:name="Tabela315.A1" style:family="table-cell">
      <style:table-cell-properties style:vertical-align="middle" fo:padding="0.049cm" fo:border="none"/>
    </style:style>
    <style:style style:name="Tabela316" style:family="table">
      <style:table-properties style:width="16.069cm" table:align="left"/>
    </style:style>
    <style:style style:name="Tabela316.A" style:family="table-column">
      <style:table-column-properties style:column-width="0.732cm"/>
    </style:style>
    <style:style style:name="Tabela316.B" style:family="table-column">
      <style:table-column-properties style:column-width="15.337cm"/>
    </style:style>
    <style:style style:name="Tabela316.A1" style:family="table-cell">
      <style:table-cell-properties style:vertical-align="middle" fo:padding="0.049cm" fo:border="none"/>
    </style:style>
    <style:style style:name="Tabela317" style:family="table">
      <style:table-properties style:width="5.867cm" table:align="left"/>
    </style:style>
    <style:style style:name="Tabela317.A" style:family="table-column">
      <style:table-column-properties style:column-width="0.732cm"/>
    </style:style>
    <style:style style:name="Tabela317.B" style:family="table-column">
      <style:table-column-properties style:column-width="5.135cm"/>
    </style:style>
    <style:style style:name="Tabela317.A1" style:family="table-cell">
      <style:table-cell-properties style:vertical-align="middle" fo:padding="0.049cm" fo:border="none"/>
    </style:style>
    <style:style style:name="Tabela318" style:family="table">
      <style:table-properties style:width="7.179cm" table:align="left"/>
    </style:style>
    <style:style style:name="Tabela318.A" style:family="table-column">
      <style:table-column-properties style:column-width="0.732cm"/>
    </style:style>
    <style:style style:name="Tabela318.B" style:family="table-column">
      <style:table-column-properties style:column-width="6.447cm"/>
    </style:style>
    <style:style style:name="Tabela318.A1" style:family="table-cell">
      <style:table-cell-properties style:vertical-align="middle" fo:padding="0.049cm" fo:border="none"/>
    </style:style>
    <style:style style:name="Tabela319" style:family="table">
      <style:table-properties style:width="11.169cm" table:align="left"/>
    </style:style>
    <style:style style:name="Tabela319.A" style:family="table-column">
      <style:table-column-properties style:column-width="0.732cm"/>
    </style:style>
    <style:style style:name="Tabela319.B" style:family="table-column">
      <style:table-column-properties style:column-width="10.437cm"/>
    </style:style>
    <style:style style:name="Tabela319.A1" style:family="table-cell">
      <style:table-cell-properties style:vertical-align="middle" fo:padding="0.049cm" fo:border="none"/>
    </style:style>
    <style:style style:name="Tabela320" style:family="table">
      <style:table-properties style:width="9.55cm" table:align="left"/>
    </style:style>
    <style:style style:name="Tabela320.A" style:family="table-column">
      <style:table-column-properties style:column-width="0.732cm"/>
    </style:style>
    <style:style style:name="Tabela320.B" style:family="table-column">
      <style:table-column-properties style:column-width="8.818cm"/>
    </style:style>
    <style:style style:name="Tabela320.A1" style:family="table-cell">
      <style:table-cell-properties style:vertical-align="middle" fo:padding="0.049cm" fo:border="none"/>
    </style:style>
    <style:style style:name="Tabela321" style:family="table">
      <style:table-properties style:width="11.116cm" table:align="left"/>
    </style:style>
    <style:style style:name="Tabela321.A" style:family="table-column">
      <style:table-column-properties style:column-width="0.732cm"/>
    </style:style>
    <style:style style:name="Tabela321.B" style:family="table-column">
      <style:table-column-properties style:column-width="10.384cm"/>
    </style:style>
    <style:style style:name="Tabela321.A1" style:family="table-cell">
      <style:table-cell-properties style:vertical-align="middle" fo:padding="0.049cm" fo:border="none"/>
    </style:style>
    <style:style style:name="Tabela322" style:family="table">
      <style:table-properties style:width="11.942cm" table:align="left"/>
    </style:style>
    <style:style style:name="Tabela322.A" style:family="table-column">
      <style:table-column-properties style:column-width="0.732cm"/>
    </style:style>
    <style:style style:name="Tabela322.B" style:family="table-column">
      <style:table-column-properties style:column-width="11.21cm"/>
    </style:style>
    <style:style style:name="Tabela322.A1" style:family="table-cell">
      <style:table-cell-properties style:vertical-align="middle" fo:padding="0.049cm" fo:border="none"/>
    </style:style>
    <style:style style:name="Tabela323" style:family="table">
      <style:table-properties style:width="5.496cm" table:align="left"/>
    </style:style>
    <style:style style:name="Tabela323.A" style:family="table-column">
      <style:table-column-properties style:column-width="0.732cm"/>
    </style:style>
    <style:style style:name="Tabela323.B" style:family="table-column">
      <style:table-column-properties style:column-width="4.764cm"/>
    </style:style>
    <style:style style:name="Tabela323.A1" style:family="table-cell">
      <style:table-cell-properties style:vertical-align="middle" fo:padding="0.049cm" fo:border="none"/>
    </style:style>
    <style:style style:name="Tabela324" style:family="table">
      <style:table-properties style:width="4.703cm" table:align="left"/>
    </style:style>
    <style:style style:name="Tabela324.A" style:family="table-column">
      <style:table-column-properties style:column-width="0.732cm"/>
    </style:style>
    <style:style style:name="Tabela324.B" style:family="table-column">
      <style:table-column-properties style:column-width="3.971cm"/>
    </style:style>
    <style:style style:name="Tabela324.A1" style:family="table-cell">
      <style:table-cell-properties style:vertical-align="middle" fo:padding="0.049cm" fo:border="none"/>
    </style:style>
    <style:style style:name="Tabela325" style:family="table">
      <style:table-properties style:width="13.148cm" table:align="left"/>
    </style:style>
    <style:style style:name="Tabela325.A" style:family="table-column">
      <style:table-column-properties style:column-width="0.732cm"/>
    </style:style>
    <style:style style:name="Tabela325.B" style:family="table-column">
      <style:table-column-properties style:column-width="12.416cm"/>
    </style:style>
    <style:style style:name="Tabela325.A1" style:family="table-cell">
      <style:table-cell-properties style:vertical-align="middle" fo:padding="0.049cm" fo:border="none"/>
    </style:style>
    <style:style style:name="Tabela326" style:family="table">
      <style:table-properties style:width="12.873cm" table:align="left"/>
    </style:style>
    <style:style style:name="Tabela326.A" style:family="table-column">
      <style:table-column-properties style:column-width="0.732cm"/>
    </style:style>
    <style:style style:name="Tabela326.B" style:family="table-column">
      <style:table-column-properties style:column-width="12.141cm"/>
    </style:style>
    <style:style style:name="Tabela326.A1" style:family="table-cell">
      <style:table-cell-properties style:vertical-align="middle" fo:padding="0.049cm" fo:border="none"/>
    </style:style>
    <style:style style:name="Tabela327" style:family="table">
      <style:table-properties style:width="3.644cm" table:align="left"/>
    </style:style>
    <style:style style:name="Tabela327.A" style:family="table-column">
      <style:table-column-properties style:column-width="0.732cm"/>
    </style:style>
    <style:style style:name="Tabela327.B" style:family="table-column">
      <style:table-column-properties style:column-width="2.912cm"/>
    </style:style>
    <style:style style:name="Tabela327.A1" style:family="table-cell">
      <style:table-cell-properties style:vertical-align="middle" fo:padding="0.049cm" fo:border="none"/>
    </style:style>
    <style:style style:name="Tabela328" style:family="table">
      <style:table-properties style:width="2.321cm" table:align="left"/>
    </style:style>
    <style:style style:name="Tabela328.A" style:family="table-column">
      <style:table-column-properties style:column-width="0.732cm"/>
    </style:style>
    <style:style style:name="Tabela328.B" style:family="table-column">
      <style:table-column-properties style:column-width="1.589cm"/>
    </style:style>
    <style:style style:name="Tabela328.A1" style:family="table-cell">
      <style:table-cell-properties style:vertical-align="middle" fo:padding="0.049cm" fo:border="none"/>
    </style:style>
    <style:style style:name="Tabela329" style:family="table">
      <style:table-properties style:width="1.528cm" table:align="left"/>
    </style:style>
    <style:style style:name="Tabela329.A" style:family="table-column">
      <style:table-column-properties style:column-width="0.732cm"/>
    </style:style>
    <style:style style:name="Tabela329.B" style:family="table-column">
      <style:table-column-properties style:column-width="0.796cm"/>
    </style:style>
    <style:style style:name="Tabela329.A1" style:family="table-cell">
      <style:table-cell-properties style:vertical-align="middle" fo:padding="0.049cm" fo:border="none"/>
    </style:style>
    <style:style style:name="Tabela330" style:family="table">
      <style:table-properties style:width="17cm" table:align="left"/>
    </style:style>
    <style:style style:name="Tabela330.A" style:family="table-column">
      <style:table-column-properties style:column-width="0.732cm"/>
    </style:style>
    <style:style style:name="Tabela330.B" style:family="table-column">
      <style:table-column-properties style:column-width="16.268cm"/>
    </style:style>
    <style:style style:name="Tabela330.A1" style:family="table-cell">
      <style:table-cell-properties style:vertical-align="middle" fo:padding="0.049cm" fo:border="none"/>
    </style:style>
    <style:style style:name="Tabela331" style:family="table">
      <style:table-properties style:width="9.719cm" table:align="left"/>
    </style:style>
    <style:style style:name="Tabela331.A" style:family="table-column">
      <style:table-column-properties style:column-width="0.732cm"/>
    </style:style>
    <style:style style:name="Tabela331.B" style:family="table-column">
      <style:table-column-properties style:column-width="8.987cm"/>
    </style:style>
    <style:style style:name="Tabela331.A1" style:family="table-cell">
      <style:table-cell-properties style:vertical-align="middle" fo:padding="0.049cm" fo:border="none"/>
    </style:style>
    <style:style style:name="Tabela332" style:family="table">
      <style:table-properties style:width="1.069cm" table:align="left"/>
    </style:style>
    <style:style style:name="Tabela332.A" style:family="table-column">
      <style:table-column-properties style:column-width="0.732cm"/>
    </style:style>
    <style:style style:name="Tabela332.B" style:family="table-column">
      <style:table-column-properties style:column-width="0.337cm"/>
    </style:style>
    <style:style style:name="Tabela332.A1" style:family="table-cell">
      <style:table-cell-properties style:vertical-align="middle" fo:padding="0.049cm" fo:border="none"/>
    </style:style>
    <style:style style:name="Tabela333" style:family="table">
      <style:table-properties style:width="9.042cm" table:align="left"/>
    </style:style>
    <style:style style:name="Tabela333.A" style:family="table-column">
      <style:table-column-properties style:column-width="0.732cm"/>
    </style:style>
    <style:style style:name="Tabela333.B" style:family="table-column">
      <style:table-column-properties style:column-width="8.31cm"/>
    </style:style>
    <style:style style:name="Tabela333.A1" style:family="table-cell">
      <style:table-cell-properties style:vertical-align="middle" fo:padding="0.049cm" fo:border="none"/>
    </style:style>
    <style:style style:name="Tabela334" style:family="table">
      <style:table-properties style:width="17cm" table:align="left"/>
    </style:style>
    <style:style style:name="Tabela334.A" style:family="table-column">
      <style:table-column-properties style:column-width="0.732cm"/>
    </style:style>
    <style:style style:name="Tabela334.B" style:family="table-column">
      <style:table-column-properties style:column-width="16.268cm"/>
    </style:style>
    <style:style style:name="Tabela334.A1" style:family="table-cell">
      <style:table-cell-properties style:vertical-align="middle" fo:padding="0.049cm" fo:border="none"/>
    </style:style>
    <style:style style:name="Tabela335" style:family="table">
      <style:table-properties style:width="8.491cm" table:align="left"/>
    </style:style>
    <style:style style:name="Tabela335.A" style:family="table-column">
      <style:table-column-properties style:column-width="0.732cm"/>
    </style:style>
    <style:style style:name="Tabela335.B" style:family="table-column">
      <style:table-column-properties style:column-width="7.759cm"/>
    </style:style>
    <style:style style:name="Tabela335.A1" style:family="table-cell">
      <style:table-cell-properties style:vertical-align="middle" fo:padding="0.049cm" fo:border="none"/>
    </style:style>
    <style:style style:name="Tabela336" style:family="table">
      <style:table-properties style:width="1.069cm" table:align="left"/>
    </style:style>
    <style:style style:name="Tabela336.A" style:family="table-column">
      <style:table-column-properties style:column-width="0.732cm"/>
    </style:style>
    <style:style style:name="Tabela336.B" style:family="table-column">
      <style:table-column-properties style:column-width="0.337cm"/>
    </style:style>
    <style:style style:name="Tabela336.A1" style:family="table-cell">
      <style:table-cell-properties style:vertical-align="middle" fo:padding="0.049cm" fo:border="none"/>
    </style:style>
    <style:style style:name="Tabela337" style:family="table">
      <style:table-properties style:width="11.592cm" table:align="left"/>
    </style:style>
    <style:style style:name="Tabela337.A" style:family="table-column">
      <style:table-column-properties style:column-width="0.732cm"/>
    </style:style>
    <style:style style:name="Tabela337.B" style:family="table-column">
      <style:table-column-properties style:column-width="10.86cm"/>
    </style:style>
    <style:style style:name="Tabela337.A1" style:family="table-cell">
      <style:table-cell-properties style:vertical-align="middle" fo:padding="0.049cm" fo:border="none"/>
    </style:style>
    <style:style style:name="Tabela338" style:family="table">
      <style:table-properties style:width="5.898cm" table:align="left"/>
    </style:style>
    <style:style style:name="Tabela338.A" style:family="table-column">
      <style:table-column-properties style:column-width="0.732cm"/>
    </style:style>
    <style:style style:name="Tabela338.B" style:family="table-column">
      <style:table-column-properties style:column-width="5.166cm"/>
    </style:style>
    <style:style style:name="Tabela338.A1" style:family="table-cell">
      <style:table-cell-properties style:vertical-align="middle" fo:padding="0.049cm" fo:border="none"/>
    </style:style>
    <style:style style:name="Tabela339" style:family="table">
      <style:table-properties style:width="15.085cm" table:align="left"/>
    </style:style>
    <style:style style:name="Tabela339.A" style:family="table-column">
      <style:table-column-properties style:column-width="0.732cm"/>
    </style:style>
    <style:style style:name="Tabela339.B" style:family="table-column">
      <style:table-column-properties style:column-width="14.353cm"/>
    </style:style>
    <style:style style:name="Tabela339.A1" style:family="table-cell">
      <style:table-cell-properties style:vertical-align="middle" fo:padding="0.049cm" fo:border="none"/>
    </style:style>
    <style:style style:name="Tabela340" style:family="table">
      <style:table-properties style:width="1.069cm" table:align="left"/>
    </style:style>
    <style:style style:name="Tabela340.A" style:family="table-column">
      <style:table-column-properties style:column-width="0.732cm"/>
    </style:style>
    <style:style style:name="Tabela340.B" style:family="table-column">
      <style:table-column-properties style:column-width="0.337cm"/>
    </style:style>
    <style:style style:name="Tabela340.A1" style:family="table-cell">
      <style:table-cell-properties style:vertical-align="middle" fo:padding="0.049cm" fo:border="none"/>
    </style:style>
    <style:style style:name="Tabela341" style:family="table">
      <style:table-properties style:width="16.641cm" table:align="left"/>
    </style:style>
    <style:style style:name="Tabela341.A" style:family="table-column">
      <style:table-column-properties style:column-width="0.732cm"/>
    </style:style>
    <style:style style:name="Tabela341.B" style:family="table-column">
      <style:table-column-properties style:column-width="15.909cm"/>
    </style:style>
    <style:style style:name="Tabela341.A1" style:family="table-cell">
      <style:table-cell-properties style:vertical-align="middle" fo:padding="0.049cm" fo:border="none"/>
    </style:style>
    <style:style style:name="Tabela342" style:family="table">
      <style:table-properties style:width="16.641cm" table:align="left"/>
    </style:style>
    <style:style style:name="Tabela342.A" style:family="table-column">
      <style:table-column-properties style:column-width="0.732cm"/>
    </style:style>
    <style:style style:name="Tabela342.B" style:family="table-column">
      <style:table-column-properties style:column-width="15.909cm"/>
    </style:style>
    <style:style style:name="Tabela342.A1" style:family="table-cell">
      <style:table-cell-properties style:vertical-align="middle" fo:padding="0.049cm" fo:border="none"/>
    </style:style>
    <style:style style:name="Tabela343" style:family="table">
      <style:table-properties style:width="4.068cm" table:align="left"/>
    </style:style>
    <style:style style:name="Tabela343.A" style:family="table-column">
      <style:table-column-properties style:column-width="0.732cm"/>
    </style:style>
    <style:style style:name="Tabela343.B" style:family="table-column">
      <style:table-column-properties style:column-width="3.336cm"/>
    </style:style>
    <style:style style:name="Tabela343.A1" style:family="table-cell">
      <style:table-cell-properties style:vertical-align="middle" fo:padding="0.049cm" fo:border="none"/>
    </style:style>
    <style:style style:name="Tabela344" style:family="table">
      <style:table-properties style:width="11.264cm" table:align="left"/>
    </style:style>
    <style:style style:name="Tabela344.A" style:family="table-column">
      <style:table-column-properties style:column-width="0.732cm"/>
    </style:style>
    <style:style style:name="Tabela344.B" style:family="table-column">
      <style:table-column-properties style:column-width="10.532cm"/>
    </style:style>
    <style:style style:name="Tabela344.A1" style:family="table-cell">
      <style:table-cell-properties style:vertical-align="middle" fo:padding="0.049cm" fo:border="none"/>
    </style:style>
    <style:style style:name="Tabela345" style:family="table">
      <style:table-properties style:width="13.804cm" table:align="left"/>
    </style:style>
    <style:style style:name="Tabela345.A" style:family="table-column">
      <style:table-column-properties style:column-width="0.732cm"/>
    </style:style>
    <style:style style:name="Tabela345.B" style:family="table-column">
      <style:table-column-properties style:column-width="13.072cm"/>
    </style:style>
    <style:style style:name="Tabela345.A1" style:family="table-cell">
      <style:table-cell-properties style:vertical-align="middle" fo:padding="0.049cm" fo:border="none"/>
    </style:style>
    <style:style style:name="Tabela346" style:family="table">
      <style:table-properties style:width="8.216cm" table:align="left"/>
    </style:style>
    <style:style style:name="Tabela346.A" style:family="table-column">
      <style:table-column-properties style:column-width="0.732cm"/>
    </style:style>
    <style:style style:name="Tabela346.B" style:family="table-column">
      <style:table-column-properties style:column-width="7.484cm"/>
    </style:style>
    <style:style style:name="Tabela346.A1" style:family="table-cell">
      <style:table-cell-properties style:vertical-align="middle" fo:padding="0.049cm" fo:border="none"/>
    </style:style>
    <style:style style:name="Tabela347" style:family="table">
      <style:table-properties style:width="6.946cm" table:align="left"/>
    </style:style>
    <style:style style:name="Tabela347.A" style:family="table-column">
      <style:table-column-properties style:column-width="0.732cm"/>
    </style:style>
    <style:style style:name="Tabela347.B" style:family="table-column">
      <style:table-column-properties style:column-width="6.214cm"/>
    </style:style>
    <style:style style:name="Tabela347.A1" style:family="table-cell">
      <style:table-cell-properties style:vertical-align="middle" fo:padding="0.049cm" fo:border="none"/>
    </style:style>
    <style:style style:name="Tabela348" style:family="table">
      <style:table-properties style:width="4.322cm" table:align="left"/>
    </style:style>
    <style:style style:name="Tabela348.A" style:family="table-column">
      <style:table-column-properties style:column-width="0.732cm"/>
    </style:style>
    <style:style style:name="Tabela348.B" style:family="table-column">
      <style:table-column-properties style:column-width="3.59cm"/>
    </style:style>
    <style:style style:name="Tabela348.A1" style:family="table-cell">
      <style:table-cell-properties style:vertical-align="middle" fo:padding="0.049cm" fo:border="none"/>
    </style:style>
    <style:style style:name="Tabela349" style:family="table">
      <style:table-properties style:width="1.069cm" table:align="left"/>
    </style:style>
    <style:style style:name="Tabela349.A" style:family="table-column">
      <style:table-column-properties style:column-width="0.732cm"/>
    </style:style>
    <style:style style:name="Tabela349.B" style:family="table-column">
      <style:table-column-properties style:column-width="0.337cm"/>
    </style:style>
    <style:style style:name="Tabela349.A1" style:family="table-cell">
      <style:table-cell-properties style:vertical-align="middle" fo:padding="0.049cm" fo:border="none"/>
    </style:style>
    <style:style style:name="Tabela350" style:family="table">
      <style:table-properties style:width="4.068cm" table:align="left"/>
    </style:style>
    <style:style style:name="Tabela350.A" style:family="table-column">
      <style:table-column-properties style:column-width="0.732cm"/>
    </style:style>
    <style:style style:name="Tabela350.B" style:family="table-column">
      <style:table-column-properties style:column-width="3.336cm"/>
    </style:style>
    <style:style style:name="Tabela350.A1" style:family="table-cell">
      <style:table-cell-properties style:vertical-align="middle" fo:padding="0.049cm" fo:border="none"/>
    </style:style>
    <style:style style:name="Tabela351" style:family="table">
      <style:table-properties style:width="12.534cm" table:align="left"/>
    </style:style>
    <style:style style:name="Tabela351.A" style:family="table-column">
      <style:table-column-properties style:column-width="0.732cm"/>
    </style:style>
    <style:style style:name="Tabela351.B" style:family="table-column">
      <style:table-column-properties style:column-width="11.802cm"/>
    </style:style>
    <style:style style:name="Tabela351.A1" style:family="table-cell">
      <style:table-cell-properties style:vertical-align="middle" fo:padding="0.049cm" fo:border="none"/>
    </style:style>
    <style:style style:name="Tabela352" style:family="table">
      <style:table-properties style:width="10.756cm" table:align="left"/>
    </style:style>
    <style:style style:name="Tabela352.A" style:family="table-column">
      <style:table-column-properties style:column-width="0.732cm"/>
    </style:style>
    <style:style style:name="Tabela352.B" style:family="table-column">
      <style:table-column-properties style:column-width="10.024cm"/>
    </style:style>
    <style:style style:name="Tabela352.A1" style:family="table-cell">
      <style:table-cell-properties style:vertical-align="middle" fo:padding="0.049cm" fo:border="none"/>
    </style:style>
    <style:style style:name="Tabela353" style:family="table">
      <style:table-properties style:width="8.216cm" table:align="left"/>
    </style:style>
    <style:style style:name="Tabela353.A" style:family="table-column">
      <style:table-column-properties style:column-width="0.732cm"/>
    </style:style>
    <style:style style:name="Tabela353.B" style:family="table-column">
      <style:table-column-properties style:column-width="7.484cm"/>
    </style:style>
    <style:style style:name="Tabela353.A1" style:family="table-cell">
      <style:table-cell-properties style:vertical-align="middle" fo:padding="0.049cm" fo:border="none"/>
    </style:style>
    <style:style style:name="Tabela354" style:family="table">
      <style:table-properties style:width="6.946cm" table:align="left"/>
    </style:style>
    <style:style style:name="Tabela354.A" style:family="table-column">
      <style:table-column-properties style:column-width="0.732cm"/>
    </style:style>
    <style:style style:name="Tabela354.B" style:family="table-column">
      <style:table-column-properties style:column-width="6.214cm"/>
    </style:style>
    <style:style style:name="Tabela354.A1" style:family="table-cell">
      <style:table-cell-properties style:vertical-align="middle" fo:padding="0.049cm" fo:border="none"/>
    </style:style>
    <style:style style:name="Tabela355" style:family="table">
      <style:table-properties style:width="4.322cm" table:align="left"/>
    </style:style>
    <style:style style:name="Tabela355.A" style:family="table-column">
      <style:table-column-properties style:column-width="0.732cm"/>
    </style:style>
    <style:style style:name="Tabela355.B" style:family="table-column">
      <style:table-column-properties style:column-width="3.59cm"/>
    </style:style>
    <style:style style:name="Tabela355.A1" style:family="table-cell">
      <style:table-cell-properties style:vertical-align="middle" fo:padding="0.049cm" fo:border="none"/>
    </style:style>
    <style:style style:name="Tabela356" style:family="table">
      <style:table-properties style:width="4.068cm" table:align="left"/>
    </style:style>
    <style:style style:name="Tabela356.A" style:family="table-column">
      <style:table-column-properties style:column-width="0.732cm"/>
    </style:style>
    <style:style style:name="Tabela356.B" style:family="table-column">
      <style:table-column-properties style:column-width="3.336cm"/>
    </style:style>
    <style:style style:name="Tabela356.A1" style:family="table-cell">
      <style:table-cell-properties style:vertical-align="middle" fo:padding="0.049cm" fo:border="none"/>
    </style:style>
    <style:style style:name="Tabela357" style:family="table">
      <style:table-properties style:width="8.216cm" table:align="left"/>
    </style:style>
    <style:style style:name="Tabela357.A" style:family="table-column">
      <style:table-column-properties style:column-width="0.732cm"/>
    </style:style>
    <style:style style:name="Tabela357.B" style:family="table-column">
      <style:table-column-properties style:column-width="7.484cm"/>
    </style:style>
    <style:style style:name="Tabela357.A1" style:family="table-cell">
      <style:table-cell-properties style:vertical-align="middle" fo:padding="0.049cm" fo:border="none"/>
    </style:style>
    <style:style style:name="Tabela358" style:family="table">
      <style:table-properties style:width="9.74cm" table:align="left"/>
    </style:style>
    <style:style style:name="Tabela358.A" style:family="table-column">
      <style:table-column-properties style:column-width="0.732cm"/>
    </style:style>
    <style:style style:name="Tabela358.B" style:family="table-column">
      <style:table-column-properties style:column-width="9.008cm"/>
    </style:style>
    <style:style style:name="Tabela358.A1" style:family="table-cell">
      <style:table-cell-properties style:vertical-align="middle" fo:padding="0.049cm" fo:border="none"/>
    </style:style>
    <style:style style:name="Tabela359" style:family="table">
      <style:table-properties style:width="7.962cm" table:align="left"/>
    </style:style>
    <style:style style:name="Tabela359.A" style:family="table-column">
      <style:table-column-properties style:column-width="0.732cm"/>
    </style:style>
    <style:style style:name="Tabela359.B" style:family="table-column">
      <style:table-column-properties style:column-width="7.23cm"/>
    </style:style>
    <style:style style:name="Tabela359.A1" style:family="table-cell">
      <style:table-cell-properties style:vertical-align="middle" fo:padding="0.049cm" fo:border="none"/>
    </style:style>
    <style:style style:name="Tabela360" style:family="table">
      <style:table-properties style:width="6.946cm" table:align="left"/>
    </style:style>
    <style:style style:name="Tabela360.A" style:family="table-column">
      <style:table-column-properties style:column-width="0.732cm"/>
    </style:style>
    <style:style style:name="Tabela360.B" style:family="table-column">
      <style:table-column-properties style:column-width="6.214cm"/>
    </style:style>
    <style:style style:name="Tabela360.A1" style:family="table-cell">
      <style:table-cell-properties style:vertical-align="middle" fo:padding="0.049cm" fo:border="none"/>
    </style:style>
    <style:style style:name="Tabela361" style:family="table">
      <style:table-properties style:width="5.126cm" table:align="left"/>
    </style:style>
    <style:style style:name="Tabela361.A" style:family="table-column">
      <style:table-column-properties style:column-width="0.732cm"/>
    </style:style>
    <style:style style:name="Tabela361.B" style:family="table-column">
      <style:table-column-properties style:column-width="4.394cm"/>
    </style:style>
    <style:style style:name="Tabela361.A1" style:family="table-cell">
      <style:table-cell-properties style:vertical-align="middle" fo:padding="0.049cm" fo:border="none"/>
    </style:style>
    <style:style style:name="Tabela362" style:family="table">
      <style:table-properties style:width="5.93cm" table:align="left"/>
    </style:style>
    <style:style style:name="Tabela362.A" style:family="table-column">
      <style:table-column-properties style:column-width="0.732cm"/>
    </style:style>
    <style:style style:name="Tabela362.B" style:family="table-column">
      <style:table-column-properties style:column-width="5.198cm"/>
    </style:style>
    <style:style style:name="Tabela362.A1" style:family="table-cell">
      <style:table-cell-properties style:vertical-align="middle" fo:padding="0.049cm" fo:border="none"/>
    </style:style>
    <style:style style:name="Tabela363" style:family="table">
      <style:table-properties style:width="12.111cm" table:align="left"/>
    </style:style>
    <style:style style:name="Tabela363.A" style:family="table-column">
      <style:table-column-properties style:column-width="0.732cm"/>
    </style:style>
    <style:style style:name="Tabela363.B" style:family="table-column">
      <style:table-column-properties style:column-width="11.379cm"/>
    </style:style>
    <style:style style:name="Tabela363.A1" style:family="table-cell">
      <style:table-cell-properties style:vertical-align="middle" fo:padding="0.049cm" fo:border="none"/>
    </style:style>
    <style:style style:name="Tabela364" style:family="table">
      <style:table-properties style:width="13.889cm" table:align="left"/>
    </style:style>
    <style:style style:name="Tabela364.A" style:family="table-column">
      <style:table-column-properties style:column-width="0.732cm"/>
    </style:style>
    <style:style style:name="Tabela364.B" style:family="table-column">
      <style:table-column-properties style:column-width="13.157cm"/>
    </style:style>
    <style:style style:name="Tabela364.A1" style:family="table-cell">
      <style:table-cell-properties style:vertical-align="middle" fo:padding="0.049cm" fo:border="none"/>
    </style:style>
    <style:style style:name="Tabela365" style:family="table">
      <style:table-properties style:width="6.184cm" table:align="left"/>
    </style:style>
    <style:style style:name="Tabela365.A" style:family="table-column">
      <style:table-column-properties style:column-width="0.732cm"/>
    </style:style>
    <style:style style:name="Tabela365.B" style:family="table-column">
      <style:table-column-properties style:column-width="5.452cm"/>
    </style:style>
    <style:style style:name="Tabela365.A1" style:family="table-cell">
      <style:table-cell-properties style:vertical-align="middle" fo:padding="0.049cm" fo:border="none"/>
    </style:style>
    <style:style style:name="Tabela366" style:family="table">
      <style:table-properties style:width="5.38cm" table:align="left"/>
    </style:style>
    <style:style style:name="Tabela366.A" style:family="table-column">
      <style:table-column-properties style:column-width="0.732cm"/>
    </style:style>
    <style:style style:name="Tabela366.B" style:family="table-column">
      <style:table-column-properties style:column-width="4.648cm"/>
    </style:style>
    <style:style style:name="Tabela366.A1" style:family="table-cell">
      <style:table-cell-properties style:vertical-align="middle" fo:padding="0.049cm" fo:border="none"/>
    </style:style>
    <style:style style:name="Tabela367" style:family="table">
      <style:table-properties style:width="4.322cm" table:align="left"/>
    </style:style>
    <style:style style:name="Tabela367.A" style:family="table-column">
      <style:table-column-properties style:column-width="0.732cm"/>
    </style:style>
    <style:style style:name="Tabela367.B" style:family="table-column">
      <style:table-column-properties style:column-width="3.59cm"/>
    </style:style>
    <style:style style:name="Tabela367.A1" style:family="table-cell">
      <style:table-cell-properties style:vertical-align="middle" fo:padding="0.049cm" fo:border="none"/>
    </style:style>
    <style:style style:name="Tabela368" style:family="table">
      <style:table-properties style:width="2.798cm" table:align="left"/>
    </style:style>
    <style:style style:name="Tabela368.A" style:family="table-column">
      <style:table-column-properties style:column-width="0.478cm"/>
    </style:style>
    <style:style style:name="Tabela368.B" style:family="table-column">
      <style:table-column-properties style:column-width="2.32cm"/>
    </style:style>
    <style:style style:name="Tabela368.A1" style:family="table-cell">
      <style:table-cell-properties style:vertical-align="middle" fo:padding="0.049cm" fo:border="none"/>
    </style:style>
    <style:style style:name="Tabela369" style:family="table">
      <style:table-properties style:width="12.788cm" table:align="left"/>
    </style:style>
    <style:style style:name="Tabela369.A" style:family="table-column">
      <style:table-column-properties style:column-width="0.478cm"/>
    </style:style>
    <style:style style:name="Tabela369.B" style:family="table-column">
      <style:table-column-properties style:column-width="12.31cm"/>
    </style:style>
    <style:style style:name="Tabela369.A1" style:family="table-cell">
      <style:table-cell-properties style:vertical-align="middle" fo:padding="0.049cm" fo:border="none"/>
    </style:style>
    <style:style style:name="Tabela370" style:family="table">
      <style:table-properties style:width="13.55cm" table:align="left"/>
    </style:style>
    <style:style style:name="Tabela370.A" style:family="table-column">
      <style:table-column-properties style:column-width="0.478cm"/>
    </style:style>
    <style:style style:name="Tabela370.B" style:family="table-column">
      <style:table-column-properties style:column-width="13.072cm"/>
    </style:style>
    <style:style style:name="Tabela370.A1" style:family="table-cell">
      <style:table-cell-properties style:vertical-align="middle" fo:padding="0.049cm" fo:border="none"/>
    </style:style>
    <style:style style:name="Tabela371" style:family="table">
      <style:table-properties style:width="8.216cm" table:align="left"/>
    </style:style>
    <style:style style:name="Tabela371.A" style:family="table-column">
      <style:table-column-properties style:column-width="0.478cm"/>
    </style:style>
    <style:style style:name="Tabela371.B" style:family="table-column">
      <style:table-column-properties style:column-width="7.738cm"/>
    </style:style>
    <style:style style:name="Tabela371.A1" style:family="table-cell">
      <style:table-cell-properties style:vertical-align="middle" fo:padding="0.049cm" fo:border="none"/>
    </style:style>
    <style:style style:name="Tabela372" style:family="table">
      <style:table-properties style:width="5.634cm" table:align="left"/>
    </style:style>
    <style:style style:name="Tabela372.A" style:family="table-column">
      <style:table-column-properties style:column-width="0.478cm"/>
    </style:style>
    <style:style style:name="Tabela372.B" style:family="table-column">
      <style:table-column-properties style:column-width="5.156cm"/>
    </style:style>
    <style:style style:name="Tabela372.A1" style:family="table-cell">
      <style:table-cell-properties style:vertical-align="middle" fo:padding="0.049cm" fo:border="none"/>
    </style:style>
    <style:style style:name="Tabela373" style:family="table">
      <style:table-properties style:width="15.392cm" table:align="left"/>
    </style:style>
    <style:style style:name="Tabela373.A" style:family="table-column">
      <style:table-column-properties style:column-width="0.478cm"/>
    </style:style>
    <style:style style:name="Tabela373.B" style:family="table-column">
      <style:table-column-properties style:column-width="14.914cm"/>
    </style:style>
    <style:style style:name="Tabela373.A1" style:family="table-cell">
      <style:table-cell-properties style:vertical-align="middle" fo:padding="0.049cm" fo:border="none"/>
    </style:style>
    <style:style style:name="Tabela374" style:family="table">
      <style:table-properties style:width="5.888cm" table:align="left"/>
    </style:style>
    <style:style style:name="Tabela374.A" style:family="table-column">
      <style:table-column-properties style:column-width="0.478cm"/>
    </style:style>
    <style:style style:name="Tabela374.B" style:family="table-column">
      <style:table-column-properties style:column-width="5.41cm"/>
    </style:style>
    <style:style style:name="Tabela374.A1" style:family="table-cell">
      <style:table-cell-properties style:vertical-align="middle" fo:padding="0.049cm" fo:border="none"/>
    </style:style>
    <style:style style:name="Tabela375" style:family="table">
      <style:table-properties style:width="3.052cm" table:align="left"/>
    </style:style>
    <style:style style:name="Tabela375.A" style:family="table-column">
      <style:table-column-properties style:column-width="0.478cm"/>
    </style:style>
    <style:style style:name="Tabela375.B" style:family="table-column">
      <style:table-column-properties style:column-width="2.574cm"/>
    </style:style>
    <style:style style:name="Tabela375.A1" style:family="table-cell">
      <style:table-cell-properties style:vertical-align="middle" fo:padding="0.049cm" fo:border="none"/>
    </style:style>
    <style:style style:name="Tabela376" style:family="table">
      <style:table-properties style:width="8.682cm" table:align="left"/>
    </style:style>
    <style:style style:name="Tabela376.A" style:family="table-column">
      <style:table-column-properties style:column-width="0.478cm"/>
    </style:style>
    <style:style style:name="Tabela376.B" style:family="table-column">
      <style:table-column-properties style:column-width="8.204cm"/>
    </style:style>
    <style:style style:name="Tabela376.A1" style:family="table-cell">
      <style:table-cell-properties style:vertical-align="middle" fo:padding="0.049cm" fo:border="none"/>
    </style:style>
    <style:style style:name="Tabela377" style:family="table">
      <style:table-properties style:width="16.376cm" table:align="left"/>
    </style:style>
    <style:style style:name="Tabela377.A" style:family="table-column">
      <style:table-column-properties style:column-width="0.478cm"/>
    </style:style>
    <style:style style:name="Tabela377.B" style:family="table-column">
      <style:table-column-properties style:column-width="15.898cm"/>
    </style:style>
    <style:style style:name="Tabela377.A1" style:family="table-cell">
      <style:table-cell-properties style:vertical-align="middle" fo:padding="0.049cm" fo:border="none"/>
    </style:style>
    <style:style style:name="Tabela378" style:family="table">
      <style:table-properties style:width="1.009cm" table:align="left"/>
    </style:style>
    <style:style style:name="Tabela378.A" style:family="table-column">
      <style:table-column-properties style:column-width="0.478cm"/>
    </style:style>
    <style:style style:name="Tabela378.B" style:family="table-column">
      <style:table-column-properties style:column-width="0.531cm"/>
    </style:style>
    <style:style style:name="Tabela378.A1" style:family="table-cell">
      <style:table-cell-properties style:vertical-align="middle" fo:padding="0.049cm" fo:border="none"/>
    </style:style>
    <style:style style:name="Tabela379" style:family="table">
      <style:table-properties style:width="2.787cm" table:align="left"/>
    </style:style>
    <style:style style:name="Tabela379.A" style:family="table-column">
      <style:table-column-properties style:column-width="0.732cm"/>
    </style:style>
    <style:style style:name="Tabela379.B" style:family="table-column">
      <style:table-column-properties style:column-width="2.055cm"/>
    </style:style>
    <style:style style:name="Tabela379.A1" style:family="table-cell">
      <style:table-cell-properties style:vertical-align="middle" fo:padding="0.049cm" fo:border="none"/>
    </style:style>
    <style:style style:name="Tabela380" style:family="table">
      <style:table-properties style:width="12.566cm" table:align="left"/>
    </style:style>
    <style:style style:name="Tabela380.A" style:family="table-column">
      <style:table-column-properties style:column-width="0.732cm"/>
    </style:style>
    <style:style style:name="Tabela380.B" style:family="table-column">
      <style:table-column-properties style:column-width="11.834cm"/>
    </style:style>
    <style:style style:name="Tabela380.A1" style:family="table-cell">
      <style:table-cell-properties style:vertical-align="middle" fo:padding="0.049cm" fo:border="none"/>
    </style:style>
    <style:style style:name="Tabela381" style:family="table">
      <style:table-properties style:width="17cm" table:align="left"/>
    </style:style>
    <style:style style:name="Tabela381.A" style:family="table-column">
      <style:table-column-properties style:column-width="0.732cm"/>
    </style:style>
    <style:style style:name="Tabela381.B" style:family="table-column">
      <style:table-column-properties style:column-width="16.268cm"/>
    </style:style>
    <style:style style:name="Tabela381.A1" style:family="table-cell">
      <style:table-cell-properties style:vertical-align="middle" fo:padding="0.049cm" fo:border="none"/>
    </style:style>
    <style:style style:name="Tabela382" style:family="table">
      <style:table-properties style:width="17cm" table:align="left"/>
    </style:style>
    <style:style style:name="Tabela382.A" style:family="table-column">
      <style:table-column-properties style:column-width="0.732cm"/>
    </style:style>
    <style:style style:name="Tabela382.B" style:family="table-column">
      <style:table-column-properties style:column-width="16.268cm"/>
    </style:style>
    <style:style style:name="Tabela382.A1" style:family="table-cell">
      <style:table-cell-properties style:vertical-align="middle" fo:padding="0.049cm" fo:border="none"/>
    </style:style>
    <style:style style:name="Tabela383" style:family="table">
      <style:table-properties style:width="5.465cm" table:align="left"/>
    </style:style>
    <style:style style:name="Tabela383.A" style:family="table-column">
      <style:table-column-properties style:column-width="0.732cm"/>
    </style:style>
    <style:style style:name="Tabela383.B" style:family="table-column">
      <style:table-column-properties style:column-width="4.733cm"/>
    </style:style>
    <style:style style:name="Tabela383.A1" style:family="table-cell">
      <style:table-cell-properties style:vertical-align="middle" fo:padding="0.049cm" fo:border="none"/>
    </style:style>
    <style:style style:name="Tabela384" style:family="table">
      <style:table-properties style:width="4.244cm" table:align="left"/>
    </style:style>
    <style:style style:name="Tabela384.A" style:family="table-column">
      <style:table-column-properties style:column-width="0.732cm"/>
    </style:style>
    <style:style style:name="Tabela384.B" style:family="table-column">
      <style:table-column-properties style:column-width="3.512cm"/>
    </style:style>
    <style:style style:name="Tabela384.A1" style:family="table-cell">
      <style:table-cell-properties style:vertical-align="middle" fo:padding="0.049cm" fo:border="none"/>
    </style:style>
    <style:style style:name="Tabela385" style:family="table">
      <style:table-properties style:width="14.217cm" table:align="left"/>
    </style:style>
    <style:style style:name="Tabela385.A" style:family="table-column">
      <style:table-column-properties style:column-width="0.732cm"/>
    </style:style>
    <style:style style:name="Tabela385.B" style:family="table-column">
      <style:table-column-properties style:column-width="13.485cm"/>
    </style:style>
    <style:style style:name="Tabela385.A1" style:family="table-cell">
      <style:table-cell-properties style:vertical-align="middle" fo:padding="0.049cm" fo:border="none"/>
    </style:style>
    <style:style style:name="Tabela386" style:family="table">
      <style:table-properties style:width="5.687cm" table:align="left"/>
    </style:style>
    <style:style style:name="Tabela386.A" style:family="table-column">
      <style:table-column-properties style:column-width="0.732cm"/>
    </style:style>
    <style:style style:name="Tabela386.B" style:family="table-column">
      <style:table-column-properties style:column-width="4.955cm"/>
    </style:style>
    <style:style style:name="Tabela386.A1" style:family="table-cell">
      <style:table-cell-properties style:vertical-align="middle" fo:padding="0.049cm" fo:border="none"/>
    </style:style>
    <style:style style:name="Tabela387" style:family="table">
      <style:table-properties style:width="10.576cm" table:align="left"/>
    </style:style>
    <style:style style:name="Tabela387.A" style:family="table-column">
      <style:table-column-properties style:column-width="0.732cm"/>
    </style:style>
    <style:style style:name="Tabela387.B" style:family="table-column">
      <style:table-column-properties style:column-width="9.844cm"/>
    </style:style>
    <style:style style:name="Tabela387.A1" style:family="table-cell">
      <style:table-cell-properties style:vertical-align="middle" fo:padding="0.049cm" fo:border="none"/>
    </style:style>
    <style:style style:name="Tabela388" style:family="table">
      <style:table-properties style:width="11.592cm" table:align="left"/>
    </style:style>
    <style:style style:name="Tabela388.A" style:family="table-column">
      <style:table-column-properties style:column-width="0.732cm"/>
    </style:style>
    <style:style style:name="Tabela388.B" style:family="table-column">
      <style:table-column-properties style:column-width="10.86cm"/>
    </style:style>
    <style:style style:name="Tabela388.A1" style:family="table-cell">
      <style:table-cell-properties style:vertical-align="middle" fo:padding="0.049cm" fo:border="none"/>
    </style:style>
    <style:style style:name="Tabela389" style:family="table">
      <style:table-properties style:width="5.983cm" table:align="left"/>
    </style:style>
    <style:style style:name="Tabela389.A" style:family="table-column">
      <style:table-column-properties style:column-width="0.732cm"/>
    </style:style>
    <style:style style:name="Tabela389.B" style:family="table-column">
      <style:table-column-properties style:column-width="5.251cm"/>
    </style:style>
    <style:style style:name="Tabela389.A1" style:family="table-cell">
      <style:table-cell-properties style:vertical-align="middle" fo:padding="0.049cm" fo:border="none"/>
    </style:style>
    <style:style style:name="Tabela390" style:family="table">
      <style:table-properties style:width="4.244cm" table:align="left"/>
    </style:style>
    <style:style style:name="Tabela390.A" style:family="table-column">
      <style:table-column-properties style:column-width="0.732cm"/>
    </style:style>
    <style:style style:name="Tabela390.B" style:family="table-column">
      <style:table-column-properties style:column-width="3.512cm"/>
    </style:style>
    <style:style style:name="Tabela390.A1" style:family="table-cell">
      <style:table-cell-properties style:vertical-align="middle" fo:padding="0.049cm" fo:border="none"/>
    </style:style>
    <style:style style:name="Tabela391" style:family="table">
      <style:table-properties style:width="8.745cm" table:align="left"/>
    </style:style>
    <style:style style:name="Tabela391.A" style:family="table-column">
      <style:table-column-properties style:column-width="0.732cm"/>
    </style:style>
    <style:style style:name="Tabela391.B" style:family="table-column">
      <style:table-column-properties style:column-width="8.013cm"/>
    </style:style>
    <style:style style:name="Tabela391.A1" style:family="table-cell">
      <style:table-cell-properties style:vertical-align="middle" fo:padding="0.049cm" fo:border="none"/>
    </style:style>
    <style:style style:name="Tabela392" style:family="table">
      <style:table-properties style:width="8.999cm" table:align="left"/>
    </style:style>
    <style:style style:name="Tabela392.A" style:family="table-column">
      <style:table-column-properties style:column-width="0.732cm"/>
    </style:style>
    <style:style style:name="Tabela392.B" style:family="table-column">
      <style:table-column-properties style:column-width="8.267cm"/>
    </style:style>
    <style:style style:name="Tabela392.A1" style:family="table-cell">
      <style:table-cell-properties style:vertical-align="middle" fo:padding="0.049cm" fo:border="none"/>
    </style:style>
    <style:style style:name="Tabela393" style:family="table">
      <style:table-properties style:width="2.321cm" table:align="left"/>
    </style:style>
    <style:style style:name="Tabela393.A" style:family="table-column">
      <style:table-column-properties style:column-width="0.732cm"/>
    </style:style>
    <style:style style:name="Tabela393.B" style:family="table-column">
      <style:table-column-properties style:column-width="1.589cm"/>
    </style:style>
    <style:style style:name="Tabela393.A1" style:family="table-cell">
      <style:table-cell-properties style:vertical-align="middle" fo:padding="0.049cm" fo:border="none"/>
    </style:style>
    <style:style style:name="Tabela394" style:family="table">
      <style:table-properties style:width="1.263cm" table:align="left"/>
    </style:style>
    <style:style style:name="Tabela394.A" style:family="table-column">
      <style:table-column-properties style:column-width="0.732cm"/>
    </style:style>
    <style:style style:name="Tabela394.B" style:family="table-column">
      <style:table-column-properties style:column-width="0.531cm"/>
    </style:style>
    <style:style style:name="Tabela394.A1" style:family="table-cell">
      <style:table-cell-properties style:vertical-align="middle" fo:padding="0.049cm" fo:border="none"/>
    </style:style>
    <style:style style:name="Tabela395" style:family="table">
      <style:table-properties style:width="2.279cm" table:align="left"/>
    </style:style>
    <style:style style:name="Tabela395.A" style:family="table-column">
      <style:table-column-properties style:column-width="0.478cm"/>
    </style:style>
    <style:style style:name="Tabela395.B" style:family="table-column">
      <style:table-column-properties style:column-width="1.801cm"/>
    </style:style>
    <style:style style:name="Tabela395.A1" style:family="table-cell">
      <style:table-cell-properties style:vertical-align="middle" fo:padding="0.049cm" fo:border="none"/>
    </style:style>
    <style:style style:name="Tabela396" style:family="table">
      <style:table-properties style:width="17cm" table:align="left"/>
    </style:style>
    <style:style style:name="Tabela396.A" style:family="table-column">
      <style:table-column-properties style:column-width="0.478cm"/>
    </style:style>
    <style:style style:name="Tabela396.B" style:family="table-column">
      <style:table-column-properties style:column-width="16.522cm"/>
    </style:style>
    <style:style style:name="Tabela396.A1" style:family="table-cell">
      <style:table-cell-properties style:vertical-align="middle" fo:padding="0.049cm" fo:border="none"/>
    </style:style>
    <style:style style:name="Tabela397" style:family="table">
      <style:table-properties style:width="10.259cm" table:align="left"/>
    </style:style>
    <style:style style:name="Tabela397.A" style:family="table-column">
      <style:table-column-properties style:column-width="0.478cm"/>
    </style:style>
    <style:style style:name="Tabela397.B" style:family="table-column">
      <style:table-column-properties style:column-width="9.781cm"/>
    </style:style>
    <style:style style:name="Tabela397.A1" style:family="table-cell">
      <style:table-cell-properties style:vertical-align="middle" fo:padding="0.049cm" fo:border="none"/>
    </style:style>
    <style:style style:name="Tabela398" style:family="table">
      <style:table-properties style:width="1.009cm" table:align="left"/>
    </style:style>
    <style:style style:name="Tabela398.A" style:family="table-column">
      <style:table-column-properties style:column-width="0.478cm"/>
    </style:style>
    <style:style style:name="Tabela398.B" style:family="table-column">
      <style:table-column-properties style:column-width="0.531cm"/>
    </style:style>
    <style:style style:name="Tabela398.A1" style:family="table-cell">
      <style:table-cell-properties style:vertical-align="middle" fo:padding="0.049cm" fo:border="none"/>
    </style:style>
    <style:style style:name="Tabela399" style:family="table">
      <style:table-properties style:width="2.279cm" table:align="left"/>
    </style:style>
    <style:style style:name="Tabela399.A" style:family="table-column">
      <style:table-column-properties style:column-width="0.732cm"/>
    </style:style>
    <style:style style:name="Tabela399.B" style:family="table-column">
      <style:table-column-properties style:column-width="1.547cm"/>
    </style:style>
    <style:style style:name="Tabela399.A1" style:family="table-cell">
      <style:table-cell-properties style:vertical-align="middle" fo:padding="0.049cm" fo:border="none"/>
    </style:style>
    <style:style style:name="Tabela400" style:family="table">
      <style:table-properties style:width="11.412cm" table:align="left"/>
    </style:style>
    <style:style style:name="Tabela400.A" style:family="table-column">
      <style:table-column-properties style:column-width="0.732cm"/>
    </style:style>
    <style:style style:name="Tabela400.B" style:family="table-column">
      <style:table-column-properties style:column-width="10.68cm"/>
    </style:style>
    <style:style style:name="Tabela400.A1" style:family="table-cell">
      <style:table-cell-properties style:vertical-align="middle" fo:padding="0.049cm" fo:border="none"/>
    </style:style>
    <style:style style:name="Tabela401" style:family="table">
      <style:table-properties style:width="12.143cm" table:align="left"/>
    </style:style>
    <style:style style:name="Tabela401.A" style:family="table-column">
      <style:table-column-properties style:column-width="0.732cm"/>
    </style:style>
    <style:style style:name="Tabela401.B" style:family="table-column">
      <style:table-column-properties style:column-width="11.411cm"/>
    </style:style>
    <style:style style:name="Tabela401.A1" style:family="table-cell">
      <style:table-cell-properties style:vertical-align="middle" fo:padding="0.049cm" fo:border="none"/>
    </style:style>
    <style:style style:name="Tabela402" style:family="table">
      <style:table-properties style:width="9.518cm" table:align="left"/>
    </style:style>
    <style:style style:name="Tabela402.A" style:family="table-column">
      <style:table-column-properties style:column-width="0.732cm"/>
    </style:style>
    <style:style style:name="Tabela402.B" style:family="table-column">
      <style:table-column-properties style:column-width="8.786cm"/>
    </style:style>
    <style:style style:name="Tabela402.A1" style:family="table-cell">
      <style:table-cell-properties style:vertical-align="middle" fo:padding="0.049cm" fo:border="none"/>
    </style:style>
    <style:style style:name="Tabela403" style:family="table">
      <style:table-properties style:width="7.74cm" table:align="left"/>
    </style:style>
    <style:style style:name="Tabela403.A" style:family="table-column">
      <style:table-column-properties style:column-width="0.732cm"/>
    </style:style>
    <style:style style:name="Tabela403.B" style:family="table-column">
      <style:table-column-properties style:column-width="7.008cm"/>
    </style:style>
    <style:style style:name="Tabela403.A1" style:family="table-cell">
      <style:table-cell-properties style:vertical-align="middle" fo:padding="0.049cm" fo:border="none"/>
    </style:style>
    <style:style style:name="Tabela404" style:family="table">
      <style:table-properties style:width="15.169cm" table:align="left"/>
    </style:style>
    <style:style style:name="Tabela404.A" style:family="table-column">
      <style:table-column-properties style:column-width="0.732cm"/>
    </style:style>
    <style:style style:name="Tabela404.B" style:family="table-column">
      <style:table-column-properties style:column-width="14.437cm"/>
    </style:style>
    <style:style style:name="Tabela404.A1" style:family="table-cell">
      <style:table-cell-properties style:vertical-align="middle" fo:padding="0.049cm" fo:border="none"/>
    </style:style>
    <style:style style:name="Tabela405" style:family="table">
      <style:table-properties style:width="13.328cm" table:align="left"/>
    </style:style>
    <style:style style:name="Tabela405.A" style:family="table-column">
      <style:table-column-properties style:column-width="0.732cm"/>
    </style:style>
    <style:style style:name="Tabela405.B" style:family="table-column">
      <style:table-column-properties style:column-width="12.596cm"/>
    </style:style>
    <style:style style:name="Tabela405.A1" style:family="table-cell">
      <style:table-cell-properties style:vertical-align="middle" fo:padding="0.049cm" fo:border="none"/>
    </style:style>
    <style:style style:name="Tabela406" style:family="table">
      <style:table-properties style:width="8.756cm" table:align="left"/>
    </style:style>
    <style:style style:name="Tabela406.A" style:family="table-column">
      <style:table-column-properties style:column-width="0.732cm"/>
    </style:style>
    <style:style style:name="Tabela406.B" style:family="table-column">
      <style:table-column-properties style:column-width="8.024cm"/>
    </style:style>
    <style:style style:name="Tabela406.A1" style:family="table-cell">
      <style:table-cell-properties style:vertical-align="middle" fo:padding="0.049cm" fo:border="none"/>
    </style:style>
    <style:style style:name="Tabela407" style:family="table">
      <style:table-properties style:width="4.925cm" table:align="left"/>
    </style:style>
    <style:style style:name="Tabela407.A" style:family="table-column">
      <style:table-column-properties style:column-width="0.732cm"/>
    </style:style>
    <style:style style:name="Tabela407.B" style:family="table-column">
      <style:table-column-properties style:column-width="4.193cm"/>
    </style:style>
    <style:style style:name="Tabela407.A1" style:family="table-cell">
      <style:table-cell-properties style:vertical-align="middle" fo:padding="0.049cm" fo:border="none"/>
    </style:style>
    <style:style style:name="Tabela408" style:family="table">
      <style:table-properties style:width="1.069cm" table:align="left"/>
    </style:style>
    <style:style style:name="Tabela408.A" style:family="table-column">
      <style:table-column-properties style:column-width="0.732cm"/>
    </style:style>
    <style:style style:name="Tabela408.B" style:family="table-column">
      <style:table-column-properties style:column-width="0.337cm"/>
    </style:style>
    <style:style style:name="Tabela408.A1" style:family="table-cell">
      <style:table-cell-properties style:vertical-align="middle" fo:padding="0.049cm" fo:border="none"/>
    </style:style>
    <style:style style:name="Tabela409" style:family="table">
      <style:table-properties style:width="10.259cm" table:align="left"/>
    </style:style>
    <style:style style:name="Tabela409.A" style:family="table-column">
      <style:table-column-properties style:column-width="0.732cm"/>
    </style:style>
    <style:style style:name="Tabela409.B" style:family="table-column">
      <style:table-column-properties style:column-width="9.527cm"/>
    </style:style>
    <style:style style:name="Tabela409.A1" style:family="table-cell">
      <style:table-cell-properties style:vertical-align="middle" fo:padding="0.049cm" fo:border="none"/>
    </style:style>
    <style:style style:name="Tabela410" style:family="table">
      <style:table-properties style:width="1.263cm" table:align="left"/>
    </style:style>
    <style:style style:name="Tabela410.A" style:family="table-column">
      <style:table-column-properties style:column-width="0.732cm"/>
    </style:style>
    <style:style style:name="Tabela410.B" style:family="table-column">
      <style:table-column-properties style:column-width="0.531cm"/>
    </style:style>
    <style:style style:name="Tabela410.A1" style:family="table-cell">
      <style:table-cell-properties style:vertical-align="middle" fo:padding="0.049cm" fo:border="none"/>
    </style:style>
    <style:style style:name="Tabela411" style:family="table">
      <style:table-properties style:width="2.279cm" table:align="left"/>
    </style:style>
    <style:style style:name="Tabela411.A" style:family="table-column">
      <style:table-column-properties style:column-width="0.732cm"/>
    </style:style>
    <style:style style:name="Tabela411.B" style:family="table-column">
      <style:table-column-properties style:column-width="1.547cm"/>
    </style:style>
    <style:style style:name="Tabela411.A1" style:family="table-cell">
      <style:table-cell-properties style:vertical-align="middle" fo:padding="0.049cm" fo:border="none"/>
    </style:style>
    <style:style style:name="Tabela412" style:family="table">
      <style:table-properties style:width="16.122cm" table:align="left"/>
    </style:style>
    <style:style style:name="Tabela412.A" style:family="table-column">
      <style:table-column-properties style:column-width="0.732cm"/>
    </style:style>
    <style:style style:name="Tabela412.B" style:family="table-column">
      <style:table-column-properties style:column-width="15.39cm"/>
    </style:style>
    <style:style style:name="Tabela412.A1" style:family="table-cell">
      <style:table-cell-properties style:vertical-align="middle" fo:padding="0.049cm" fo:border="none"/>
    </style:style>
    <style:style style:name="Tabela413" style:family="table">
      <style:table-properties style:width="12.894cm" table:align="left"/>
    </style:style>
    <style:style style:name="Tabela413.A" style:family="table-column">
      <style:table-column-properties style:column-width="0.732cm"/>
    </style:style>
    <style:style style:name="Tabela413.B" style:family="table-column">
      <style:table-column-properties style:column-width="12.162cm"/>
    </style:style>
    <style:style style:name="Tabela413.A1" style:family="table-cell">
      <style:table-cell-properties style:vertical-align="middle" fo:padding="0.049cm" fo:border="none"/>
    </style:style>
    <style:style style:name="Tabela414" style:family="table">
      <style:table-properties style:width="7.465cm" table:align="left"/>
    </style:style>
    <style:style style:name="Tabela414.A" style:family="table-column">
      <style:table-column-properties style:column-width="0.732cm"/>
    </style:style>
    <style:style style:name="Tabela414.B" style:family="table-column">
      <style:table-column-properties style:column-width="6.733cm"/>
    </style:style>
    <style:style style:name="Tabela414.A1" style:family="table-cell">
      <style:table-cell-properties style:vertical-align="middle" fo:padding="0.049cm" fo:border="none"/>
    </style:style>
    <style:style style:name="Tabela415" style:family="table">
      <style:table-properties style:width="6.174cm" table:align="left"/>
    </style:style>
    <style:style style:name="Tabela415.A" style:family="table-column">
      <style:table-column-properties style:column-width="0.732cm"/>
    </style:style>
    <style:style style:name="Tabela415.B" style:family="table-column">
      <style:table-column-properties style:column-width="5.442cm"/>
    </style:style>
    <style:style style:name="Tabela415.A1" style:family="table-cell">
      <style:table-cell-properties style:vertical-align="middle" fo:padding="0.049cm" fo:border="none"/>
    </style:style>
    <style:style style:name="Tabela416" style:family="table">
      <style:table-properties style:width="13.624cm" table:align="left"/>
    </style:style>
    <style:style style:name="Tabela416.A" style:family="table-column">
      <style:table-column-properties style:column-width="0.732cm"/>
    </style:style>
    <style:style style:name="Tabela416.B" style:family="table-column">
      <style:table-column-properties style:column-width="12.892cm"/>
    </style:style>
    <style:style style:name="Tabela416.A1" style:family="table-cell">
      <style:table-cell-properties style:vertical-align="middle" fo:padding="0.049cm" fo:border="none"/>
    </style:style>
    <style:style style:name="Tabela417" style:family="table">
      <style:table-properties style:width="9.518cm" table:align="left"/>
    </style:style>
    <style:style style:name="Tabela417.A" style:family="table-column">
      <style:table-column-properties style:column-width="0.732cm"/>
    </style:style>
    <style:style style:name="Tabela417.B" style:family="table-column">
      <style:table-column-properties style:column-width="8.786cm"/>
    </style:style>
    <style:style style:name="Tabela417.A1" style:family="table-cell">
      <style:table-cell-properties style:vertical-align="middle" fo:padding="0.049cm" fo:border="none"/>
    </style:style>
    <style:style style:name="Tabela418" style:family="table">
      <style:table-properties style:width="17cm" table:align="left"/>
    </style:style>
    <style:style style:name="Tabela418.A" style:family="table-column">
      <style:table-column-properties style:column-width="0.732cm"/>
    </style:style>
    <style:style style:name="Tabela418.B" style:family="table-column">
      <style:table-column-properties style:column-width="16.268cm"/>
    </style:style>
    <style:style style:name="Tabela418.A1" style:family="table-cell">
      <style:table-cell-properties style:vertical-align="middle" fo:padding="0.049cm" fo:border="none"/>
    </style:style>
    <style:style style:name="Tabela419" style:family="table">
      <style:table-properties style:width="17cm" table:align="left"/>
    </style:style>
    <style:style style:name="Tabela419.A" style:family="table-column">
      <style:table-column-properties style:column-width="0.732cm"/>
    </style:style>
    <style:style style:name="Tabela419.B" style:family="table-column">
      <style:table-column-properties style:column-width="16.268cm"/>
    </style:style>
    <style:style style:name="Tabela419.A1" style:family="table-cell">
      <style:table-cell-properties style:vertical-align="middle" fo:padding="0.049cm" fo:border="none"/>
    </style:style>
    <style:style style:name="Tabela420" style:family="table">
      <style:table-properties style:width="17cm" table:align="left"/>
    </style:style>
    <style:style style:name="Tabela420.A" style:family="table-column">
      <style:table-column-properties style:column-width="0.732cm"/>
    </style:style>
    <style:style style:name="Tabela420.B" style:family="table-column">
      <style:table-column-properties style:column-width="16.268cm"/>
    </style:style>
    <style:style style:name="Tabela420.A1" style:family="table-cell">
      <style:table-cell-properties style:vertical-align="middle" fo:padding="0.049cm" fo:border="none"/>
    </style:style>
    <style:style style:name="Tabela421" style:family="table">
      <style:table-properties style:width="5.941cm" table:align="left"/>
    </style:style>
    <style:style style:name="Tabela421.A" style:family="table-column">
      <style:table-column-properties style:column-width="0.732cm"/>
    </style:style>
    <style:style style:name="Tabela421.B" style:family="table-column">
      <style:table-column-properties style:column-width="5.209cm"/>
    </style:style>
    <style:style style:name="Tabela421.A1" style:family="table-cell">
      <style:table-cell-properties style:vertical-align="middle" fo:padding="0.049cm" fo:border="none"/>
    </style:style>
    <style:style style:name="Tabela422" style:family="table">
      <style:table-properties style:width="14.386cm" table:align="left"/>
    </style:style>
    <style:style style:name="Tabela422.A" style:family="table-column">
      <style:table-column-properties style:column-width="0.732cm"/>
    </style:style>
    <style:style style:name="Tabela422.B" style:family="table-column">
      <style:table-column-properties style:column-width="13.654cm"/>
    </style:style>
    <style:style style:name="Tabela422.A1" style:family="table-cell">
      <style:table-cell-properties style:vertical-align="middle" fo:padding="0.049cm" fo:border="none"/>
    </style:style>
    <style:style style:name="Tabela423" style:family="table">
      <style:table-properties style:width="15.148cm" table:align="left"/>
    </style:style>
    <style:style style:name="Tabela423.A" style:family="table-column">
      <style:table-column-properties style:column-width="0.732cm"/>
    </style:style>
    <style:style style:name="Tabela423.B" style:family="table-column">
      <style:table-column-properties style:column-width="14.416cm"/>
    </style:style>
    <style:style style:name="Tabela423.A1" style:family="table-cell">
      <style:table-cell-properties style:vertical-align="middle" fo:padding="0.049cm" fo:border="none"/>
    </style:style>
    <style:style style:name="Tabela424" style:family="table">
      <style:table-properties style:width="17cm" table:align="left"/>
    </style:style>
    <style:style style:name="Tabela424.A" style:family="table-column">
      <style:table-column-properties style:column-width="0.732cm"/>
    </style:style>
    <style:style style:name="Tabela424.B" style:family="table-column">
      <style:table-column-properties style:column-width="16.268cm"/>
    </style:style>
    <style:style style:name="Tabela424.A1" style:family="table-cell">
      <style:table-cell-properties style:vertical-align="middle" fo:padding="0.049cm" fo:border="none"/>
    </style:style>
    <style:style style:name="Tabela425" style:family="table">
      <style:table-properties style:width="11.338cm" table:align="left"/>
    </style:style>
    <style:style style:name="Tabela425.A" style:family="table-column">
      <style:table-column-properties style:column-width="0.732cm"/>
    </style:style>
    <style:style style:name="Tabela425.B" style:family="table-column">
      <style:table-column-properties style:column-width="10.606cm"/>
    </style:style>
    <style:style style:name="Tabela425.A1" style:family="table-cell">
      <style:table-cell-properties style:vertical-align="middle" fo:padding="0.049cm" fo:border="none"/>
    </style:style>
    <style:style style:name="Tabela426" style:family="table">
      <style:table-properties style:width="10.83cm" table:align="left"/>
    </style:style>
    <style:style style:name="Tabela426.A" style:family="table-column">
      <style:table-column-properties style:column-width="0.732cm"/>
    </style:style>
    <style:style style:name="Tabela426.B" style:family="table-column">
      <style:table-column-properties style:column-width="10.098cm"/>
    </style:style>
    <style:style style:name="Tabela426.A1" style:family="table-cell">
      <style:table-cell-properties style:vertical-align="middle" fo:padding="0.049cm" fo:border="none"/>
    </style:style>
    <style:style style:name="Tabela427" style:family="table">
      <style:table-properties style:width="6.449cm" table:align="left"/>
    </style:style>
    <style:style style:name="Tabela427.A" style:family="table-column">
      <style:table-column-properties style:column-width="0.732cm"/>
    </style:style>
    <style:style style:name="Tabela427.B" style:family="table-column">
      <style:table-column-properties style:column-width="5.717cm"/>
    </style:style>
    <style:style style:name="Tabela427.A1" style:family="table-cell">
      <style:table-cell-properties style:vertical-align="middle" fo:padding="0.049cm" fo:border="none"/>
    </style:style>
    <style:style style:name="Tabela428" style:family="table">
      <style:table-properties style:width="3.186cm" table:align="left"/>
    </style:style>
    <style:style style:name="Tabela428.A" style:family="table-column">
      <style:table-column-properties style:column-width="0.732cm"/>
    </style:style>
    <style:style style:name="Tabela428.B" style:family="table-column">
      <style:table-column-properties style:column-width="2.454cm"/>
    </style:style>
    <style:style style:name="Tabela428.A1" style:family="table-cell">
      <style:table-cell-properties style:vertical-align="middle" fo:padding="0.049cm" fo:border="none"/>
    </style:style>
    <style:style style:name="Tabela429" style:family="table">
      <style:table-properties style:width="15.392cm" table:align="left"/>
    </style:style>
    <style:style style:name="Tabela429.A" style:family="table-column">
      <style:table-column-properties style:column-width="0.732cm"/>
    </style:style>
    <style:style style:name="Tabela429.B" style:family="table-column">
      <style:table-column-properties style:column-width="14.66cm"/>
    </style:style>
    <style:style style:name="Tabela429.A1" style:family="table-cell">
      <style:table-cell-properties style:vertical-align="middle" fo:padding="0.049cm" fo:border="none"/>
    </style:style>
    <style:style style:name="Tabela430" style:family="table">
      <style:table-properties style:width="6.925cm" table:align="left"/>
    </style:style>
    <style:style style:name="Tabela430.A" style:family="table-column">
      <style:table-column-properties style:column-width="0.732cm"/>
    </style:style>
    <style:style style:name="Tabela430.B" style:family="table-column">
      <style:table-column-properties style:column-width="6.193cm"/>
    </style:style>
    <style:style style:name="Tabela430.A1" style:family="table-cell">
      <style:table-cell-properties style:vertical-align="middle" fo:padding="0.049cm" fo:border="none"/>
    </style:style>
    <style:style style:name="Tabela431" style:family="table">
      <style:table-properties style:width="3.186cm" table:align="left"/>
    </style:style>
    <style:style style:name="Tabela431.A" style:family="table-column">
      <style:table-column-properties style:column-width="0.732cm"/>
    </style:style>
    <style:style style:name="Tabela431.B" style:family="table-column">
      <style:table-column-properties style:column-width="2.454cm"/>
    </style:style>
    <style:style style:name="Tabela431.A1" style:family="table-cell">
      <style:table-cell-properties style:vertical-align="middle" fo:padding="0.049cm" fo:border="none"/>
    </style:style>
    <style:style style:name="Tabela432" style:family="table">
      <style:table-properties style:width="12.132cm" table:align="left"/>
    </style:style>
    <style:style style:name="Tabela432.A" style:family="table-column">
      <style:table-column-properties style:column-width="0.732cm"/>
    </style:style>
    <style:style style:name="Tabela432.B" style:family="table-column">
      <style:table-column-properties style:column-width="11.4cm"/>
    </style:style>
    <style:style style:name="Tabela432.A1" style:family="table-cell">
      <style:table-cell-properties style:vertical-align="middle" fo:padding="0.049cm" fo:border="none"/>
    </style:style>
    <style:style style:name="Tabela433" style:family="table">
      <style:table-properties style:width="6.449cm" table:align="left"/>
    </style:style>
    <style:style style:name="Tabela433.A" style:family="table-column">
      <style:table-column-properties style:column-width="0.732cm"/>
    </style:style>
    <style:style style:name="Tabela433.B" style:family="table-column">
      <style:table-column-properties style:column-width="5.717cm"/>
    </style:style>
    <style:style style:name="Tabela433.A1" style:family="table-cell">
      <style:table-cell-properties style:vertical-align="middle" fo:padding="0.049cm" fo:border="none"/>
    </style:style>
    <style:style style:name="Tabela434" style:family="table">
      <style:table-properties style:width="7.751cm" table:align="left"/>
    </style:style>
    <style:style style:name="Tabela434.A" style:family="table-column">
      <style:table-column-properties style:column-width="0.732cm"/>
    </style:style>
    <style:style style:name="Tabela434.B" style:family="table-column">
      <style:table-column-properties style:column-width="7.019cm"/>
    </style:style>
    <style:style style:name="Tabela434.A1" style:family="table-cell">
      <style:table-cell-properties style:vertical-align="middle" fo:padding="0.049cm" fo:border="none"/>
    </style:style>
    <style:style style:name="Tabela435" style:family="table">
      <style:table-properties style:width="17cm" table:align="left"/>
    </style:style>
    <style:style style:name="Tabela435.A" style:family="table-column">
      <style:table-column-properties style:column-width="0.732cm"/>
    </style:style>
    <style:style style:name="Tabela435.B" style:family="table-column">
      <style:table-column-properties style:column-width="16.268cm"/>
    </style:style>
    <style:style style:name="Tabela435.A1" style:family="table-cell">
      <style:table-cell-properties style:vertical-align="middle" fo:padding="0.049cm" fo:border="none"/>
    </style:style>
    <style:style style:name="Tabela436" style:family="table">
      <style:table-properties style:width="7.994cm" table:align="left"/>
    </style:style>
    <style:style style:name="Tabela436.A" style:family="table-column">
      <style:table-column-properties style:column-width="0.732cm"/>
    </style:style>
    <style:style style:name="Tabela436.B" style:family="table-column">
      <style:table-column-properties style:column-width="7.262cm"/>
    </style:style>
    <style:style style:name="Tabela436.A1" style:family="table-cell">
      <style:table-cell-properties style:vertical-align="middle" fo:padding="0.049cm" fo:border="none"/>
    </style:style>
    <style:style style:name="Tabela437" style:family="table">
      <style:table-properties style:width="3.644cm" table:align="left"/>
    </style:style>
    <style:style style:name="Tabela437.A" style:family="table-column">
      <style:table-column-properties style:column-width="0.732cm"/>
    </style:style>
    <style:style style:name="Tabela437.B" style:family="table-column">
      <style:table-column-properties style:column-width="2.912cm"/>
    </style:style>
    <style:style style:name="Tabela437.A1" style:family="table-cell">
      <style:table-cell-properties style:vertical-align="middle" fo:padding="0.049cm" fo:border="none"/>
    </style:style>
    <style:style style:name="Tabela438" style:family="table">
      <style:table-properties style:width="3.186cm" table:align="left"/>
    </style:style>
    <style:style style:name="Tabela438.A" style:family="table-column">
      <style:table-column-properties style:column-width="0.732cm"/>
    </style:style>
    <style:style style:name="Tabela438.B" style:family="table-column">
      <style:table-column-properties style:column-width="2.454cm"/>
    </style:style>
    <style:style style:name="Tabela438.A1" style:family="table-cell">
      <style:table-cell-properties style:vertical-align="middle" fo:padding="0.049cm" fo:border="none"/>
    </style:style>
    <style:style style:name="Tabela439" style:family="table">
      <style:table-properties style:width="12.143cm" table:align="left"/>
    </style:style>
    <style:style style:name="Tabela439.A" style:family="table-column">
      <style:table-column-properties style:column-width="0.732cm"/>
    </style:style>
    <style:style style:name="Tabela439.B" style:family="table-column">
      <style:table-column-properties style:column-width="11.411cm"/>
    </style:style>
    <style:style style:name="Tabela439.A1" style:family="table-cell">
      <style:table-cell-properties style:vertical-align="middle" fo:padding="0.049cm" fo:border="none"/>
    </style:style>
    <style:style style:name="Tabela440" style:family="table">
      <style:table-properties style:width="9.518cm" table:align="left"/>
    </style:style>
    <style:style style:name="Tabela440.A" style:family="table-column">
      <style:table-column-properties style:column-width="0.732cm"/>
    </style:style>
    <style:style style:name="Tabela440.B" style:family="table-column">
      <style:table-column-properties style:column-width="8.786cm"/>
    </style:style>
    <style:style style:name="Tabela440.A1" style:family="table-cell">
      <style:table-cell-properties style:vertical-align="middle" fo:padding="0.049cm" fo:border="none"/>
    </style:style>
    <style:style style:name="Tabela441" style:family="table">
      <style:table-properties style:width="7.74cm" table:align="left"/>
    </style:style>
    <style:style style:name="Tabela441.A" style:family="table-column">
      <style:table-column-properties style:column-width="0.732cm"/>
    </style:style>
    <style:style style:name="Tabela441.B" style:family="table-column">
      <style:table-column-properties style:column-width="7.008cm"/>
    </style:style>
    <style:style style:name="Tabela441.A1" style:family="table-cell">
      <style:table-cell-properties style:vertical-align="middle" fo:padding="0.049cm" fo:border="none"/>
    </style:style>
    <style:style style:name="Tabela442" style:family="table">
      <style:table-properties style:width="15.169cm" table:align="left"/>
    </style:style>
    <style:style style:name="Tabela442.A" style:family="table-column">
      <style:table-column-properties style:column-width="0.732cm"/>
    </style:style>
    <style:style style:name="Tabela442.B" style:family="table-column">
      <style:table-column-properties style:column-width="14.437cm"/>
    </style:style>
    <style:style style:name="Tabela442.A1" style:family="table-cell">
      <style:table-cell-properties style:vertical-align="middle" fo:padding="0.049cm" fo:border="none"/>
    </style:style>
    <style:style style:name="Tabela443" style:family="table">
      <style:table-properties style:width="7.232cm" table:align="left"/>
    </style:style>
    <style:style style:name="Tabela443.A" style:family="table-column">
      <style:table-column-properties style:column-width="0.732cm"/>
    </style:style>
    <style:style style:name="Tabela443.B" style:family="table-column">
      <style:table-column-properties style:column-width="6.5cm"/>
    </style:style>
    <style:style style:name="Tabela443.A1" style:family="table-cell">
      <style:table-cell-properties style:vertical-align="middle" fo:padding="0.049cm" fo:border="none"/>
    </style:style>
    <style:style style:name="Tabela444" style:family="table">
      <style:table-properties style:width="8.756cm" table:align="left"/>
    </style:style>
    <style:style style:name="Tabela444.A" style:family="table-column">
      <style:table-column-properties style:column-width="0.732cm"/>
    </style:style>
    <style:style style:name="Tabela444.B" style:family="table-column">
      <style:table-column-properties style:column-width="8.024cm"/>
    </style:style>
    <style:style style:name="Tabela444.A1" style:family="table-cell">
      <style:table-cell-properties style:vertical-align="middle" fo:padding="0.049cm" fo:border="none"/>
    </style:style>
    <style:style style:name="Tabela445" style:family="table">
      <style:table-properties style:width="4.925cm" table:align="left"/>
    </style:style>
    <style:style style:name="Tabela445.A" style:family="table-column">
      <style:table-column-properties style:column-width="0.732cm"/>
    </style:style>
    <style:style style:name="Tabela445.B" style:family="table-column">
      <style:table-column-properties style:column-width="4.193cm"/>
    </style:style>
    <style:style style:name="Tabela445.A1" style:family="table-cell">
      <style:table-cell-properties style:vertical-align="middle" fo:padding="0.049cm" fo:border="none"/>
    </style:style>
    <style:style style:name="Tabela446" style:family="table">
      <style:table-properties style:width="1.069cm" table:align="left"/>
    </style:style>
    <style:style style:name="Tabela446.A" style:family="table-column">
      <style:table-column-properties style:column-width="0.732cm"/>
    </style:style>
    <style:style style:name="Tabela446.B" style:family="table-column">
      <style:table-column-properties style:column-width="0.337cm"/>
    </style:style>
    <style:style style:name="Tabela446.A1" style:family="table-cell">
      <style:table-cell-properties style:vertical-align="middle" fo:padding="0.049cm" fo:border="none"/>
    </style:style>
    <style:style style:name="Tabela447" style:family="table">
      <style:table-properties style:width="15.423cm" table:align="left"/>
    </style:style>
    <style:style style:name="Tabela447.A" style:family="table-column">
      <style:table-column-properties style:column-width="0.732cm"/>
    </style:style>
    <style:style style:name="Tabela447.B" style:family="table-column">
      <style:table-column-properties style:column-width="14.691cm"/>
    </style:style>
    <style:style style:name="Tabela447.A1" style:family="table-cell">
      <style:table-cell-properties style:vertical-align="middle" fo:padding="0.049cm" fo:border="none"/>
    </style:style>
    <style:style style:name="Tabela448" style:family="table">
      <style:table-properties style:width="1.263cm" table:align="left"/>
    </style:style>
    <style:style style:name="Tabela448.A" style:family="table-column">
      <style:table-column-properties style:column-width="0.732cm"/>
    </style:style>
    <style:style style:name="Tabela448.B" style:family="table-column">
      <style:table-column-properties style:column-width="0.531cm"/>
    </style:style>
    <style:style style:name="Tabela448.A1" style:family="table-cell">
      <style:table-cell-properties style:vertical-align="middle" fo:padding="0.049cm" fo:border="none"/>
    </style:style>
    <style:style style:name="Tabela449" style:family="table">
      <style:table-properties style:width="2.279cm" table:align="left"/>
    </style:style>
    <style:style style:name="Tabela449.A" style:family="table-column">
      <style:table-column-properties style:column-width="0.732cm"/>
    </style:style>
    <style:style style:name="Tabela449.B" style:family="table-column">
      <style:table-column-properties style:column-width="1.547cm"/>
    </style:style>
    <style:style style:name="Tabela449.A1" style:family="table-cell">
      <style:table-cell-properties style:vertical-align="middle" fo:padding="0.049cm" fo:border="none"/>
    </style:style>
    <style:style style:name="Tabela450" style:family="table">
      <style:table-properties style:width="14.852cm" table:align="left"/>
    </style:style>
    <style:style style:name="Tabela450.A" style:family="table-column">
      <style:table-column-properties style:column-width="0.732cm"/>
    </style:style>
    <style:style style:name="Tabela450.B" style:family="table-column">
      <style:table-column-properties style:column-width="14.12cm"/>
    </style:style>
    <style:style style:name="Tabela450.A1" style:family="table-cell">
      <style:table-cell-properties style:vertical-align="middle" fo:padding="0.049cm" fo:border="none"/>
    </style:style>
    <style:style style:name="Tabela451" style:family="table">
      <style:table-properties style:width="12.016cm" table:align="left"/>
    </style:style>
    <style:style style:name="Tabela451.A" style:family="table-column">
      <style:table-column-properties style:column-width="0.732cm"/>
    </style:style>
    <style:style style:name="Tabela451.B" style:family="table-column">
      <style:table-column-properties style:column-width="11.284cm"/>
    </style:style>
    <style:style style:name="Tabela451.A1" style:family="table-cell">
      <style:table-cell-properties style:vertical-align="middle" fo:padding="0.049cm" fo:border="none"/>
    </style:style>
    <style:style style:name="Tabela452" style:family="table">
      <style:table-properties style:width="3.186cm" table:align="left"/>
    </style:style>
    <style:style style:name="Tabela452.A" style:family="table-column">
      <style:table-column-properties style:column-width="0.732cm"/>
    </style:style>
    <style:style style:name="Tabela452.B" style:family="table-column">
      <style:table-column-properties style:column-width="2.454cm"/>
    </style:style>
    <style:style style:name="Tabela452.A1" style:family="table-cell">
      <style:table-cell-properties style:vertical-align="middle" fo:padding="0.049cm" fo:border="none"/>
    </style:style>
    <style:style style:name="Tabela453" style:family="table">
      <style:table-properties style:width="12.143cm" table:align="left"/>
    </style:style>
    <style:style style:name="Tabela453.A" style:family="table-column">
      <style:table-column-properties style:column-width="0.732cm"/>
    </style:style>
    <style:style style:name="Tabela453.B" style:family="table-column">
      <style:table-column-properties style:column-width="11.411cm"/>
    </style:style>
    <style:style style:name="Tabela453.A1" style:family="table-cell">
      <style:table-cell-properties style:vertical-align="middle" fo:padding="0.049cm" fo:border="none"/>
    </style:style>
    <style:style style:name="Tabela454" style:family="table">
      <style:table-properties style:width="9.518cm" table:align="left"/>
    </style:style>
    <style:style style:name="Tabela454.A" style:family="table-column">
      <style:table-column-properties style:column-width="0.732cm"/>
    </style:style>
    <style:style style:name="Tabela454.B" style:family="table-column">
      <style:table-column-properties style:column-width="8.786cm"/>
    </style:style>
    <style:style style:name="Tabela454.A1" style:family="table-cell">
      <style:table-cell-properties style:vertical-align="middle" fo:padding="0.049cm" fo:border="none"/>
    </style:style>
    <style:style style:name="Tabela455" style:family="table">
      <style:table-properties style:width="7.74cm" table:align="left"/>
    </style:style>
    <style:style style:name="Tabela455.A" style:family="table-column">
      <style:table-column-properties style:column-width="0.732cm"/>
    </style:style>
    <style:style style:name="Tabela455.B" style:family="table-column">
      <style:table-column-properties style:column-width="7.008cm"/>
    </style:style>
    <style:style style:name="Tabela455.A1" style:family="table-cell">
      <style:table-cell-properties style:vertical-align="middle" fo:padding="0.049cm" fo:border="none"/>
    </style:style>
    <style:style style:name="Tabela456" style:family="table">
      <style:table-properties style:width="15.169cm" table:align="left"/>
    </style:style>
    <style:style style:name="Tabela456.A" style:family="table-column">
      <style:table-column-properties style:column-width="0.732cm"/>
    </style:style>
    <style:style style:name="Tabela456.B" style:family="table-column">
      <style:table-column-properties style:column-width="14.437cm"/>
    </style:style>
    <style:style style:name="Tabela456.A1" style:family="table-cell">
      <style:table-cell-properties style:vertical-align="middle" fo:padding="0.049cm" fo:border="none"/>
    </style:style>
    <style:style style:name="Tabela457" style:family="table">
      <style:table-properties style:width="13.328cm" table:align="left"/>
    </style:style>
    <style:style style:name="Tabela457.A" style:family="table-column">
      <style:table-column-properties style:column-width="0.732cm"/>
    </style:style>
    <style:style style:name="Tabela457.B" style:family="table-column">
      <style:table-column-properties style:column-width="12.596cm"/>
    </style:style>
    <style:style style:name="Tabela457.A1" style:family="table-cell">
      <style:table-cell-properties style:vertical-align="middle" fo:padding="0.049cm" fo:border="none"/>
    </style:style>
    <style:style style:name="Tabela458" style:family="table">
      <style:table-properties style:width="8.756cm" table:align="left"/>
    </style:style>
    <style:style style:name="Tabela458.A" style:family="table-column">
      <style:table-column-properties style:column-width="0.732cm"/>
    </style:style>
    <style:style style:name="Tabela458.B" style:family="table-column">
      <style:table-column-properties style:column-width="8.024cm"/>
    </style:style>
    <style:style style:name="Tabela458.A1" style:family="table-cell">
      <style:table-cell-properties style:vertical-align="middle" fo:padding="0.049cm" fo:border="none"/>
    </style:style>
    <style:style style:name="Tabela459" style:family="table">
      <style:table-properties style:width="4.925cm" table:align="left"/>
    </style:style>
    <style:style style:name="Tabela459.A" style:family="table-column">
      <style:table-column-properties style:column-width="0.732cm"/>
    </style:style>
    <style:style style:name="Tabela459.B" style:family="table-column">
      <style:table-column-properties style:column-width="4.193cm"/>
    </style:style>
    <style:style style:name="Tabela459.A1" style:family="table-cell">
      <style:table-cell-properties style:vertical-align="middle" fo:padding="0.049cm" fo:border="none"/>
    </style:style>
    <style:style style:name="Tabela460" style:family="table">
      <style:table-properties style:width="1.069cm" table:align="left"/>
    </style:style>
    <style:style style:name="Tabela460.A" style:family="table-column">
      <style:table-column-properties style:column-width="0.732cm"/>
    </style:style>
    <style:style style:name="Tabela460.B" style:family="table-column">
      <style:table-column-properties style:column-width="0.337cm"/>
    </style:style>
    <style:style style:name="Tabela460.A1" style:family="table-cell">
      <style:table-cell-properties style:vertical-align="middle" fo:padding="0.049cm" fo:border="none"/>
    </style:style>
    <style:style style:name="Tabela461" style:family="table">
      <style:table-properties style:width="9.465cm" table:align="left"/>
    </style:style>
    <style:style style:name="Tabela461.A" style:family="table-column">
      <style:table-column-properties style:column-width="0.732cm"/>
    </style:style>
    <style:style style:name="Tabela461.B" style:family="table-column">
      <style:table-column-properties style:column-width="8.733cm"/>
    </style:style>
    <style:style style:name="Tabela461.A1" style:family="table-cell">
      <style:table-cell-properties style:vertical-align="middle" fo:padding="0.049cm" fo:border="none"/>
    </style:style>
    <style:style style:name="Tabela462" style:family="table">
      <style:table-properties style:width="1.263cm" table:align="left"/>
    </style:style>
    <style:style style:name="Tabela462.A" style:family="table-column">
      <style:table-column-properties style:column-width="0.732cm"/>
    </style:style>
    <style:style style:name="Tabela462.B" style:family="table-column">
      <style:table-column-properties style:column-width="0.531cm"/>
    </style:style>
    <style:style style:name="Tabela46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text-properties officeooo:paragraph-rsid="0005364f"/>
    </style:style>
    <style:style style:name="P3" style:family="paragraph" style:parent-style-name="Text_20_body" style:list-style-name="L1">
      <style:paragraph-properties fo:margin-top="0cm" fo:margin-bottom="0cm" loext:contextual-spacing="false"/>
    </style:style>
    <style:style style:name="T1" style:family="text">
      <style:text-properties officeooo:rsid="0005364f"/>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Este exemplo e texto foram retirados de </text:span><text:a xlink:type="simple" xlink:href="https://www.javacodegeeks.com/2017/03/elasticsearch-java-developers-elasticsearch-java.html" text:style-name="Internet_20_link" text:visited-style-name="Visited_20_Internet_20_Link"><text:span text:style-name="T1">https://www.javacodegeeks.com/2017/03/elasticsearch-java-developers-elasticsearch-java.html</text:span></text:a></text:p>
      <text:p text:style-name="P2"/>
      <text:p text:style-name="Text_20_body">Along this part of the tutorial we are going learn how to talk to <text:a xlink:type="simple" xlink:href="https://www.elastic.co/products/elasticsearch" text:style-name="Internet_20_link" text:visited-style-name="Visited_20_Internet_20_Link">Elasticsearch</text:a> by means of native Java APIs. Our approach to that would be to code and to work on a couple of Java applications, using <text:a xlink:type="simple" xlink:href="https://maven.apache.org/" text:style-name="Internet_20_link" text:visited-style-name="Visited_20_Internet_20_Link">Apache Maven</text:a> for build management, terrific <text:a xlink:type="simple" xlink:href="https://projects.spring.io/spring-framework/" text:style-name="Internet_20_link" text:visited-style-name="Visited_20_Internet_20_Link">Spring Framework</text:a> for dependency wiring and <text:a xlink:type="simple" xlink:href="https://en.wikipedia.org/wiki/Inversion_of_control" text:style-name="Internet_20_link" text:visited-style-name="Visited_20_Internet_20_Link">inversion of control</text:a>, and awesome <text:a xlink:type="simple" xlink:href="http://junit.org/junit4/" text:style-name="Internet_20_link" text:visited-style-name="Visited_20_Internet_20_Link">JUnit</text:a> / <text:a xlink:type="simple" xlink:href="http://joel-costigliola.github.io/assertj/" text:style-name="Internet_20_link" text:visited-style-name="Visited_20_Internet_20_Link">AssertJ</text:a> as test scaffolding.</text:p>
      <text:h text:style-name="Heading_20_2" text:outline-level="2"><text:bookmark text:name="client"/>2. Using Java Client API</text:h>
      <text:p text:style-name="Text_20_body">Since the early versions, <text:a xlink:type="simple" xlink:href="https://www.elastic.co/products/elasticsearch" text:style-name="Internet_20_link" text:visited-style-name="Visited_20_Internet_20_Link">Elasticsearch</text:a> distributes a dedicated <text:a xlink:type="simple" xlink:href="https://www.elastic.co/guide/en/elasticsearch/client/java-api/current/index.html" text:style-name="Internet_20_link" text:visited-style-name="Visited_20_Internet_20_Link">Java client API</text:a> with each release, also known as transport client. It talks <text:a xlink:type="simple" xlink:href="https://www.elastic.co/products/elasticsearch" text:style-name="Internet_20_link" text:visited-style-name="Visited_20_Internet_20_Link">Elasticsearch</text:a> native transport protocol and as such, imposes the constraint that the version of the client library should at least match the major version of <text:a xlink:type="simple" xlink:href="https://www.elastic.co/products/elasticsearch" text:style-name="Internet_20_link" text:visited-style-name="Visited_20_Internet_20_Link">Elasticsearch</text:a> distribution you are using (ideally, the client should have exactly the same version).</text:p>
      <text:p text:style-name="Text_20_body">As we are ­using <text:a xlink:type="simple" xlink:href="https://www.elastic.co/products/elasticsearch" text:style-name="Internet_20_link" text:visited-style-name="Visited_20_Internet_20_Link">Elasticsearch</text:a> version <text:span text:style-name="Source_20_Text">5.2.0</text:span>, it would make sense to add the respective client version dependency to our <text:span text:style-name="Source_20_Text">pom.xml</text:span> file.</text:p>
      <text:section text:style-name="Sect1" text:name="highlighter_618173">
        <table:table table:name="Tabela1" table:style-name="Tabela1">
          <table:table-column table:style-name="Tabela1.A"/>
          <table:table-column table:style-name="Tabela1.B"/>
          <table:table-row>
            <table:table-cell table:style-name="Tabela1.A1" office:value-type="string">
              <text:p text:style-name="Table_20_Contents"><text:span text:style-name="Source_20_Text">1</text:span></text:p>
            </table:table-cell>
            <table:table-cell table:style-name="Tabela1.A1" office:value-type="string">
              <text:p text:style-name="Table_20_Contents"><text:span text:style-name="Source_20_Text">&lt;dependency&gt;</text:span></text:p>
            </table:table-cell>
          </table:table-row>
        </table:table>
        <table:table table:name="Tabela2" table:style-name="Tabela2">
          <table:table-column table:style-name="Tabela2.A"/>
          <table:table-column table:style-name="Tabela2.B"/>
          <table:table-row>
            <table:table-cell table:style-name="Tabela2.A1" office:value-type="string">
              <text:p text:style-name="Table_20_Contents"><text:span text:style-name="Source_20_Text">2</text:span></text:p>
            </table:table-cell>
            <table:table-cell table:style-name="Tabela2.A1" office:value-type="string">
              <text:p text:style-name="Table_20_Contents"><text:span text:style-name="Source_20_Text">    &lt;groupId&gt;org.elasticsearch.client&lt;/groupId&gt;</text:span></text:p>
            </table:table-cell>
          </table:table-row>
        </table:table>
        <table:table table:name="Tabela3" table:style-name="Tabela3">
          <table:table-column table:style-name="Tabela3.A"/>
          <table:table-column table:style-name="Tabela3.B"/>
          <table:table-row>
            <table:table-cell table:style-name="Tabela3.A1" office:value-type="string">
              <text:p text:style-name="Table_20_Contents"><text:span text:style-name="Source_20_Text">3</text:span></text:p>
            </table:table-cell>
            <table:table-cell table:style-name="Tabela3.A1" office:value-type="string">
              <text:p text:style-name="Table_20_Contents"><text:span text:style-name="Source_20_Text">    &lt;artifactId&gt;transport&lt;/artifactId&gt;</text:span></text:p>
            </table:table-cell>
          </table:table-row>
        </table:table>
        <table:table table:name="Tabela4" table:style-name="Tabela4">
          <table:table-column table:style-name="Tabela4.A"/>
          <table:table-column table:style-name="Tabela4.B"/>
          <table:table-row>
            <table:table-cell table:style-name="Tabela4.A1" office:value-type="string">
              <text:p text:style-name="Table_20_Contents"><text:span text:style-name="Source_20_Text">4</text:span></text:p>
            </table:table-cell>
            <table:table-cell table:style-name="Tabela4.A1" office:value-type="string">
              <text:p text:style-name="Table_20_Contents"><text:span text:style-name="Source_20_Text">    &lt;version&gt;5.2.0&lt;/version&gt;</text:span></text:p>
            </table:table-cell>
          </table:table-row>
        </table:table>
        <table:table table:name="Tabela5" table:style-name="Tabela5">
          <table:table-column table:style-name="Tabela5.A"/>
          <table:table-column table:style-name="Tabela5.B"/>
          <table:table-row>
            <table:table-cell table:style-name="Tabela5.A1" office:value-type="string">
              <text:p text:style-name="Table_20_Contents"><text:span text:style-name="Source_20_Text">5</text:span></text:p>
            </table:table-cell>
            <table:table-cell table:style-name="Tabela5.A1" office:value-type="string">
              <text:p text:style-name="Table_20_Contents"><text:span text:style-name="Source_20_Text">&lt;/dependency&gt;</text:span></text:p>
            </table:table-cell>
          </table:table-row>
        </table:table>
      </text:section>
      <text:p text:style-name="Text_20_body">Since we have chosen <text:a xlink:type="simple" xlink:href="https://projects.spring.io/spring-framework/" text:style-name="Internet_20_link" text:visited-style-name="Visited_20_Internet_20_Link">Spring Framework</text:a> to power our application, literally the only thing we need is a transport client configuration.</text:p>
      <text:section text:style-name="Sect1" text:name="highlighter_617024">
        <table:table table:name="Tabela6" table:style-name="Tabela6">
          <table:table-column table:style-name="Tabela6.A"/>
          <table:table-column table:style-name="Tabela6.B"/>
          <table:table-row>
            <table:table-cell table:style-name="Tabela6.A1" office:value-type="string">
              <text:p text:style-name="Table_20_Contents"><text:span text:style-name="Source_20_Text">01</text:span></text:p>
            </table:table-cell>
            <table:table-cell table:style-name="Tabela6.A1" office:value-type="string">
              <text:p text:style-name="Table_20_Contents"><text:span text:style-name="Source_20_Text">@Configuration</text:span></text:p>
            </table:table-cell>
          </table:table-row>
        </table:table>
        <table:table table:name="Tabela7" table:style-name="Tabela7">
          <table:table-column table:style-name="Tabela7.A"/>
          <table:table-column table:style-name="Tabela7.B"/>
          <table:table-row>
            <table:table-cell table:style-name="Tabela7.A1" office:value-type="string">
              <text:p text:style-name="Table_20_Contents"><text:span text:style-name="Source_20_Text">02</text:span></text:p>
            </table:table-cell>
            <table:table-cell table:style-name="Tabela7.A1" office:value-type="string">
              <text:p text:style-name="Table_20_Contents"><text:span text:style-name="Source_20_Text">public</text:span> <text:span text:style-name="Source_20_Text">class</text:span> <text:span text:style-name="Source_20_Text">ElasticsearchClientConfiguration {</text:span></text:p>
            </table:table-cell>
          </table:table-row>
        </table:table>
        <table:table table:name="Tabela8" table:style-name="Tabela8">
          <table:table-column table:style-name="Tabela8.A"/>
          <table:table-column table:style-name="Tabela8.B"/>
          <table:table-row>
            <table:table-cell table:style-name="Tabela8.A1" office:value-type="string">
              <text:p text:style-name="Table_20_Contents"><text:span text:style-name="Source_20_Text">03</text:span></text:p>
            </table:table-cell>
            <table:table-cell table:style-name="Tabela8.A1" office:value-type="string">
              <text:p text:style-name="Table_20_Contents"><text:span text:style-name="Source_20_Text">    @Bean(destroyMethod = "close")</text:span></text:p>
            </table:table-cell>
          </table:table-row>
        </table:table>
        <table:table table:name="Tabela9" table:style-name="Tabela9">
          <table:table-column table:style-name="Tabela9.A"/>
          <table:table-column table:style-name="Tabela9.B"/>
          <table:table-row>
            <table:table-cell table:style-name="Tabela9.A1" office:value-type="string">
              <text:p text:style-name="Table_20_Contents"><text:span text:style-name="Source_20_Text">04</text:span></text:p>
            </table:table-cell>
            <table:table-cell table:style-name="Tabela9.A1" office:value-type="string">
              <text:p text:style-name="Table_20_Contents"><text:span text:style-name="Source_20_Text">    TransportClient transportClient() throws</text:span> <text:span text:style-name="Source_20_Text">UnknownHostException  {</text:span></text:p>
            </table:table-cell>
          </table:table-row>
        </table:table>
        <table:table table:name="Tabela10" table:style-name="Tabela10">
          <table:table-column table:style-name="Tabela10.A"/>
          <table:table-column table:style-name="Tabela10.B"/>
          <table:table-row>
            <table:table-cell table:style-name="Tabela10.A1" office:value-type="string">
              <text:p text:style-name="Table_20_Contents"><text:span text:style-name="Source_20_Text">05</text:span></text:p>
            </table:table-cell>
            <table:table-cell table:style-name="Tabela10.A1" office:value-type="string">
              <text:p text:style-name="Table_20_Contents"><text:span text:style-name="Source_20_Text">        return</text:span> <text:span text:style-name="Source_20_Text">new</text:span> <text:span text:style-name="Source_20_Text">PreBuiltTransportClient(</text:span></text:p>
            </table:table-cell>
          </table:table-row>
        </table:table>
        <table:table table:name="Tabela11" table:style-name="Tabela11">
          <table:table-column table:style-name="Tabela11.A"/>
          <table:table-column table:style-name="Tabela11.B"/>
          <table:table-row>
            <table:table-cell table:style-name="Tabela11.A1" office:value-type="string">
              <text:p text:style-name="Table_20_Contents"><text:span text:style-name="Source_20_Text">06</text:span></text:p>
            </table:table-cell>
            <table:table-cell table:style-name="Tabela11.A1" office:value-type="string">
              <text:p text:style-name="Table_20_Contents"><text:span text:style-name="Source_20_Text">            Settings.builder()-</text:span></text:p>
            </table:table-cell>
          </table:table-row>
        </table:table>
        <table:table table:name="Tabela12" table:style-name="Tabela12">
          <table:table-column table:style-name="Tabela12.A"/>
          <table:table-column table:style-name="Tabela12.B"/>
          <table:table-row>
            <table:table-cell table:style-name="Tabela12.A1" office:value-type="string">
              <text:p text:style-name="Table_20_Contents"><text:span text:style-name="Source_20_Text">07</text:span></text:p>
            </table:table-cell>
            <table:table-cell table:style-name="Tabela12.A1" office:value-type="string">
              <text:p text:style-name="Table_20_Contents"><text:span text:style-name="Source_20_Text">                .put(ClusterName.CLUSTER_NAME_SETTING.getKey(), "es-catalog")</text:span></text:p>
            </table:table-cell>
          </table:table-row>
        </table:table>
        <table:table table:name="Tabela13" table:style-name="Tabela13">
          <table:table-column table:style-name="Tabela13.A"/>
          <table:table-column table:style-name="Tabela13.B"/>
          <table:table-row>
            <table:table-cell table:style-name="Tabela13.A1" office:value-type="string">
              <text:p text:style-name="Table_20_Contents"><text:span text:style-name="Source_20_Text">08</text:span></text:p>
            </table:table-cell>
            <table:table-cell table:style-name="Tabela13.A1" office:value-type="string">
              <text:p text:style-name="Table_20_Contents"><text:span text:style-name="Source_20_Text">                .build()</text:span></text:p>
            </table:table-cell>
          </table:table-row>
        </table:table>
        <table:table table:name="Tabela14" table:style-name="Tabela14">
          <table:table-column table:style-name="Tabela14.A"/>
          <table:table-column table:style-name="Tabela14.B"/>
          <table:table-row>
            <table:table-cell table:style-name="Tabela14.A1" office:value-type="string">
              <text:p text:style-name="Table_20_Contents"><text:span text:style-name="Source_20_Text">09</text:span></text:p>
            </table:table-cell>
            <table:table-cell table:style-name="Tabela14.A1" office:value-type="string">
              <text:p text:style-name="Table_20_Contents"><text:span text:style-name="Source_20_Text">            )</text:span></text:p>
            </table:table-cell>
          </table:table-row>
        </table:table>
        <table:table table:name="Tabela15" table:style-name="Tabela15">
          <table:table-column table:style-name="Tabela15.A"/>
          <table:table-column table:style-name="Tabela15.B"/>
          <table:table-row>
            <table:table-cell table:style-name="Tabela15.A1" office:value-type="string">
              <text:p text:style-name="Table_20_Contents"><text:span text:style-name="Source_20_Text">10</text:span></text:p>
            </table:table-cell>
            <table:table-cell table:style-name="Tabela15.A1" office:value-type="string">
              <text:p text:style-name="Table_20_Contents"><text:span text:style-name="Source_20_Text">            .addTransportAddress(new</text:span> <text:span text:style-name="Source_20_Text">InetSocketTransportAddress(</text:span></text:p>
            </table:table-cell>
          </table:table-row>
        </table:table>
        <table:table table:name="Tabela16" table:style-name="Tabela16">
          <table:table-column table:style-name="Tabela16.A"/>
          <table:table-column table:style-name="Tabela16.B"/>
          <table:table-row>
            <table:table-cell table:style-name="Tabela16.A1" office:value-type="string">
              <text:p text:style-name="Table_20_Contents"><text:span text:style-name="Source_20_Text">11</text:span></text:p>
            </table:table-cell>
            <table:table-cell table:style-name="Tabela16.A1" office:value-type="string">
              <text:p text:style-name="Table_20_Contents"><text:span text:style-name="Source_20_Text">                InetAddress.getByName("localhost"), 9300));</text:span></text:p>
            </table:table-cell>
          </table:table-row>
        </table:table>
        <table:table table:name="Tabela17" table:style-name="Tabela17">
          <table:table-column table:style-name="Tabela17.A"/>
          <table:table-column table:style-name="Tabela17.B"/>
          <table:table-row>
            <table:table-cell table:style-name="Tabela17.A1" office:value-type="string">
              <text:p text:style-name="Table_20_Contents"><text:span text:style-name="Source_20_Text">12</text:span></text:p>
            </table:table-cell>
            <table:table-cell table:style-name="Tabela17.A1" office:value-type="string">
              <text:p text:style-name="Table_20_Contents"><text:span text:style-name="Source_20_Text">    }</text:span></text:p>
            </table:table-cell>
          </table:table-row>
        </table:table>
        <table:table table:name="Tabela18" table:style-name="Tabela18">
          <table:table-column table:style-name="Tabela18.A"/>
          <table:table-column table:style-name="Tabela18.B"/>
          <table:table-row>
            <table:table-cell table:style-name="Tabela18.A1" office:value-type="string">
              <text:p text:style-name="Table_20_Contents"><text:span text:style-name="Source_20_Text">13</text:span></text:p>
            </table:table-cell>
            <table:table-cell table:style-name="Tabela18.A1" office:value-type="string">
              <text:p text:style-name="Table_20_Contents"><text:span text:style-name="Source_20_Text">}</text:span></text:p>
            </table:table-cell>
          </table:table-row>
        </table:table>
      </text:section>
      <text:p text:style-name="Text_20_body">The <text:span text:style-name="Source_20_Text">PreBuiltTransportClient</text:span> follows the <text:a xlink:type="simple" xlink:href="https://en.wikipedia.org/wiki/Builder_pattern" text:style-name="Internet_20_link" text:visited-style-name="Visited_20_Internet_20_Link">builder pattern</text:a> (as most of the classes as we are going to see soon) to construct <text:span text:style-name="Source_20_Text">TransportClient</text:span> instance, and once it is there, we could use the injection techniques supported by <text:a xlink:type="simple" xlink:href="https://projects.spring.io/spring-framework/" text:style-name="Internet_20_link" text:visited-style-name="Visited_20_Internet_20_Link">Spring Framework</text:a> to access it:</text:p>
      <text:section text:style-name="Sect1" text:name="highlighter_552236">
        <table:table table:name="Tabela19" table:style-name="Tabela19">
          <table:table-column table:style-name="Tabela19.A"/>
          <table:table-column table:style-name="Tabela19.B"/>
          <table:table-row>
            <table:table-cell table:style-name="Tabela19.A1" office:value-type="string">
              <text:p text:style-name="Table_20_Contents"><text:span text:style-name="Source_20_Text">1</text:span></text:p>
            </table:table-cell>
            <table:table-cell table:style-name="Tabela19.A1" office:value-type="string">
              <text:p text:style-name="Table_20_Contents"><text:span text:style-name="Source_20_Text">@Autowired</text:span> <text:span text:style-name="Source_20_Text">private</text:span> <text:span text:style-name="Source_20_Text">TransportClient client;</text:span></text:p>
            </table:table-cell>
          </table:table-row>
        </table:table>
      </text:section>
      <text:p text:style-name="Text_20_body"><text:soft-page-break/>The <text:span text:style-name="Source_20_Text">CLUSTER_NAME_SETTING</text:span> is worth of our attention: it should match exactly the name of the <text:a xlink:type="simple" xlink:href="https://www.elastic.co/products/elasticsearch" text:style-name="Internet_20_link" text:visited-style-name="Visited_20_Internet_20_Link">Elasticsearch</text:a> cluster we are connecting to, which in our case is <text:span text:style-name="Source_20_Text">es-catalog</text:span>.</text:p>
      <text:p text:style-name="Text_20_body">Great, we have our transport client initialized, so what can we do with it? Essentially, the transport client exposes a whole bunch of methods (following the <text:a xlink:type="simple" xlink:href="https://en.wikipedia.org/wiki/Fluent_interface" text:style-name="Internet_20_link" text:visited-style-name="Visited_20_Internet_20_Link">fluent interface</text:a> style) to open the access to all <text:a xlink:type="simple" xlink:href="https://www.elastic.co/products/elasticsearch" text:style-name="Internet_20_link" text:visited-style-name="Visited_20_Internet_20_Link">Elasticsearch</text:a> APIs from the Java code. To get one step ahead, it should be noted that transport client has explicit separation between regular APIs and admin APIs. The latter is available by invoking <text:span text:style-name="Source_20_Text">admin()</text:span> method on the transport client instance.</text:p>
      <text:p text:style-name="Text_20_body">Before rolling the sleeves and getting our hands dirty, it is necessary to mention that <text:a xlink:type="simple" xlink:href="https://www.elastic.co/products/elasticsearch" text:style-name="Internet_20_link" text:visited-style-name="Visited_20_Internet_20_Link">Elasticsearch</text:a> Java APIs are designed to be fully asynchronous and as such, are centered around two key abstractions:  <text:span text:style-name="Source_20_Text">ActionFuture&lt;?&gt;</text:span> and <text:span text:style-name="Source_20_Text">ListenableActionFuture&lt;?&gt;</text:span>. In fact, <text:span text:style-name="Source_20_Text">ActionFuture&lt;?&gt;</text:span> is just a plain old Java <text:a xlink:type="simple" xlink:href="https://docs.oracle.com/javase/8/docs/api/java/util/concurrent/Future.html" text:style-name="Internet_20_link" text:visited-style-name="Visited_20_Internet_20_Link">Future&lt;?&gt;</text:a> with a couple of handful methods added, stay tuned on that. From the other side, <text:span text:style-name="Source_20_Text">ListenableActionFuture&lt;?&gt;</text:span> is more powerful abstraction with the ability to take the callbacks and notify the caller about the result of the execution.</text:p>
      <text:p text:style-name="Text_20_body">Picking one style over the other is totally dictated by the needs of your applications, as both of them do have own pros and cons. Without further ado, let us go ahead and make sure our <text:a xlink:type="simple" xlink:href="https://www.elastic.co/products/elasticsearch" text:style-name="Internet_20_link" text:visited-style-name="Visited_20_Internet_20_Link">Elasticsearch</text:a> cluster is healthy and is ready to rock.</text:p>
      <text:section text:style-name="Sect1" text:name="highlighter_861223">
        <table:table table:name="Tabela20" table:style-name="Tabela20">
          <table:table-column table:style-name="Tabela20.A"/>
          <table:table-column table:style-name="Tabela20.B"/>
          <table:table-row>
            <table:table-cell table:style-name="Tabela20.A1" office:value-type="string">
              <text:p text:style-name="Table_20_Contents"><text:span text:style-name="Source_20_Text">01</text:span></text:p>
            </table:table-cell>
            <table:table-cell table:style-name="Tabela20.A1" office:value-type="string">
              <text:p text:style-name="Table_20_Contents"><text:span text:style-name="Source_20_Text">final</text:span> <text:span text:style-name="Source_20_Text">ClusterHealthResponse response = client</text:span></text:p>
            </table:table-cell>
          </table:table-row>
        </table:table>
        <table:table table:name="Tabela21" table:style-name="Tabela21">
          <table:table-column table:style-name="Tabela21.A"/>
          <table:table-column table:style-name="Tabela21.B"/>
          <table:table-row>
            <table:table-cell table:style-name="Tabela21.A1" office:value-type="string">
              <text:p text:style-name="Table_20_Contents"><text:span text:style-name="Source_20_Text">02</text:span></text:p>
            </table:table-cell>
            <table:table-cell table:style-name="Tabela21.A1" office:value-type="string">
              <text:p text:style-name="Table_20_Contents"><text:span text:style-name="Source_20_Text">    .admin()</text:span></text:p>
            </table:table-cell>
          </table:table-row>
        </table:table>
        <table:table table:name="Tabela22" table:style-name="Tabela22">
          <table:table-column table:style-name="Tabela22.A"/>
          <table:table-column table:style-name="Tabela22.B"/>
          <table:table-row>
            <table:table-cell table:style-name="Tabela22.A1" office:value-type="string">
              <text:p text:style-name="Table_20_Contents"><text:span text:style-name="Source_20_Text">03</text:span></text:p>
            </table:table-cell>
            <table:table-cell table:style-name="Tabela22.A1" office:value-type="string">
              <text:p text:style-name="Table_20_Contents"><text:span text:style-name="Source_20_Text">    .cluster()</text:span></text:p>
            </table:table-cell>
          </table:table-row>
        </table:table>
        <table:table table:name="Tabela23" table:style-name="Tabela23">
          <table:table-column table:style-name="Tabela23.A"/>
          <table:table-column table:style-name="Tabela23.B"/>
          <table:table-row>
            <table:table-cell table:style-name="Tabela23.A1" office:value-type="string">
              <text:p text:style-name="Table_20_Contents"><text:span text:style-name="Source_20_Text">04</text:span></text:p>
            </table:table-cell>
            <table:table-cell table:style-name="Tabela23.A1" office:value-type="string">
              <text:p text:style-name="Table_20_Contents"><text:span text:style-name="Source_20_Text">    .health(</text:span></text:p>
            </table:table-cell>
          </table:table-row>
        </table:table>
        <table:table table:name="Tabela24" table:style-name="Tabela24">
          <table:table-column table:style-name="Tabela24.A"/>
          <table:table-column table:style-name="Tabela24.B"/>
          <table:table-row>
            <table:table-cell table:style-name="Tabela24.A1" office:value-type="string">
              <text:p text:style-name="Table_20_Contents"><text:span text:style-name="Source_20_Text">05</text:span></text:p>
            </table:table-cell>
            <table:table-cell table:style-name="Tabela24.A1" office:value-type="string">
              <text:p text:style-name="Table_20_Contents"><text:span text:style-name="Source_20_Text">        Requests</text:span></text:p>
            </table:table-cell>
          </table:table-row>
        </table:table>
        <table:table table:name="Tabela25" table:style-name="Tabela25">
          <table:table-column table:style-name="Tabela25.A"/>
          <table:table-column table:style-name="Tabela25.B"/>
          <table:table-row>
            <table:table-cell table:style-name="Tabela25.A1" office:value-type="string">
              <text:p text:style-name="Table_20_Contents"><text:span text:style-name="Source_20_Text">06</text:span></text:p>
            </table:table-cell>
            <table:table-cell table:style-name="Tabela25.A1" office:value-type="string">
              <text:p text:style-name="Table_20_Contents"><text:span text:style-name="Source_20_Text">            .clusterHealthRequest()</text:span></text:p>
            </table:table-cell>
          </table:table-row>
        </table:table>
        <table:table table:name="Tabela26" table:style-name="Tabela26">
          <table:table-column table:style-name="Tabela26.A"/>
          <table:table-column table:style-name="Tabela26.B"/>
          <table:table-row>
            <table:table-cell table:style-name="Tabela26.A1" office:value-type="string">
              <text:p text:style-name="Table_20_Contents"><text:span text:style-name="Source_20_Text">07</text:span></text:p>
            </table:table-cell>
            <table:table-cell table:style-name="Tabela26.A1" office:value-type="string">
              <text:p text:style-name="Table_20_Contents"><text:span text:style-name="Source_20_Text">            .waitForGreenStatus()</text:span></text:p>
            </table:table-cell>
          </table:table-row>
        </table:table>
        <table:table table:name="Tabela27" table:style-name="Tabela27">
          <table:table-column table:style-name="Tabela27.A"/>
          <table:table-column table:style-name="Tabela27.B"/>
          <table:table-row>
            <table:table-cell table:style-name="Tabela27.A1" office:value-type="string">
              <text:p text:style-name="Table_20_Contents"><text:span text:style-name="Source_20_Text">08</text:span></text:p>
            </table:table-cell>
            <table:table-cell table:style-name="Tabela27.A1" office:value-type="string">
              <text:p text:style-name="Table_20_Contents"><text:span text:style-name="Source_20_Text">            .timeout(TimeValue.timeValueSeconds(5))</text:span></text:p>
            </table:table-cell>
          </table:table-row>
        </table:table>
        <table:table table:name="Tabela28" table:style-name="Tabela28">
          <table:table-column table:style-name="Tabela28.A"/>
          <table:table-column table:style-name="Tabela28.B"/>
          <table:table-row>
            <table:table-cell table:style-name="Tabela28.A1" office:value-type="string">
              <text:p text:style-name="Table_20_Contents"><text:span text:style-name="Source_20_Text">09</text:span></text:p>
            </table:table-cell>
            <table:table-cell table:style-name="Tabela28.A1" office:value-type="string">
              <text:p text:style-name="Table_20_Contents"><text:span text:style-name="Source_20_Text">    )</text:span></text:p>
            </table:table-cell>
          </table:table-row>
        </table:table>
        <table:table table:name="Tabela29" table:style-name="Tabela29">
          <table:table-column table:style-name="Tabela29.A"/>
          <table:table-column table:style-name="Tabela29.B"/>
          <table:table-row>
            <table:table-cell table:style-name="Tabela29.A1" office:value-type="string">
              <text:p text:style-name="Table_20_Contents"><text:span text:style-name="Source_20_Text">10</text:span></text:p>
            </table:table-cell>
            <table:table-cell table:style-name="Tabela29.A1" office:value-type="string">
              <text:p text:style-name="Table_20_Contents"><text:span text:style-name="Source_20_Text">    .actionGet();</text:span></text:p>
            </table:table-cell>
          </table:table-row>
        </table:table>
        <table:table table:name="Tabela30" table:style-name="Tabela30">
          <table:table-column table:style-name="Tabela30.A"/>
          <table:table-column table:style-name="Tabela30.B"/>
          <table:table-row>
            <table:table-cell table:style-name="Tabela30.A1" office:value-type="string">
              <text:p text:style-name="Table_20_Contents"><text:span text:style-name="Source_20_Text">11</text:span></text:p>
            </table:table-cell>
            <table:table-cell table:style-name="Tabela30.A1" office:value-type="string">
              <text:p text:style-name="Table_20_Contents"> </text:p>
            </table:table-cell>
          </table:table-row>
        </table:table>
        <table:table table:name="Tabela31" table:style-name="Tabela31">
          <table:table-column table:style-name="Tabela31.A"/>
          <table:table-column table:style-name="Tabela31.B"/>
          <table:table-row>
            <table:table-cell table:style-name="Tabela31.A1" office:value-type="string">
              <text:p text:style-name="Table_20_Contents"><text:span text:style-name="Source_20_Text">12</text:span></text:p>
            </table:table-cell>
            <table:table-cell table:style-name="Tabela31.A1" office:value-type="string">
              <text:p text:style-name="Table_20_Contents"><text:span text:style-name="Source_20_Text">assertThat(response.isTimedOut())</text:span></text:p>
            </table:table-cell>
          </table:table-row>
        </table:table>
        <table:table table:name="Tabela32" table:style-name="Tabela32">
          <table:table-column table:style-name="Tabela32.A"/>
          <table:table-column table:style-name="Tabela32.B"/>
          <table:table-row>
            <table:table-cell table:style-name="Tabela32.A1" office:value-type="string">
              <text:p text:style-name="Table_20_Contents"><text:span text:style-name="Source_20_Text">13</text:span></text:p>
            </table:table-cell>
            <table:table-cell table:style-name="Tabela32.A1" office:value-type="string">
              <text:p text:style-name="Table_20_Contents"><text:span text:style-name="Source_20_Text">    .withFailMessage("The cluster is unhealthy: %s", response.getStatus())</text:span></text:p>
            </table:table-cell>
          </table:table-row>
        </table:table>
        <table:table table:name="Tabela33" table:style-name="Tabela33">
          <table:table-column table:style-name="Tabela33.A"/>
          <table:table-column table:style-name="Tabela33.B"/>
          <table:table-row>
            <table:table-cell table:style-name="Tabela33.A1" office:value-type="string">
              <text:p text:style-name="Table_20_Contents"><text:span text:style-name="Source_20_Text">14</text:span></text:p>
            </table:table-cell>
            <table:table-cell table:style-name="Tabela33.A1" office:value-type="string">
              <text:p text:style-name="Table_20_Contents"><text:span text:style-name="Source_20_Text">    .isFalse();</text:span></text:p>
            </table:table-cell>
          </table:table-row>
        </table:table>
      </text:section>
      <text:p text:style-name="Text_20_body">The example is pretty simple and straightforward. What we do is inquiring <text:a xlink:type="simple" xlink:href="https://www.elastic.co/products/elasticsearch" text:style-name="Internet_20_link" text:visited-style-name="Visited_20_Internet_20_Link">Elasticsearch</text:a> cluster about its status while explicitly asking to wait at most <text:span text:style-name="Source_20_Text">5 seconds</text:span> for the status to become <text:span text:style-name="Source_20_Text">green</text:span> (if it is not the case yet). Under the hood, <text:span text:style-name="Source_20_Text">client.admin().cluster().health(...)</text:span> returns <text:span text:style-name="Source_20_Text">ActionFuture&lt;?&gt;</text:span> so we have to call one of the <text:span text:style-name="Source_20_Text">actionGet</text:span> methods to get the response.</text:p>
      <text:p text:style-name="Text_20_body">Here is another, slightly different way to use <text:a xlink:type="simple" xlink:href="https://www.elastic.co/products/elasticsearch" text:style-name="Internet_20_link" text:visited-style-name="Visited_20_Internet_20_Link">Elasticsearch</text:a> Java API, this time employing the <text:span text:style-name="Source_20_Text">prepareXxx</text:span> methods family.</text:p>
      <text:section text:style-name="Sect1" text:name="highlighter_380868">
        <table:table table:name="Tabela34" table:style-name="Tabela34">
          <table:table-column table:style-name="Tabela34.A"/>
          <table:table-column table:style-name="Tabela34.B"/>
          <table:table-row>
            <table:table-cell table:style-name="Tabela34.A1" office:value-type="string">
              <text:p text:style-name="Table_20_Contents"><text:span text:style-name="Source_20_Text">01</text:span></text:p>
            </table:table-cell>
            <table:table-cell table:style-name="Tabela34.A1" office:value-type="string">
              <text:p text:style-name="Table_20_Contents"><text:span text:style-name="Source_20_Text">final</text:span> <text:span text:style-name="Source_20_Text">ClusterHealthResponse response = client</text:span></text:p>
            </table:table-cell>
          </table:table-row>
        </table:table>
        <table:table table:name="Tabela35" table:style-name="Tabela35">
          <table:table-column table:style-name="Tabela35.A"/>
          <table:table-column table:style-name="Tabela35.B"/>
          <table:table-row>
            <table:table-cell table:style-name="Tabela35.A1" office:value-type="string">
              <text:p text:style-name="Table_20_Contents"><text:span text:style-name="Source_20_Text">02</text:span></text:p>
            </table:table-cell>
            <table:table-cell table:style-name="Tabela35.A1" office:value-type="string">
              <text:p text:style-name="Table_20_Contents"><text:span text:style-name="Source_20_Text">    .admin()</text:span></text:p>
            </table:table-cell>
          </table:table-row>
        </table:table>
        <table:table table:name="Tabela36" table:style-name="Tabela36">
          <table:table-column table:style-name="Tabela36.A"/>
          <table:table-column table:style-name="Tabela36.B"/>
          <text:soft-page-break/>
          <table:table-row>
            <table:table-cell table:style-name="Tabela36.A1" office:value-type="string">
              <text:p text:style-name="Table_20_Contents"><text:span text:style-name="Source_20_Text">03</text:span></text:p>
            </table:table-cell>
            <table:table-cell table:style-name="Tabela36.A1" office:value-type="string">
              <text:p text:style-name="Table_20_Contents"><text:span text:style-name="Source_20_Text">    .cluster()</text:span></text:p>
            </table:table-cell>
          </table:table-row>
        </table:table>
        <table:table table:name="Tabela37" table:style-name="Tabela37">
          <table:table-column table:style-name="Tabela37.A"/>
          <table:table-column table:style-name="Tabela37.B"/>
          <table:table-row>
            <table:table-cell table:style-name="Tabela37.A1" office:value-type="string">
              <text:p text:style-name="Table_20_Contents"><text:span text:style-name="Source_20_Text">04</text:span></text:p>
            </table:table-cell>
            <table:table-cell table:style-name="Tabela37.A1" office:value-type="string">
              <text:p text:style-name="Table_20_Contents"><text:span text:style-name="Source_20_Text">    .prepareHealth()</text:span></text:p>
            </table:table-cell>
          </table:table-row>
        </table:table>
        <table:table table:name="Tabela38" table:style-name="Tabela38">
          <table:table-column table:style-name="Tabela38.A"/>
          <table:table-column table:style-name="Tabela38.B"/>
          <table:table-row>
            <table:table-cell table:style-name="Tabela38.A1" office:value-type="string">
              <text:p text:style-name="Table_20_Contents"><text:span text:style-name="Source_20_Text">05</text:span></text:p>
            </table:table-cell>
            <table:table-cell table:style-name="Tabela38.A1" office:value-type="string">
              <text:p text:style-name="Table_20_Contents"><text:span text:style-name="Source_20_Text">    .setWaitForGreenStatus()</text:span></text:p>
            </table:table-cell>
          </table:table-row>
        </table:table>
        <table:table table:name="Tabela39" table:style-name="Tabela39">
          <table:table-column table:style-name="Tabela39.A"/>
          <table:table-column table:style-name="Tabela39.B"/>
          <table:table-row>
            <table:table-cell table:style-name="Tabela39.A1" office:value-type="string">
              <text:p text:style-name="Table_20_Contents"><text:span text:style-name="Source_20_Text">06</text:span></text:p>
            </table:table-cell>
            <table:table-cell table:style-name="Tabela39.A1" office:value-type="string">
              <text:p text:style-name="Table_20_Contents"><text:span text:style-name="Source_20_Text">    .setTimeout(TimeValue.timeValueSeconds(5))</text:span></text:p>
            </table:table-cell>
          </table:table-row>
        </table:table>
        <table:table table:name="Tabela40" table:style-name="Tabela40">
          <table:table-column table:style-name="Tabela40.A"/>
          <table:table-column table:style-name="Tabela40.B"/>
          <table:table-row>
            <table:table-cell table:style-name="Tabela40.A1" office:value-type="string">
              <text:p text:style-name="Table_20_Contents"><text:span text:style-name="Source_20_Text">07</text:span></text:p>
            </table:table-cell>
            <table:table-cell table:style-name="Tabela40.A1" office:value-type="string">
              <text:p text:style-name="Table_20_Contents"><text:span text:style-name="Source_20_Text">    .execute()</text:span></text:p>
            </table:table-cell>
          </table:table-row>
        </table:table>
        <table:table table:name="Tabela41" table:style-name="Tabela41">
          <table:table-column table:style-name="Tabela41.A"/>
          <table:table-column table:style-name="Tabela41.B"/>
          <table:table-row>
            <table:table-cell table:style-name="Tabela41.A1" office:value-type="string">
              <text:p text:style-name="Table_20_Contents"><text:span text:style-name="Source_20_Text">08</text:span></text:p>
            </table:table-cell>
            <table:table-cell table:style-name="Tabela41.A1" office:value-type="string">
              <text:p text:style-name="Table_20_Contents"><text:span text:style-name="Source_20_Text">    .actionGet();</text:span></text:p>
            </table:table-cell>
          </table:table-row>
        </table:table>
        <table:table table:name="Tabela42" table:style-name="Tabela42">
          <table:table-column table:style-name="Tabela42.A"/>
          <table:table-column table:style-name="Tabela42.B"/>
          <table:table-row>
            <table:table-cell table:style-name="Tabela42.A1" office:value-type="string">
              <text:p text:style-name="Table_20_Contents"><text:span text:style-name="Source_20_Text">09</text:span></text:p>
            </table:table-cell>
            <table:table-cell table:style-name="Tabela42.A1" office:value-type="string">
              <text:p text:style-name="Table_20_Contents"> </text:p>
            </table:table-cell>
          </table:table-row>
        </table:table>
        <table:table table:name="Tabela43" table:style-name="Tabela43">
          <table:table-column table:style-name="Tabela43.A"/>
          <table:table-column table:style-name="Tabela43.B"/>
          <table:table-row>
            <table:table-cell table:style-name="Tabela43.A1" office:value-type="string">
              <text:p text:style-name="Table_20_Contents"><text:span text:style-name="Source_20_Text">10</text:span></text:p>
            </table:table-cell>
            <table:table-cell table:style-name="Tabela43.A1" office:value-type="string">
              <text:p text:style-name="Table_20_Contents"><text:span text:style-name="Source_20_Text">assertThat(response.isTimedOut())</text:span></text:p>
            </table:table-cell>
          </table:table-row>
        </table:table>
        <table:table table:name="Tabela44" table:style-name="Tabela44">
          <table:table-column table:style-name="Tabela44.A"/>
          <table:table-column table:style-name="Tabela44.B"/>
          <table:table-row>
            <table:table-cell table:style-name="Tabela44.A1" office:value-type="string">
              <text:p text:style-name="Table_20_Contents"><text:span text:style-name="Source_20_Text">11</text:span></text:p>
            </table:table-cell>
            <table:table-cell table:style-name="Tabela44.A1" office:value-type="string">
              <text:p text:style-name="Table_20_Contents"><text:span text:style-name="Source_20_Text">    .withFailMessage("The cluster is unhealthy: %s", response.getStatus())</text:span></text:p>
            </table:table-cell>
          </table:table-row>
        </table:table>
        <table:table table:name="Tabela45" table:style-name="Tabela45">
          <table:table-column table:style-name="Tabela45.A"/>
          <table:table-column table:style-name="Tabela45.B"/>
          <table:table-row>
            <table:table-cell table:style-name="Tabela45.A1" office:value-type="string">
              <text:p text:style-name="Table_20_Contents"><text:span text:style-name="Source_20_Text">12</text:span></text:p>
            </table:table-cell>
            <table:table-cell table:style-name="Tabela45.A1" office:value-type="string">
              <text:p text:style-name="Table_20_Contents"><text:span text:style-name="Source_20_Text">    .isFalse();</text:span></text:p>
            </table:table-cell>
          </table:table-row>
        </table:table>
      </text:section>
      <text:p text:style-name="Text_20_body">Although both code snippets lead to absolutely identical results, the latter one is calling <text:span text:style-name="Source_20_Text">client.admin().cluster().prepareHealth().execute()</text:span> method at the end of the chain, which returns <text:span text:style-name="Source_20_Text">ListenableActionFuture&lt;?&gt;</text:span>. It does not make a lot of difference in this example but please keep it in mind as we are going to see more interesting use cases where such a detail becomes really a game changer.</text:p>
      <text:p text:style-name="Text_20_body">And finally, last but not least, the asynchronous nature of any API (and <text:a xlink:type="simple" xlink:href="https://www.elastic.co/products/elasticsearch" text:style-name="Internet_20_link" text:visited-style-name="Visited_20_Internet_20_Link">Elasticsearch</text:a> Java API is not an exception) assumes that invocation of the operation will take some time and it becomes the responsibility of the caller to decide how to deal with that. What we have used so far is just calling <text:span text:style-name="Source_20_Text">actionGet</text:span> on the instance of <text:span text:style-name="Source_20_Text">ActionFuture&lt;?&gt;</text:span>, which effectively transforms the asynchronous execution into a blocking (or, to say it the other way, synchronous) call. Moreover, we did not specify the expectations in terms of how long we would agree to wait for the execution to be completed before giving up. We could do better than that and in the rest of this section we are going to address both of these points.</text:p>
      <text:p text:style-name="Text_20_body"><text:bookmark text:name="aswift_2_expand"/><text:bookmark text:name="aswift_2_anchor"/>Once we have our <text:a xlink:type="simple" xlink:href="https://www.elastic.co/products/elasticsearch" text:style-name="Internet_20_link" text:visited-style-name="Visited_20_Internet_20_Link">Elasticsearch</text:a> cluster status all <text:span text:style-name="Source_20_Text">green</text:span>, it is time to create some indices, much like we have done in the previous part of the tutorial but this time using Java APIs only. It would be good idea to ensure that <text:span text:style-name="Source_20_Text">catalog</text:span> index does not exist yet before creating one.</text:p>
      <text:section text:style-name="Sect1" text:name="highlighter_981804">
        <table:table table:name="Tabela46" table:style-name="Tabela46">
          <table:table-column table:style-name="Tabela46.A"/>
          <table:table-column table:style-name="Tabela46.B"/>
          <table:table-row>
            <table:table-cell table:style-name="Tabela46.A1" office:value-type="string">
              <text:p text:style-name="Table_20_Contents"><text:span text:style-name="Source_20_Text">1</text:span></text:p>
            </table:table-cell>
            <table:table-cell table:style-name="Tabela46.A1" office:value-type="string">
              <text:p text:style-name="Table_20_Contents"><text:span text:style-name="Source_20_Text">final</text:span> <text:span text:style-name="Source_20_Text">IndicesExistsResponse response = client</text:span></text:p>
            </table:table-cell>
          </table:table-row>
        </table:table>
        <table:table table:name="Tabela47" table:style-name="Tabela47">
          <table:table-column table:style-name="Tabela47.A"/>
          <table:table-column table:style-name="Tabela47.B"/>
          <table:table-row>
            <table:table-cell table:style-name="Tabela47.A1" office:value-type="string">
              <text:p text:style-name="Table_20_Contents"><text:span text:style-name="Source_20_Text">2</text:span></text:p>
            </table:table-cell>
            <table:table-cell table:style-name="Tabela47.A1" office:value-type="string">
              <text:p text:style-name="Table_20_Contents"><text:span text:style-name="Source_20_Text">    .admin()</text:span></text:p>
            </table:table-cell>
          </table:table-row>
        </table:table>
        <table:table table:name="Tabela48" table:style-name="Tabela48">
          <table:table-column table:style-name="Tabela48.A"/>
          <table:table-column table:style-name="Tabela48.B"/>
          <table:table-row>
            <table:table-cell table:style-name="Tabela48.A1" office:value-type="string">
              <text:p text:style-name="Table_20_Contents"><text:span text:style-name="Source_20_Text">3</text:span></text:p>
            </table:table-cell>
            <table:table-cell table:style-name="Tabela48.A1" office:value-type="string">
              <text:p text:style-name="Table_20_Contents"><text:span text:style-name="Source_20_Text">    .indices()</text:span></text:p>
            </table:table-cell>
          </table:table-row>
        </table:table>
        <table:table table:name="Tabela49" table:style-name="Tabela49">
          <table:table-column table:style-name="Tabela49.A"/>
          <table:table-column table:style-name="Tabela49.B"/>
          <table:table-row>
            <table:table-cell table:style-name="Tabela49.A1" office:value-type="string">
              <text:p text:style-name="Table_20_Contents"><text:span text:style-name="Source_20_Text">4</text:span></text:p>
            </table:table-cell>
            <table:table-cell table:style-name="Tabela49.A1" office:value-type="string">
              <text:p text:style-name="Table_20_Contents"><text:span text:style-name="Source_20_Text">    .prepareExists("catalog")</text:span></text:p>
            </table:table-cell>
          </table:table-row>
        </table:table>
        <table:table table:name="Tabela50" table:style-name="Tabela50">
          <table:table-column table:style-name="Tabela50.A"/>
          <table:table-column table:style-name="Tabela50.B"/>
          <table:table-row>
            <table:table-cell table:style-name="Tabela50.A1" office:value-type="string">
              <text:p text:style-name="Table_20_Contents"><text:span text:style-name="Source_20_Text">5</text:span></text:p>
            </table:table-cell>
            <table:table-cell table:style-name="Tabela50.A1" office:value-type="string">
              <text:p text:style-name="Table_20_Contents"><text:span text:style-name="Source_20_Text">    .get(TimeValue.timeValueMillis(100));</text:span></text:p>
            </table:table-cell>
          </table:table-row>
        </table:table>
        <table:table table:name="Tabela51" table:style-name="Tabela51">
          <table:table-column table:style-name="Tabela51.A"/>
          <table:table-column table:style-name="Tabela51.B"/>
          <table:table-row>
            <table:table-cell table:style-name="Tabela51.A1" office:value-type="string">
              <text:p text:style-name="Table_20_Contents"><text:span text:style-name="Source_20_Text">6</text:span></text:p>
            </table:table-cell>
            <table:table-cell table:style-name="Tabela51.A1" office:value-type="string">
              <text:p text:style-name="Table_20_Contents"><text:span text:style-name="Source_20_Text">        </text:span> </text:p>
            </table:table-cell>
          </table:table-row>
        </table:table>
        <table:table table:name="Tabela52" table:style-name="Tabela52">
          <table:table-column table:style-name="Tabela52.A"/>
          <table:table-column table:style-name="Tabela52.B"/>
          <table:table-row>
            <table:table-cell table:style-name="Tabela52.A1" office:value-type="string">
              <text:p text:style-name="Table_20_Contents"><text:span text:style-name="Source_20_Text">7</text:span></text:p>
            </table:table-cell>
            <table:table-cell table:style-name="Tabela52.A1" office:value-type="string">
              <text:p text:style-name="Table_20_Contents"><text:span text:style-name="Source_20_Text">if</text:span> <text:span text:style-name="Source_20_Text">(!response.isExists()) {</text:span></text:p>
            </table:table-cell>
          </table:table-row>
        </table:table>
        <table:table table:name="Tabela53" table:style-name="Tabela53">
          <table:table-column table:style-name="Tabela53.A"/>
          <table:table-column table:style-name="Tabela53.B"/>
          <table:table-row>
            <table:table-cell table:style-name="Tabela53.A1" office:value-type="string">
              <text:p text:style-name="Table_20_Contents"><text:span text:style-name="Source_20_Text">8</text:span></text:p>
            </table:table-cell>
            <table:table-cell table:style-name="Tabela53.A1" office:value-type="string">
              <text:p text:style-name="Table_20_Contents"><text:span text:style-name="Source_20_Text">    ...</text:span></text:p>
            </table:table-cell>
          </table:table-row>
        </table:table>
        <table:table table:name="Tabela54" table:style-name="Tabela54">
          <table:table-column table:style-name="Tabela54.A"/>
          <table:table-column table:style-name="Tabela54.B"/>
          <table:table-row>
            <table:table-cell table:style-name="Tabela54.A1" office:value-type="string">
              <text:p text:style-name="Table_20_Contents"><text:span text:style-name="Source_20_Text">9</text:span></text:p>
            </table:table-cell>
            <table:table-cell table:style-name="Tabela54.A1" office:value-type="string">
              <text:p text:style-name="Table_20_Contents"><text:span text:style-name="Source_20_Text">}</text:span></text:p>
            </table:table-cell>
          </table:table-row>
        </table:table>
      </text:section>
      <text:p text:style-name="Text_20_body">Please notice that in the snippet above we provided the explicit timeout for the operation to complete, <text:span text:style-name="Source_20_Text">get(TimeValue.timeValueMillis(100))</text:span>, which is essentially the shortcut to <text:span text:style-name="Source_20_Text">execute().actionGet(TimeValue.timeValueMillis(100))</text:span>.</text:p>
      <text:p text:style-name="Text_20_body">For the <text:span text:style-name="Source_20_Text">catalog</text:span> index settings and mapping types we are going to use exactly the same <text:a xlink:type="simple" xlink:href="http://www.json.org/" text:style-name="Internet_20_link" text:visited-style-name="Visited_20_Internet_20_Link">JSON</text:a> file, <text:span text:style-name="Source_20_Text">catalog-index.json</text:span>, which we had been using in the previous part of the tutorial. We are going to place it into <text:span text:style-name="Source_20_Text">src/test/resources</text:span> folder, following <text:a xlink:type="simple" xlink:href="https://maven.apache.org/" text:style-name="Internet_20_link" text:visited-style-name="Visited_20_Internet_20_Link">Apache Maven</text:a> conventions.</text:p>
      <text:section text:style-name="Sect1" text:name="highlighter_972284">
        <table:table table:name="Tabela55" table:style-name="Tabela55">
          <table:table-column table:style-name="Tabela55.A"/>
          <table:table-column table:style-name="Tabela55.B"/>
          <text:soft-page-break/>
          <table:table-row>
            <table:table-cell table:style-name="Tabela55.A1" office:value-type="string">
              <text:p text:style-name="Table_20_Contents"><text:span text:style-name="Source_20_Text">1</text:span></text:p>
            </table:table-cell>
            <table:table-cell table:style-name="Tabela55.A1" office:value-type="string">
              <text:p text:style-name="Table_20_Contents"><text:span text:style-name="Source_20_Text">@Value("classpath:catalog-index.json") </text:span></text:p>
            </table:table-cell>
          </table:table-row>
        </table:table>
        <table:table table:name="Tabela56" table:style-name="Tabela56">
          <table:table-column table:style-name="Tabela56.A"/>
          <table:table-column table:style-name="Tabela56.B"/>
          <table:table-row>
            <table:table-cell table:style-name="Tabela56.A1" office:value-type="string">
              <text:p text:style-name="Table_20_Contents"><text:span text:style-name="Source_20_Text">2</text:span></text:p>
            </table:table-cell>
            <table:table-cell table:style-name="Tabela56.A1" office:value-type="string">
              <text:p text:style-name="Table_20_Contents"><text:span text:style-name="Source_20_Text">private</text:span> <text:span text:style-name="Source_20_Text">Resource index;</text:span></text:p>
            </table:table-cell>
          </table:table-row>
        </table:table>
      </text:section>
      <text:p text:style-name="Text_20_body">Fortunately <text:a xlink:type="simple" xlink:href="https://projects.spring.io/spring-framework/" text:style-name="Internet_20_link" text:visited-style-name="Visited_20_Internet_20_Link">Spring Framework</text:a> simplifies a lot the injection of the classpath resources so not much we need to do here to gain the access to <text:span text:style-name="Source_20_Text">catalog-index.json</text:span> content and feed it directly to <text:a xlink:type="simple" xlink:href="https://www.elastic.co/products/elasticsearch" text:style-name="Internet_20_link" text:visited-style-name="Visited_20_Internet_20_Link">Elasticsearch</text:a> Java API.</text:p>
      <text:section text:style-name="Sect1" text:name="highlighter_487160">
        <table:table table:name="Tabela57" table:style-name="Tabela57">
          <table:table-column table:style-name="Tabela57.A"/>
          <table:table-column table:style-name="Tabela57.B"/>
          <table:table-row>
            <table:table-cell table:style-name="Tabela57.A1" office:value-type="string">
              <text:p text:style-name="Table_20_Contents"><text:span text:style-name="Source_20_Text">01</text:span></text:p>
            </table:table-cell>
            <table:table-cell table:style-name="Tabela57.A1" office:value-type="string">
              <text:p text:style-name="Table_20_Contents"><text:span text:style-name="Source_20_Text">try</text:span> <text:span text:style-name="Source_20_Text">(final</text:span> <text:span text:style-name="Source_20_Text">ByteArrayOutputStream out = new</text:span> <text:span text:style-name="Source_20_Text">ByteArrayOutputStream()) {</text:span></text:p>
            </table:table-cell>
          </table:table-row>
        </table:table>
        <table:table table:name="Tabela58" table:style-name="Tabela58">
          <table:table-column table:style-name="Tabela58.A"/>
          <table:table-column table:style-name="Tabela58.B"/>
          <table:table-row>
            <table:table-cell table:style-name="Tabela58.A1" office:value-type="string">
              <text:p text:style-name="Table_20_Contents"><text:span text:style-name="Source_20_Text">02</text:span></text:p>
            </table:table-cell>
            <table:table-cell table:style-name="Tabela58.A1" office:value-type="string">
              <text:p text:style-name="Table_20_Contents"><text:span text:style-name="Source_20_Text">    Streams.copy(index.getInputStream(), out);</text:span></text:p>
            </table:table-cell>
          </table:table-row>
        </table:table>
        <table:table table:name="Tabela59" table:style-name="Tabela59">
          <table:table-column table:style-name="Tabela59.A"/>
          <table:table-column table:style-name="Tabela59.B"/>
          <table:table-row>
            <table:table-cell table:style-name="Tabela59.A1" office:value-type="string">
              <text:p text:style-name="Table_20_Contents"><text:span text:style-name="Source_20_Text">03</text:span></text:p>
            </table:table-cell>
            <table:table-cell table:style-name="Tabela59.A1" office:value-type="string">
              <text:p text:style-name="Table_20_Contents"><text:span text:style-name="Source_20_Text">            </text:span> </text:p>
            </table:table-cell>
          </table:table-row>
        </table:table>
        <table:table table:name="Tabela60" table:style-name="Tabela60">
          <table:table-column table:style-name="Tabela60.A"/>
          <table:table-column table:style-name="Tabela60.B"/>
          <table:table-row>
            <table:table-cell table:style-name="Tabela60.A1" office:value-type="string">
              <text:p text:style-name="Table_20_Contents"><text:span text:style-name="Source_20_Text">04</text:span></text:p>
            </table:table-cell>
            <table:table-cell table:style-name="Tabela60.A1" office:value-type="string">
              <text:p text:style-name="Table_20_Contents"><text:span text:style-name="Source_20_Text">    final</text:span> <text:span text:style-name="Source_20_Text">CreateIndexResponse response = client</text:span></text:p>
            </table:table-cell>
          </table:table-row>
        </table:table>
        <table:table table:name="Tabela61" table:style-name="Tabela61">
          <table:table-column table:style-name="Tabela61.A"/>
          <table:table-column table:style-name="Tabela61.B"/>
          <table:table-row>
            <table:table-cell table:style-name="Tabela61.A1" office:value-type="string">
              <text:p text:style-name="Table_20_Contents"><text:span text:style-name="Source_20_Text">05</text:span></text:p>
            </table:table-cell>
            <table:table-cell table:style-name="Tabela61.A1" office:value-type="string">
              <text:p text:style-name="Table_20_Contents"><text:span text:style-name="Source_20_Text">        .admin()</text:span></text:p>
            </table:table-cell>
          </table:table-row>
        </table:table>
        <table:table table:name="Tabela62" table:style-name="Tabela62">
          <table:table-column table:style-name="Tabela62.A"/>
          <table:table-column table:style-name="Tabela62.B"/>
          <table:table-row>
            <table:table-cell table:style-name="Tabela62.A1" office:value-type="string">
              <text:p text:style-name="Table_20_Contents"><text:span text:style-name="Source_20_Text">06</text:span></text:p>
            </table:table-cell>
            <table:table-cell table:style-name="Tabela62.A1" office:value-type="string">
              <text:p text:style-name="Table_20_Contents"><text:span text:style-name="Source_20_Text">        .indices()</text:span></text:p>
            </table:table-cell>
          </table:table-row>
        </table:table>
        <table:table table:name="Tabela63" table:style-name="Tabela63">
          <table:table-column table:style-name="Tabela63.A"/>
          <table:table-column table:style-name="Tabela63.B"/>
          <table:table-row>
            <table:table-cell table:style-name="Tabela63.A1" office:value-type="string">
              <text:p text:style-name="Table_20_Contents"><text:span text:style-name="Source_20_Text">07</text:span></text:p>
            </table:table-cell>
            <table:table-cell table:style-name="Tabela63.A1" office:value-type="string">
              <text:p text:style-name="Table_20_Contents"><text:span text:style-name="Source_20_Text">        .prepareCreate("catalog")</text:span></text:p>
            </table:table-cell>
          </table:table-row>
        </table:table>
        <table:table table:name="Tabela64" table:style-name="Tabela64">
          <table:table-column table:style-name="Tabela64.A"/>
          <table:table-column table:style-name="Tabela64.B"/>
          <table:table-row>
            <table:table-cell table:style-name="Tabela64.A1" office:value-type="string">
              <text:p text:style-name="Table_20_Contents"><text:span text:style-name="Source_20_Text">08</text:span></text:p>
            </table:table-cell>
            <table:table-cell table:style-name="Tabela64.A1" office:value-type="string">
              <text:p text:style-name="Table_20_Contents"><text:span text:style-name="Source_20_Text">        .setSource(out.toByteArray())</text:span></text:p>
            </table:table-cell>
          </table:table-row>
        </table:table>
        <table:table table:name="Tabela65" table:style-name="Tabela65">
          <table:table-column table:style-name="Tabela65.A"/>
          <table:table-column table:style-name="Tabela65.B"/>
          <table:table-row>
            <table:table-cell table:style-name="Tabela65.A1" office:value-type="string">
              <text:p text:style-name="Table_20_Contents"><text:span text:style-name="Source_20_Text">09</text:span></text:p>
            </table:table-cell>
            <table:table-cell table:style-name="Tabela65.A1" office:value-type="string">
              <text:p text:style-name="Table_20_Contents"><text:span text:style-name="Source_20_Text">        .setTimeout(TimeValue.timeValueSeconds(1))</text:span></text:p>
            </table:table-cell>
          </table:table-row>
        </table:table>
        <table:table table:name="Tabela66" table:style-name="Tabela66">
          <table:table-column table:style-name="Tabela66.A"/>
          <table:table-column table:style-name="Tabela66.B"/>
          <table:table-row>
            <table:table-cell table:style-name="Tabela66.A1" office:value-type="string">
              <text:p text:style-name="Table_20_Contents"><text:span text:style-name="Source_20_Text">10</text:span></text:p>
            </table:table-cell>
            <table:table-cell table:style-name="Tabela66.A1" office:value-type="string">
              <text:p text:style-name="Table_20_Contents"><text:span text:style-name="Source_20_Text">        .get(TimeValue.timeValueSeconds(2));</text:span></text:p>
            </table:table-cell>
          </table:table-row>
        </table:table>
        <table:table table:name="Tabela67" table:style-name="Tabela67">
          <table:table-column table:style-name="Tabela67.A"/>
          <table:table-column table:style-name="Tabela67.B"/>
          <table:table-row>
            <table:table-cell table:style-name="Tabela67.A1" office:value-type="string">
              <text:p text:style-name="Table_20_Contents"><text:span text:style-name="Source_20_Text">11</text:span></text:p>
            </table:table-cell>
            <table:table-cell table:style-name="Tabela67.A1" office:value-type="string">
              <text:p text:style-name="Table_20_Contents"><text:span text:style-name="Source_20_Text">    </text:span> </text:p>
            </table:table-cell>
          </table:table-row>
        </table:table>
        <table:table table:name="Tabela68" table:style-name="Tabela68">
          <table:table-column table:style-name="Tabela68.A"/>
          <table:table-column table:style-name="Tabela68.B"/>
          <table:table-row>
            <table:table-cell table:style-name="Tabela68.A1" office:value-type="string">
              <text:p text:style-name="Table_20_Contents"><text:span text:style-name="Source_20_Text">12</text:span></text:p>
            </table:table-cell>
            <table:table-cell table:style-name="Tabela68.A1" office:value-type="string">
              <text:p text:style-name="Table_20_Contents"><text:span text:style-name="Source_20_Text">    assertThat(response.isAcknowledged())</text:span></text:p>
            </table:table-cell>
          </table:table-row>
        </table:table>
        <table:table table:name="Tabela69" table:style-name="Tabela69">
          <table:table-column table:style-name="Tabela69.A"/>
          <table:table-column table:style-name="Tabela69.B"/>
          <table:table-row>
            <table:table-cell table:style-name="Tabela69.A1" office:value-type="string">
              <text:p text:style-name="Table_20_Contents"><text:span text:style-name="Source_20_Text">13</text:span></text:p>
            </table:table-cell>
            <table:table-cell table:style-name="Tabela69.A1" office:value-type="string">
              <text:p text:style-name="Table_20_Contents"><text:span text:style-name="Source_20_Text">        .withFailMessage("The index creation has not been acknowledged")</text:span></text:p>
            </table:table-cell>
          </table:table-row>
        </table:table>
        <table:table table:name="Tabela70" table:style-name="Tabela70">
          <table:table-column table:style-name="Tabela70.A"/>
          <table:table-column table:style-name="Tabela70.B"/>
          <table:table-row>
            <table:table-cell table:style-name="Tabela70.A1" office:value-type="string">
              <text:p text:style-name="Table_20_Contents"><text:span text:style-name="Source_20_Text">14</text:span></text:p>
            </table:table-cell>
            <table:table-cell table:style-name="Tabela70.A1" office:value-type="string">
              <text:p text:style-name="Table_20_Contents"><text:span text:style-name="Source_20_Text">        .isTrue();      </text:span></text:p>
            </table:table-cell>
          </table:table-row>
        </table:table>
        <table:table table:name="Tabela71" table:style-name="Tabela71">
          <table:table-column table:style-name="Tabela71.A"/>
          <table:table-column table:style-name="Tabela71.B"/>
          <table:table-row>
            <table:table-cell table:style-name="Tabela71.A1" office:value-type="string">
              <text:p text:style-name="Table_20_Contents"><text:span text:style-name="Source_20_Text">15</text:span></text:p>
            </table:table-cell>
            <table:table-cell table:style-name="Tabela71.A1" office:value-type="string">
              <text:p text:style-name="Table_20_Contents"><text:span text:style-name="Source_20_Text">}</text:span></text:p>
            </table:table-cell>
          </table:table-row>
        </table:table>
      </text:section>
      <text:p text:style-name="Text_20_body">This code block illustrates yet another way to approach the <text:a xlink:type="simple" xlink:href="https://www.elastic.co/products/elasticsearch" text:style-name="Internet_20_link" text:visited-style-name="Visited_20_Internet_20_Link">Elasticsearch</text:a> Java APIs by utilizing the <text:span text:style-name="Source_20_Text">setSource</text:span> method call. In a nutshell, we just supply the request payload ourselves in a form of opaque blob (or string) and it is going to be sent to <text:a xlink:type="simple" xlink:href="https://www.elastic.co/products/elasticsearch" text:style-name="Internet_20_link" text:visited-style-name="Visited_20_Internet_20_Link">Elasticsearch</text:a> node(s) as is. However, we could have used a pure Java data structures instead, for example:</text:p>
      <text:section text:style-name="Sect1" text:name="highlighter_195390">
        <table:table table:name="Tabela72" table:style-name="Tabela72">
          <table:table-column table:style-name="Tabela72.A"/>
          <table:table-column table:style-name="Tabela72.B"/>
          <table:table-row>
            <table:table-cell table:style-name="Tabela72.A1" office:value-type="string">
              <text:p text:style-name="Table_20_Contents"><text:span text:style-name="Source_20_Text">1</text:span></text:p>
            </table:table-cell>
            <table:table-cell table:style-name="Tabela72.A1" office:value-type="string">
              <text:p text:style-name="Table_20_Contents"><text:span text:style-name="Source_20_Text">final</text:span> <text:span text:style-name="Source_20_Text">CreateIndexResponse response = client</text:span></text:p>
            </table:table-cell>
          </table:table-row>
        </table:table>
        <table:table table:name="Tabela73" table:style-name="Tabela73">
          <table:table-column table:style-name="Tabela73.A"/>
          <table:table-column table:style-name="Tabela73.B"/>
          <table:table-row>
            <table:table-cell table:style-name="Tabela73.A1" office:value-type="string">
              <text:p text:style-name="Table_20_Contents"><text:span text:style-name="Source_20_Text">2</text:span></text:p>
            </table:table-cell>
            <table:table-cell table:style-name="Tabela73.A1" office:value-type="string">
              <text:p text:style-name="Table_20_Contents"><text:span text:style-name="Source_20_Text">    .admin()</text:span></text:p>
            </table:table-cell>
          </table:table-row>
        </table:table>
        <table:table table:name="Tabela74" table:style-name="Tabela74">
          <table:table-column table:style-name="Tabela74.A"/>
          <table:table-column table:style-name="Tabela74.B"/>
          <table:table-row>
            <table:table-cell table:style-name="Tabela74.A1" office:value-type="string">
              <text:p text:style-name="Table_20_Contents"><text:span text:style-name="Source_20_Text">3</text:span></text:p>
            </table:table-cell>
            <table:table-cell table:style-name="Tabela74.A1" office:value-type="string">
              <text:p text:style-name="Table_20_Contents"><text:span text:style-name="Source_20_Text">    .indices()</text:span></text:p>
            </table:table-cell>
          </table:table-row>
        </table:table>
        <table:table table:name="Tabela75" table:style-name="Tabela75">
          <table:table-column table:style-name="Tabela75.A"/>
          <table:table-column table:style-name="Tabela75.B"/>
          <table:table-row>
            <table:table-cell table:style-name="Tabela75.A1" office:value-type="string">
              <text:p text:style-name="Table_20_Contents"><text:span text:style-name="Source_20_Text">4</text:span></text:p>
            </table:table-cell>
            <table:table-cell table:style-name="Tabela75.A1" office:value-type="string">
              <text:p text:style-name="Table_20_Contents"><text:span text:style-name="Source_20_Text">    .prepareCreate("catalog")</text:span></text:p>
            </table:table-cell>
          </table:table-row>
        </table:table>
        <table:table table:name="Tabela76" table:style-name="Tabela76">
          <table:table-column table:style-name="Tabela76.A"/>
          <table:table-column table:style-name="Tabela76.B"/>
          <table:table-row>
            <table:table-cell table:style-name="Tabela76.A1" office:value-type="string">
              <text:p text:style-name="Table_20_Contents"><text:span text:style-name="Source_20_Text">5</text:span></text:p>
            </table:table-cell>
            <table:table-cell table:style-name="Tabela76.A1" office:value-type="string">
              <text:p text:style-name="Table_20_Contents"><text:span text:style-name="Source_20_Text">    .setSettings(...)</text:span></text:p>
            </table:table-cell>
          </table:table-row>
        </table:table>
        <table:table table:name="Tabela77" table:style-name="Tabela77">
          <table:table-column table:style-name="Tabela77.A"/>
          <table:table-column table:style-name="Tabela77.B"/>
          <table:table-row>
            <table:table-cell table:style-name="Tabela77.A1" office:value-type="string">
              <text:p text:style-name="Table_20_Contents"><text:span text:style-name="Source_20_Text">6</text:span></text:p>
            </table:table-cell>
            <table:table-cell table:style-name="Tabela77.A1" office:value-type="string">
              <text:p text:style-name="Table_20_Contents"><text:span text:style-name="Source_20_Text">    .setMapping("books", ...)</text:span></text:p>
            </table:table-cell>
          </table:table-row>
        </table:table>
        <table:table table:name="Tabela78" table:style-name="Tabela78">
          <table:table-column table:style-name="Tabela78.A"/>
          <table:table-column table:style-name="Tabela78.B"/>
          <table:table-row>
            <table:table-cell table:style-name="Tabela78.A1" office:value-type="string">
              <text:p text:style-name="Table_20_Contents"><text:span text:style-name="Source_20_Text">7</text:span></text:p>
            </table:table-cell>
            <table:table-cell table:style-name="Tabela78.A1" office:value-type="string">
              <text:p text:style-name="Table_20_Contents"><text:span text:style-name="Source_20_Text">    .setMapping("authors", ...)</text:span></text:p>
            </table:table-cell>
          </table:table-row>
        </table:table>
        <table:table table:name="Tabela79" table:style-name="Tabela79">
          <table:table-column table:style-name="Tabela79.A"/>
          <table:table-column table:style-name="Tabela79.B"/>
          <table:table-row>
            <table:table-cell table:style-name="Tabela79.A1" office:value-type="string">
              <text:p text:style-name="Table_20_Contents"><text:span text:style-name="Source_20_Text">8</text:span></text:p>
            </table:table-cell>
            <table:table-cell table:style-name="Tabela79.A1" office:value-type="string">
              <text:p text:style-name="Table_20_Contents"><text:span text:style-name="Source_20_Text">    .setTimeout(TimeValue.timeValueSeconds(1))</text:span></text:p>
            </table:table-cell>
          </table:table-row>
        </table:table>
        <table:table table:name="Tabela80" table:style-name="Tabela80">
          <table:table-column table:style-name="Tabela80.A"/>
          <table:table-column table:style-name="Tabela80.B"/>
          <table:table-row>
            <table:table-cell table:style-name="Tabela80.A1" office:value-type="string">
              <text:p text:style-name="Table_20_Contents"><text:span text:style-name="Source_20_Text">9</text:span></text:p>
            </table:table-cell>
            <table:table-cell table:style-name="Tabela80.A1" office:value-type="string">
              <text:p text:style-name="Table_20_Contents"><text:span text:style-name="Source_20_Text">    .get(TimeValue.timeValueSeconds(2));</text:span></text:p>
            </table:table-cell>
          </table:table-row>
        </table:table>
      </text:section>
      <text:p text:style-name="Text_20_body">Good, with that we are going to conclude the transport client admin APIs and switch over to document and search APIs, as those would be the ones you would use most of the time. As we remember, <text:a xlink:type="simple" xlink:href="https://www.elastic.co/products/elasticsearch" text:style-name="Internet_20_link" text:visited-style-name="Visited_20_Internet_20_Link">Elasticsearch</text:a>  speaks <text:a xlink:type="simple" xlink:href="http://www.json.org/" text:style-name="Internet_20_link" text:visited-style-name="Visited_20_Internet_20_Link">JSON</text:a> so we have to somehow convert books and authors to <text:a xlink:type="simple" xlink:href="http://www.json.org/" text:style-name="Internet_20_link" text:visited-style-name="Visited_20_Internet_20_Link">JSON</text:a> representation using Java. In fact, <text:a xlink:type="simple" xlink:href="https://www.elastic.co/products/elasticsearch" text:style-name="Internet_20_link" text:visited-style-name="Visited_20_Internet_20_Link">Elasticsearch</text:a> Java API helps with that by supporting the generic abstraction over the content named <text:span text:style-name="Source_20_Text">XContent</text:span>, for example:</text:p>
      <text:section text:style-name="Sect1" text:name="highlighter_848877">
        <table:table table:name="Tabela81" table:style-name="Tabela81">
          <table:table-column table:style-name="Tabela81.A"/>
          <table:table-column table:style-name="Tabela81.B"/>
          <table:table-row>
            <table:table-cell table:style-name="Tabela81.A1" office:value-type="string">
              <text:p text:style-name="Table_20_Contents"><text:span text:style-name="Source_20_Text">01</text:span></text:p>
            </table:table-cell>
            <table:table-cell table:style-name="Tabela81.A1" office:value-type="string">
              <text:p text:style-name="Table_20_Contents"><text:span text:style-name="Source_20_Text">final</text:span> <text:span text:style-name="Source_20_Text">XContentBuilder source = JsonXContent</text:span></text:p>
            </table:table-cell>
          </table:table-row>
        </table:table>
        <table:table table:name="Tabela82" table:style-name="Tabela82">
          <table:table-column table:style-name="Tabela82.A"/>
          <table:table-column table:style-name="Tabela82.B"/>
          <table:table-row>
            <table:table-cell table:style-name="Tabela82.A1" office:value-type="string">
              <text:p text:style-name="Table_20_Contents"><text:span text:style-name="Source_20_Text">02</text:span></text:p>
            </table:table-cell>
            <table:table-cell table:style-name="Tabela82.A1" office:value-type="string">
              <text:p text:style-name="Table_20_Contents"><text:span text:style-name="Source_20_Text">    .contentBuilder()</text:span></text:p>
            </table:table-cell>
          </table:table-row>
        </table:table>
        <table:table table:name="Tabela83" table:style-name="Tabela83">
          <table:table-column table:style-name="Tabela83.A"/>
          <table:table-column table:style-name="Tabela83.B"/>
          <table:table-row>
            <table:table-cell table:style-name="Tabela83.A1" office:value-type="string">
              <text:p text:style-name="Table_20_Contents"><text:span text:style-name="Source_20_Text">03</text:span></text:p>
            </table:table-cell>
            <table:table-cell table:style-name="Tabela83.A1" office:value-type="string">
              <text:p text:style-name="Table_20_Contents"><text:span text:style-name="Source_20_Text">    .startObject()</text:span></text:p>
            </table:table-cell>
          </table:table-row>
        </table:table>
        <table:table table:name="Tabela84" table:style-name="Tabela84">
          <table:table-column table:style-name="Tabela84.A"/>
          <table:table-column table:style-name="Tabela84.B"/>
          <text:soft-page-break/>
          <table:table-row>
            <table:table-cell table:style-name="Tabela84.A1" office:value-type="string">
              <text:p text:style-name="Table_20_Contents"><text:span text:style-name="Source_20_Text">04</text:span></text:p>
            </table:table-cell>
            <table:table-cell table:style-name="Tabela84.A1" office:value-type="string">
              <text:p text:style-name="Table_20_Contents"><text:span text:style-name="Source_20_Text">    .field("title", "Elasticsearch: The Definitive Guide. ...")</text:span></text:p>
            </table:table-cell>
          </table:table-row>
        </table:table>
        <table:table table:name="Tabela85" table:style-name="Tabela85">
          <table:table-column table:style-name="Tabela85.A"/>
          <table:table-column table:style-name="Tabela85.B"/>
          <table:table-row>
            <table:table-cell table:style-name="Tabela85.A1" office:value-type="string">
              <text:p text:style-name="Table_20_Contents"><text:span text:style-name="Source_20_Text">05</text:span></text:p>
            </table:table-cell>
            <table:table-cell table:style-name="Tabela85.A1" office:value-type="string">
              <text:p text:style-name="Table_20_Contents"><text:span text:style-name="Source_20_Text">    .startArray("categories")</text:span></text:p>
            </table:table-cell>
          </table:table-row>
        </table:table>
        <table:table table:name="Tabela86" table:style-name="Tabela86">
          <table:table-column table:style-name="Tabela86.A"/>
          <table:table-column table:style-name="Tabela86.B"/>
          <table:table-row>
            <table:table-cell table:style-name="Tabela86.A1" office:value-type="string">
              <text:p text:style-name="Table_20_Contents"><text:span text:style-name="Source_20_Text">06</text:span></text:p>
            </table:table-cell>
            <table:table-cell table:style-name="Tabela86.A1" office:value-type="string">
              <text:p text:style-name="Table_20_Contents"><text:span text:style-name="Source_20_Text">        .startObject().field("name", "analytics").endObject()</text:span></text:p>
            </table:table-cell>
          </table:table-row>
        </table:table>
        <table:table table:name="Tabela87" table:style-name="Tabela87">
          <table:table-column table:style-name="Tabela87.A"/>
          <table:table-column table:style-name="Tabela87.B"/>
          <table:table-row>
            <table:table-cell table:style-name="Tabela87.A1" office:value-type="string">
              <text:p text:style-name="Table_20_Contents"><text:span text:style-name="Source_20_Text">07</text:span></text:p>
            </table:table-cell>
            <table:table-cell table:style-name="Tabela87.A1" office:value-type="string">
              <text:p text:style-name="Table_20_Contents"><text:span text:style-name="Source_20_Text">        .startObject().field("name", "search").endObject()</text:span></text:p>
            </table:table-cell>
          </table:table-row>
        </table:table>
        <table:table table:name="Tabela88" table:style-name="Tabela88">
          <table:table-column table:style-name="Tabela88.A"/>
          <table:table-column table:style-name="Tabela88.B"/>
          <table:table-row>
            <table:table-cell table:style-name="Tabela88.A1" office:value-type="string">
              <text:p text:style-name="Table_20_Contents"><text:span text:style-name="Source_20_Text">08</text:span></text:p>
            </table:table-cell>
            <table:table-cell table:style-name="Tabela88.A1" office:value-type="string">
              <text:p text:style-name="Table_20_Contents"><text:span text:style-name="Source_20_Text">        .startObject().field("name", "database store").endObject()</text:span></text:p>
            </table:table-cell>
          </table:table-row>
        </table:table>
        <table:table table:name="Tabela89" table:style-name="Tabela89">
          <table:table-column table:style-name="Tabela89.A"/>
          <table:table-column table:style-name="Tabela89.B"/>
          <table:table-row>
            <table:table-cell table:style-name="Tabela89.A1" office:value-type="string">
              <text:p text:style-name="Table_20_Contents"><text:span text:style-name="Source_20_Text">09</text:span></text:p>
            </table:table-cell>
            <table:table-cell table:style-name="Tabela89.A1" office:value-type="string">
              <text:p text:style-name="Table_20_Contents"><text:span text:style-name="Source_20_Text">    .endArray()</text:span></text:p>
            </table:table-cell>
          </table:table-row>
        </table:table>
        <table:table table:name="Tabela90" table:style-name="Tabela90">
          <table:table-column table:style-name="Tabela90.A"/>
          <table:table-column table:style-name="Tabela90.B"/>
          <table:table-row>
            <table:table-cell table:style-name="Tabela90.A1" office:value-type="string">
              <text:p text:style-name="Table_20_Contents"><text:span text:style-name="Source_20_Text">10</text:span></text:p>
            </table:table-cell>
            <table:table-cell table:style-name="Tabela90.A1" office:value-type="string">
              <text:p text:style-name="Table_20_Contents"><text:span text:style-name="Source_20_Text">    .field("publisher", "O'Reilly")</text:span></text:p>
            </table:table-cell>
          </table:table-row>
        </table:table>
        <table:table table:name="Tabela91" table:style-name="Tabela91">
          <table:table-column table:style-name="Tabela91.A"/>
          <table:table-column table:style-name="Tabela91.B"/>
          <table:table-row>
            <table:table-cell table:style-name="Tabela91.A1" office:value-type="string">
              <text:p text:style-name="Table_20_Contents"><text:span text:style-name="Source_20_Text">11</text:span></text:p>
            </table:table-cell>
            <table:table-cell table:style-name="Tabela91.A1" office:value-type="string">
              <text:p text:style-name="Table_20_Contents"><text:span text:style-name="Source_20_Text">    .field("description", "Whether you need full-text search or ...")</text:span></text:p>
            </table:table-cell>
          </table:table-row>
        </table:table>
        <table:table table:name="Tabela92" table:style-name="Tabela92">
          <table:table-column table:style-name="Tabela92.A"/>
          <table:table-column table:style-name="Tabela92.B"/>
          <table:table-row>
            <table:table-cell table:style-name="Tabela92.A1" office:value-type="string">
              <text:p text:style-name="Table_20_Contents"><text:span text:style-name="Source_20_Text">12</text:span></text:p>
            </table:table-cell>
            <table:table-cell table:style-name="Tabela92.A1" office:value-type="string">
              <text:p text:style-name="Table_20_Contents"><text:span text:style-name="Source_20_Text">    .field("published_date", new</text:span> <text:span text:style-name="Source_20_Text">LocalDate(2015, 02, 07).toDate())</text:span></text:p>
            </table:table-cell>
          </table:table-row>
        </table:table>
        <table:table table:name="Tabela93" table:style-name="Tabela93">
          <table:table-column table:style-name="Tabela93.A"/>
          <table:table-column table:style-name="Tabela93.B"/>
          <table:table-row>
            <table:table-cell table:style-name="Tabela93.A1" office:value-type="string">
              <text:p text:style-name="Table_20_Contents"><text:span text:style-name="Source_20_Text">13</text:span></text:p>
            </table:table-cell>
            <table:table-cell table:style-name="Tabela93.A1" office:value-type="string">
              <text:p text:style-name="Table_20_Contents"><text:span text:style-name="Source_20_Text">    .field("isbn", "978-1449358549")</text:span></text:p>
            </table:table-cell>
          </table:table-row>
        </table:table>
        <table:table table:name="Tabela94" table:style-name="Tabela94">
          <table:table-column table:style-name="Tabela94.A"/>
          <table:table-column table:style-name="Tabela94.B"/>
          <table:table-row>
            <table:table-cell table:style-name="Tabela94.A1" office:value-type="string">
              <text:p text:style-name="Table_20_Contents"><text:span text:style-name="Source_20_Text">14</text:span></text:p>
            </table:table-cell>
            <table:table-cell table:style-name="Tabela94.A1" office:value-type="string">
              <text:p text:style-name="Table_20_Contents"><text:span text:style-name="Source_20_Text">    .field("rating", 4)</text:span></text:p>
            </table:table-cell>
          </table:table-row>
        </table:table>
        <table:table table:name="Tabela95" table:style-name="Tabela95">
          <table:table-column table:style-name="Tabela95.A"/>
          <table:table-column table:style-name="Tabela95.B"/>
          <table:table-row>
            <table:table-cell table:style-name="Tabela95.A1" office:value-type="string">
              <text:p text:style-name="Table_20_Contents"><text:span text:style-name="Source_20_Text">15</text:span></text:p>
            </table:table-cell>
            <table:table-cell table:style-name="Tabela95.A1" office:value-type="string">
              <text:p text:style-name="Table_20_Contents"><text:span text:style-name="Source_20_Text">    .endObject();</text:span></text:p>
            </table:table-cell>
          </table:table-row>
        </table:table>
      </text:section>
      <text:p text:style-name="Text_20_body">Having the document representation, we could send it over to <text:a xlink:type="simple" xlink:href="https://www.elastic.co/products/elasticsearch" text:style-name="Internet_20_link" text:visited-style-name="Visited_20_Internet_20_Link">Elasticsearch</text:a> for indexing. To keep the promises, this time we would like to go truly asynchronous way and do not wait for the response, providing the notification callback in a shape of <text:span text:style-name="Source_20_Text">ActionListener&lt;IndexResponse&gt;</text:span> instead.</text:p>
      <text:section text:style-name="Sect1" text:name="highlighter_788698">
        <table:table table:name="Tabela96" table:style-name="Tabela96">
          <table:table-column table:style-name="Tabela96.A"/>
          <table:table-column table:style-name="Tabela96.B"/>
          <table:table-row>
            <table:table-cell table:style-name="Tabela96.A1" office:value-type="string">
              <text:p text:style-name="Table_20_Contents"><text:span text:style-name="Source_20_Text">01</text:span></text:p>
            </table:table-cell>
            <table:table-cell table:style-name="Tabela96.A1" office:value-type="string">
              <text:p text:style-name="Table_20_Contents"><text:span text:style-name="Source_20_Text">client</text:span></text:p>
            </table:table-cell>
          </table:table-row>
        </table:table>
        <table:table table:name="Tabela97" table:style-name="Tabela97">
          <table:table-column table:style-name="Tabela97.A"/>
          <table:table-column table:style-name="Tabela97.B"/>
          <table:table-row>
            <table:table-cell table:style-name="Tabela97.A1" office:value-type="string">
              <text:p text:style-name="Table_20_Contents"><text:span text:style-name="Source_20_Text">02</text:span></text:p>
            </table:table-cell>
            <table:table-cell table:style-name="Tabela97.A1" office:value-type="string">
              <text:p text:style-name="Table_20_Contents"><text:span text:style-name="Source_20_Text">    .prepareIndex("catalog", "books")</text:span></text:p>
            </table:table-cell>
          </table:table-row>
        </table:table>
        <table:table table:name="Tabela98" table:style-name="Tabela98">
          <table:table-column table:style-name="Tabela98.A"/>
          <table:table-column table:style-name="Tabela98.B"/>
          <table:table-row>
            <table:table-cell table:style-name="Tabela98.A1" office:value-type="string">
              <text:p text:style-name="Table_20_Contents"><text:span text:style-name="Source_20_Text">03</text:span></text:p>
            </table:table-cell>
            <table:table-cell table:style-name="Tabela98.A1" office:value-type="string">
              <text:p text:style-name="Table_20_Contents"><text:span text:style-name="Source_20_Text">    .setId("978-1449358549")</text:span></text:p>
            </table:table-cell>
          </table:table-row>
        </table:table>
        <table:table table:name="Tabela99" table:style-name="Tabela99">
          <table:table-column table:style-name="Tabela99.A"/>
          <table:table-column table:style-name="Tabela99.B"/>
          <table:table-row>
            <table:table-cell table:style-name="Tabela99.A1" office:value-type="string">
              <text:p text:style-name="Table_20_Contents"><text:span text:style-name="Source_20_Text">04</text:span></text:p>
            </table:table-cell>
            <table:table-cell table:style-name="Tabela99.A1" office:value-type="string">
              <text:p text:style-name="Table_20_Contents"><text:span text:style-name="Source_20_Text">    .setContentType(XContentType.JSON)</text:span></text:p>
            </table:table-cell>
          </table:table-row>
        </table:table>
        <table:table table:name="Tabela100" table:style-name="Tabela100">
          <table:table-column table:style-name="Tabela100.A"/>
          <table:table-column table:style-name="Tabela100.B"/>
          <table:table-row>
            <table:table-cell table:style-name="Tabela100.A1" office:value-type="string">
              <text:p text:style-name="Table_20_Contents"><text:span text:style-name="Source_20_Text">05</text:span></text:p>
            </table:table-cell>
            <table:table-cell table:style-name="Tabela100.A1" office:value-type="string">
              <text:p text:style-name="Table_20_Contents"><text:span text:style-name="Source_20_Text">    .setSource(source)</text:span></text:p>
            </table:table-cell>
          </table:table-row>
        </table:table>
        <table:table table:name="Tabela101" table:style-name="Tabela101">
          <table:table-column table:style-name="Tabela101.A"/>
          <table:table-column table:style-name="Tabela101.B"/>
          <table:table-row>
            <table:table-cell table:style-name="Tabela101.A1" office:value-type="string">
              <text:p text:style-name="Table_20_Contents"><text:span text:style-name="Source_20_Text">06</text:span></text:p>
            </table:table-cell>
            <table:table-cell table:style-name="Tabela101.A1" office:value-type="string">
              <text:p text:style-name="Table_20_Contents"><text:span text:style-name="Source_20_Text">    .setOpType(OpType.INDEX)</text:span></text:p>
            </table:table-cell>
          </table:table-row>
        </table:table>
        <table:table table:name="Tabela102" table:style-name="Tabela102">
          <table:table-column table:style-name="Tabela102.A"/>
          <table:table-column table:style-name="Tabela102.B"/>
          <table:table-row>
            <table:table-cell table:style-name="Tabela102.A1" office:value-type="string">
              <text:p text:style-name="Table_20_Contents"><text:span text:style-name="Source_20_Text">07</text:span></text:p>
            </table:table-cell>
            <table:table-cell table:style-name="Tabela102.A1" office:value-type="string">
              <text:p text:style-name="Table_20_Contents"><text:span text:style-name="Source_20_Text">    .setRefreshPolicy(RefreshPolicy.WAIT_UNTIL)</text:span></text:p>
            </table:table-cell>
          </table:table-row>
        </table:table>
        <table:table table:name="Tabela103" table:style-name="Tabela103">
          <table:table-column table:style-name="Tabela103.A"/>
          <table:table-column table:style-name="Tabela103.B"/>
          <table:table-row>
            <table:table-cell table:style-name="Tabela103.A1" office:value-type="string">
              <text:p text:style-name="Table_20_Contents"><text:span text:style-name="Source_20_Text">08</text:span></text:p>
            </table:table-cell>
            <table:table-cell table:style-name="Tabela103.A1" office:value-type="string">
              <text:p text:style-name="Table_20_Contents"><text:span text:style-name="Source_20_Text">    .setTimeout(TimeValue.timeValueMillis(100))</text:span></text:p>
            </table:table-cell>
          </table:table-row>
        </table:table>
        <table:table table:name="Tabela104" table:style-name="Tabela104">
          <table:table-column table:style-name="Tabela104.A"/>
          <table:table-column table:style-name="Tabela104.B"/>
          <table:table-row>
            <table:table-cell table:style-name="Tabela104.A1" office:value-type="string">
              <text:p text:style-name="Table_20_Contents"><text:span text:style-name="Source_20_Text">09</text:span></text:p>
            </table:table-cell>
            <table:table-cell table:style-name="Tabela104.A1" office:value-type="string">
              <text:p text:style-name="Table_20_Contents"><text:span text:style-name="Source_20_Text">    .execute(new</text:span> <text:span text:style-name="Source_20_Text">ActionListener() {</text:span></text:p>
            </table:table-cell>
          </table:table-row>
        </table:table>
        <table:table table:name="Tabela105" table:style-name="Tabela105">
          <table:table-column table:style-name="Tabela105.A"/>
          <table:table-column table:style-name="Tabela105.B"/>
          <table:table-row>
            <table:table-cell table:style-name="Tabela105.A1" office:value-type="string">
              <text:p text:style-name="Table_20_Contents"><text:span text:style-name="Source_20_Text">10</text:span></text:p>
            </table:table-cell>
            <table:table-cell table:style-name="Tabela105.A1" office:value-type="string">
              <text:p text:style-name="Table_20_Contents"><text:span text:style-name="Source_20_Text">        @Override</text:span></text:p>
            </table:table-cell>
          </table:table-row>
        </table:table>
        <table:table table:name="Tabela106" table:style-name="Tabela106">
          <table:table-column table:style-name="Tabela106.A"/>
          <table:table-column table:style-name="Tabela106.B"/>
          <table:table-row>
            <table:table-cell table:style-name="Tabela106.A1" office:value-type="string">
              <text:p text:style-name="Table_20_Contents"><text:span text:style-name="Source_20_Text">11</text:span></text:p>
            </table:table-cell>
            <table:table-cell table:style-name="Tabela106.A1" office:value-type="string">
              <text:p text:style-name="Table_20_Contents"><text:span text:style-name="Source_20_Text">      public</text:span> <text:span text:style-name="Source_20_Text">void</text:span> <text:span text:style-name="Source_20_Text">onResponse(IndexResponse response) {</text:span></text:p>
            </table:table-cell>
          </table:table-row>
        </table:table>
        <table:table table:name="Tabela107" table:style-name="Tabela107">
          <table:table-column table:style-name="Tabela107.A"/>
          <table:table-column table:style-name="Tabela107.B"/>
          <table:table-row>
            <table:table-cell table:style-name="Tabela107.A1" office:value-type="string">
              <text:p text:style-name="Table_20_Contents"><text:span text:style-name="Source_20_Text">12</text:span></text:p>
            </table:table-cell>
            <table:table-cell table:style-name="Tabela107.A1" office:value-type="string">
              <text:p text:style-name="Table_20_Contents"><text:span text:style-name="Source_20_Text">          LOG.info("The document has been indexed with the result: {}", </text:span></text:p>
            </table:table-cell>
          </table:table-row>
        </table:table>
        <table:table table:name="Tabela108" table:style-name="Tabela108">
          <table:table-column table:style-name="Tabela108.A"/>
          <table:table-column table:style-name="Tabela108.B"/>
          <table:table-row>
            <table:table-cell table:style-name="Tabela108.A1" office:value-type="string">
              <text:p text:style-name="Table_20_Contents"><text:span text:style-name="Source_20_Text">13</text:span></text:p>
            </table:table-cell>
            <table:table-cell table:style-name="Tabela108.A1" office:value-type="string">
              <text:p text:style-name="Table_20_Contents"><text:span text:style-name="Source_20_Text">            response.getResult());</text:span></text:p>
            </table:table-cell>
          </table:table-row>
        </table:table>
        <table:table table:name="Tabela109" table:style-name="Tabela109">
          <table:table-column table:style-name="Tabela109.A"/>
          <table:table-column table:style-name="Tabela109.B"/>
          <table:table-row>
            <table:table-cell table:style-name="Tabela109.A1" office:value-type="string">
              <text:p text:style-name="Table_20_Contents"><text:span text:style-name="Source_20_Text">14</text:span></text:p>
            </table:table-cell>
            <table:table-cell table:style-name="Tabela109.A1" office:value-type="string">
              <text:p text:style-name="Table_20_Contents"><text:span text:style-name="Source_20_Text">        }</text:span></text:p>
            </table:table-cell>
          </table:table-row>
        </table:table>
        <table:table table:name="Tabela110" table:style-name="Tabela110">
          <table:table-column table:style-name="Tabela110.A"/>
          <table:table-column table:style-name="Tabela110.B"/>
          <table:table-row>
            <table:table-cell table:style-name="Tabela110.A1" office:value-type="string">
              <text:p text:style-name="Table_20_Contents"><text:span text:style-name="Source_20_Text">15</text:span></text:p>
            </table:table-cell>
            <table:table-cell table:style-name="Tabela110.A1" office:value-type="string">
              <text:p text:style-name="Table_20_Contents"><text:span text:style-name="Source_20_Text">                </text:span> </text:p>
            </table:table-cell>
          </table:table-row>
        </table:table>
        <table:table table:name="Tabela111" table:style-name="Tabela111">
          <table:table-column table:style-name="Tabela111.A"/>
          <table:table-column table:style-name="Tabela111.B"/>
          <table:table-row>
            <table:table-cell table:style-name="Tabela111.A1" office:value-type="string">
              <text:p text:style-name="Table_20_Contents"><text:span text:style-name="Source_20_Text">16</text:span></text:p>
            </table:table-cell>
            <table:table-cell table:style-name="Tabela111.A1" office:value-type="string">
              <text:p text:style-name="Table_20_Contents"><text:span text:style-name="Source_20_Text">        @Override</text:span></text:p>
            </table:table-cell>
          </table:table-row>
        </table:table>
        <table:table table:name="Tabela112" table:style-name="Tabela112">
          <table:table-column table:style-name="Tabela112.A"/>
          <table:table-column table:style-name="Tabela112.B"/>
          <table:table-row>
            <table:table-cell table:style-name="Tabela112.A1" office:value-type="string">
              <text:p text:style-name="Table_20_Contents"><text:span text:style-name="Source_20_Text">17</text:span></text:p>
            </table:table-cell>
            <table:table-cell table:style-name="Tabela112.A1" office:value-type="string">
              <text:p text:style-name="Table_20_Contents"><text:span text:style-name="Source_20_Text">        public</text:span> <text:span text:style-name="Source_20_Text">void</text:span> <text:span text:style-name="Source_20_Text">onFailure(Exception ex) {</text:span></text:p>
            </table:table-cell>
          </table:table-row>
        </table:table>
        <table:table table:name="Tabela113" table:style-name="Tabela113">
          <table:table-column table:style-name="Tabela113.A"/>
          <table:table-column table:style-name="Tabela113.B"/>
          <table:table-row>
            <table:table-cell table:style-name="Tabela113.A1" office:value-type="string">
              <text:p text:style-name="Table_20_Contents"><text:span text:style-name="Source_20_Text">18</text:span></text:p>
            </table:table-cell>
            <table:table-cell table:style-name="Tabela113.A1" office:value-type="string">
              <text:p text:style-name="Table_20_Contents"><text:span text:style-name="Source_20_Text">            LOG.error("The document has been not been indexed", ex);</text:span></text:p>
            </table:table-cell>
          </table:table-row>
        </table:table>
        <table:table table:name="Tabela114" table:style-name="Tabela114">
          <table:table-column table:style-name="Tabela114.A"/>
          <table:table-column table:style-name="Tabela114.B"/>
          <table:table-row>
            <table:table-cell table:style-name="Tabela114.A1" office:value-type="string">
              <text:p text:style-name="Table_20_Contents"><text:span text:style-name="Source_20_Text">19</text:span></text:p>
            </table:table-cell>
            <table:table-cell table:style-name="Tabela114.A1" office:value-type="string">
              <text:p text:style-name="Table_20_Contents"><text:span text:style-name="Source_20_Text">        }</text:span></text:p>
            </table:table-cell>
          </table:table-row>
        </table:table>
        <table:table table:name="Tabela115" table:style-name="Tabela115">
          <table:table-column table:style-name="Tabela115.A"/>
          <table:table-column table:style-name="Tabela115.B"/>
          <table:table-row>
            <table:table-cell table:style-name="Tabela115.A1" office:value-type="string">
              <text:p text:style-name="Table_20_Contents"><text:span text:style-name="Source_20_Text">20</text:span></text:p>
            </table:table-cell>
            <table:table-cell table:style-name="Tabela115.A1" office:value-type="string">
              <text:p text:style-name="Table_20_Contents"><text:span text:style-name="Source_20_Text">    });</text:span></text:p>
            </table:table-cell>
          </table:table-row>
        </table:table>
      </text:section>
      <text:p text:style-name="Text_20_body">Nice, so we have our first document in the <text:span text:style-name="Source_20_Text">books</text:span> collection! What about <text:span text:style-name="Source_20_Text">authors</text:span> though? Well, just as reminder, the book in question has more than one author so it is a perfect occasion to use document bulk indexing.</text:p>
      <text:section text:style-name="Sect1" text:name="highlighter_923867">
        <table:table table:name="Tabela116" table:style-name="Tabela116">
          <table:table-column table:style-name="Tabela116.A"/>
          <table:table-column table:style-name="Tabela116.B"/>
          <text:soft-page-break/>
          <table:table-row>
            <table:table-cell table:style-name="Tabela116.A1" office:value-type="string">
              <text:p text:style-name="Table_20_Contents"><text:span text:style-name="Source_20_Text">01</text:span></text:p>
            </table:table-cell>
            <table:table-cell table:style-name="Tabela116.A1" office:value-type="string">
              <text:p text:style-name="Table_20_Contents"><text:span text:style-name="Source_20_Text">final</text:span> <text:span text:style-name="Source_20_Text">XContentBuilder clintonGormley = JsonXContent</text:span></text:p>
            </table:table-cell>
          </table:table-row>
        </table:table>
        <table:table table:name="Tabela117" table:style-name="Tabela117">
          <table:table-column table:style-name="Tabela117.A"/>
          <table:table-column table:style-name="Tabela117.B"/>
          <table:table-row>
            <table:table-cell table:style-name="Tabela117.A1" office:value-type="string">
              <text:p text:style-name="Table_20_Contents"><text:span text:style-name="Source_20_Text">02</text:span></text:p>
            </table:table-cell>
            <table:table-cell table:style-name="Tabela117.A1" office:value-type="string">
              <text:p text:style-name="Table_20_Contents"><text:span text:style-name="Source_20_Text">    .contentBuilder()</text:span></text:p>
            </table:table-cell>
          </table:table-row>
        </table:table>
        <table:table table:name="Tabela118" table:style-name="Tabela118">
          <table:table-column table:style-name="Tabela118.A"/>
          <table:table-column table:style-name="Tabela118.B"/>
          <table:table-row>
            <table:table-cell table:style-name="Tabela118.A1" office:value-type="string">
              <text:p text:style-name="Table_20_Contents"><text:span text:style-name="Source_20_Text">03</text:span></text:p>
            </table:table-cell>
            <table:table-cell table:style-name="Tabela118.A1" office:value-type="string">
              <text:p text:style-name="Table_20_Contents"><text:span text:style-name="Source_20_Text">    .startObject()</text:span></text:p>
            </table:table-cell>
          </table:table-row>
        </table:table>
        <table:table table:name="Tabela119" table:style-name="Tabela119">
          <table:table-column table:style-name="Tabela119.A"/>
          <table:table-column table:style-name="Tabela119.B"/>
          <table:table-row>
            <table:table-cell table:style-name="Tabela119.A1" office:value-type="string">
              <text:p text:style-name="Table_20_Contents"><text:span text:style-name="Source_20_Text">04</text:span></text:p>
            </table:table-cell>
            <table:table-cell table:style-name="Tabela119.A1" office:value-type="string">
              <text:p text:style-name="Table_20_Contents"><text:span text:style-name="Source_20_Text">    .field("first_name", "Clinton")</text:span></text:p>
            </table:table-cell>
          </table:table-row>
        </table:table>
        <table:table table:name="Tabela120" table:style-name="Tabela120">
          <table:table-column table:style-name="Tabela120.A"/>
          <table:table-column table:style-name="Tabela120.B"/>
          <table:table-row>
            <table:table-cell table:style-name="Tabela120.A1" office:value-type="string">
              <text:p text:style-name="Table_20_Contents"><text:span text:style-name="Source_20_Text">05</text:span></text:p>
            </table:table-cell>
            <table:table-cell table:style-name="Tabela120.A1" office:value-type="string">
              <text:p text:style-name="Table_20_Contents"><text:span text:style-name="Source_20_Text">    .field("last_name", "Gormley")</text:span></text:p>
            </table:table-cell>
          </table:table-row>
        </table:table>
        <table:table table:name="Tabela121" table:style-name="Tabela121">
          <table:table-column table:style-name="Tabela121.A"/>
          <table:table-column table:style-name="Tabela121.B"/>
          <table:table-row>
            <table:table-cell table:style-name="Tabela121.A1" office:value-type="string">
              <text:p text:style-name="Table_20_Contents"><text:span text:style-name="Source_20_Text">06</text:span></text:p>
            </table:table-cell>
            <table:table-cell table:style-name="Tabela121.A1" office:value-type="string">
              <text:p text:style-name="Table_20_Contents"><text:span text:style-name="Source_20_Text">    .endObject();</text:span></text:p>
            </table:table-cell>
          </table:table-row>
        </table:table>
        <table:table table:name="Tabela122" table:style-name="Tabela122">
          <table:table-column table:style-name="Tabela122.A"/>
          <table:table-column table:style-name="Tabela122.B"/>
          <table:table-row>
            <table:table-cell table:style-name="Tabela122.A1" office:value-type="string">
              <text:p text:style-name="Table_20_Contents"><text:span text:style-name="Source_20_Text">07</text:span></text:p>
            </table:table-cell>
            <table:table-cell table:style-name="Tabela122.A1" office:value-type="string">
              <text:p text:style-name="Table_20_Contents"><text:span text:style-name="Source_20_Text">        </text:span> </text:p>
            </table:table-cell>
          </table:table-row>
        </table:table>
        <table:table table:name="Tabela123" table:style-name="Tabela123">
          <table:table-column table:style-name="Tabela123.A"/>
          <table:table-column table:style-name="Tabela123.B"/>
          <table:table-row>
            <table:table-cell table:style-name="Tabela123.A1" office:value-type="string">
              <text:p text:style-name="Table_20_Contents"><text:span text:style-name="Source_20_Text">08</text:span></text:p>
            </table:table-cell>
            <table:table-cell table:style-name="Tabela123.A1" office:value-type="string">
              <text:p text:style-name="Table_20_Contents"><text:span text:style-name="Source_20_Text">final</text:span> <text:span text:style-name="Source_20_Text">XContentBuilder zacharyTong = JsonXContent</text:span></text:p>
            </table:table-cell>
          </table:table-row>
        </table:table>
        <table:table table:name="Tabela124" table:style-name="Tabela124">
          <table:table-column table:style-name="Tabela124.A"/>
          <table:table-column table:style-name="Tabela124.B"/>
          <table:table-row>
            <table:table-cell table:style-name="Tabela124.A1" office:value-type="string">
              <text:p text:style-name="Table_20_Contents"><text:span text:style-name="Source_20_Text">09</text:span></text:p>
            </table:table-cell>
            <table:table-cell table:style-name="Tabela124.A1" office:value-type="string">
              <text:p text:style-name="Table_20_Contents"><text:span text:style-name="Source_20_Text">    .contentBuilder()</text:span></text:p>
            </table:table-cell>
          </table:table-row>
        </table:table>
        <table:table table:name="Tabela125" table:style-name="Tabela125">
          <table:table-column table:style-name="Tabela125.A"/>
          <table:table-column table:style-name="Tabela125.B"/>
          <table:table-row>
            <table:table-cell table:style-name="Tabela125.A1" office:value-type="string">
              <text:p text:style-name="Table_20_Contents"><text:span text:style-name="Source_20_Text">10</text:span></text:p>
            </table:table-cell>
            <table:table-cell table:style-name="Tabela125.A1" office:value-type="string">
              <text:p text:style-name="Table_20_Contents"><text:span text:style-name="Source_20_Text">    .startObject()</text:span></text:p>
            </table:table-cell>
          </table:table-row>
        </table:table>
        <table:table table:name="Tabela126" table:style-name="Tabela126">
          <table:table-column table:style-name="Tabela126.A"/>
          <table:table-column table:style-name="Tabela126.B"/>
          <table:table-row>
            <table:table-cell table:style-name="Tabela126.A1" office:value-type="string">
              <text:p text:style-name="Table_20_Contents"><text:span text:style-name="Source_20_Text">11</text:span></text:p>
            </table:table-cell>
            <table:table-cell table:style-name="Tabela126.A1" office:value-type="string">
              <text:p text:style-name="Table_20_Contents"><text:span text:style-name="Source_20_Text">    .field("first_name", "Zachary")</text:span></text:p>
            </table:table-cell>
          </table:table-row>
        </table:table>
        <table:table table:name="Tabela127" table:style-name="Tabela127">
          <table:table-column table:style-name="Tabela127.A"/>
          <table:table-column table:style-name="Tabela127.B"/>
          <table:table-row>
            <table:table-cell table:style-name="Tabela127.A1" office:value-type="string">
              <text:p text:style-name="Table_20_Contents"><text:span text:style-name="Source_20_Text">12</text:span></text:p>
            </table:table-cell>
            <table:table-cell table:style-name="Tabela127.A1" office:value-type="string">
              <text:p text:style-name="Table_20_Contents"><text:span text:style-name="Source_20_Text">    .field("last_name", "Tong")</text:span></text:p>
            </table:table-cell>
          </table:table-row>
        </table:table>
        <table:table table:name="Tabela128" table:style-name="Tabela128">
          <table:table-column table:style-name="Tabela128.A"/>
          <table:table-column table:style-name="Tabela128.B"/>
          <table:table-row>
            <table:table-cell table:style-name="Tabela128.A1" office:value-type="string">
              <text:p text:style-name="Table_20_Contents"><text:span text:style-name="Source_20_Text">13</text:span></text:p>
            </table:table-cell>
            <table:table-cell table:style-name="Tabela128.A1" office:value-type="string">
              <text:p text:style-name="Table_20_Contents"><text:span text:style-name="Source_20_Text">    .endObject();</text:span></text:p>
            </table:table-cell>
          </table:table-row>
        </table:table>
      </text:section>
      <text:p text:style-name="Text_20_body">The <text:span text:style-name="Source_20_Text">XContent</text:span> part is clear enough and frankly, you may never use such an option, preferring to model real classes and use one of the terrific Java libraries for automatic to / from <text:a xlink:type="simple" xlink:href="http://www.json.org/" text:style-name="Internet_20_link" text:visited-style-name="Visited_20_Internet_20_Link">JSON</text:a> conversions. But the following snippet is really interesting.</text:p>
      <text:section text:style-name="Sect1" text:name="highlighter_125336">
        <table:table table:name="Tabela129" table:style-name="Tabela129">
          <table:table-column table:style-name="Tabela129.A"/>
          <table:table-column table:style-name="Tabela129.B"/>
          <table:table-row>
            <table:table-cell table:style-name="Tabela129.A1" office:value-type="string">
              <text:p text:style-name="Table_20_Contents"><text:span text:style-name="Source_20_Text">01</text:span></text:p>
            </table:table-cell>
            <table:table-cell table:style-name="Tabela129.A1" office:value-type="string">
              <text:p text:style-name="Table_20_Contents"><text:span text:style-name="Source_20_Text">final</text:span> <text:span text:style-name="Source_20_Text">BulkResponse response = client</text:span></text:p>
            </table:table-cell>
          </table:table-row>
        </table:table>
        <table:table table:name="Tabela130" table:style-name="Tabela130">
          <table:table-column table:style-name="Tabela130.A"/>
          <table:table-column table:style-name="Tabela130.B"/>
          <table:table-row>
            <table:table-cell table:style-name="Tabela130.A1" office:value-type="string">
              <text:p text:style-name="Table_20_Contents"><text:span text:style-name="Source_20_Text">02</text:span></text:p>
            </table:table-cell>
            <table:table-cell table:style-name="Tabela130.A1" office:value-type="string">
              <text:p text:style-name="Table_20_Contents"><text:span text:style-name="Source_20_Text">    .prepareBulk()</text:span></text:p>
            </table:table-cell>
          </table:table-row>
        </table:table>
        <table:table table:name="Tabela131" table:style-name="Tabela131">
          <table:table-column table:style-name="Tabela131.A"/>
          <table:table-column table:style-name="Tabela131.B"/>
          <table:table-row>
            <table:table-cell table:style-name="Tabela131.A1" office:value-type="string">
              <text:p text:style-name="Table_20_Contents"><text:span text:style-name="Source_20_Text">03</text:span></text:p>
            </table:table-cell>
            <table:table-cell table:style-name="Tabela131.A1" office:value-type="string">
              <text:p text:style-name="Table_20_Contents"><text:span text:style-name="Source_20_Text">    .add(</text:span></text:p>
            </table:table-cell>
          </table:table-row>
        </table:table>
        <table:table table:name="Tabela132" table:style-name="Tabela132">
          <table:table-column table:style-name="Tabela132.A"/>
          <table:table-column table:style-name="Tabela132.B"/>
          <table:table-row>
            <table:table-cell table:style-name="Tabela132.A1" office:value-type="string">
              <text:p text:style-name="Table_20_Contents"><text:span text:style-name="Source_20_Text">04</text:span></text:p>
            </table:table-cell>
            <table:table-cell table:style-name="Tabela132.A1" office:value-type="string">
              <text:p text:style-name="Table_20_Contents"><text:span text:style-name="Source_20_Text">        Requests</text:span></text:p>
            </table:table-cell>
          </table:table-row>
        </table:table>
        <table:table table:name="Tabela133" table:style-name="Tabela133">
          <table:table-column table:style-name="Tabela133.A"/>
          <table:table-column table:style-name="Tabela133.B"/>
          <table:table-row>
            <table:table-cell table:style-name="Tabela133.A1" office:value-type="string">
              <text:p text:style-name="Table_20_Contents"><text:span text:style-name="Source_20_Text">05</text:span></text:p>
            </table:table-cell>
            <table:table-cell table:style-name="Tabela133.A1" office:value-type="string">
              <text:p text:style-name="Table_20_Contents"><text:span text:style-name="Source_20_Text">            .indexRequest("catalog")</text:span></text:p>
            </table:table-cell>
          </table:table-row>
        </table:table>
        <table:table table:name="Tabela134" table:style-name="Tabela134">
          <table:table-column table:style-name="Tabela134.A"/>
          <table:table-column table:style-name="Tabela134.B"/>
          <table:table-row>
            <table:table-cell table:style-name="Tabela134.A1" office:value-type="string">
              <text:p text:style-name="Table_20_Contents"><text:span text:style-name="Source_20_Text">06</text:span></text:p>
            </table:table-cell>
            <table:table-cell table:style-name="Tabela134.A1" office:value-type="string">
              <text:p text:style-name="Table_20_Contents"><text:span text:style-name="Source_20_Text">            .type("authors")</text:span></text:p>
            </table:table-cell>
          </table:table-row>
        </table:table>
        <table:table table:name="Tabela135" table:style-name="Tabela135">
          <table:table-column table:style-name="Tabela135.A"/>
          <table:table-column table:style-name="Tabela135.B"/>
          <table:table-row>
            <table:table-cell table:style-name="Tabela135.A1" office:value-type="string">
              <text:p text:style-name="Table_20_Contents"><text:span text:style-name="Source_20_Text">07</text:span></text:p>
            </table:table-cell>
            <table:table-cell table:style-name="Tabela135.A1" office:value-type="string">
              <text:p text:style-name="Table_20_Contents"><text:span text:style-name="Source_20_Text">            .id("1")</text:span></text:p>
            </table:table-cell>
          </table:table-row>
        </table:table>
        <table:table table:name="Tabela136" table:style-name="Tabela136">
          <table:table-column table:style-name="Tabela136.A"/>
          <table:table-column table:style-name="Tabela136.B"/>
          <table:table-row>
            <table:table-cell table:style-name="Tabela136.A1" office:value-type="string">
              <text:p text:style-name="Table_20_Contents"><text:span text:style-name="Source_20_Text">08</text:span></text:p>
            </table:table-cell>
            <table:table-cell table:style-name="Tabela136.A1" office:value-type="string">
              <text:p text:style-name="Table_20_Contents"><text:span text:style-name="Source_20_Text">            .source(clintonGormley)</text:span></text:p>
            </table:table-cell>
          </table:table-row>
        </table:table>
        <table:table table:name="Tabela137" table:style-name="Tabela137">
          <table:table-column table:style-name="Tabela137.A"/>
          <table:table-column table:style-name="Tabela137.B"/>
          <table:table-row>
            <table:table-cell table:style-name="Tabela137.A1" office:value-type="string">
              <text:p text:style-name="Table_20_Contents"><text:span text:style-name="Source_20_Text">09</text:span></text:p>
            </table:table-cell>
            <table:table-cell table:style-name="Tabela137.A1" office:value-type="string">
              <text:p text:style-name="Table_20_Contents"><text:span text:style-name="Source_20_Text">            .parent("978-1449358549")</text:span></text:p>
            </table:table-cell>
          </table:table-row>
        </table:table>
        <table:table table:name="Tabela138" table:style-name="Tabela138">
          <table:table-column table:style-name="Tabela138.A"/>
          <table:table-column table:style-name="Tabela138.B"/>
          <table:table-row>
            <table:table-cell table:style-name="Tabela138.A1" office:value-type="string">
              <text:p text:style-name="Table_20_Contents"><text:span text:style-name="Source_20_Text">10</text:span></text:p>
            </table:table-cell>
            <table:table-cell table:style-name="Tabela138.A1" office:value-type="string">
              <text:p text:style-name="Table_20_Contents"><text:span text:style-name="Source_20_Text">            .opType(OpType.INDEX)</text:span></text:p>
            </table:table-cell>
          </table:table-row>
        </table:table>
        <table:table table:name="Tabela139" table:style-name="Tabela139">
          <table:table-column table:style-name="Tabela139.A"/>
          <table:table-column table:style-name="Tabela139.B"/>
          <table:table-row>
            <table:table-cell table:style-name="Tabela139.A1" office:value-type="string">
              <text:p text:style-name="Table_20_Contents"><text:span text:style-name="Source_20_Text">11</text:span></text:p>
            </table:table-cell>
            <table:table-cell table:style-name="Tabela139.A1" office:value-type="string">
              <text:p text:style-name="Table_20_Contents"><text:span text:style-name="Source_20_Text">    )</text:span></text:p>
            </table:table-cell>
          </table:table-row>
        </table:table>
        <table:table table:name="Tabela140" table:style-name="Tabela140">
          <table:table-column table:style-name="Tabela140.A"/>
          <table:table-column table:style-name="Tabela140.B"/>
          <table:table-row>
            <table:table-cell table:style-name="Tabela140.A1" office:value-type="string">
              <text:p text:style-name="Table_20_Contents"><text:span text:style-name="Source_20_Text">12</text:span></text:p>
            </table:table-cell>
            <table:table-cell table:style-name="Tabela140.A1" office:value-type="string">
              <text:p text:style-name="Table_20_Contents"><text:span text:style-name="Source_20_Text">    .add(</text:span></text:p>
            </table:table-cell>
          </table:table-row>
        </table:table>
        <table:table table:name="Tabela141" table:style-name="Tabela141">
          <table:table-column table:style-name="Tabela141.A"/>
          <table:table-column table:style-name="Tabela141.B"/>
          <table:table-row>
            <table:table-cell table:style-name="Tabela141.A1" office:value-type="string">
              <text:p text:style-name="Table_20_Contents"><text:span text:style-name="Source_20_Text">13</text:span></text:p>
            </table:table-cell>
            <table:table-cell table:style-name="Tabela141.A1" office:value-type="string">
              <text:p text:style-name="Table_20_Contents"><text:span text:style-name="Source_20_Text">        Requests</text:span></text:p>
            </table:table-cell>
          </table:table-row>
        </table:table>
        <table:table table:name="Tabela142" table:style-name="Tabela142">
          <table:table-column table:style-name="Tabela142.A"/>
          <table:table-column table:style-name="Tabela142.B"/>
          <table:table-row>
            <table:table-cell table:style-name="Tabela142.A1" office:value-type="string">
              <text:p text:style-name="Table_20_Contents"><text:span text:style-name="Source_20_Text">14</text:span></text:p>
            </table:table-cell>
            <table:table-cell table:style-name="Tabela142.A1" office:value-type="string">
              <text:p text:style-name="Table_20_Contents"><text:span text:style-name="Source_20_Text">            .indexRequest("catalog")</text:span></text:p>
            </table:table-cell>
          </table:table-row>
        </table:table>
        <table:table table:name="Tabela143" table:style-name="Tabela143">
          <table:table-column table:style-name="Tabela143.A"/>
          <table:table-column table:style-name="Tabela143.B"/>
          <table:table-row>
            <table:table-cell table:style-name="Tabela143.A1" office:value-type="string">
              <text:p text:style-name="Table_20_Contents"><text:span text:style-name="Source_20_Text">15</text:span></text:p>
            </table:table-cell>
            <table:table-cell table:style-name="Tabela143.A1" office:value-type="string">
              <text:p text:style-name="Table_20_Contents"><text:span text:style-name="Source_20_Text">            .type("authors")</text:span></text:p>
            </table:table-cell>
          </table:table-row>
        </table:table>
        <table:table table:name="Tabela144" table:style-name="Tabela144">
          <table:table-column table:style-name="Tabela144.A"/>
          <table:table-column table:style-name="Tabela144.B"/>
          <table:table-row>
            <table:table-cell table:style-name="Tabela144.A1" office:value-type="string">
              <text:p text:style-name="Table_20_Contents"><text:span text:style-name="Source_20_Text">16</text:span></text:p>
            </table:table-cell>
            <table:table-cell table:style-name="Tabela144.A1" office:value-type="string">
              <text:p text:style-name="Table_20_Contents"><text:span text:style-name="Source_20_Text">            .id("2")</text:span></text:p>
            </table:table-cell>
          </table:table-row>
        </table:table>
        <table:table table:name="Tabela145" table:style-name="Tabela145">
          <table:table-column table:style-name="Tabela145.A"/>
          <table:table-column table:style-name="Tabela145.B"/>
          <table:table-row>
            <table:table-cell table:style-name="Tabela145.A1" office:value-type="string">
              <text:p text:style-name="Table_20_Contents"><text:span text:style-name="Source_20_Text">17</text:span></text:p>
            </table:table-cell>
            <table:table-cell table:style-name="Tabela145.A1" office:value-type="string">
              <text:p text:style-name="Table_20_Contents"><text:span text:style-name="Source_20_Text">            .source(zacharyTong)</text:span></text:p>
            </table:table-cell>
          </table:table-row>
        </table:table>
        <table:table table:name="Tabela146" table:style-name="Tabela146">
          <table:table-column table:style-name="Tabela146.A"/>
          <table:table-column table:style-name="Tabela146.B"/>
          <table:table-row>
            <table:table-cell table:style-name="Tabela146.A1" office:value-type="string">
              <text:p text:style-name="Table_20_Contents"><text:span text:style-name="Source_20_Text">18</text:span></text:p>
            </table:table-cell>
            <table:table-cell table:style-name="Tabela146.A1" office:value-type="string">
              <text:p text:style-name="Table_20_Contents"><text:span text:style-name="Source_20_Text">            .parent("978-1449358549")</text:span></text:p>
            </table:table-cell>
          </table:table-row>
        </table:table>
        <table:table table:name="Tabela147" table:style-name="Tabela147">
          <table:table-column table:style-name="Tabela147.A"/>
          <table:table-column table:style-name="Tabela147.B"/>
          <table:table-row>
            <table:table-cell table:style-name="Tabela147.A1" office:value-type="string">
              <text:p text:style-name="Table_20_Contents"><text:span text:style-name="Source_20_Text">19</text:span></text:p>
            </table:table-cell>
            <table:table-cell table:style-name="Tabela147.A1" office:value-type="string">
              <text:p text:style-name="Table_20_Contents"><text:span text:style-name="Source_20_Text">            .opType(OpType.INDEX)</text:span></text:p>
            </table:table-cell>
          </table:table-row>
        </table:table>
        <table:table table:name="Tabela148" table:style-name="Tabela148">
          <table:table-column table:style-name="Tabela148.A"/>
          <table:table-column table:style-name="Tabela148.B"/>
          <table:table-row>
            <table:table-cell table:style-name="Tabela148.A1" office:value-type="string">
              <text:p text:style-name="Table_20_Contents"><text:span text:style-name="Source_20_Text">20</text:span></text:p>
            </table:table-cell>
            <table:table-cell table:style-name="Tabela148.A1" office:value-type="string">
              <text:p text:style-name="Table_20_Contents"><text:span text:style-name="Source_20_Text">    )</text:span></text:p>
            </table:table-cell>
          </table:table-row>
        </table:table>
        <table:table table:name="Tabela149" table:style-name="Tabela149">
          <table:table-column table:style-name="Tabela149.A"/>
          <table:table-column table:style-name="Tabela149.B"/>
          <table:table-row>
            <table:table-cell table:style-name="Tabela149.A1" office:value-type="string">
              <text:p text:style-name="Table_20_Contents"><text:span text:style-name="Source_20_Text">21</text:span></text:p>
            </table:table-cell>
            <table:table-cell table:style-name="Tabela149.A1" office:value-type="string">
              <text:p text:style-name="Table_20_Contents"><text:span text:style-name="Source_20_Text">    .setRefreshPolicy(RefreshPolicy.WAIT_UNTIL)</text:span></text:p>
            </table:table-cell>
          </table:table-row>
        </table:table>
        <table:table table:name="Tabela150" table:style-name="Tabela150">
          <table:table-column table:style-name="Tabela150.A"/>
          <table:table-column table:style-name="Tabela150.B"/>
          <table:table-row>
            <table:table-cell table:style-name="Tabela150.A1" office:value-type="string">
              <text:p text:style-name="Table_20_Contents"><text:span text:style-name="Source_20_Text">22</text:span></text:p>
            </table:table-cell>
            <table:table-cell table:style-name="Tabela150.A1" office:value-type="string">
              <text:p text:style-name="Table_20_Contents"><text:span text:style-name="Source_20_Text">    .setTimeout(TimeValue.timeValueMillis(500))</text:span></text:p>
            </table:table-cell>
          </table:table-row>
        </table:table>
        <table:table table:name="Tabela151" table:style-name="Tabela151">
          <table:table-column table:style-name="Tabela151.A"/>
          <table:table-column table:style-name="Tabela151.B"/>
          <table:table-row>
            <table:table-cell table:style-name="Tabela151.A1" office:value-type="string">
              <text:p text:style-name="Table_20_Contents"><text:span text:style-name="Source_20_Text">23</text:span></text:p>
            </table:table-cell>
            <table:table-cell table:style-name="Tabela151.A1" office:value-type="string">
              <text:p text:style-name="Table_20_Contents"><text:span text:style-name="Source_20_Text">    .get(TimeValue.timeValueSeconds(1));</text:span></text:p>
            </table:table-cell>
          </table:table-row>
        </table:table>
        <table:table table:name="Tabela152" table:style-name="Tabela152">
          <table:table-column table:style-name="Tabela152.A"/>
          <table:table-column table:style-name="Tabela152.B"/>
          <table:table-row>
            <table:table-cell table:style-name="Tabela152.A1" office:value-type="string">
              <text:p text:style-name="Table_20_Contents"><text:span text:style-name="Source_20_Text">24</text:span></text:p>
            </table:table-cell>
            <table:table-cell table:style-name="Tabela152.A1" office:value-type="string">
              <text:p text:style-name="Table_20_Contents"><text:span text:style-name="Source_20_Text">        </text:span> </text:p>
            </table:table-cell>
          </table:table-row>
        </table:table>
        <table:table table:name="Tabela153" table:style-name="Tabela153">
          <table:table-column table:style-name="Tabela153.A"/>
          <table:table-column table:style-name="Tabela153.B"/>
          <table:table-row>
            <table:table-cell table:style-name="Tabela153.A1" office:value-type="string">
              <text:p text:style-name="Table_20_Contents"><text:span text:style-name="Source_20_Text">25</text:span></text:p>
            </table:table-cell>
            <table:table-cell table:style-name="Tabela153.A1" office:value-type="string">
              <text:p text:style-name="Table_20_Contents"><text:span text:style-name="Source_20_Text">assertThat(response.hasFailures())</text:span></text:p>
            </table:table-cell>
          </table:table-row>
        </table:table>
        <table:table table:name="Tabela154" table:style-name="Tabela154">
          <table:table-column table:style-name="Tabela154.A"/>
          <table:table-column table:style-name="Tabela154.B"/>
          <table:table-row>
            <table:table-cell table:style-name="Tabela154.A1" office:value-type="string">
              <text:p text:style-name="Table_20_Contents"><text:span text:style-name="Source_20_Text">26</text:span></text:p>
            </table:table-cell>
            <table:table-cell table:style-name="Tabela154.A1" office:value-type="string">
              <text:p text:style-name="Table_20_Contents"><text:span text:style-name="Source_20_Text">    .withFailMessage("Bulk operation reported some failures: %s", </text:span></text:p>
            </table:table-cell>
          </table:table-row>
        </table:table>
        <table:table table:name="Tabela155" table:style-name="Tabela155">
          <table:table-column table:style-name="Tabela155.A"/>
          <table:table-column table:style-name="Tabela155.B"/>
          <text:soft-page-break/>
          <table:table-row>
            <table:table-cell table:style-name="Tabela155.A1" office:value-type="string">
              <text:p text:style-name="Table_20_Contents"><text:span text:style-name="Source_20_Text">27</text:span></text:p>
            </table:table-cell>
            <table:table-cell table:style-name="Tabela155.A1" office:value-type="string">
              <text:p text:style-name="Table_20_Contents"><text:span text:style-name="Source_20_Text">        response.buildFailureMessage())</text:span></text:p>
            </table:table-cell>
          </table:table-row>
        </table:table>
        <table:table table:name="Tabela156" table:style-name="Tabela156">
          <table:table-column table:style-name="Tabela156.A"/>
          <table:table-column table:style-name="Tabela156.B"/>
          <table:table-row>
            <table:table-cell table:style-name="Tabela156.A1" office:value-type="string">
              <text:p text:style-name="Table_20_Contents"><text:span text:style-name="Source_20_Text">28</text:span></text:p>
            </table:table-cell>
            <table:table-cell table:style-name="Tabela156.A1" office:value-type="string">
              <text:p text:style-name="Table_20_Contents"><text:span text:style-name="Source_20_Text">    .isFalse();</text:span></text:p>
            </table:table-cell>
          </table:table-row>
        </table:table>
      </text:section>
      <text:p text:style-name="Text_20_body">We are sending two index requests for <text:span text:style-name="Source_20_Text">authors</text:span> collection in one single batch. You might be wondering what this <text:span text:style-name="Source_20_Text">parent("978-1449358549")</text:span> means and to answer this question we have to recall that <text:span text:style-name="Source_20_Text">books</text:span> and <text:span text:style-name="Source_20_Text">authors</text:span> are modeled using parent / child relationships. So the <text:span text:style-name="Source_20_Text">parent</text:span> key in this case is the reference (by the <text:span text:style-name="Source_20_Text">_id</text:span> property) to the respective parent document in <text:span text:style-name="Source_20_Text">books</text:span> collection.</text:p>
      <text:p text:style-name="Text_20_body">Well done, so we know how to work with indices and how to index the documents using <text:a xlink:type="simple" xlink:href="https://www.elastic.co/products/elasticsearch" text:style-name="Internet_20_link" text:visited-style-name="Visited_20_Internet_20_Link">Elasticsearch</text:a> transport client Java APIs. It is search time now!</text:p>
      <text:section text:style-name="Sect1" text:name="highlighter_31860">
        <table:table table:name="Tabela157" table:style-name="Tabela157">
          <table:table-column table:style-name="Tabela157.A"/>
          <table:table-column table:style-name="Tabela157.B"/>
          <table:table-row>
            <table:table-cell table:style-name="Tabela157.A1" office:value-type="string">
              <text:p text:style-name="Table_20_Contents"><text:span text:style-name="Source_20_Text">01</text:span></text:p>
            </table:table-cell>
            <table:table-cell table:style-name="Tabela157.A1" office:value-type="string">
              <text:p text:style-name="Table_20_Contents"><text:span text:style-name="Source_20_Text">final</text:span> <text:span text:style-name="Source_20_Text">SearchResponse response = client</text:span></text:p>
            </table:table-cell>
          </table:table-row>
        </table:table>
        <table:table table:name="Tabela158" table:style-name="Tabela158">
          <table:table-column table:style-name="Tabela158.A"/>
          <table:table-column table:style-name="Tabela158.B"/>
          <table:table-row>
            <table:table-cell table:style-name="Tabela158.A1" office:value-type="string">
              <text:p text:style-name="Table_20_Contents"><text:span text:style-name="Source_20_Text">02</text:span></text:p>
            </table:table-cell>
            <table:table-cell table:style-name="Tabela158.A1" office:value-type="string">
              <text:p text:style-name="Table_20_Contents"><text:span text:style-name="Source_20_Text">    .prepareSearch("catalog")</text:span></text:p>
            </table:table-cell>
          </table:table-row>
        </table:table>
        <table:table table:name="Tabela159" table:style-name="Tabela159">
          <table:table-column table:style-name="Tabela159.A"/>
          <table:table-column table:style-name="Tabela159.B"/>
          <table:table-row>
            <table:table-cell table:style-name="Tabela159.A1" office:value-type="string">
              <text:p text:style-name="Table_20_Contents"><text:span text:style-name="Source_20_Text">03</text:span></text:p>
            </table:table-cell>
            <table:table-cell table:style-name="Tabela159.A1" office:value-type="string">
              <text:p text:style-name="Table_20_Contents"><text:span text:style-name="Source_20_Text">    .setTypes("books")</text:span></text:p>
            </table:table-cell>
          </table:table-row>
        </table:table>
        <table:table table:name="Tabela160" table:style-name="Tabela160">
          <table:table-column table:style-name="Tabela160.A"/>
          <table:table-column table:style-name="Tabela160.B"/>
          <table:table-row>
            <table:table-cell table:style-name="Tabela160.A1" office:value-type="string">
              <text:p text:style-name="Table_20_Contents"><text:span text:style-name="Source_20_Text">04</text:span></text:p>
            </table:table-cell>
            <table:table-cell table:style-name="Tabela160.A1" office:value-type="string">
              <text:p text:style-name="Table_20_Contents"><text:span text:style-name="Source_20_Text">    .setSearchType(SearchType.DFS_QUERY_THEN_FETCH)</text:span></text:p>
            </table:table-cell>
          </table:table-row>
        </table:table>
        <table:table table:name="Tabela161" table:style-name="Tabela161">
          <table:table-column table:style-name="Tabela161.A"/>
          <table:table-column table:style-name="Tabela161.B"/>
          <table:table-row>
            <table:table-cell table:style-name="Tabela161.A1" office:value-type="string">
              <text:p text:style-name="Table_20_Contents"><text:span text:style-name="Source_20_Text">05</text:span></text:p>
            </table:table-cell>
            <table:table-cell table:style-name="Tabela161.A1" office:value-type="string">
              <text:p text:style-name="Table_20_Contents"><text:span text:style-name="Source_20_Text">    .setQuery(QueryBuilders.matchAllQuery())</text:span></text:p>
            </table:table-cell>
          </table:table-row>
        </table:table>
        <table:table table:name="Tabela162" table:style-name="Tabela162">
          <table:table-column table:style-name="Tabela162.A"/>
          <table:table-column table:style-name="Tabela162.B"/>
          <table:table-row>
            <table:table-cell table:style-name="Tabela162.A1" office:value-type="string">
              <text:p text:style-name="Table_20_Contents"><text:span text:style-name="Source_20_Text">06</text:span></text:p>
            </table:table-cell>
            <table:table-cell table:style-name="Tabela162.A1" office:value-type="string">
              <text:p text:style-name="Table_20_Contents"><text:span text:style-name="Source_20_Text">    .setFrom(0)</text:span></text:p>
            </table:table-cell>
          </table:table-row>
        </table:table>
        <table:table table:name="Tabela163" table:style-name="Tabela163">
          <table:table-column table:style-name="Tabela163.A"/>
          <table:table-column table:style-name="Tabela163.B"/>
          <table:table-row>
            <table:table-cell table:style-name="Tabela163.A1" office:value-type="string">
              <text:p text:style-name="Table_20_Contents"><text:span text:style-name="Source_20_Text">07</text:span></text:p>
            </table:table-cell>
            <table:table-cell table:style-name="Tabela163.A1" office:value-type="string">
              <text:p text:style-name="Table_20_Contents"><text:span text:style-name="Source_20_Text">    .setSize(10)</text:span></text:p>
            </table:table-cell>
          </table:table-row>
        </table:table>
        <table:table table:name="Tabela164" table:style-name="Tabela164">
          <table:table-column table:style-name="Tabela164.A"/>
          <table:table-column table:style-name="Tabela164.B"/>
          <table:table-row>
            <table:table-cell table:style-name="Tabela164.A1" office:value-type="string">
              <text:p text:style-name="Table_20_Contents"><text:span text:style-name="Source_20_Text">08</text:span></text:p>
            </table:table-cell>
            <table:table-cell table:style-name="Tabela164.A1" office:value-type="string">
              <text:p text:style-name="Table_20_Contents"><text:span text:style-name="Source_20_Text">    .setTimeout(TimeValue.timeValueMillis(100))</text:span></text:p>
            </table:table-cell>
          </table:table-row>
        </table:table>
        <table:table table:name="Tabela165" table:style-name="Tabela165">
          <table:table-column table:style-name="Tabela165.A"/>
          <table:table-column table:style-name="Tabela165.B"/>
          <table:table-row>
            <table:table-cell table:style-name="Tabela165.A1" office:value-type="string">
              <text:p text:style-name="Table_20_Contents"><text:span text:style-name="Source_20_Text">09</text:span></text:p>
            </table:table-cell>
            <table:table-cell table:style-name="Tabela165.A1" office:value-type="string">
              <text:p text:style-name="Table_20_Contents"><text:span text:style-name="Source_20_Text">    .get(TimeValue.timeValueMillis(200));</text:span></text:p>
            </table:table-cell>
          </table:table-row>
        </table:table>
        <table:table table:name="Tabela166" table:style-name="Tabela166">
          <table:table-column table:style-name="Tabela166.A"/>
          <table:table-column table:style-name="Tabela166.B"/>
          <table:table-row>
            <table:table-cell table:style-name="Tabela166.A1" office:value-type="string">
              <text:p text:style-name="Table_20_Contents"><text:span text:style-name="Source_20_Text">10</text:span></text:p>
            </table:table-cell>
            <table:table-cell table:style-name="Tabela166.A1" office:value-type="string">
              <text:p text:style-name="Table_20_Contents"> </text:p>
            </table:table-cell>
          </table:table-row>
        </table:table>
        <table:table table:name="Tabela167" table:style-name="Tabela167">
          <table:table-column table:style-name="Tabela167.A"/>
          <table:table-column table:style-name="Tabela167.B"/>
          <table:table-row>
            <table:table-cell table:style-name="Tabela167.A1" office:value-type="string">
              <text:p text:style-name="Table_20_Contents"><text:span text:style-name="Source_20_Text">11</text:span></text:p>
            </table:table-cell>
            <table:table-cell table:style-name="Tabela167.A1" office:value-type="string">
              <text:p text:style-name="Table_20_Contents"><text:span text:style-name="Source_20_Text">assertThat(response.getHits().hits())</text:span></text:p>
            </table:table-cell>
          </table:table-row>
        </table:table>
        <table:table table:name="Tabela168" table:style-name="Tabela168">
          <table:table-column table:style-name="Tabela168.A"/>
          <table:table-column table:style-name="Tabela168.B"/>
          <table:table-row>
            <table:table-cell table:style-name="Tabela168.A1" office:value-type="string">
              <text:p text:style-name="Table_20_Contents"><text:span text:style-name="Source_20_Text">12</text:span></text:p>
            </table:table-cell>
            <table:table-cell table:style-name="Tabela168.A1" office:value-type="string">
              <text:p text:style-name="Table_20_Contents"><text:span text:style-name="Source_20_Text">    .withFailMessage("Expecting at least one book to be returned")</text:span></text:p>
            </table:table-cell>
          </table:table-row>
        </table:table>
        <table:table table:name="Tabela169" table:style-name="Tabela169">
          <table:table-column table:style-name="Tabela169.A"/>
          <table:table-column table:style-name="Tabela169.B"/>
          <table:table-row>
            <table:table-cell table:style-name="Tabela169.A1" office:value-type="string">
              <text:p text:style-name="Table_20_Contents"><text:span text:style-name="Source_20_Text">13</text:span></text:p>
            </table:table-cell>
            <table:table-cell table:style-name="Tabela169.A1" office:value-type="string">
              <text:p text:style-name="Table_20_Contents"><text:span text:style-name="Source_20_Text">    .isNotEmpty();</text:span></text:p>
            </table:table-cell>
          </table:table-row>
        </table:table>
      </text:section>
      <text:p text:style-name="Text_20_body">The simplest search criterion one can come up with is to match all documents and this is what we have done in the snippet above (please notice that we explicitly limited the number of results returned to <text:span text:style-name="Source_20_Text">10</text:span> documents).</text:p>
      <text:p text:style-name="Text_20_body">To our luck, <text:a xlink:type="simple" xlink:href="https://www.elastic.co/products/elasticsearch" text:style-name="Internet_20_link" text:visited-style-name="Visited_20_Internet_20_Link">Elasticsearch</text:a> Java API has full-fledged implementation of <text:a xlink:type="simple" xlink:href="https://www.elastic.co/guide/en/elasticsearch/reference/current/query-dsl.html" text:style-name="Internet_20_link" text:visited-style-name="Visited_20_Internet_20_Link">Query DSL</text:a> in a form of <text:span text:style-name="Source_20_Text">QueryBuilders</text:span> and <text:span text:style-name="Source_20_Text">QueryBuilder</text:span> classes so writing (and maintaining) the complex queries is exceptionally easy. As an exercise, we are going to build the same compound query which we came up with in the previous part of the tutorial:</text:p>
      <text:section text:style-name="Sect1" text:name="highlighter_683148">
        <table:table table:name="Tabela170" table:style-name="Tabela170">
          <table:table-column table:style-name="Tabela170.A"/>
          <table:table-column table:style-name="Tabela170.B"/>
          <table:table-row>
            <table:table-cell table:style-name="Tabela170.A1" office:value-type="string">
              <text:p text:style-name="Table_20_Contents"><text:span text:style-name="Source_20_Text">01</text:span></text:p>
            </table:table-cell>
            <table:table-cell table:style-name="Tabela170.A1" office:value-type="string">
              <text:p text:style-name="Table_20_Contents"><text:span text:style-name="Source_20_Text">final</text:span> <text:span text:style-name="Source_20_Text">QueryBuilder query = QueryBuilders</text:span></text:p>
            </table:table-cell>
          </table:table-row>
        </table:table>
        <table:table table:name="Tabela171" table:style-name="Tabela171">
          <table:table-column table:style-name="Tabela171.A"/>
          <table:table-column table:style-name="Tabela171.B"/>
          <table:table-row>
            <table:table-cell table:style-name="Tabela171.A1" office:value-type="string">
              <text:p text:style-name="Table_20_Contents"><text:span text:style-name="Source_20_Text">02</text:span></text:p>
            </table:table-cell>
            <table:table-cell table:style-name="Tabela171.A1" office:value-type="string">
              <text:p text:style-name="Table_20_Contents"><text:span text:style-name="Source_20_Text">    .boolQuery()</text:span></text:p>
            </table:table-cell>
          </table:table-row>
        </table:table>
        <table:table table:name="Tabela172" table:style-name="Tabela172">
          <table:table-column table:style-name="Tabela172.A"/>
          <table:table-column table:style-name="Tabela172.B"/>
          <table:table-row>
            <table:table-cell table:style-name="Tabela172.A1" office:value-type="string">
              <text:p text:style-name="Table_20_Contents"><text:span text:style-name="Source_20_Text">03</text:span></text:p>
            </table:table-cell>
            <table:table-cell table:style-name="Tabela172.A1" office:value-type="string">
              <text:p text:style-name="Table_20_Contents"><text:span text:style-name="Source_20_Text">        .must(</text:span></text:p>
            </table:table-cell>
          </table:table-row>
        </table:table>
        <table:table table:name="Tabela173" table:style-name="Tabela173">
          <table:table-column table:style-name="Tabela173.A"/>
          <table:table-column table:style-name="Tabela173.B"/>
          <table:table-row>
            <table:table-cell table:style-name="Tabela173.A1" office:value-type="string">
              <text:p text:style-name="Table_20_Contents"><text:span text:style-name="Source_20_Text">04</text:span></text:p>
            </table:table-cell>
            <table:table-cell table:style-name="Tabela173.A1" office:value-type="string">
              <text:p text:style-name="Table_20_Contents"><text:span text:style-name="Source_20_Text">            QueryBuilders</text:span></text:p>
            </table:table-cell>
          </table:table-row>
        </table:table>
        <table:table table:name="Tabela174" table:style-name="Tabela174">
          <table:table-column table:style-name="Tabela174.A"/>
          <table:table-column table:style-name="Tabela174.B"/>
          <table:table-row>
            <table:table-cell table:style-name="Tabela174.A1" office:value-type="string">
              <text:p text:style-name="Table_20_Contents"><text:span text:style-name="Source_20_Text">05</text:span></text:p>
            </table:table-cell>
            <table:table-cell table:style-name="Tabela174.A1" office:value-type="string">
              <text:p text:style-name="Table_20_Contents"><text:span text:style-name="Source_20_Text">                .rangeQuery("rating")</text:span></text:p>
            </table:table-cell>
          </table:table-row>
        </table:table>
        <table:table table:name="Tabela175" table:style-name="Tabela175">
          <table:table-column table:style-name="Tabela175.A"/>
          <table:table-column table:style-name="Tabela175.B"/>
          <table:table-row>
            <table:table-cell table:style-name="Tabela175.A1" office:value-type="string">
              <text:p text:style-name="Table_20_Contents"><text:span text:style-name="Source_20_Text">06</text:span></text:p>
            </table:table-cell>
            <table:table-cell table:style-name="Tabela175.A1" office:value-type="string">
              <text:p text:style-name="Table_20_Contents"><text:span text:style-name="Source_20_Text">                .gte(4)</text:span></text:p>
            </table:table-cell>
          </table:table-row>
        </table:table>
        <table:table table:name="Tabela176" table:style-name="Tabela176">
          <table:table-column table:style-name="Tabela176.A"/>
          <table:table-column table:style-name="Tabela176.B"/>
          <table:table-row>
            <table:table-cell table:style-name="Tabela176.A1" office:value-type="string">
              <text:p text:style-name="Table_20_Contents"><text:span text:style-name="Source_20_Text">07</text:span></text:p>
            </table:table-cell>
            <table:table-cell table:style-name="Tabela176.A1" office:value-type="string">
              <text:p text:style-name="Table_20_Contents"><text:span text:style-name="Source_20_Text">        )</text:span></text:p>
            </table:table-cell>
          </table:table-row>
        </table:table>
        <table:table table:name="Tabela177" table:style-name="Tabela177">
          <table:table-column table:style-name="Tabela177.A"/>
          <table:table-column table:style-name="Tabela177.B"/>
          <table:table-row>
            <table:table-cell table:style-name="Tabela177.A1" office:value-type="string">
              <text:p text:style-name="Table_20_Contents"><text:span text:style-name="Source_20_Text">08</text:span></text:p>
            </table:table-cell>
            <table:table-cell table:style-name="Tabela177.A1" office:value-type="string">
              <text:p text:style-name="Table_20_Contents"><text:span text:style-name="Source_20_Text">        .must(</text:span></text:p>
            </table:table-cell>
          </table:table-row>
        </table:table>
        <table:table table:name="Tabela178" table:style-name="Tabela178">
          <table:table-column table:style-name="Tabela178.A"/>
          <table:table-column table:style-name="Tabela178.B"/>
          <table:table-row>
            <table:table-cell table:style-name="Tabela178.A1" office:value-type="string">
              <text:p text:style-name="Table_20_Contents"><text:span text:style-name="Source_20_Text">09</text:span></text:p>
            </table:table-cell>
            <table:table-cell table:style-name="Tabela178.A1" office:value-type="string">
              <text:p text:style-name="Table_20_Contents"><text:span text:style-name="Source_20_Text">            QueryBuilders</text:span></text:p>
            </table:table-cell>
          </table:table-row>
        </table:table>
        <table:table table:name="Tabela179" table:style-name="Tabela179">
          <table:table-column table:style-name="Tabela179.A"/>
          <table:table-column table:style-name="Tabela179.B"/>
          <table:table-row>
            <table:table-cell table:style-name="Tabela179.A1" office:value-type="string">
              <text:p text:style-name="Table_20_Contents"><text:span text:style-name="Source_20_Text">10</text:span></text:p>
            </table:table-cell>
            <table:table-cell table:style-name="Tabela179.A1" office:value-type="string">
              <text:p text:style-name="Table_20_Contents"><text:span text:style-name="Source_20_Text">                .nestedQuery(</text:span></text:p>
            </table:table-cell>
          </table:table-row>
        </table:table>
        <table:table table:name="Tabela180" table:style-name="Tabela180">
          <table:table-column table:style-name="Tabela180.A"/>
          <table:table-column table:style-name="Tabela180.B"/>
          <table:table-row>
            <table:table-cell table:style-name="Tabela180.A1" office:value-type="string">
              <text:p text:style-name="Table_20_Contents"><text:span text:style-name="Source_20_Text">11</text:span></text:p>
            </table:table-cell>
            <table:table-cell table:style-name="Tabela180.A1" office:value-type="string">
              <text:p text:style-name="Table_20_Contents"><text:span text:style-name="Source_20_Text">                    "categories", </text:span></text:p>
            </table:table-cell>
          </table:table-row>
        </table:table>
        <table:table table:name="Tabela181" table:style-name="Tabela181">
          <table:table-column table:style-name="Tabela181.A"/>
          <table:table-column table:style-name="Tabela181.B"/>
          <table:table-row>
            <table:table-cell table:style-name="Tabela181.A1" office:value-type="string">
              <text:p text:style-name="Table_20_Contents"><text:span text:style-name="Source_20_Text">12</text:span></text:p>
            </table:table-cell>
            <table:table-cell table:style-name="Tabela181.A1" office:value-type="string">
              <text:p text:style-name="Table_20_Contents"><text:span text:style-name="Source_20_Text">                    QueryBuilders.matchQuery("categories.name", </text:span><text:soft-page-break/><text:span text:style-name="Source_20_Text">"analytics"),</text:span></text:p>
            </table:table-cell>
          </table:table-row>
        </table:table>
        <table:table table:name="Tabela182" table:style-name="Tabela182">
          <table:table-column table:style-name="Tabela182.A"/>
          <table:table-column table:style-name="Tabela182.B"/>
          <table:table-row>
            <table:table-cell table:style-name="Tabela182.A1" office:value-type="string">
              <text:p text:style-name="Table_20_Contents"><text:span text:style-name="Source_20_Text">13</text:span></text:p>
            </table:table-cell>
            <table:table-cell table:style-name="Tabela182.A1" office:value-type="string">
              <text:p text:style-name="Table_20_Contents"><text:span text:style-name="Source_20_Text">                    ScoreMode.Total</text:span></text:p>
            </table:table-cell>
          </table:table-row>
        </table:table>
        <table:table table:name="Tabela183" table:style-name="Tabela183">
          <table:table-column table:style-name="Tabela183.A"/>
          <table:table-column table:style-name="Tabela183.B"/>
          <table:table-row>
            <table:table-cell table:style-name="Tabela183.A1" office:value-type="string">
              <text:p text:style-name="Table_20_Contents"><text:span text:style-name="Source_20_Text">14</text:span></text:p>
            </table:table-cell>
            <table:table-cell table:style-name="Tabela183.A1" office:value-type="string">
              <text:p text:style-name="Table_20_Contents"><text:span text:style-name="Source_20_Text">                )</text:span></text:p>
            </table:table-cell>
          </table:table-row>
        </table:table>
        <table:table table:name="Tabela184" table:style-name="Tabela184">
          <table:table-column table:style-name="Tabela184.A"/>
          <table:table-column table:style-name="Tabela184.B"/>
          <table:table-row>
            <table:table-cell table:style-name="Tabela184.A1" office:value-type="string">
              <text:p text:style-name="Table_20_Contents"><text:span text:style-name="Source_20_Text">15</text:span></text:p>
            </table:table-cell>
            <table:table-cell table:style-name="Tabela184.A1" office:value-type="string">
              <text:p text:style-name="Table_20_Contents"><text:span text:style-name="Source_20_Text">            )</text:span></text:p>
            </table:table-cell>
          </table:table-row>
        </table:table>
        <table:table table:name="Tabela185" table:style-name="Tabela185">
          <table:table-column table:style-name="Tabela185.A"/>
          <table:table-column table:style-name="Tabela185.B"/>
          <table:table-row>
            <table:table-cell table:style-name="Tabela185.A1" office:value-type="string">
              <text:p text:style-name="Table_20_Contents"><text:span text:style-name="Source_20_Text">16</text:span></text:p>
            </table:table-cell>
            <table:table-cell table:style-name="Tabela185.A1" office:value-type="string">
              <text:p text:style-name="Table_20_Contents"><text:span text:style-name="Source_20_Text">        .must(</text:span></text:p>
            </table:table-cell>
          </table:table-row>
        </table:table>
        <table:table table:name="Tabela186" table:style-name="Tabela186">
          <table:table-column table:style-name="Tabela186.A"/>
          <table:table-column table:style-name="Tabela186.B"/>
          <table:table-row>
            <table:table-cell table:style-name="Tabela186.A1" office:value-type="string">
              <text:p text:style-name="Table_20_Contents"><text:span text:style-name="Source_20_Text">17</text:span></text:p>
            </table:table-cell>
            <table:table-cell table:style-name="Tabela186.A1" office:value-type="string">
              <text:p text:style-name="Table_20_Contents"><text:span text:style-name="Source_20_Text">            QueryBuilders</text:span></text:p>
            </table:table-cell>
          </table:table-row>
        </table:table>
        <table:table table:name="Tabela187" table:style-name="Tabela187">
          <table:table-column table:style-name="Tabela187.A"/>
          <table:table-column table:style-name="Tabela187.B"/>
          <table:table-row>
            <table:table-cell table:style-name="Tabela187.A1" office:value-type="string">
              <text:p text:style-name="Table_20_Contents"><text:span text:style-name="Source_20_Text">18</text:span></text:p>
            </table:table-cell>
            <table:table-cell table:style-name="Tabela187.A1" office:value-type="string">
              <text:p text:style-name="Table_20_Contents"><text:span text:style-name="Source_20_Text">                .hasChildQuery(</text:span></text:p>
            </table:table-cell>
          </table:table-row>
        </table:table>
        <table:table table:name="Tabela188" table:style-name="Tabela188">
          <table:table-column table:style-name="Tabela188.A"/>
          <table:table-column table:style-name="Tabela188.B"/>
          <table:table-row>
            <table:table-cell table:style-name="Tabela188.A1" office:value-type="string">
              <text:p text:style-name="Table_20_Contents"><text:span text:style-name="Source_20_Text">19</text:span></text:p>
            </table:table-cell>
            <table:table-cell table:style-name="Tabela188.A1" office:value-type="string">
              <text:p text:style-name="Table_20_Contents"><text:span text:style-name="Source_20_Text">                    "authors", </text:span></text:p>
            </table:table-cell>
          </table:table-row>
        </table:table>
        <table:table table:name="Tabela189" table:style-name="Tabela189">
          <table:table-column table:style-name="Tabela189.A"/>
          <table:table-column table:style-name="Tabela189.B"/>
          <table:table-row>
            <table:table-cell table:style-name="Tabela189.A1" office:value-type="string">
              <text:p text:style-name="Table_20_Contents"><text:span text:style-name="Source_20_Text">20</text:span></text:p>
            </table:table-cell>
            <table:table-cell table:style-name="Tabela189.A1" office:value-type="string">
              <text:p text:style-name="Table_20_Contents"><text:span text:style-name="Source_20_Text">                    QueryBuilders.termQuery("last_name", "Gormley"),</text:span></text:p>
            </table:table-cell>
          </table:table-row>
        </table:table>
        <table:table table:name="Tabela190" table:style-name="Tabela190">
          <table:table-column table:style-name="Tabela190.A"/>
          <table:table-column table:style-name="Tabela190.B"/>
          <table:table-row>
            <table:table-cell table:style-name="Tabela190.A1" office:value-type="string">
              <text:p text:style-name="Table_20_Contents"><text:span text:style-name="Source_20_Text">21</text:span></text:p>
            </table:table-cell>
            <table:table-cell table:style-name="Tabela190.A1" office:value-type="string">
              <text:p text:style-name="Table_20_Contents"><text:span text:style-name="Source_20_Text">                    ScoreMode.Total</text:span></text:p>
            </table:table-cell>
          </table:table-row>
        </table:table>
        <table:table table:name="Tabela191" table:style-name="Tabela191">
          <table:table-column table:style-name="Tabela191.A"/>
          <table:table-column table:style-name="Tabela191.B"/>
          <table:table-row>
            <table:table-cell table:style-name="Tabela191.A1" office:value-type="string">
              <text:p text:style-name="Table_20_Contents"><text:span text:style-name="Source_20_Text">22</text:span></text:p>
            </table:table-cell>
            <table:table-cell table:style-name="Tabela191.A1" office:value-type="string">
              <text:p text:style-name="Table_20_Contents"><text:span text:style-name="Source_20_Text">                )</text:span></text:p>
            </table:table-cell>
          </table:table-row>
        </table:table>
        <table:table table:name="Tabela192" table:style-name="Tabela192">
          <table:table-column table:style-name="Tabela192.A"/>
          <table:table-column table:style-name="Tabela192.B"/>
          <table:table-row>
            <table:table-cell table:style-name="Tabela192.A1" office:value-type="string">
              <text:p text:style-name="Table_20_Contents"><text:span text:style-name="Source_20_Text">23</text:span></text:p>
            </table:table-cell>
            <table:table-cell table:style-name="Tabela192.A1" office:value-type="string">
              <text:p text:style-name="Table_20_Contents"><text:span text:style-name="Source_20_Text">    );</text:span></text:p>
            </table:table-cell>
          </table:table-row>
        </table:table>
      </text:section>
      <text:p text:style-name="Text_20_body">The code looks pretty, concise and human-readable. If you are keen on using <text:a xlink:type="simple" xlink:href="https://docs.oracle.com/javase/1.5.0/docs/guide/language/static-import.html" text:style-name="Internet_20_link" text:visited-style-name="Visited_20_Internet_20_Link">static imports</text:a> feature of the Java programming language, the query is going to look even more compact.</text:p>
      <text:section text:style-name="Sect1" text:name="highlighter_173968">
        <table:table table:name="Tabela193" table:style-name="Tabela193">
          <table:table-column table:style-name="Tabela193.A"/>
          <table:table-column table:style-name="Tabela193.B"/>
          <table:table-row>
            <table:table-cell table:style-name="Tabela193.A1" office:value-type="string">
              <text:p text:style-name="Table_20_Contents"><text:span text:style-name="Source_20_Text">01</text:span></text:p>
            </table:table-cell>
            <table:table-cell table:style-name="Tabela193.A1" office:value-type="string">
              <text:p text:style-name="Table_20_Contents"><text:span text:style-name="Source_20_Text">final</text:span> <text:span text:style-name="Source_20_Text">SearchResponse response = client</text:span></text:p>
            </table:table-cell>
          </table:table-row>
        </table:table>
        <table:table table:name="Tabela194" table:style-name="Tabela194">
          <table:table-column table:style-name="Tabela194.A"/>
          <table:table-column table:style-name="Tabela194.B"/>
          <table:table-row>
            <table:table-cell table:style-name="Tabela194.A1" office:value-type="string">
              <text:p text:style-name="Table_20_Contents"><text:span text:style-name="Source_20_Text">02</text:span></text:p>
            </table:table-cell>
            <table:table-cell table:style-name="Tabela194.A1" office:value-type="string">
              <text:p text:style-name="Table_20_Contents"><text:span text:style-name="Source_20_Text">    .prepareSearch("catalog")</text:span></text:p>
            </table:table-cell>
          </table:table-row>
        </table:table>
        <table:table table:name="Tabela195" table:style-name="Tabela195">
          <table:table-column table:style-name="Tabela195.A"/>
          <table:table-column table:style-name="Tabela195.B"/>
          <table:table-row>
            <table:table-cell table:style-name="Tabela195.A1" office:value-type="string">
              <text:p text:style-name="Table_20_Contents"><text:span text:style-name="Source_20_Text">03</text:span></text:p>
            </table:table-cell>
            <table:table-cell table:style-name="Tabela195.A1" office:value-type="string">
              <text:p text:style-name="Table_20_Contents"><text:span text:style-name="Source_20_Text">    .setTypes("books")</text:span></text:p>
            </table:table-cell>
          </table:table-row>
        </table:table>
        <table:table table:name="Tabela196" table:style-name="Tabela196">
          <table:table-column table:style-name="Tabela196.A"/>
          <table:table-column table:style-name="Tabela196.B"/>
          <table:table-row>
            <table:table-cell table:style-name="Tabela196.A1" office:value-type="string">
              <text:p text:style-name="Table_20_Contents"><text:span text:style-name="Source_20_Text">04</text:span></text:p>
            </table:table-cell>
            <table:table-cell table:style-name="Tabela196.A1" office:value-type="string">
              <text:p text:style-name="Table_20_Contents"><text:span text:style-name="Source_20_Text">    .setSearchType(SearchType.DFS_QUERY_THEN_FETCH)</text:span></text:p>
            </table:table-cell>
          </table:table-row>
        </table:table>
        <table:table table:name="Tabela197" table:style-name="Tabela197">
          <table:table-column table:style-name="Tabela197.A"/>
          <table:table-column table:style-name="Tabela197.B"/>
          <table:table-row>
            <table:table-cell table:style-name="Tabela197.A1" office:value-type="string">
              <text:p text:style-name="Table_20_Contents"><text:span text:style-name="Source_20_Text">05</text:span></text:p>
            </table:table-cell>
            <table:table-cell table:style-name="Tabela197.A1" office:value-type="string">
              <text:p text:style-name="Table_20_Contents"><text:span text:style-name="Source_20_Text">    .setQuery(query)</text:span></text:p>
            </table:table-cell>
          </table:table-row>
        </table:table>
        <table:table table:name="Tabela198" table:style-name="Tabela198">
          <table:table-column table:style-name="Tabela198.A"/>
          <table:table-column table:style-name="Tabela198.B"/>
          <table:table-row>
            <table:table-cell table:style-name="Tabela198.A1" office:value-type="string">
              <text:p text:style-name="Table_20_Contents"><text:span text:style-name="Source_20_Text">06</text:span></text:p>
            </table:table-cell>
            <table:table-cell table:style-name="Tabela198.A1" office:value-type="string">
              <text:p text:style-name="Table_20_Contents"><text:span text:style-name="Source_20_Text">    .setFrom(0)</text:span></text:p>
            </table:table-cell>
          </table:table-row>
        </table:table>
        <table:table table:name="Tabela199" table:style-name="Tabela199">
          <table:table-column table:style-name="Tabela199.A"/>
          <table:table-column table:style-name="Tabela199.B"/>
          <table:table-row>
            <table:table-cell table:style-name="Tabela199.A1" office:value-type="string">
              <text:p text:style-name="Table_20_Contents"><text:span text:style-name="Source_20_Text">07</text:span></text:p>
            </table:table-cell>
            <table:table-cell table:style-name="Tabela199.A1" office:value-type="string">
              <text:p text:style-name="Table_20_Contents"><text:span text:style-name="Source_20_Text">    .setSize(10)</text:span></text:p>
            </table:table-cell>
          </table:table-row>
        </table:table>
        <table:table table:name="Tabela200" table:style-name="Tabela200">
          <table:table-column table:style-name="Tabela200.A"/>
          <table:table-column table:style-name="Tabela200.B"/>
          <table:table-row>
            <table:table-cell table:style-name="Tabela200.A1" office:value-type="string">
              <text:p text:style-name="Table_20_Contents"><text:span text:style-name="Source_20_Text">08</text:span></text:p>
            </table:table-cell>
            <table:table-cell table:style-name="Tabela200.A1" office:value-type="string">
              <text:p text:style-name="Table_20_Contents"><text:span text:style-name="Source_20_Text">    .setFetchSource(</text:span></text:p>
            </table:table-cell>
          </table:table-row>
        </table:table>
        <table:table table:name="Tabela201" table:style-name="Tabela201">
          <table:table-column table:style-name="Tabela201.A"/>
          <table:table-column table:style-name="Tabela201.B"/>
          <table:table-row>
            <table:table-cell table:style-name="Tabela201.A1" office:value-type="string">
              <text:p text:style-name="Table_20_Contents"><text:span text:style-name="Source_20_Text">09</text:span></text:p>
            </table:table-cell>
            <table:table-cell table:style-name="Tabela201.A1" office:value-type="string">
              <text:p text:style-name="Table_20_Contents"><text:span text:style-name="Source_20_Text">        new</text:span> <text:span text:style-name="Source_20_Text">String[] { "title", "publisher"</text:span> <text:span text:style-name="Source_20_Text">}, /* includes */ </text:span></text:p>
            </table:table-cell>
          </table:table-row>
        </table:table>
        <table:table table:name="Tabela202" table:style-name="Tabela202">
          <table:table-column table:style-name="Tabela202.A"/>
          <table:table-column table:style-name="Tabela202.B"/>
          <table:table-row>
            <table:table-cell table:style-name="Tabela202.A1" office:value-type="string">
              <text:p text:style-name="Table_20_Contents"><text:span text:style-name="Source_20_Text">10</text:span></text:p>
            </table:table-cell>
            <table:table-cell table:style-name="Tabela202.A1" office:value-type="string">
              <text:p text:style-name="Table_20_Contents"><text:span text:style-name="Source_20_Text">        new String[0] /* excludes */</text:span></text:p>
            </table:table-cell>
          </table:table-row>
        </table:table>
        <table:table table:name="Tabela203" table:style-name="Tabela203">
          <table:table-column table:style-name="Tabela203.A"/>
          <table:table-column table:style-name="Tabela203.B"/>
          <table:table-row>
            <table:table-cell table:style-name="Tabela203.A1" office:value-type="string">
              <text:p text:style-name="Table_20_Contents"><text:span text:style-name="Source_20_Text">11</text:span></text:p>
            </table:table-cell>
            <table:table-cell table:style-name="Tabela203.A1" office:value-type="string">
              <text:p text:style-name="Table_20_Contents"><text:span text:style-name="Source_20_Text">    )</text:span></text:p>
            </table:table-cell>
          </table:table-row>
        </table:table>
        <table:table table:name="Tabela204" table:style-name="Tabela204">
          <table:table-column table:style-name="Tabela204.A"/>
          <table:table-column table:style-name="Tabela204.B"/>
          <table:table-row>
            <table:table-cell table:style-name="Tabela204.A1" office:value-type="string">
              <text:p text:style-name="Table_20_Contents"><text:span text:style-name="Source_20_Text">12</text:span></text:p>
            </table:table-cell>
            <table:table-cell table:style-name="Tabela204.A1" office:value-type="string">
              <text:p text:style-name="Table_20_Contents"><text:span text:style-name="Source_20_Text">    .setTimeout(TimeValue.timeValueMillis(100))</text:span></text:p>
            </table:table-cell>
          </table:table-row>
        </table:table>
        <table:table table:name="Tabela205" table:style-name="Tabela205">
          <table:table-column table:style-name="Tabela205.A"/>
          <table:table-column table:style-name="Tabela205.B"/>
          <table:table-row>
            <table:table-cell table:style-name="Tabela205.A1" office:value-type="string">
              <text:p text:style-name="Table_20_Contents"><text:span text:style-name="Source_20_Text">13</text:span></text:p>
            </table:table-cell>
            <table:table-cell table:style-name="Tabela205.A1" office:value-type="string">
              <text:p text:style-name="Table_20_Contents"><text:span text:style-name="Source_20_Text">    .get(TimeValue.timeValueMillis(200));</text:span></text:p>
            </table:table-cell>
          </table:table-row>
        </table:table>
        <table:table table:name="Tabela206" table:style-name="Tabela206">
          <table:table-column table:style-name="Tabela206.A"/>
          <table:table-column table:style-name="Tabela206.B"/>
          <table:table-row>
            <table:table-cell table:style-name="Tabela206.A1" office:value-type="string">
              <text:p text:style-name="Table_20_Contents"><text:span text:style-name="Source_20_Text">14</text:span></text:p>
            </table:table-cell>
            <table:table-cell table:style-name="Tabela206.A1" office:value-type="string">
              <text:p text:style-name="Table_20_Contents"> </text:p>
            </table:table-cell>
          </table:table-row>
        </table:table>
        <table:table table:name="Tabela207" table:style-name="Tabela207">
          <table:table-column table:style-name="Tabela207.A"/>
          <table:table-column table:style-name="Tabela207.B"/>
          <table:table-row>
            <table:table-cell table:style-name="Tabela207.A1" office:value-type="string">
              <text:p text:style-name="Table_20_Contents"><text:span text:style-name="Source_20_Text">15</text:span></text:p>
            </table:table-cell>
            <table:table-cell table:style-name="Tabela207.A1" office:value-type="string">
              <text:p text:style-name="Table_20_Contents"><text:span text:style-name="Source_20_Text">assertThat(response.getHits().hits())</text:span></text:p>
            </table:table-cell>
          </table:table-row>
        </table:table>
        <table:table table:name="Tabela208" table:style-name="Tabela208">
          <table:table-column table:style-name="Tabela208.A"/>
          <table:table-column table:style-name="Tabela208.B"/>
          <table:table-row>
            <table:table-cell table:style-name="Tabela208.A1" office:value-type="string">
              <text:p text:style-name="Table_20_Contents"><text:span text:style-name="Source_20_Text">16</text:span></text:p>
            </table:table-cell>
            <table:table-cell table:style-name="Tabela208.A1" office:value-type="string">
              <text:p text:style-name="Table_20_Contents"><text:span text:style-name="Source_20_Text">    .withFailMessage("Expecting at least one book to be returned")</text:span></text:p>
            </table:table-cell>
          </table:table-row>
        </table:table>
        <table:table table:name="Tabela209" table:style-name="Tabela209">
          <table:table-column table:style-name="Tabela209.A"/>
          <table:table-column table:style-name="Tabela209.B"/>
          <table:table-row>
            <table:table-cell table:style-name="Tabela209.A1" office:value-type="string">
              <text:p text:style-name="Table_20_Contents"><text:span text:style-name="Source_20_Text">17</text:span></text:p>
            </table:table-cell>
            <table:table-cell table:style-name="Tabela209.A1" office:value-type="string">
              <text:p text:style-name="Table_20_Contents"><text:span text:style-name="Source_20_Text">    .extracting("sourceAsString", String.class)</text:span></text:p>
            </table:table-cell>
          </table:table-row>
        </table:table>
        <table:table table:name="Tabela210" table:style-name="Tabela210">
          <table:table-column table:style-name="Tabela210.A"/>
          <table:table-column table:style-name="Tabela210.B"/>
          <table:table-row>
            <table:table-cell table:style-name="Tabela210.A1" office:value-type="string">
              <text:p text:style-name="Table_20_Contents"><text:span text:style-name="Source_20_Text">18</text:span></text:p>
            </table:table-cell>
            <table:table-cell table:style-name="Tabela210.A1" office:value-type="string">
              <text:p text:style-name="Table_20_Contents"><text:span text:style-name="Source_20_Text">    .hasOnlyOneElementSatisfying(source -&gt; {</text:span></text:p>
            </table:table-cell>
          </table:table-row>
        </table:table>
        <table:table table:name="Tabela211" table:style-name="Tabela211">
          <table:table-column table:style-name="Tabela211.A"/>
          <table:table-column table:style-name="Tabela211.B"/>
          <table:table-row>
            <table:table-cell table:style-name="Tabela211.A1" office:value-type="string">
              <text:p text:style-name="Table_20_Contents"><text:span text:style-name="Source_20_Text">19</text:span></text:p>
            </table:table-cell>
            <table:table-cell table:style-name="Tabela211.A1" office:value-type="string">
              <text:p text:style-name="Table_20_Contents"><text:span text:style-name="Source_20_Text">        assertThat(source).contains("Elasticsearch: The Definitive Guide.");</text:span></text:p>
            </table:table-cell>
          </table:table-row>
        </table:table>
        <table:table table:name="Tabela212" table:style-name="Tabela212">
          <table:table-column table:style-name="Tabela212.A"/>
          <table:table-column table:style-name="Tabela212.B"/>
          <table:table-row>
            <table:table-cell table:style-name="Tabela212.A1" office:value-type="string">
              <text:p text:style-name="Table_20_Contents"><text:span text:style-name="Source_20_Text">20</text:span></text:p>
            </table:table-cell>
            <table:table-cell table:style-name="Tabela212.A1" office:value-type="string">
              <text:p text:style-name="Table_20_Contents"><text:span text:style-name="Source_20_Text">    });</text:span></text:p>
            </table:table-cell>
          </table:table-row>
        </table:table>
      </text:section>
      <text:p text:style-name="Text_20_body">To keep both versions of the query identical, we also hinted the search request through <text:span text:style-name="Source_20_Text">setFetchSource</text:span> method that we are interested only in returning title and publisher properties of the document source.</text:p>
      <text:p text:style-name="Text_20_body">The curious readers might be wondering how to use aggregations along with the search requests. This is excellent topic to cover so let us talk about that for a moment. Along with <text:a xlink:type="simple" xlink:href="https://www.elastic.co/guide/en/elasticsearch/reference/current/query-dsl.html" text:style-name="Internet_20_link" text:visited-style-name="Visited_20_Internet_20_Link">Query DSL</text:a>, <text:a xlink:type="simple" xlink:href="https://www.elastic.co/products/elasticsearch" text:style-name="Internet_20_link" text:visited-style-name="Visited_20_Internet_20_Link">Elasticsearch</text:a> Java API also supplies <text:a xlink:type="simple" xlink:href="https://www.elastic.co/guide/en/elasticsearch/client/java-api/current/java-aggs.html" text:style-name="Internet_20_link" text:visited-style-name="Visited_20_Internet_20_Link">aggregations DSL</text:a>, revolving around <text:soft-page-break/><text:span text:style-name="Source_20_Text">AggregationBuilders</text:span> and <text:span text:style-name="Source_20_Text">AggregationBuilder</text:span> classes. For example, this is how we could build the bucketed aggregation by <text:span text:style-name="Source_20_Text">publisher</text:span> property.</text:p>
      <text:section text:style-name="Sect1" text:name="highlighter_123162">
        <table:table table:name="Tabela213" table:style-name="Tabela213">
          <table:table-column table:style-name="Tabela213.A"/>
          <table:table-column table:style-name="Tabela213.B"/>
          <table:table-row>
            <table:table-cell table:style-name="Tabela213.A1" office:value-type="string">
              <text:p text:style-name="Table_20_Contents"><text:span text:style-name="Source_20_Text">1</text:span></text:p>
            </table:table-cell>
            <table:table-cell table:style-name="Tabela213.A1" office:value-type="string">
              <text:p text:style-name="Table_20_Contents"><text:span text:style-name="Source_20_Text">final</text:span> <text:span text:style-name="Source_20_Text">AggregationBuilder aggregation = AggregationBuilders</text:span></text:p>
            </table:table-cell>
          </table:table-row>
        </table:table>
        <table:table table:name="Tabela214" table:style-name="Tabela214">
          <table:table-column table:style-name="Tabela214.A"/>
          <table:table-column table:style-name="Tabela214.B"/>
          <table:table-row>
            <table:table-cell table:style-name="Tabela214.A1" office:value-type="string">
              <text:p text:style-name="Table_20_Contents"><text:span text:style-name="Source_20_Text">2</text:span></text:p>
            </table:table-cell>
            <table:table-cell table:style-name="Tabela214.A1" office:value-type="string">
              <text:p text:style-name="Table_20_Contents"><text:span text:style-name="Source_20_Text">    .terms("publishers")</text:span></text:p>
            </table:table-cell>
          </table:table-row>
        </table:table>
        <table:table table:name="Tabela215" table:style-name="Tabela215">
          <table:table-column table:style-name="Tabela215.A"/>
          <table:table-column table:style-name="Tabela215.B"/>
          <table:table-row>
            <table:table-cell table:style-name="Tabela215.A1" office:value-type="string">
              <text:p text:style-name="Table_20_Contents"><text:span text:style-name="Source_20_Text">3</text:span></text:p>
            </table:table-cell>
            <table:table-cell table:style-name="Tabela215.A1" office:value-type="string">
              <text:p text:style-name="Table_20_Contents"><text:span text:style-name="Source_20_Text">    .field("publisher")</text:span></text:p>
            </table:table-cell>
          </table:table-row>
        </table:table>
        <table:table table:name="Tabela216" table:style-name="Tabela216">
          <table:table-column table:style-name="Tabela216.A"/>
          <table:table-column table:style-name="Tabela216.B"/>
          <table:table-row>
            <table:table-cell table:style-name="Tabela216.A1" office:value-type="string">
              <text:p text:style-name="Table_20_Contents"><text:span text:style-name="Source_20_Text">4</text:span></text:p>
            </table:table-cell>
            <table:table-cell table:style-name="Tabela216.A1" office:value-type="string">
              <text:p text:style-name="Table_20_Contents"><text:span text:style-name="Source_20_Text">    .size(10);</text:span></text:p>
            </table:table-cell>
          </table:table-row>
        </table:table>
      </text:section>
      <text:p text:style-name="Text_20_body">Having the aggregations defined, we could inject them into search request using <text:span text:style-name="Source_20_Text">addAggregation</text:span> method call as is shown in the code snippet below:</text:p>
      <text:section text:style-name="Sect1" text:name="highlighter_19165">
        <table:table table:name="Tabela217" table:style-name="Tabela217">
          <table:table-column table:style-name="Tabela217.A"/>
          <table:table-column table:style-name="Tabela217.B"/>
          <table:table-row>
            <table:table-cell table:style-name="Tabela217.A1" office:value-type="string">
              <text:p text:style-name="Table_20_Contents"><text:span text:style-name="Source_20_Text">01</text:span></text:p>
            </table:table-cell>
            <table:table-cell table:style-name="Tabela217.A1" office:value-type="string">
              <text:p text:style-name="Table_20_Contents"><text:span text:style-name="Source_20_Text">final</text:span> <text:span text:style-name="Source_20_Text">SearchResponse response = client</text:span></text:p>
            </table:table-cell>
          </table:table-row>
        </table:table>
        <table:table table:name="Tabela218" table:style-name="Tabela218">
          <table:table-column table:style-name="Tabela218.A"/>
          <table:table-column table:style-name="Tabela218.B"/>
          <table:table-row>
            <table:table-cell table:style-name="Tabela218.A1" office:value-type="string">
              <text:p text:style-name="Table_20_Contents"><text:span text:style-name="Source_20_Text">02</text:span></text:p>
            </table:table-cell>
            <table:table-cell table:style-name="Tabela218.A1" office:value-type="string">
              <text:p text:style-name="Table_20_Contents"><text:span text:style-name="Source_20_Text">    .prepareSearch("catalog")</text:span></text:p>
            </table:table-cell>
          </table:table-row>
        </table:table>
        <table:table table:name="Tabela219" table:style-name="Tabela219">
          <table:table-column table:style-name="Tabela219.A"/>
          <table:table-column table:style-name="Tabela219.B"/>
          <table:table-row>
            <table:table-cell table:style-name="Tabela219.A1" office:value-type="string">
              <text:p text:style-name="Table_20_Contents"><text:span text:style-name="Source_20_Text">03</text:span></text:p>
            </table:table-cell>
            <table:table-cell table:style-name="Tabela219.A1" office:value-type="string">
              <text:p text:style-name="Table_20_Contents"><text:span text:style-name="Source_20_Text">    .setTypes("books")</text:span></text:p>
            </table:table-cell>
          </table:table-row>
        </table:table>
        <table:table table:name="Tabela220" table:style-name="Tabela220">
          <table:table-column table:style-name="Tabela220.A"/>
          <table:table-column table:style-name="Tabela220.B"/>
          <table:table-row>
            <table:table-cell table:style-name="Tabela220.A1" office:value-type="string">
              <text:p text:style-name="Table_20_Contents"><text:span text:style-name="Source_20_Text">04</text:span></text:p>
            </table:table-cell>
            <table:table-cell table:style-name="Tabela220.A1" office:value-type="string">
              <text:p text:style-name="Table_20_Contents"><text:span text:style-name="Source_20_Text">    .setSearchType(SearchType.DFS_QUERY_THEN_FETCH)</text:span></text:p>
            </table:table-cell>
          </table:table-row>
        </table:table>
        <table:table table:name="Tabela221" table:style-name="Tabela221">
          <table:table-column table:style-name="Tabela221.A"/>
          <table:table-column table:style-name="Tabela221.B"/>
          <table:table-row>
            <table:table-cell table:style-name="Tabela221.A1" office:value-type="string">
              <text:p text:style-name="Table_20_Contents"><text:span text:style-name="Source_20_Text">05</text:span></text:p>
            </table:table-cell>
            <table:table-cell table:style-name="Tabela221.A1" office:value-type="string">
              <text:p text:style-name="Table_20_Contents"><text:span text:style-name="Source_20_Text">    .setQuery(QueryBuilders.matchAllQuery())</text:span></text:p>
            </table:table-cell>
          </table:table-row>
        </table:table>
        <table:table table:name="Tabela222" table:style-name="Tabela222">
          <table:table-column table:style-name="Tabela222.A"/>
          <table:table-column table:style-name="Tabela222.B"/>
          <table:table-row>
            <table:table-cell table:style-name="Tabela222.A1" office:value-type="string">
              <text:p text:style-name="Table_20_Contents"><text:span text:style-name="Source_20_Text">06</text:span></text:p>
            </table:table-cell>
            <table:table-cell table:style-name="Tabela222.A1" office:value-type="string">
              <text:p text:style-name="Table_20_Contents"><text:span text:style-name="Source_20_Text">    .addAggregation(aggregation)</text:span></text:p>
            </table:table-cell>
          </table:table-row>
        </table:table>
        <table:table table:name="Tabela223" table:style-name="Tabela223">
          <table:table-column table:style-name="Tabela223.A"/>
          <table:table-column table:style-name="Tabela223.B"/>
          <table:table-row>
            <table:table-cell table:style-name="Tabela223.A1" office:value-type="string">
              <text:p text:style-name="Table_20_Contents"><text:span text:style-name="Source_20_Text">07</text:span></text:p>
            </table:table-cell>
            <table:table-cell table:style-name="Tabela223.A1" office:value-type="string">
              <text:p text:style-name="Table_20_Contents"><text:span text:style-name="Source_20_Text">    .setFrom(0)</text:span></text:p>
            </table:table-cell>
          </table:table-row>
        </table:table>
        <table:table table:name="Tabela224" table:style-name="Tabela224">
          <table:table-column table:style-name="Tabela224.A"/>
          <table:table-column table:style-name="Tabela224.B"/>
          <table:table-row>
            <table:table-cell table:style-name="Tabela224.A1" office:value-type="string">
              <text:p text:style-name="Table_20_Contents"><text:span text:style-name="Source_20_Text">08</text:span></text:p>
            </table:table-cell>
            <table:table-cell table:style-name="Tabela224.A1" office:value-type="string">
              <text:p text:style-name="Table_20_Contents"><text:span text:style-name="Source_20_Text">    .setSize(10)</text:span></text:p>
            </table:table-cell>
          </table:table-row>
        </table:table>
        <table:table table:name="Tabela225" table:style-name="Tabela225">
          <table:table-column table:style-name="Tabela225.A"/>
          <table:table-column table:style-name="Tabela225.B"/>
          <table:table-row>
            <table:table-cell table:style-name="Tabela225.A1" office:value-type="string">
              <text:p text:style-name="Table_20_Contents"><text:span text:style-name="Source_20_Text">09</text:span></text:p>
            </table:table-cell>
            <table:table-cell table:style-name="Tabela225.A1" office:value-type="string">
              <text:p text:style-name="Table_20_Contents"><text:span text:style-name="Source_20_Text">    .setTimeout(TimeValue.timeValueMillis(100))</text:span></text:p>
            </table:table-cell>
          </table:table-row>
        </table:table>
        <table:table table:name="Tabela226" table:style-name="Tabela226">
          <table:table-column table:style-name="Tabela226.A"/>
          <table:table-column table:style-name="Tabela226.B"/>
          <table:table-row>
            <table:table-cell table:style-name="Tabela226.A1" office:value-type="string">
              <text:p text:style-name="Table_20_Contents"><text:span text:style-name="Source_20_Text">10</text:span></text:p>
            </table:table-cell>
            <table:table-cell table:style-name="Tabela226.A1" office:value-type="string">
              <text:p text:style-name="Table_20_Contents"><text:span text:style-name="Source_20_Text">    .get(TimeValue.timeValueMillis(200));</text:span></text:p>
            </table:table-cell>
          </table:table-row>
        </table:table>
        <table:table table:name="Tabela227" table:style-name="Tabela227">
          <table:table-column table:style-name="Tabela227.A"/>
          <table:table-column table:style-name="Tabela227.B"/>
          <table:table-row>
            <table:table-cell table:style-name="Tabela227.A1" office:value-type="string">
              <text:p text:style-name="Table_20_Contents"><text:span text:style-name="Source_20_Text">11</text:span></text:p>
            </table:table-cell>
            <table:table-cell table:style-name="Tabela227.A1" office:value-type="string">
              <text:p text:style-name="Table_20_Contents"> </text:p>
            </table:table-cell>
          </table:table-row>
        </table:table>
        <table:table table:name="Tabela228" table:style-name="Tabela228">
          <table:table-column table:style-name="Tabela228.A"/>
          <table:table-column table:style-name="Tabela228.B"/>
          <table:table-row>
            <table:table-cell table:style-name="Tabela228.A1" office:value-type="string">
              <text:p text:style-name="Table_20_Contents"><text:span text:style-name="Source_20_Text">12</text:span></text:p>
            </table:table-cell>
            <table:table-cell table:style-name="Tabela228.A1" office:value-type="string">
              <text:p text:style-name="Table_20_Contents"><text:span text:style-name="Source_20_Text">final</text:span> <text:span text:style-name="Source_20_Text">StringTerms publishers = response.getAggregations().get("publishers");</text:span></text:p>
            </table:table-cell>
          </table:table-row>
        </table:table>
        <table:table table:name="Tabela229" table:style-name="Tabela229">
          <table:table-column table:style-name="Tabela229.A"/>
          <table:table-column table:style-name="Tabela229.B"/>
          <table:table-row>
            <table:table-cell table:style-name="Tabela229.A1" office:value-type="string">
              <text:p text:style-name="Table_20_Contents"><text:span text:style-name="Source_20_Text">13</text:span></text:p>
            </table:table-cell>
            <table:table-cell table:style-name="Tabela229.A1" office:value-type="string">
              <text:p text:style-name="Table_20_Contents"><text:span text:style-name="Source_20_Text">assertThat(publishers.getBuckets())</text:span></text:p>
            </table:table-cell>
          </table:table-row>
        </table:table>
        <table:table table:name="Tabela230" table:style-name="Tabela230">
          <table:table-column table:style-name="Tabela230.A"/>
          <table:table-column table:style-name="Tabela230.B"/>
          <table:table-row>
            <table:table-cell table:style-name="Tabela230.A1" office:value-type="string">
              <text:p text:style-name="Table_20_Contents"><text:span text:style-name="Source_20_Text">14</text:span></text:p>
            </table:table-cell>
            <table:table-cell table:style-name="Tabela230.A1" office:value-type="string">
              <text:p text:style-name="Table_20_Contents"><text:span text:style-name="Source_20_Text">    .extracting("keyAsString", String.class)</text:span></text:p>
            </table:table-cell>
          </table:table-row>
        </table:table>
        <table:table table:name="Tabela231" table:style-name="Tabela231">
          <table:table-column table:style-name="Tabela231.A"/>
          <table:table-column table:style-name="Tabela231.B"/>
          <table:table-row>
            <table:table-cell table:style-name="Tabela231.A1" office:value-type="string">
              <text:p text:style-name="Table_20_Contents"><text:span text:style-name="Source_20_Text">15</text:span></text:p>
            </table:table-cell>
            <table:table-cell table:style-name="Tabela231.A1" office:value-type="string">
              <text:p text:style-name="Table_20_Contents"><text:span text:style-name="Source_20_Text">    .contains("O'Reilly");</text:span></text:p>
            </table:table-cell>
          </table:table-row>
        </table:table>
      </text:section>
      <text:p text:style-name="Text_20_body">The results of the aggregations are available in the response and could be retrieved by referencing the aggregation name, for example <text:span text:style-name="Source_20_Text">publishers</text:span> in our case. However be cautious and carefully use the proper aggregation types in order to not get surprises in a form of <text:a xlink:type="simple" xlink:href="https://docs.oracle.com/javase/7/docs/api/java/lang/ClassCastException.html" text:style-name="Internet_20_link" text:visited-style-name="Visited_20_Internet_20_Link">ClassCastException</text:a>. Because our publishers aggregation has been defined to group terms into buckets, we are safe by casting the one from the response to <text:span text:style-name="Source_20_Text">StringTerms </text:span>class instance.</text:p>
      <text:h text:style-name="Heading_20_2" text:outline-level="2"><text:bookmark text:name="rest"/>3. Using Java Rest Client</text:h>
      <text:p text:style-name="Text_20_body">One of the drawbacks related to the usage of the <text:a xlink:type="simple" xlink:href="https://www.elastic.co/products/elasticsearch" text:style-name="Internet_20_link" text:visited-style-name="Visited_20_Internet_20_Link">Elasticsearch</text:a> <text:a xlink:type="simple" xlink:href="https://www.elastic.co/guide/en/elasticsearch/client/java-api/current/index.html" text:style-name="Internet_20_link" text:visited-style-name="Visited_20_Internet_20_Link">Java client API</text:a> is the requirement to be binary compatible with the version of <text:a xlink:type="simple" xlink:href="https://www.elastic.co/products/elasticsearch" text:style-name="Internet_20_link" text:visited-style-name="Visited_20_Internet_20_Link">Elasticsearch</text:a> (either standalone or cluster) you are running.</text:p>
      <text:p text:style-name="Text_20_body">Fortunately, since the first release of <text:span text:style-name="Source_20_Text">5.0.0</text:span> branch, <text:a xlink:type="simple" xlink:href="https://www.elastic.co/products/elasticsearch" text:style-name="Internet_20_link" text:visited-style-name="Visited_20_Internet_20_Link">Elasticsearch</text:a> brings another option on the table: <text:a xlink:type="simple" xlink:href="https://www.elastic.co/guide/en/elasticsearch/client/java-rest/current/index.html" text:style-name="Internet_20_link" text:visited-style-name="Visited_20_Internet_20_Link">Java REST client</text:a>. It uses <text:a xlink:type="simple" xlink:href="https://en.wikipedia.org/wiki/Hypertext_Transfer_Protocol" text:style-name="Internet_20_link" text:visited-style-name="Visited_20_Internet_20_Link">HTTP</text:a> protocol to talk to <text:a xlink:type="simple" xlink:href="https://www.elastic.co/products/elasticsearch" text:style-name="Internet_20_link" text:visited-style-name="Visited_20_Internet_20_Link">Elasticsearch</text:a>  by invoking its <text:a xlink:type="simple" xlink:href="https://en.wikipedia.org/wiki/Representational_state_transfer" text:style-name="Internet_20_link" text:visited-style-name="Visited_20_Internet_20_Link">RESTful API</text:a> endpoints and is oblivious to the version of <text:a xlink:type="simple" xlink:href="https://www.elastic.co/products/elasticsearch" text:style-name="Internet_20_link" text:visited-style-name="Visited_20_Internet_20_Link">Elasticsearch</text:a> (literally, it is compatible with all <text:a xlink:type="simple" xlink:href="https://www.elastic.co/products/elasticsearch" text:style-name="Internet_20_link" text:visited-style-name="Visited_20_Internet_20_Link">Elasticsearch</text:a> versions).</text:p>
      <text:p text:style-name="Text_20_body">It should be noted though that <text:a xlink:type="simple" xlink:href="https://www.elastic.co/guide/en/elasticsearch/client/java-rest/current/index.html" text:style-name="Internet_20_link" text:visited-style-name="Visited_20_Internet_20_Link">Java REST client</text:a> is pretty low level and is not as convenient to use as <text:a xlink:type="simple" xlink:href="https://www.elastic.co/guide/en/elasticsearch/client/java-api/current/index.html" text:style-name="Internet_20_link" text:visited-style-name="Visited_20_Internet_20_Link">Java client API</text:a>, far from that in fact. However, there are quite a few reasons why one may prefer to use <text:a xlink:type="simple" xlink:href="https://www.elastic.co/guide/en/elasticsearch/client/java-rest/current/index.html" text:style-name="Internet_20_link" text:visited-style-name="Visited_20_Internet_20_Link">Java REST client</text:a> over <text:a xlink:type="simple" xlink:href="https://www.elastic.co/guide/en/elasticsearch/client/java-api/current/index.html" text:style-name="Internet_20_link" text:visited-style-name="Visited_20_Internet_20_Link">Java client API</text:a> to communicate with <text:a xlink:type="simple" xlink:href="https://www.elastic.co/products/elasticsearch" text:style-name="Internet_20_link" text:visited-style-name="Visited_20_Internet_20_Link">Elasticsearch</text:a> so it is worth its own <text:soft-page-break/>discussion. To start off, let us include the respective dependency into our <text:a xlink:type="simple" xlink:href="https://maven.apache.org/" text:style-name="Internet_20_link" text:visited-style-name="Visited_20_Internet_20_Link">Apache Maven</text:a> <text:span text:style-name="Source_20_Text">pom.xml</text:span> file.</text:p>
      <text:section text:style-name="Sect1" text:name="highlighter_215203">
        <table:table table:name="Tabela232" table:style-name="Tabela232">
          <table:table-column table:style-name="Tabela232.A"/>
          <table:table-column table:style-name="Tabela232.B"/>
          <table:table-row>
            <table:table-cell table:style-name="Tabela232.A1" office:value-type="string">
              <text:p text:style-name="Table_20_Contents"><text:span text:style-name="Source_20_Text">1</text:span></text:p>
            </table:table-cell>
            <table:table-cell table:style-name="Tabela232.A1" office:value-type="string">
              <text:p text:style-name="Table_20_Contents"><text:span text:style-name="Source_20_Text">&lt;dependency&gt;</text:span></text:p>
            </table:table-cell>
          </table:table-row>
        </table:table>
        <table:table table:name="Tabela233" table:style-name="Tabela233">
          <table:table-column table:style-name="Tabela233.A"/>
          <table:table-column table:style-name="Tabela233.B"/>
          <table:table-row>
            <table:table-cell table:style-name="Tabela233.A1" office:value-type="string">
              <text:p text:style-name="Table_20_Contents"><text:span text:style-name="Source_20_Text">2</text:span></text:p>
            </table:table-cell>
            <table:table-cell table:style-name="Tabela233.A1" office:value-type="string">
              <text:p text:style-name="Table_20_Contents"><text:span text:style-name="Source_20_Text">    &lt;groupId&gt;org.elasticsearch.client&lt;/groupId&gt;</text:span></text:p>
            </table:table-cell>
          </table:table-row>
        </table:table>
        <table:table table:name="Tabela234" table:style-name="Tabela234">
          <table:table-column table:style-name="Tabela234.A"/>
          <table:table-column table:style-name="Tabela234.B"/>
          <table:table-row>
            <table:table-cell table:style-name="Tabela234.A1" office:value-type="string">
              <text:p text:style-name="Table_20_Contents"><text:span text:style-name="Source_20_Text">3</text:span></text:p>
            </table:table-cell>
            <table:table-cell table:style-name="Tabela234.A1" office:value-type="string">
              <text:p text:style-name="Table_20_Contents"><text:span text:style-name="Source_20_Text">    &lt;artifactId&gt;rest&lt;/artifactId&gt;</text:span></text:p>
            </table:table-cell>
          </table:table-row>
        </table:table>
        <table:table table:name="Tabela235" table:style-name="Tabela235">
          <table:table-column table:style-name="Tabela235.A"/>
          <table:table-column table:style-name="Tabela235.B"/>
          <table:table-row>
            <table:table-cell table:style-name="Tabela235.A1" office:value-type="string">
              <text:p text:style-name="Table_20_Contents"><text:span text:style-name="Source_20_Text">4</text:span></text:p>
            </table:table-cell>
            <table:table-cell table:style-name="Tabela235.A1" office:value-type="string">
              <text:p text:style-name="Table_20_Contents"><text:span text:style-name="Source_20_Text">    &lt;version&gt;5.2.0&lt;/version&gt;</text:span></text:p>
            </table:table-cell>
          </table:table-row>
        </table:table>
        <table:table table:name="Tabela236" table:style-name="Tabela236">
          <table:table-column table:style-name="Tabela236.A"/>
          <table:table-column table:style-name="Tabela236.B"/>
          <table:table-row>
            <table:table-cell table:style-name="Tabela236.A1" office:value-type="string">
              <text:p text:style-name="Table_20_Contents"><text:span text:style-name="Source_20_Text">5</text:span></text:p>
            </table:table-cell>
            <table:table-cell table:style-name="Tabela236.A1" office:value-type="string">
              <text:p text:style-name="Table_20_Contents"><text:span text:style-name="Source_20_Text">&lt;/dependency&gt;</text:span></text:p>
            </table:table-cell>
          </table:table-row>
        </table:table>
      </text:section>
      <text:p text:style-name="Text_20_body">From the configuration perspective we only need to construct the instance of <text:span text:style-name="Source_20_Text">RestClient</text:span> by calling <text:span text:style-name="Source_20_Text">RestClient.builder</text:span> method.</text:p>
      <text:section text:style-name="Sect1" text:name="highlighter_294231">
        <table:table table:name="Tabela237" table:style-name="Tabela237">
          <table:table-column table:style-name="Tabela237.A"/>
          <table:table-column table:style-name="Tabela237.B"/>
          <table:table-row>
            <table:table-cell table:style-name="Tabela237.A1" office:value-type="string">
              <text:p text:style-name="Table_20_Contents"><text:span text:style-name="Source_20_Text">01</text:span></text:p>
            </table:table-cell>
            <table:table-cell table:style-name="Tabela237.A1" office:value-type="string">
              <text:p text:style-name="Table_20_Contents"><text:span text:style-name="Source_20_Text">@Configuration</text:span></text:p>
            </table:table-cell>
          </table:table-row>
        </table:table>
        <table:table table:name="Tabela238" table:style-name="Tabela238">
          <table:table-column table:style-name="Tabela238.A"/>
          <table:table-column table:style-name="Tabela238.B"/>
          <table:table-row>
            <table:table-cell table:style-name="Tabela238.A1" office:value-type="string">
              <text:p text:style-name="Table_20_Contents"><text:span text:style-name="Source_20_Text">02</text:span></text:p>
            </table:table-cell>
            <table:table-cell table:style-name="Tabela238.A1" office:value-type="string">
              <text:p text:style-name="Table_20_Contents"><text:span text:style-name="Source_20_Text">public</text:span> <text:span text:style-name="Source_20_Text">class</text:span> <text:span text:style-name="Source_20_Text">ElasticsearchClientConfiguration {</text:span></text:p>
            </table:table-cell>
          </table:table-row>
        </table:table>
        <table:table table:name="Tabela239" table:style-name="Tabela239">
          <table:table-column table:style-name="Tabela239.A"/>
          <table:table-column table:style-name="Tabela239.B"/>
          <table:table-row>
            <table:table-cell table:style-name="Tabela239.A1" office:value-type="string">
              <text:p text:style-name="Table_20_Contents"><text:span text:style-name="Source_20_Text">03</text:span></text:p>
            </table:table-cell>
            <table:table-cell table:style-name="Tabela239.A1" office:value-type="string">
              <text:p text:style-name="Table_20_Contents"><text:span text:style-name="Source_20_Text">    @Bean(destroyMethod = "close")</text:span></text:p>
            </table:table-cell>
          </table:table-row>
        </table:table>
        <table:table table:name="Tabela240" table:style-name="Tabela240">
          <table:table-column table:style-name="Tabela240.A"/>
          <table:table-column table:style-name="Tabela240.B"/>
          <table:table-row>
            <table:table-cell table:style-name="Tabela240.A1" office:value-type="string">
              <text:p text:style-name="Table_20_Contents"><text:span text:style-name="Source_20_Text">04</text:span></text:p>
            </table:table-cell>
            <table:table-cell table:style-name="Tabela240.A1" office:value-type="string">
              <text:p text:style-name="Table_20_Contents"><text:span text:style-name="Source_20_Text">    RestClient transportClient() {</text:span></text:p>
            </table:table-cell>
          </table:table-row>
        </table:table>
        <table:table table:name="Tabela241" table:style-name="Tabela241">
          <table:table-column table:style-name="Tabela241.A"/>
          <table:table-column table:style-name="Tabela241.B"/>
          <table:table-row>
            <table:table-cell table:style-name="Tabela241.A1" office:value-type="string">
              <text:p text:style-name="Table_20_Contents"><text:span text:style-name="Source_20_Text">05</text:span></text:p>
            </table:table-cell>
            <table:table-cell table:style-name="Tabela241.A1" office:value-type="string">
              <text:p text:style-name="Table_20_Contents"><text:span text:style-name="Source_20_Text">        return</text:span> <text:span text:style-name="Source_20_Text">RestClient</text:span></text:p>
            </table:table-cell>
          </table:table-row>
        </table:table>
        <table:table table:name="Tabela242" table:style-name="Tabela242">
          <table:table-column table:style-name="Tabela242.A"/>
          <table:table-column table:style-name="Tabela242.B"/>
          <table:table-row>
            <table:table-cell table:style-name="Tabela242.A1" office:value-type="string">
              <text:p text:style-name="Table_20_Contents"><text:span text:style-name="Source_20_Text">06</text:span></text:p>
            </table:table-cell>
            <table:table-cell table:style-name="Tabela242.A1" office:value-type="string">
              <text:p text:style-name="Table_20_Contents"><text:span text:style-name="Source_20_Text">            .builder(new</text:span> <text:span text:style-name="Source_20_Text">HttpHost("localhost", 9200))</text:span></text:p>
            </table:table-cell>
          </table:table-row>
        </table:table>
        <table:table table:name="Tabela243" table:style-name="Tabela243">
          <table:table-column table:style-name="Tabela243.A"/>
          <table:table-column table:style-name="Tabela243.B"/>
          <table:table-row>
            <table:table-cell table:style-name="Tabela243.A1" office:value-type="string">
              <text:p text:style-name="Table_20_Contents"><text:span text:style-name="Source_20_Text">07</text:span></text:p>
            </table:table-cell>
            <table:table-cell table:style-name="Tabela243.A1" office:value-type="string">
              <text:p text:style-name="Table_20_Contents"><text:span text:style-name="Source_20_Text">            .setRequestConfigCallback(new</text:span> <text:span text:style-name="Source_20_Text">RequestConfigCallback() {</text:span></text:p>
            </table:table-cell>
          </table:table-row>
        </table:table>
        <table:table table:name="Tabela244" table:style-name="Tabela244">
          <table:table-column table:style-name="Tabela244.A"/>
          <table:table-column table:style-name="Tabela244.B"/>
          <table:table-row>
            <table:table-cell table:style-name="Tabela244.A1" office:value-type="string">
              <text:p text:style-name="Table_20_Contents"><text:span text:style-name="Source_20_Text">08</text:span></text:p>
            </table:table-cell>
            <table:table-cell table:style-name="Tabela244.A1" office:value-type="string">
              <text:p text:style-name="Table_20_Contents"><text:span text:style-name="Source_20_Text">                  @Override</text:span></text:p>
            </table:table-cell>
          </table:table-row>
        </table:table>
        <table:table table:name="Tabela245" table:style-name="Tabela245">
          <table:table-column table:style-name="Tabela245.A"/>
          <table:table-column table:style-name="Tabela245.B"/>
          <table:table-row>
            <table:table-cell table:style-name="Tabela245.A1" office:value-type="string">
              <text:p text:style-name="Table_20_Contents"><text:span text:style-name="Source_20_Text">09</text:span></text:p>
            </table:table-cell>
            <table:table-cell table:style-name="Tabela245.A1" office:value-type="string">
              <text:p text:style-name="Table_20_Contents"><text:span text:style-name="Source_20_Text">                  public</text:span> <text:span text:style-name="Source_20_Text">Builder customizeRequestConfig(Builder builder) {</text:span></text:p>
            </table:table-cell>
          </table:table-row>
        </table:table>
        <table:table table:name="Tabela246" table:style-name="Tabela246">
          <table:table-column table:style-name="Tabela246.A"/>
          <table:table-column table:style-name="Tabela246.B"/>
          <table:table-row>
            <table:table-cell table:style-name="Tabela246.A1" office:value-type="string">
              <text:p text:style-name="Table_20_Contents"><text:span text:style-name="Source_20_Text">10</text:span></text:p>
            </table:table-cell>
            <table:table-cell table:style-name="Tabela246.A1" office:value-type="string">
              <text:p text:style-name="Table_20_Contents"><text:span text:style-name="Source_20_Text">                      return</text:span> <text:span text:style-name="Source_20_Text">builder</text:span></text:p>
            </table:table-cell>
          </table:table-row>
        </table:table>
        <table:table table:name="Tabela247" table:style-name="Tabela247">
          <table:table-column table:style-name="Tabela247.A"/>
          <table:table-column table:style-name="Tabela247.B"/>
          <table:table-row>
            <table:table-cell table:style-name="Tabela247.A1" office:value-type="string">
              <text:p text:style-name="Table_20_Contents"><text:span text:style-name="Source_20_Text">11</text:span></text:p>
            </table:table-cell>
            <table:table-cell table:style-name="Tabela247.A1" office:value-type="string">
              <text:p text:style-name="Table_20_Contents"><text:span text:style-name="Source_20_Text">                          .setConnectTimeout(1000)</text:span></text:p>
            </table:table-cell>
          </table:table-row>
        </table:table>
        <table:table table:name="Tabela248" table:style-name="Tabela248">
          <table:table-column table:style-name="Tabela248.A"/>
          <table:table-column table:style-name="Tabela248.B"/>
          <table:table-row>
            <table:table-cell table:style-name="Tabela248.A1" office:value-type="string">
              <text:p text:style-name="Table_20_Contents"><text:span text:style-name="Source_20_Text">12</text:span></text:p>
            </table:table-cell>
            <table:table-cell table:style-name="Tabela248.A1" office:value-type="string">
              <text:p text:style-name="Table_20_Contents"><text:span text:style-name="Source_20_Text">                          .setSocketTimeout(5000);</text:span></text:p>
            </table:table-cell>
          </table:table-row>
        </table:table>
        <table:table table:name="Tabela249" table:style-name="Tabela249">
          <table:table-column table:style-name="Tabela249.A"/>
          <table:table-column table:style-name="Tabela249.B"/>
          <table:table-row>
            <table:table-cell table:style-name="Tabela249.A1" office:value-type="string">
              <text:p text:style-name="Table_20_Contents"><text:span text:style-name="Source_20_Text">13</text:span></text:p>
            </table:table-cell>
            <table:table-cell table:style-name="Tabela249.A1" office:value-type="string">
              <text:p text:style-name="Table_20_Contents"><text:span text:style-name="Source_20_Text">                  }</text:span></text:p>
            </table:table-cell>
          </table:table-row>
        </table:table>
        <table:table table:name="Tabela250" table:style-name="Tabela250">
          <table:table-column table:style-name="Tabela250.A"/>
          <table:table-column table:style-name="Tabela250.B"/>
          <table:table-row>
            <table:table-cell table:style-name="Tabela250.A1" office:value-type="string">
              <text:p text:style-name="Table_20_Contents"><text:span text:style-name="Source_20_Text">14</text:span></text:p>
            </table:table-cell>
            <table:table-cell table:style-name="Tabela250.A1" office:value-type="string">
              <text:p text:style-name="Table_20_Contents"><text:span text:style-name="Source_20_Text">            })</text:span></text:p>
            </table:table-cell>
          </table:table-row>
        </table:table>
        <table:table table:name="Tabela251" table:style-name="Tabela251">
          <table:table-column table:style-name="Tabela251.A"/>
          <table:table-column table:style-name="Tabela251.B"/>
          <table:table-row>
            <table:table-cell table:style-name="Tabela251.A1" office:value-type="string">
              <text:p text:style-name="Table_20_Contents"><text:span text:style-name="Source_20_Text">15</text:span></text:p>
            </table:table-cell>
            <table:table-cell table:style-name="Tabela251.A1" office:value-type="string">
              <text:p text:style-name="Table_20_Contents"><text:span text:style-name="Source_20_Text">            .build();</text:span></text:p>
            </table:table-cell>
          </table:table-row>
        </table:table>
        <table:table table:name="Tabela252" table:style-name="Tabela252">
          <table:table-column table:style-name="Tabela252.A"/>
          <table:table-column table:style-name="Tabela252.B"/>
          <table:table-row>
            <table:table-cell table:style-name="Tabela252.A1" office:value-type="string">
              <text:p text:style-name="Table_20_Contents"><text:span text:style-name="Source_20_Text">16</text:span></text:p>
            </table:table-cell>
            <table:table-cell table:style-name="Tabela252.A1" office:value-type="string">
              <text:p text:style-name="Table_20_Contents"><text:span text:style-name="Source_20_Text">    }</text:span></text:p>
            </table:table-cell>
          </table:table-row>
        </table:table>
        <table:table table:name="Tabela253" table:style-name="Tabela253">
          <table:table-column table:style-name="Tabela253.A"/>
          <table:table-column table:style-name="Tabela253.B"/>
          <table:table-row>
            <table:table-cell table:style-name="Tabela253.A1" office:value-type="string">
              <text:p text:style-name="Table_20_Contents"><text:span text:style-name="Source_20_Text">17</text:span></text:p>
            </table:table-cell>
            <table:table-cell table:style-name="Tabela253.A1" office:value-type="string">
              <text:p text:style-name="Table_20_Contents"><text:span text:style-name="Source_20_Text">}</text:span></text:p>
            </table:table-cell>
          </table:table-row>
        </table:table>
      </text:section>
      <text:p text:style-name="Text_20_body">We are jumping a bit ahead here but please pay particular attention to configuration of the proper timeouts because <text:a xlink:type="simple" xlink:href="https://www.elastic.co/guide/en/elasticsearch/client/java-rest/current/index.html" text:style-name="Internet_20_link" text:visited-style-name="Visited_20_Internet_20_Link">Java REST client</text:a> does not provide a way (at least, at the moment) to specify those on per-request level basis. With that, we can inject the <text:span text:style-name="Source_20_Text">RestClient</text:span> instance anywhere, using the same wiring techniques <text:a xlink:type="simple" xlink:href="https://projects.spring.io/spring-framework/" text:style-name="Internet_20_link" text:visited-style-name="Visited_20_Internet_20_Link">Spring Framework</text:a> is kindly providing to us:</text:p>
      <text:section text:style-name="Sect1" text:name="highlighter_401028">
        <table:table table:name="Tabela254" table:style-name="Tabela254">
          <table:table-column table:style-name="Tabela254.A"/>
          <table:table-column table:style-name="Tabela254.B"/>
          <table:table-row>
            <table:table-cell table:style-name="Tabela254.A1" office:value-type="string">
              <text:p text:style-name="Table_20_Contents"><text:span text:style-name="Source_20_Text">1</text:span></text:p>
            </table:table-cell>
            <table:table-cell table:style-name="Tabela254.A1" office:value-type="string">
              <text:p text:style-name="Table_20_Contents"><text:span text:style-name="Source_20_Text">@Autowired</text:span> <text:span text:style-name="Source_20_Text">private</text:span> <text:span text:style-name="Source_20_Text">RestClient client;</text:span></text:p>
            </table:table-cell>
          </table:table-row>
        </table:table>
      </text:section>
      <text:p text:style-name="Text_20_body">To make a fair comparison between <text:a xlink:type="simple" xlink:href="https://www.elastic.co/guide/en/elasticsearch/client/java-api/current/index.html" text:style-name="Internet_20_link" text:visited-style-name="Visited_20_Internet_20_Link">Java client API</text:a> and <text:a xlink:type="simple" xlink:href="https://www.elastic.co/guide/en/elasticsearch/client/java-rest/current/index.html" text:style-name="Internet_20_link" text:visited-style-name="Visited_20_Internet_20_Link">Java REST client</text:a>, we are going to dissect a couple of examples we have looked at in the previous section, setting out the stage by checking the <text:a xlink:type="simple" xlink:href="https://www.elastic.co/products/elasticsearch" text:style-name="Internet_20_link" text:visited-style-name="Visited_20_Internet_20_Link">Elasticsearch</text:a> cluster health.</text:p>
      <text:section text:style-name="Sect1" text:name="highlighter_752972">
        <table:table table:name="Tabela255" table:style-name="Tabela255">
          <table:table-column table:style-name="Tabela255.A"/>
          <table:table-column table:style-name="Tabela255.B"/>
          <table:table-row>
            <table:table-cell table:style-name="Tabela255.A1" office:value-type="string">
              <text:p text:style-name="Table_20_Contents"><text:span text:style-name="Source_20_Text">01</text:span></text:p>
            </table:table-cell>
            <table:table-cell table:style-name="Tabela255.A1" office:value-type="string">
              <text:p text:style-name="Table_20_Contents"><text:span text:style-name="Source_20_Text">@Test</text:span></text:p>
            </table:table-cell>
          </table:table-row>
        </table:table>
        <table:table table:name="Tabela256" table:style-name="Tabela256">
          <table:table-column table:style-name="Tabela256.A"/>
          <table:table-column table:style-name="Tabela256.B"/>
          <table:table-row>
            <table:table-cell table:style-name="Tabela256.A1" office:value-type="string">
              <text:p text:style-name="Table_20_Contents"><text:span text:style-name="Source_20_Text">02</text:span></text:p>
            </table:table-cell>
            <table:table-cell table:style-name="Tabela256.A1" office:value-type="string">
              <text:p text:style-name="Table_20_Contents"><text:span text:style-name="Source_20_Text">public</text:span> <text:span text:style-name="Source_20_Text">void</text:span> <text:span text:style-name="Source_20_Text">esClusterIsHealthy() throws</text:span> <text:span text:style-name="Source_20_Text">Exception {</text:span></text:p>
            </table:table-cell>
          </table:table-row>
        </table:table>
        <table:table table:name="Tabela257" table:style-name="Tabela257">
          <table:table-column table:style-name="Tabela257.A"/>
          <table:table-column table:style-name="Tabela257.B"/>
          <table:table-row>
            <table:table-cell table:style-name="Tabela257.A1" office:value-type="string">
              <text:p text:style-name="Table_20_Contents"><text:span text:style-name="Source_20_Text">03</text:span></text:p>
            </table:table-cell>
            <table:table-cell table:style-name="Tabela257.A1" office:value-type="string">
              <text:p text:style-name="Table_20_Contents"><text:span text:style-name="Source_20_Text">    final</text:span> <text:span text:style-name="Source_20_Text">Response response = client</text:span></text:p>
            </table:table-cell>
          </table:table-row>
        </table:table>
        <table:table table:name="Tabela258" table:style-name="Tabela258">
          <table:table-column table:style-name="Tabela258.A"/>
          <table:table-column table:style-name="Tabela258.B"/>
          <table:table-row>
            <table:table-cell table:style-name="Tabela258.A1" office:value-type="string">
              <text:p text:style-name="Table_20_Contents"><text:span text:style-name="Source_20_Text">04</text:span></text:p>
            </table:table-cell>
            <table:table-cell table:style-name="Tabela258.A1" office:value-type="string">
              <text:p text:style-name="Table_20_Contents"><text:span text:style-name="Source_20_Text">        .performRequest(HttpGet.METHOD_NAME, "_cluster/health", emptyMap());</text:span></text:p>
            </table:table-cell>
          </table:table-row>
        </table:table>
        <table:table table:name="Tabela259" table:style-name="Tabela259">
          <table:table-column table:style-name="Tabela259.A"/>
          <table:table-column table:style-name="Tabela259.B"/>
          <table:table-row>
            <table:table-cell table:style-name="Tabela259.A1" office:value-type="string">
              <text:p text:style-name="Table_20_Contents"><text:span text:style-name="Source_20_Text">05</text:span></text:p>
            </table:table-cell>
            <table:table-cell table:style-name="Tabela259.A1" office:value-type="string">
              <text:p text:style-name="Table_20_Contents"> </text:p>
            </table:table-cell>
          </table:table-row>
        </table:table>
        <table:table table:name="Tabela260" table:style-name="Tabela260">
          <table:table-column table:style-name="Tabela260.A"/>
          <table:table-column table:style-name="Tabela260.B"/>
          <text:soft-page-break/>
          <table:table-row>
            <table:table-cell table:style-name="Tabela260.A1" office:value-type="string">
              <text:p text:style-name="Table_20_Contents"><text:span text:style-name="Source_20_Text">06</text:span></text:p>
            </table:table-cell>
            <table:table-cell table:style-name="Tabela260.A1" office:value-type="string">
              <text:p text:style-name="Table_20_Contents"><text:span text:style-name="Source_20_Text">    final</text:span> <text:span text:style-name="Source_20_Text">Object json = defaultConfiguration()</text:span></text:p>
            </table:table-cell>
          </table:table-row>
        </table:table>
        <table:table table:name="Tabela261" table:style-name="Tabela261">
          <table:table-column table:style-name="Tabela261.A"/>
          <table:table-column table:style-name="Tabela261.B"/>
          <table:table-row>
            <table:table-cell table:style-name="Tabela261.A1" office:value-type="string">
              <text:p text:style-name="Table_20_Contents"><text:span text:style-name="Source_20_Text">07</text:span></text:p>
            </table:table-cell>
            <table:table-cell table:style-name="Tabela261.A1" office:value-type="string">
              <text:p text:style-name="Table_20_Contents"><text:span text:style-name="Source_20_Text">        .jsonProvider()</text:span></text:p>
            </table:table-cell>
          </table:table-row>
        </table:table>
        <table:table table:name="Tabela262" table:style-name="Tabela262">
          <table:table-column table:style-name="Tabela262.A"/>
          <table:table-column table:style-name="Tabela262.B"/>
          <table:table-row>
            <table:table-cell table:style-name="Tabela262.A1" office:value-type="string">
              <text:p text:style-name="Table_20_Contents"><text:span text:style-name="Source_20_Text">08</text:span></text:p>
            </table:table-cell>
            <table:table-cell table:style-name="Tabela262.A1" office:value-type="string">
              <text:p text:style-name="Table_20_Contents"><text:span text:style-name="Source_20_Text">        .parse(EntityUtils.toString(response.getEntity()));</text:span></text:p>
            </table:table-cell>
          </table:table-row>
        </table:table>
        <table:table table:name="Tabela263" table:style-name="Tabela263">
          <table:table-column table:style-name="Tabela263.A"/>
          <table:table-column table:style-name="Tabela263.B"/>
          <table:table-row>
            <table:table-cell table:style-name="Tabela263.A1" office:value-type="string">
              <text:p text:style-name="Table_20_Contents"><text:span text:style-name="Source_20_Text">09</text:span></text:p>
            </table:table-cell>
            <table:table-cell table:style-name="Tabela263.A1" office:value-type="string">
              <text:p text:style-name="Table_20_Contents"><text:span text:style-name="Source_20_Text">        </text:span> </text:p>
            </table:table-cell>
          </table:table-row>
        </table:table>
        <table:table table:name="Tabela264" table:style-name="Tabela264">
          <table:table-column table:style-name="Tabela264.A"/>
          <table:table-column table:style-name="Tabela264.B"/>
          <table:table-row>
            <table:table-cell table:style-name="Tabela264.A1" office:value-type="string">
              <text:p text:style-name="Table_20_Contents"><text:span text:style-name="Source_20_Text">10</text:span></text:p>
            </table:table-cell>
            <table:table-cell table:style-name="Tabela264.A1" office:value-type="string">
              <text:p text:style-name="Table_20_Contents"><text:span text:style-name="Source_20_Text">    assertThat(json, hasJsonPath("$.status", equalTo("green")));</text:span></text:p>
            </table:table-cell>
          </table:table-row>
        </table:table>
        <table:table table:name="Tabela265" table:style-name="Tabela265">
          <table:table-column table:style-name="Tabela265.A"/>
          <table:table-column table:style-name="Tabela265.B"/>
          <table:table-row>
            <table:table-cell table:style-name="Tabela265.A1" office:value-type="string">
              <text:p text:style-name="Table_20_Contents"><text:span text:style-name="Source_20_Text">11</text:span></text:p>
            </table:table-cell>
            <table:table-cell table:style-name="Tabela265.A1" office:value-type="string">
              <text:p text:style-name="Table_20_Contents"><text:span text:style-name="Source_20_Text">}</text:span></text:p>
            </table:table-cell>
          </table:table-row>
        </table:table>
      </text:section>
      <text:p text:style-name="Text_20_body">Indeed, the difference is obvious. As you may guess, <text:a xlink:type="simple" xlink:href="https://www.elastic.co/guide/en/elasticsearch/client/java-rest/current/index.html" text:style-name="Internet_20_link" text:visited-style-name="Visited_20_Internet_20_Link">Java REST client</text:a> is actually a thin wrapper around the more generic, well-known and respected <text:a xlink:type="simple" xlink:href="https://hc.apache.org/" text:style-name="Internet_20_link" text:visited-style-name="Visited_20_Internet_20_Link">Apache Http Client</text:a> library. The response is returned as a string or byte array and it becomes the responsibility of the caller to transform it to <text:a xlink:type="simple" xlink:href="http://www.json.org/" text:style-name="Internet_20_link" text:visited-style-name="Visited_20_Internet_20_Link">JSON</text:a> and extract the necessary pieces of data. To deal with that in test assertions, we have on-boarded the wonderful <text:a xlink:type="simple" xlink:href="https://github.com/jayway/JsonPath" text:style-name="Internet_20_link" text:visited-style-name="Visited_20_Internet_20_Link">JsonPath</text:a> library, but you are free to make a choice here.</text:p>
      <text:p text:style-name="Text_20_body">A family of <text:span text:style-name="Source_20_Text">performRequest</text:span> methods is the typical way for synchronous (or blocking) communication using <text:a xlink:type="simple" xlink:href="https://www.elastic.co/guide/en/elasticsearch/client/java-rest/current/index.html" text:style-name="Internet_20_link" text:visited-style-name="Visited_20_Internet_20_Link">Java REST client</text:a> API. Alternatively, there is a family of <text:span text:style-name="Source_20_Text">performRequestAsync</text:span> methods which are supposed to be used in fully asynchronous flows. In the next example we are going to use one of those in order to index the document into <text:span text:style-name="Source_20_Text">books</text:span> collection.</text:p>
      <text:p text:style-name="Text_20_body">The simplest way to represent <text:a xlink:type="simple" xlink:href="http://www.json.org/" text:style-name="Internet_20_link" text:visited-style-name="Visited_20_Internet_20_Link">JSON</text:a>-like structure in Java language is using plain old <text:span text:style-name="Source_20_Text">Map&lt;String, Object&gt;</text:span> as it is demonstrated in the code fragment below.</text:p>
      <text:section text:style-name="Sect1" text:name="highlighter_611479">
        <table:table table:name="Tabela266" table:style-name="Tabela266">
          <table:table-column table:style-name="Tabela266.A"/>
          <table:table-column table:style-name="Tabela266.B"/>
          <table:table-row>
            <table:table-cell table:style-name="Tabela266.A1" office:value-type="string">
              <text:p text:style-name="Table_20_Contents"><text:span text:style-name="Source_20_Text">01</text:span></text:p>
            </table:table-cell>
            <table:table-cell table:style-name="Tabela266.A1" office:value-type="string">
              <text:p text:style-name="Table_20_Contents"><text:span text:style-name="Source_20_Text">final</text:span> <text:span text:style-name="Source_20_Text">Map&lt;String, Object&gt; source = new</text:span> <text:span text:style-name="Source_20_Text">LinkedHashMap&lt;&gt;();</text:span></text:p>
            </table:table-cell>
          </table:table-row>
        </table:table>
        <table:table table:name="Tabela267" table:style-name="Tabela267">
          <table:table-column table:style-name="Tabela267.A"/>
          <table:table-column table:style-name="Tabela267.B"/>
          <table:table-row>
            <table:table-cell table:style-name="Tabela267.A1" office:value-type="string">
              <text:p text:style-name="Table_20_Contents"><text:span text:style-name="Source_20_Text">02</text:span></text:p>
            </table:table-cell>
            <table:table-cell table:style-name="Tabela267.A1" office:value-type="string">
              <text:p text:style-name="Table_20_Contents"><text:span text:style-name="Source_20_Text">source.put("title", "Elasticsearch: The Definitive Guide. ...");</text:span></text:p>
            </table:table-cell>
          </table:table-row>
        </table:table>
        <table:table table:name="Tabela268" table:style-name="Tabela268">
          <table:table-column table:style-name="Tabela268.A"/>
          <table:table-column table:style-name="Tabela268.B"/>
          <table:table-row>
            <table:table-cell table:style-name="Tabela268.A1" office:value-type="string">
              <text:p text:style-name="Table_20_Contents"><text:span text:style-name="Source_20_Text">03</text:span></text:p>
            </table:table-cell>
            <table:table-cell table:style-name="Tabela268.A1" office:value-type="string">
              <text:p text:style-name="Table_20_Contents"><text:span text:style-name="Source_20_Text">source.put("categories", </text:span></text:p>
            </table:table-cell>
          </table:table-row>
        </table:table>
        <table:table table:name="Tabela269" table:style-name="Tabela269">
          <table:table-column table:style-name="Tabela269.A"/>
          <table:table-column table:style-name="Tabela269.B"/>
          <table:table-row>
            <table:table-cell table:style-name="Tabela269.A1" office:value-type="string">
              <text:p text:style-name="Table_20_Contents"><text:span text:style-name="Source_20_Text">04</text:span></text:p>
            </table:table-cell>
            <table:table-cell table:style-name="Tabela269.A1" office:value-type="string">
              <text:p text:style-name="Table_20_Contents"><text:span text:style-name="Source_20_Text">    new</text:span> <text:span text:style-name="Source_20_Text">Map[] {</text:span></text:p>
            </table:table-cell>
          </table:table-row>
        </table:table>
        <table:table table:name="Tabela270" table:style-name="Tabela270">
          <table:table-column table:style-name="Tabela270.A"/>
          <table:table-column table:style-name="Tabela270.B"/>
          <table:table-row>
            <table:table-cell table:style-name="Tabela270.A1" office:value-type="string">
              <text:p text:style-name="Table_20_Contents"><text:span text:style-name="Source_20_Text">05</text:span></text:p>
            </table:table-cell>
            <table:table-cell table:style-name="Tabela270.A1" office:value-type="string">
              <text:p text:style-name="Table_20_Contents"><text:span text:style-name="Source_20_Text">        singletonMap("name", "analytics"),</text:span></text:p>
            </table:table-cell>
          </table:table-row>
        </table:table>
        <table:table table:name="Tabela271" table:style-name="Tabela271">
          <table:table-column table:style-name="Tabela271.A"/>
          <table:table-column table:style-name="Tabela271.B"/>
          <table:table-row>
            <table:table-cell table:style-name="Tabela271.A1" office:value-type="string">
              <text:p text:style-name="Table_20_Contents"><text:span text:style-name="Source_20_Text">06</text:span></text:p>
            </table:table-cell>
            <table:table-cell table:style-name="Tabela271.A1" office:value-type="string">
              <text:p text:style-name="Table_20_Contents"><text:span text:style-name="Source_20_Text">        singletonMap("name", "search"),</text:span></text:p>
            </table:table-cell>
          </table:table-row>
        </table:table>
        <table:table table:name="Tabela272" table:style-name="Tabela272">
          <table:table-column table:style-name="Tabela272.A"/>
          <table:table-column table:style-name="Tabela272.B"/>
          <table:table-row>
            <table:table-cell table:style-name="Tabela272.A1" office:value-type="string">
              <text:p text:style-name="Table_20_Contents"><text:span text:style-name="Source_20_Text">07</text:span></text:p>
            </table:table-cell>
            <table:table-cell table:style-name="Tabela272.A1" office:value-type="string">
              <text:p text:style-name="Table_20_Contents"><text:span text:style-name="Source_20_Text">        singletonMap("name", "database store")</text:span></text:p>
            </table:table-cell>
          </table:table-row>
        </table:table>
        <table:table table:name="Tabela273" table:style-name="Tabela273">
          <table:table-column table:style-name="Tabela273.A"/>
          <table:table-column table:style-name="Tabela273.B"/>
          <table:table-row>
            <table:table-cell table:style-name="Tabela273.A1" office:value-type="string">
              <text:p text:style-name="Table_20_Contents"><text:span text:style-name="Source_20_Text">08</text:span></text:p>
            </table:table-cell>
            <table:table-cell table:style-name="Tabela273.A1" office:value-type="string">
              <text:p text:style-name="Table_20_Contents"><text:span text:style-name="Source_20_Text">    }</text:span></text:p>
            </table:table-cell>
          </table:table-row>
        </table:table>
        <table:table table:name="Tabela274" table:style-name="Tabela274">
          <table:table-column table:style-name="Tabela274.A"/>
          <table:table-column table:style-name="Tabela274.B"/>
          <table:table-row>
            <table:table-cell table:style-name="Tabela274.A1" office:value-type="string">
              <text:p text:style-name="Table_20_Contents"><text:span text:style-name="Source_20_Text">09</text:span></text:p>
            </table:table-cell>
            <table:table-cell table:style-name="Tabela274.A1" office:value-type="string">
              <text:p text:style-name="Table_20_Contents"><text:span text:style-name="Source_20_Text">);</text:span></text:p>
            </table:table-cell>
          </table:table-row>
        </table:table>
        <table:table table:name="Tabela275" table:style-name="Tabela275">
          <table:table-column table:style-name="Tabela275.A"/>
          <table:table-column table:style-name="Tabela275.B"/>
          <table:table-row>
            <table:table-cell table:style-name="Tabela275.A1" office:value-type="string">
              <text:p text:style-name="Table_20_Contents"><text:span text:style-name="Source_20_Text">10</text:span></text:p>
            </table:table-cell>
            <table:table-cell table:style-name="Tabela275.A1" office:value-type="string">
              <text:p text:style-name="Table_20_Contents"><text:span text:style-name="Source_20_Text">source.put("publisher", "O'Reilly");</text:span></text:p>
            </table:table-cell>
          </table:table-row>
        </table:table>
        <table:table table:name="Tabela276" table:style-name="Tabela276">
          <table:table-column table:style-name="Tabela276.A"/>
          <table:table-column table:style-name="Tabela276.B"/>
          <table:table-row>
            <table:table-cell table:style-name="Tabela276.A1" office:value-type="string">
              <text:p text:style-name="Table_20_Contents"><text:span text:style-name="Source_20_Text">11</text:span></text:p>
            </table:table-cell>
            <table:table-cell table:style-name="Tabela276.A1" office:value-type="string">
              <text:p text:style-name="Table_20_Contents"><text:span text:style-name="Source_20_Text">source.put("description", "Whether you need full-text search or ...");</text:span></text:p>
            </table:table-cell>
          </table:table-row>
        </table:table>
        <table:table table:name="Tabela277" table:style-name="Tabela277">
          <table:table-column table:style-name="Tabela277.A"/>
          <table:table-column table:style-name="Tabela277.B"/>
          <table:table-row>
            <table:table-cell table:style-name="Tabela277.A1" office:value-type="string">
              <text:p text:style-name="Table_20_Contents"><text:span text:style-name="Source_20_Text">12</text:span></text:p>
            </table:table-cell>
            <table:table-cell table:style-name="Tabela277.A1" office:value-type="string">
              <text:p text:style-name="Table_20_Contents"><text:span text:style-name="Source_20_Text">source.put("published_date", "2015-02-07");</text:span></text:p>
            </table:table-cell>
          </table:table-row>
        </table:table>
        <table:table table:name="Tabela278" table:style-name="Tabela278">
          <table:table-column table:style-name="Tabela278.A"/>
          <table:table-column table:style-name="Tabela278.B"/>
          <table:table-row>
            <table:table-cell table:style-name="Tabela278.A1" office:value-type="string">
              <text:p text:style-name="Table_20_Contents"><text:span text:style-name="Source_20_Text">13</text:span></text:p>
            </table:table-cell>
            <table:table-cell table:style-name="Tabela278.A1" office:value-type="string">
              <text:p text:style-name="Table_20_Contents"><text:span text:style-name="Source_20_Text">source.put("isbn", "978-1449358549");</text:span></text:p>
            </table:table-cell>
          </table:table-row>
        </table:table>
        <table:table table:name="Tabela279" table:style-name="Tabela279">
          <table:table-column table:style-name="Tabela279.A"/>
          <table:table-column table:style-name="Tabela279.B"/>
          <table:table-row>
            <table:table-cell table:style-name="Tabela279.A1" office:value-type="string">
              <text:p text:style-name="Table_20_Contents"><text:span text:style-name="Source_20_Text">14</text:span></text:p>
            </table:table-cell>
            <table:table-cell table:style-name="Tabela279.A1" office:value-type="string">
              <text:p text:style-name="Table_20_Contents"><text:span text:style-name="Source_20_Text">source.put("rating", 4);</text:span></text:p>
            </table:table-cell>
          </table:table-row>
        </table:table>
      </text:section>
      <text:p text:style-name="Text_20_body">Now we need to convert this Java structure into valid <text:a xlink:type="simple" xlink:href="http://www.json.org/" text:style-name="Internet_20_link" text:visited-style-name="Visited_20_Internet_20_Link">JSON</text:a> string. There are dozens of way to do so but we are going to leverage the <text:a xlink:type="simple" xlink:href="https://netplex.github.io/json-smart/" text:style-name="Internet_20_link" text:visited-style-name="Visited_20_Internet_20_Link">json-smart</text:a> library, for the reason that it is already available as a transitive dependency of <text:a xlink:type="simple" xlink:href="https://github.com/jayway/JsonPath" text:style-name="Internet_20_link" text:visited-style-name="Visited_20_Internet_20_Link">JsonPath</text:a> library.</text:p>
      <text:section text:style-name="Sect1" text:name="highlighter_954808">
        <table:table table:name="Tabela280" table:style-name="Tabela280">
          <table:table-column table:style-name="Tabela280.A"/>
          <table:table-column table:style-name="Tabela280.B"/>
          <table:table-row>
            <table:table-cell table:style-name="Tabela280.A1" office:value-type="string">
              <text:p text:style-name="Table_20_Contents"><text:span text:style-name="Source_20_Text">1</text:span></text:p>
            </table:table-cell>
            <table:table-cell table:style-name="Tabela280.A1" office:value-type="string">
              <text:p text:style-name="Table_20_Contents"><text:span text:style-name="Source_20_Text">final</text:span> <text:span text:style-name="Source_20_Text">HttpEntity payload = new</text:span> <text:span text:style-name="Source_20_Text">NStringEntity(JSONObject.toJSONString(source), </text:span></text:p>
            </table:table-cell>
          </table:table-row>
        </table:table>
        <table:table table:name="Tabela281" table:style-name="Tabela281">
          <table:table-column table:style-name="Tabela281.A"/>
          <table:table-column table:style-name="Tabela281.B"/>
          <table:table-row>
            <table:table-cell table:style-name="Tabela281.A1" office:value-type="string">
              <text:p text:style-name="Table_20_Contents"><text:span text:style-name="Source_20_Text">2</text:span></text:p>
            </table:table-cell>
            <table:table-cell table:style-name="Tabela281.A1" office:value-type="string">
              <text:p text:style-name="Table_20_Contents"><text:span text:style-name="Source_20_Text">    ContentType.APPLICATION_JSON);</text:span></text:p>
            </table:table-cell>
          </table:table-row>
        </table:table>
      </text:section>
      <text:p text:style-name="Text_20_body">Having the payload ready, nothing prevents us from invoking <text:a xlink:type="simple" xlink:href="https://www.elastic.co/guide/en/elasticsearch/reference/current/docs-index_.html" text:style-name="Internet_20_link" text:visited-style-name="Visited_20_Internet_20_Link">Indexing API</text:a> of the <text:a xlink:type="simple" xlink:href="https://www.elastic.co/products/elasticsearch" text:style-name="Internet_20_link" text:visited-style-name="Visited_20_Internet_20_Link">Elasticsearch</text:a> to add a book into <text:span text:style-name="Source_20_Text">books</text:span> collection.</text:p>
      <text:section text:style-name="Sect1" text:name="highlighter_81917">
        <table:table table:name="Tabela282" table:style-name="Tabela282">
          <table:table-column table:style-name="Tabela282.A"/>
          <table:table-column table:style-name="Tabela282.B"/>
          <text:soft-page-break/>
          <table:table-row>
            <table:table-cell table:style-name="Tabela282.A1" office:value-type="string">
              <text:p text:style-name="Table_20_Contents"><text:span text:style-name="Source_20_Text">01</text:span></text:p>
            </table:table-cell>
            <table:table-cell table:style-name="Tabela282.A1" office:value-type="string">
              <text:p text:style-name="Table_20_Contents"><text:span text:style-name="Source_20_Text">client.performRequestAsync(</text:span></text:p>
            </table:table-cell>
          </table:table-row>
        </table:table>
        <table:table table:name="Tabela283" table:style-name="Tabela283">
          <table:table-column table:style-name="Tabela283.A"/>
          <table:table-column table:style-name="Tabela283.B"/>
          <table:table-row>
            <table:table-cell table:style-name="Tabela283.A1" office:value-type="string">
              <text:p text:style-name="Table_20_Contents"><text:span text:style-name="Source_20_Text">02</text:span></text:p>
            </table:table-cell>
            <table:table-cell table:style-name="Tabela283.A1" office:value-type="string">
              <text:p text:style-name="Table_20_Contents"><text:span text:style-name="Source_20_Text">    HttpPut.METHOD_NAME, </text:span></text:p>
            </table:table-cell>
          </table:table-row>
        </table:table>
        <table:table table:name="Tabela284" table:style-name="Tabela284">
          <table:table-column table:style-name="Tabela284.A"/>
          <table:table-column table:style-name="Tabela284.B"/>
          <table:table-row>
            <table:table-cell table:style-name="Tabela284.A1" office:value-type="string">
              <text:p text:style-name="Table_20_Contents"><text:span text:style-name="Source_20_Text">03</text:span></text:p>
            </table:table-cell>
            <table:table-cell table:style-name="Tabela284.A1" office:value-type="string">
              <text:p text:style-name="Table_20_Contents"><text:span text:style-name="Source_20_Text">    "catalog/books/978-1449358549",</text:span></text:p>
            </table:table-cell>
          </table:table-row>
        </table:table>
        <table:table table:name="Tabela285" table:style-name="Tabela285">
          <table:table-column table:style-name="Tabela285.A"/>
          <table:table-column table:style-name="Tabela285.B"/>
          <table:table-row>
            <table:table-cell table:style-name="Tabela285.A1" office:value-type="string">
              <text:p text:style-name="Table_20_Contents"><text:span text:style-name="Source_20_Text">04</text:span></text:p>
            </table:table-cell>
            <table:table-cell table:style-name="Tabela285.A1" office:value-type="string">
              <text:p text:style-name="Table_20_Contents"><text:span text:style-name="Source_20_Text">    emptyMap(),</text:span></text:p>
            </table:table-cell>
          </table:table-row>
        </table:table>
        <table:table table:name="Tabela286" table:style-name="Tabela286">
          <table:table-column table:style-name="Tabela286.A"/>
          <table:table-column table:style-name="Tabela286.B"/>
          <table:table-row>
            <table:table-cell table:style-name="Tabela286.A1" office:value-type="string">
              <text:p text:style-name="Table_20_Contents"><text:span text:style-name="Source_20_Text">05</text:span></text:p>
            </table:table-cell>
            <table:table-cell table:style-name="Tabela286.A1" office:value-type="string">
              <text:p text:style-name="Table_20_Contents"><text:span text:style-name="Source_20_Text">    payload,</text:span></text:p>
            </table:table-cell>
          </table:table-row>
        </table:table>
        <table:table table:name="Tabela287" table:style-name="Tabela287">
          <table:table-column table:style-name="Tabela287.A"/>
          <table:table-column table:style-name="Tabela287.B"/>
          <table:table-row>
            <table:table-cell table:style-name="Tabela287.A1" office:value-type="string">
              <text:p text:style-name="Table_20_Contents"><text:span text:style-name="Source_20_Text">06</text:span></text:p>
            </table:table-cell>
            <table:table-cell table:style-name="Tabela287.A1" office:value-type="string">
              <text:p text:style-name="Table_20_Contents"><text:span text:style-name="Source_20_Text">    new</text:span> <text:span text:style-name="Source_20_Text">ResponseListener() {</text:span></text:p>
            </table:table-cell>
          </table:table-row>
        </table:table>
        <table:table table:name="Tabela288" table:style-name="Tabela288">
          <table:table-column table:style-name="Tabela288.A"/>
          <table:table-column table:style-name="Tabela288.B"/>
          <table:table-row>
            <table:table-cell table:style-name="Tabela288.A1" office:value-type="string">
              <text:p text:style-name="Table_20_Contents"><text:span text:style-name="Source_20_Text">07</text:span></text:p>
            </table:table-cell>
            <table:table-cell table:style-name="Tabela288.A1" office:value-type="string">
              <text:p text:style-name="Table_20_Contents"><text:span text:style-name="Source_20_Text">        @Override</text:span></text:p>
            </table:table-cell>
          </table:table-row>
        </table:table>
        <table:table table:name="Tabela289" table:style-name="Tabela289">
          <table:table-column table:style-name="Tabela289.A"/>
          <table:table-column table:style-name="Tabela289.B"/>
          <table:table-row>
            <table:table-cell table:style-name="Tabela289.A1" office:value-type="string">
              <text:p text:style-name="Table_20_Contents"><text:span text:style-name="Source_20_Text">08</text:span></text:p>
            </table:table-cell>
            <table:table-cell table:style-name="Tabela289.A1" office:value-type="string">
              <text:p text:style-name="Table_20_Contents"><text:span text:style-name="Source_20_Text">        public</text:span> <text:span text:style-name="Source_20_Text">void</text:span> <text:span text:style-name="Source_20_Text">onSuccess(Response response) {</text:span></text:p>
            </table:table-cell>
          </table:table-row>
        </table:table>
        <table:table table:name="Tabela290" table:style-name="Tabela290">
          <table:table-column table:style-name="Tabela290.A"/>
          <table:table-column table:style-name="Tabela290.B"/>
          <table:table-row>
            <table:table-cell table:style-name="Tabela290.A1" office:value-type="string">
              <text:p text:style-name="Table_20_Contents"><text:span text:style-name="Source_20_Text">09</text:span></text:p>
            </table:table-cell>
            <table:table-cell table:style-name="Tabela290.A1" office:value-type="string">
              <text:p text:style-name="Table_20_Contents"><text:span text:style-name="Source_20_Text">            LOG.info("The document has been indexed successfully");</text:span></text:p>
            </table:table-cell>
          </table:table-row>
        </table:table>
        <table:table table:name="Tabela291" table:style-name="Tabela291">
          <table:table-column table:style-name="Tabela291.A"/>
          <table:table-column table:style-name="Tabela291.B"/>
          <table:table-row>
            <table:table-cell table:style-name="Tabela291.A1" office:value-type="string">
              <text:p text:style-name="Table_20_Contents"><text:span text:style-name="Source_20_Text">10</text:span></text:p>
            </table:table-cell>
            <table:table-cell table:style-name="Tabela291.A1" office:value-type="string">
              <text:p text:style-name="Table_20_Contents"><text:span text:style-name="Source_20_Text">        }</text:span></text:p>
            </table:table-cell>
          </table:table-row>
        </table:table>
        <table:table table:name="Tabela292" table:style-name="Tabela292">
          <table:table-column table:style-name="Tabela292.A"/>
          <table:table-column table:style-name="Tabela292.B"/>
          <table:table-row>
            <table:table-cell table:style-name="Tabela292.A1" office:value-type="string">
              <text:p text:style-name="Table_20_Contents"><text:span text:style-name="Source_20_Text">11</text:span></text:p>
            </table:table-cell>
            <table:table-cell table:style-name="Tabela292.A1" office:value-type="string">
              <text:p text:style-name="Table_20_Contents"><text:span text:style-name="Source_20_Text">                </text:span> </text:p>
            </table:table-cell>
          </table:table-row>
        </table:table>
        <table:table table:name="Tabela293" table:style-name="Tabela293">
          <table:table-column table:style-name="Tabela293.A"/>
          <table:table-column table:style-name="Tabela293.B"/>
          <table:table-row>
            <table:table-cell table:style-name="Tabela293.A1" office:value-type="string">
              <text:p text:style-name="Table_20_Contents"><text:span text:style-name="Source_20_Text">12</text:span></text:p>
            </table:table-cell>
            <table:table-cell table:style-name="Tabela293.A1" office:value-type="string">
              <text:p text:style-name="Table_20_Contents"><text:span text:style-name="Source_20_Text">        @Override</text:span></text:p>
            </table:table-cell>
          </table:table-row>
        </table:table>
        <table:table table:name="Tabela294" table:style-name="Tabela294">
          <table:table-column table:style-name="Tabela294.A"/>
          <table:table-column table:style-name="Tabela294.B"/>
          <table:table-row>
            <table:table-cell table:style-name="Tabela294.A1" office:value-type="string">
              <text:p text:style-name="Table_20_Contents"><text:span text:style-name="Source_20_Text">13</text:span></text:p>
            </table:table-cell>
            <table:table-cell table:style-name="Tabela294.A1" office:value-type="string">
              <text:p text:style-name="Table_20_Contents"><text:span text:style-name="Source_20_Text">        public</text:span> <text:span text:style-name="Source_20_Text">void</text:span> <text:span text:style-name="Source_20_Text">onFailure(Exception ex) {</text:span></text:p>
            </table:table-cell>
          </table:table-row>
        </table:table>
        <table:table table:name="Tabela295" table:style-name="Tabela295">
          <table:table-column table:style-name="Tabela295.A"/>
          <table:table-column table:style-name="Tabela295.B"/>
          <table:table-row>
            <table:table-cell table:style-name="Tabela295.A1" office:value-type="string">
              <text:p text:style-name="Table_20_Contents"><text:span text:style-name="Source_20_Text">14</text:span></text:p>
            </table:table-cell>
            <table:table-cell table:style-name="Tabela295.A1" office:value-type="string">
              <text:p text:style-name="Table_20_Contents"><text:span text:style-name="Source_20_Text">            LOG.error("The document has been not been indexed", ex);</text:span></text:p>
            </table:table-cell>
          </table:table-row>
        </table:table>
        <table:table table:name="Tabela296" table:style-name="Tabela296">
          <table:table-column table:style-name="Tabela296.A"/>
          <table:table-column table:style-name="Tabela296.B"/>
          <table:table-row>
            <table:table-cell table:style-name="Tabela296.A1" office:value-type="string">
              <text:p text:style-name="Table_20_Contents"><text:span text:style-name="Source_20_Text">15</text:span></text:p>
            </table:table-cell>
            <table:table-cell table:style-name="Tabela296.A1" office:value-type="string">
              <text:p text:style-name="Table_20_Contents"><text:span text:style-name="Source_20_Text">        }</text:span></text:p>
            </table:table-cell>
          </table:table-row>
        </table:table>
        <table:table table:name="Tabela297" table:style-name="Tabela297">
          <table:table-column table:style-name="Tabela297.A"/>
          <table:table-column table:style-name="Tabela297.B"/>
          <table:table-row>
            <table:table-cell table:style-name="Tabela297.A1" office:value-type="string">
              <text:p text:style-name="Table_20_Contents"><text:span text:style-name="Source_20_Text">16</text:span></text:p>
            </table:table-cell>
            <table:table-cell table:style-name="Tabela297.A1" office:value-type="string">
              <text:p text:style-name="Table_20_Contents"><text:span text:style-name="Source_20_Text">    });</text:span></text:p>
            </table:table-cell>
          </table:table-row>
        </table:table>
      </text:section>
      <text:p text:style-name="Text_20_body">This time we decided to not wait for the response but supply a callback (instance of <text:span text:style-name="Source_20_Text">ResponseListener</text:span>) instead, keeping the flow truly asynchronous. To finish up, it would be great to understand what it takes to perform more or less realistic search request and parse the results.</text:p>
      <text:p text:style-name="Text_20_body">As you may expect, the <text:a xlink:type="simple" xlink:href="https://www.elastic.co/guide/en/elasticsearch/client/java-rest/current/index.html" text:style-name="Internet_20_link" text:visited-style-name="Visited_20_Internet_20_Link">Java REST client</text:a> does not provide any fluent APIs around <text:a xlink:type="simple" xlink:href="https://www.elastic.co/guide/en/elasticsearch/reference/current/query-dsl.html" text:style-name="Internet_20_link" text:visited-style-name="Visited_20_Internet_20_Link">Query DSL</text:a> so we have to fallback to <text:span text:style-name="Source_20_Text">Map&lt;String, Object&gt;</text:span> one more time in order to construct the search criteria.</text:p>
      <text:section text:style-name="Sect1" text:name="highlighter_854171">
        <table:table table:name="Tabela298" table:style-name="Tabela298">
          <table:table-column table:style-name="Tabela298.A"/>
          <table:table-column table:style-name="Tabela298.B"/>
          <table:table-row>
            <table:table-cell table:style-name="Tabela298.A1" office:value-type="string">
              <text:p text:style-name="Table_20_Contents"><text:span text:style-name="Source_20_Text">01</text:span></text:p>
            </table:table-cell>
            <table:table-cell table:style-name="Tabela298.A1" office:value-type="string">
              <text:p text:style-name="Table_20_Contents"><text:span text:style-name="Source_20_Text">final</text:span> <text:span text:style-name="Source_20_Text">Map&lt;String, Object&gt; authors = new</text:span> <text:span text:style-name="Source_20_Text">LinkedHashMap&lt;&gt;();</text:span></text:p>
            </table:table-cell>
          </table:table-row>
        </table:table>
        <table:table table:name="Tabela299" table:style-name="Tabela299">
          <table:table-column table:style-name="Tabela299.A"/>
          <table:table-column table:style-name="Tabela299.B"/>
          <table:table-row>
            <table:table-cell table:style-name="Tabela299.A1" office:value-type="string">
              <text:p text:style-name="Table_20_Contents"><text:span text:style-name="Source_20_Text">02</text:span></text:p>
            </table:table-cell>
            <table:table-cell table:style-name="Tabela299.A1" office:value-type="string">
              <text:p text:style-name="Table_20_Contents"><text:span text:style-name="Source_20_Text">authors.put("type", "authors");</text:span></text:p>
            </table:table-cell>
          </table:table-row>
        </table:table>
        <table:table table:name="Tabela300" table:style-name="Tabela300">
          <table:table-column table:style-name="Tabela300.A"/>
          <table:table-column table:style-name="Tabela300.B"/>
          <table:table-row>
            <table:table-cell table:style-name="Tabela300.A1" office:value-type="string">
              <text:p text:style-name="Table_20_Contents"><text:span text:style-name="Source_20_Text">03</text:span></text:p>
            </table:table-cell>
            <table:table-cell table:style-name="Tabela300.A1" office:value-type="string">
              <text:p text:style-name="Table_20_Contents"><text:span text:style-name="Source_20_Text">authors.put("query", </text:span></text:p>
            </table:table-cell>
          </table:table-row>
        </table:table>
        <table:table table:name="Tabela301" table:style-name="Tabela301">
          <table:table-column table:style-name="Tabela301.A"/>
          <table:table-column table:style-name="Tabela301.B"/>
          <table:table-row>
            <table:table-cell table:style-name="Tabela301.A1" office:value-type="string">
              <text:p text:style-name="Table_20_Contents"><text:span text:style-name="Source_20_Text">04</text:span></text:p>
            </table:table-cell>
            <table:table-cell table:style-name="Tabela301.A1" office:value-type="string">
              <text:p text:style-name="Table_20_Contents"><text:span text:style-name="Source_20_Text">    singletonMap("term",</text:span></text:p>
            </table:table-cell>
          </table:table-row>
        </table:table>
        <table:table table:name="Tabela302" table:style-name="Tabela302">
          <table:table-column table:style-name="Tabela302.A"/>
          <table:table-column table:style-name="Tabela302.B"/>
          <table:table-row>
            <table:table-cell table:style-name="Tabela302.A1" office:value-type="string">
              <text:p text:style-name="Table_20_Contents"><text:span text:style-name="Source_20_Text">05</text:span></text:p>
            </table:table-cell>
            <table:table-cell table:style-name="Tabela302.A1" office:value-type="string">
              <text:p text:style-name="Table_20_Contents"><text:span text:style-name="Source_20_Text">        singletonMap("last_name", "Gormley")</text:span></text:p>
            </table:table-cell>
          </table:table-row>
        </table:table>
        <table:table table:name="Tabela303" table:style-name="Tabela303">
          <table:table-column table:style-name="Tabela303.A"/>
          <table:table-column table:style-name="Tabela303.B"/>
          <table:table-row>
            <table:table-cell table:style-name="Tabela303.A1" office:value-type="string">
              <text:p text:style-name="Table_20_Contents"><text:span text:style-name="Source_20_Text">06</text:span></text:p>
            </table:table-cell>
            <table:table-cell table:style-name="Tabela303.A1" office:value-type="string">
              <text:p text:style-name="Table_20_Contents"><text:span text:style-name="Source_20_Text">    )</text:span></text:p>
            </table:table-cell>
          </table:table-row>
        </table:table>
        <table:table table:name="Tabela304" table:style-name="Tabela304">
          <table:table-column table:style-name="Tabela304.A"/>
          <table:table-column table:style-name="Tabela304.B"/>
          <table:table-row>
            <table:table-cell table:style-name="Tabela304.A1" office:value-type="string">
              <text:p text:style-name="Table_20_Contents"><text:span text:style-name="Source_20_Text">07</text:span></text:p>
            </table:table-cell>
            <table:table-cell table:style-name="Tabela304.A1" office:value-type="string">
              <text:p text:style-name="Table_20_Contents"><text:span text:style-name="Source_20_Text">);</text:span></text:p>
            </table:table-cell>
          </table:table-row>
        </table:table>
        <table:table table:name="Tabela305" table:style-name="Tabela305">
          <table:table-column table:style-name="Tabela305.A"/>
          <table:table-column table:style-name="Tabela305.B"/>
          <table:table-row>
            <table:table-cell table:style-name="Tabela305.A1" office:value-type="string">
              <text:p text:style-name="Table_20_Contents"><text:span text:style-name="Source_20_Text">08</text:span></text:p>
            </table:table-cell>
            <table:table-cell table:style-name="Tabela305.A1" office:value-type="string">
              <text:p text:style-name="Table_20_Contents"><text:span text:style-name="Source_20_Text">        </text:span> </text:p>
            </table:table-cell>
          </table:table-row>
        </table:table>
        <table:table table:name="Tabela306" table:style-name="Tabela306">
          <table:table-column table:style-name="Tabela306.A"/>
          <table:table-column table:style-name="Tabela306.B"/>
          <table:table-row>
            <table:table-cell table:style-name="Tabela306.A1" office:value-type="string">
              <text:p text:style-name="Table_20_Contents"><text:span text:style-name="Source_20_Text">09</text:span></text:p>
            </table:table-cell>
            <table:table-cell table:style-name="Tabela306.A1" office:value-type="string">
              <text:p text:style-name="Table_20_Contents"><text:span text:style-name="Source_20_Text">final</text:span> <text:span text:style-name="Source_20_Text">Map&lt;String, Object&gt; categories = new</text:span> <text:span text:style-name="Source_20_Text">LinkedHashMap&lt;&gt;();</text:span></text:p>
            </table:table-cell>
          </table:table-row>
        </table:table>
        <table:table table:name="Tabela307" table:style-name="Tabela307">
          <table:table-column table:style-name="Tabela307.A"/>
          <table:table-column table:style-name="Tabela307.B"/>
          <table:table-row>
            <table:table-cell table:style-name="Tabela307.A1" office:value-type="string">
              <text:p text:style-name="Table_20_Contents"><text:span text:style-name="Source_20_Text">10</text:span></text:p>
            </table:table-cell>
            <table:table-cell table:style-name="Tabela307.A1" office:value-type="string">
              <text:p text:style-name="Table_20_Contents"><text:span text:style-name="Source_20_Text">categories.put("path", "categories");</text:span></text:p>
            </table:table-cell>
          </table:table-row>
        </table:table>
        <table:table table:name="Tabela308" table:style-name="Tabela308">
          <table:table-column table:style-name="Tabela308.A"/>
          <table:table-column table:style-name="Tabela308.B"/>
          <table:table-row>
            <table:table-cell table:style-name="Tabela308.A1" office:value-type="string">
              <text:p text:style-name="Table_20_Contents"><text:span text:style-name="Source_20_Text">11</text:span></text:p>
            </table:table-cell>
            <table:table-cell table:style-name="Tabela308.A1" office:value-type="string">
              <text:p text:style-name="Table_20_Contents"><text:span text:style-name="Source_20_Text">categories.put("query",</text:span></text:p>
            </table:table-cell>
          </table:table-row>
        </table:table>
        <table:table table:name="Tabela309" table:style-name="Tabela309">
          <table:table-column table:style-name="Tabela309.A"/>
          <table:table-column table:style-name="Tabela309.B"/>
          <table:table-row>
            <table:table-cell table:style-name="Tabela309.A1" office:value-type="string">
              <text:p text:style-name="Table_20_Contents"><text:span text:style-name="Source_20_Text">12</text:span></text:p>
            </table:table-cell>
            <table:table-cell table:style-name="Tabela309.A1" office:value-type="string">
              <text:p text:style-name="Table_20_Contents"><text:span text:style-name="Source_20_Text">    singletonMap("match", </text:span></text:p>
            </table:table-cell>
          </table:table-row>
        </table:table>
        <table:table table:name="Tabela310" table:style-name="Tabela310">
          <table:table-column table:style-name="Tabela310.A"/>
          <table:table-column table:style-name="Tabela310.B"/>
          <table:table-row>
            <table:table-cell table:style-name="Tabela310.A1" office:value-type="string">
              <text:p text:style-name="Table_20_Contents"><text:span text:style-name="Source_20_Text">13</text:span></text:p>
            </table:table-cell>
            <table:table-cell table:style-name="Tabela310.A1" office:value-type="string">
              <text:p text:style-name="Table_20_Contents"><text:span text:style-name="Source_20_Text">        singletonMap("categories.name", "search")</text:span></text:p>
            </table:table-cell>
          </table:table-row>
        </table:table>
        <table:table table:name="Tabela311" table:style-name="Tabela311">
          <table:table-column table:style-name="Tabela311.A"/>
          <table:table-column table:style-name="Tabela311.B"/>
          <table:table-row>
            <table:table-cell table:style-name="Tabela311.A1" office:value-type="string">
              <text:p text:style-name="Table_20_Contents"><text:span text:style-name="Source_20_Text">14</text:span></text:p>
            </table:table-cell>
            <table:table-cell table:style-name="Tabela311.A1" office:value-type="string">
              <text:p text:style-name="Table_20_Contents"><text:span text:style-name="Source_20_Text">    )</text:span></text:p>
            </table:table-cell>
          </table:table-row>
        </table:table>
        <table:table table:name="Tabela312" table:style-name="Tabela312">
          <table:table-column table:style-name="Tabela312.A"/>
          <table:table-column table:style-name="Tabela312.B"/>
          <table:table-row>
            <table:table-cell table:style-name="Tabela312.A1" office:value-type="string">
              <text:p text:style-name="Table_20_Contents"><text:span text:style-name="Source_20_Text">15</text:span></text:p>
            </table:table-cell>
            <table:table-cell table:style-name="Tabela312.A1" office:value-type="string">
              <text:p text:style-name="Table_20_Contents"><text:span text:style-name="Source_20_Text">);</text:span></text:p>
            </table:table-cell>
          </table:table-row>
        </table:table>
        <table:table table:name="Tabela313" table:style-name="Tabela313">
          <table:table-column table:style-name="Tabela313.A"/>
          <table:table-column table:style-name="Tabela313.B"/>
          <table:table-row>
            <table:table-cell table:style-name="Tabela313.A1" office:value-type="string">
              <text:p text:style-name="Table_20_Contents"><text:span text:style-name="Source_20_Text">16</text:span></text:p>
            </table:table-cell>
            <table:table-cell table:style-name="Tabela313.A1" office:value-type="string">
              <text:p text:style-name="Table_20_Contents"><text:span text:style-name="Source_20_Text">        </text:span> </text:p>
            </table:table-cell>
          </table:table-row>
        </table:table>
        <table:table table:name="Tabela314" table:style-name="Tabela314">
          <table:table-column table:style-name="Tabela314.A"/>
          <table:table-column table:style-name="Tabela314.B"/>
          <table:table-row>
            <table:table-cell table:style-name="Tabela314.A1" office:value-type="string">
              <text:p text:style-name="Table_20_Contents"><text:span text:style-name="Source_20_Text">17</text:span></text:p>
            </table:table-cell>
            <table:table-cell table:style-name="Tabela314.A1" office:value-type="string">
              <text:p text:style-name="Table_20_Contents"><text:span text:style-name="Source_20_Text">final</text:span> <text:span text:style-name="Source_20_Text">Map&lt;String, Object&gt; query = new</text:span> <text:span text:style-name="Source_20_Text">LinkedHashMap&lt;&gt;();</text:span></text:p>
            </table:table-cell>
          </table:table-row>
        </table:table>
        <table:table table:name="Tabela315" table:style-name="Tabela315">
          <table:table-column table:style-name="Tabela315.A"/>
          <table:table-column table:style-name="Tabela315.B"/>
          <table:table-row>
            <table:table-cell table:style-name="Tabela315.A1" office:value-type="string">
              <text:p text:style-name="Table_20_Contents"><text:span text:style-name="Source_20_Text">18</text:span></text:p>
            </table:table-cell>
            <table:table-cell table:style-name="Tabela315.A1" office:value-type="string">
              <text:p text:style-name="Table_20_Contents"><text:span text:style-name="Source_20_Text">query.put("size", 10);</text:span></text:p>
            </table:table-cell>
          </table:table-row>
        </table:table>
        <table:table table:name="Tabela316" table:style-name="Tabela316">
          <table:table-column table:style-name="Tabela316.A"/>
          <table:table-column table:style-name="Tabela316.B"/>
          <text:soft-page-break/>
          <table:table-row>
            <table:table-cell table:style-name="Tabela316.A1" office:value-type="string">
              <text:p text:style-name="Table_20_Contents"><text:span text:style-name="Source_20_Text">19</text:span></text:p>
            </table:table-cell>
            <table:table-cell table:style-name="Tabela316.A1" office:value-type="string">
              <text:p text:style-name="Table_20_Contents"><text:span text:style-name="Source_20_Text">query.put("_source", new</text:span> <text:span text:style-name="Source_20_Text">String[] { "title", "publisher"</text:span> <text:span text:style-name="Source_20_Text">});</text:span></text:p>
            </table:table-cell>
          </table:table-row>
        </table:table>
        <table:table table:name="Tabela317" table:style-name="Tabela317">
          <table:table-column table:style-name="Tabela317.A"/>
          <table:table-column table:style-name="Tabela317.B"/>
          <table:table-row>
            <table:table-cell table:style-name="Tabela317.A1" office:value-type="string">
              <text:p text:style-name="Table_20_Contents"><text:span text:style-name="Source_20_Text">20</text:span></text:p>
            </table:table-cell>
            <table:table-cell table:style-name="Tabela317.A1" office:value-type="string">
              <text:p text:style-name="Table_20_Contents"><text:span text:style-name="Source_20_Text">query.put("query", </text:span></text:p>
            </table:table-cell>
          </table:table-row>
        </table:table>
        <table:table table:name="Tabela318" table:style-name="Tabela318">
          <table:table-column table:style-name="Tabela318.A"/>
          <table:table-column table:style-name="Tabela318.B"/>
          <table:table-row>
            <table:table-cell table:style-name="Tabela318.A1" office:value-type="string">
              <text:p text:style-name="Table_20_Contents"><text:span text:style-name="Source_20_Text">21</text:span></text:p>
            </table:table-cell>
            <table:table-cell table:style-name="Tabela318.A1" office:value-type="string">
              <text:p text:style-name="Table_20_Contents"><text:span text:style-name="Source_20_Text">    singletonMap("bool",</text:span></text:p>
            </table:table-cell>
          </table:table-row>
        </table:table>
        <table:table table:name="Tabela319" table:style-name="Tabela319">
          <table:table-column table:style-name="Tabela319.A"/>
          <table:table-column table:style-name="Tabela319.B"/>
          <table:table-row>
            <table:table-cell table:style-name="Tabela319.A1" office:value-type="string">
              <text:p text:style-name="Table_20_Contents"><text:span text:style-name="Source_20_Text">22</text:span></text:p>
            </table:table-cell>
            <table:table-cell table:style-name="Tabela319.A1" office:value-type="string">
              <text:p text:style-name="Table_20_Contents"><text:span text:style-name="Source_20_Text">        singletonMap("must", new</text:span> <text:span text:style-name="Source_20_Text">Map[] {</text:span></text:p>
            </table:table-cell>
          </table:table-row>
        </table:table>
        <table:table table:name="Tabela320" table:style-name="Tabela320">
          <table:table-column table:style-name="Tabela320.A"/>
          <table:table-column table:style-name="Tabela320.B"/>
          <table:table-row>
            <table:table-cell table:style-name="Tabela320.A1" office:value-type="string">
              <text:p text:style-name="Table_20_Contents"><text:span text:style-name="Source_20_Text">23</text:span></text:p>
            </table:table-cell>
            <table:table-cell table:style-name="Tabela320.A1" office:value-type="string">
              <text:p text:style-name="Table_20_Contents"><text:span text:style-name="Source_20_Text">            singletonMap("range",</text:span></text:p>
            </table:table-cell>
          </table:table-row>
        </table:table>
        <table:table table:name="Tabela321" table:style-name="Tabela321">
          <table:table-column table:style-name="Tabela321.A"/>
          <table:table-column table:style-name="Tabela321.B"/>
          <table:table-row>
            <table:table-cell table:style-name="Tabela321.A1" office:value-type="string">
              <text:p text:style-name="Table_20_Contents"><text:span text:style-name="Source_20_Text">24</text:span></text:p>
            </table:table-cell>
            <table:table-cell table:style-name="Tabela321.A1" office:value-type="string">
              <text:p text:style-name="Table_20_Contents"><text:span text:style-name="Source_20_Text">                singletonMap("rating", </text:span></text:p>
            </table:table-cell>
          </table:table-row>
        </table:table>
        <table:table table:name="Tabela322" table:style-name="Tabela322">
          <table:table-column table:style-name="Tabela322.A"/>
          <table:table-column table:style-name="Tabela322.B"/>
          <table:table-row>
            <table:table-cell table:style-name="Tabela322.A1" office:value-type="string">
              <text:p text:style-name="Table_20_Contents"><text:span text:style-name="Source_20_Text">25</text:span></text:p>
            </table:table-cell>
            <table:table-cell table:style-name="Tabela322.A1" office:value-type="string">
              <text:p text:style-name="Table_20_Contents"><text:span text:style-name="Source_20_Text">                    singletonMap("gte", 4)</text:span></text:p>
            </table:table-cell>
          </table:table-row>
        </table:table>
        <table:table table:name="Tabela323" table:style-name="Tabela323">
          <table:table-column table:style-name="Tabela323.A"/>
          <table:table-column table:style-name="Tabela323.B"/>
          <table:table-row>
            <table:table-cell table:style-name="Tabela323.A1" office:value-type="string">
              <text:p text:style-name="Table_20_Contents"><text:span text:style-name="Source_20_Text">26</text:span></text:p>
            </table:table-cell>
            <table:table-cell table:style-name="Tabela323.A1" office:value-type="string">
              <text:p text:style-name="Table_20_Contents"><text:span text:style-name="Source_20_Text">                )</text:span></text:p>
            </table:table-cell>
          </table:table-row>
        </table:table>
        <table:table table:name="Tabela324" table:style-name="Tabela324">
          <table:table-column table:style-name="Tabela324.A"/>
          <table:table-column table:style-name="Tabela324.B"/>
          <table:table-row>
            <table:table-cell table:style-name="Tabela324.A1" office:value-type="string">
              <text:p text:style-name="Table_20_Contents"><text:span text:style-name="Source_20_Text">27</text:span></text:p>
            </table:table-cell>
            <table:table-cell table:style-name="Tabela324.A1" office:value-type="string">
              <text:p text:style-name="Table_20_Contents"><text:span text:style-name="Source_20_Text">            ),</text:span></text:p>
            </table:table-cell>
          </table:table-row>
        </table:table>
        <table:table table:name="Tabela325" table:style-name="Tabela325">
          <table:table-column table:style-name="Tabela325.A"/>
          <table:table-column table:style-name="Tabela325.B"/>
          <table:table-row>
            <table:table-cell table:style-name="Tabela325.A1" office:value-type="string">
              <text:p text:style-name="Table_20_Contents"><text:span text:style-name="Source_20_Text">28</text:span></text:p>
            </table:table-cell>
            <table:table-cell table:style-name="Tabela325.A1" office:value-type="string">
              <text:p text:style-name="Table_20_Contents"><text:span text:style-name="Source_20_Text">            singletonMap("has_child", authors),</text:span></text:p>
            </table:table-cell>
          </table:table-row>
        </table:table>
        <table:table table:name="Tabela326" table:style-name="Tabela326">
          <table:table-column table:style-name="Tabela326.A"/>
          <table:table-column table:style-name="Tabela326.B"/>
          <table:table-row>
            <table:table-cell table:style-name="Tabela326.A1" office:value-type="string">
              <text:p text:style-name="Table_20_Contents"><text:span text:style-name="Source_20_Text">29</text:span></text:p>
            </table:table-cell>
            <table:table-cell table:style-name="Tabela326.A1" office:value-type="string">
              <text:p text:style-name="Table_20_Contents"><text:span text:style-name="Source_20_Text">            singletonMap("nested", categories)</text:span></text:p>
            </table:table-cell>
          </table:table-row>
        </table:table>
        <table:table table:name="Tabela327" table:style-name="Tabela327">
          <table:table-column table:style-name="Tabela327.A"/>
          <table:table-column table:style-name="Tabela327.B"/>
          <table:table-row>
            <table:table-cell table:style-name="Tabela327.A1" office:value-type="string">
              <text:p text:style-name="Table_20_Contents"><text:span text:style-name="Source_20_Text">30</text:span></text:p>
            </table:table-cell>
            <table:table-cell table:style-name="Tabela327.A1" office:value-type="string">
              <text:p text:style-name="Table_20_Contents"><text:span text:style-name="Source_20_Text">        })</text:span></text:p>
            </table:table-cell>
          </table:table-row>
        </table:table>
        <table:table table:name="Tabela328" table:style-name="Tabela328">
          <table:table-column table:style-name="Tabela328.A"/>
          <table:table-column table:style-name="Tabela328.B"/>
          <table:table-row>
            <table:table-cell table:style-name="Tabela328.A1" office:value-type="string">
              <text:p text:style-name="Table_20_Contents"><text:span text:style-name="Source_20_Text">31</text:span></text:p>
            </table:table-cell>
            <table:table-cell table:style-name="Tabela328.A1" office:value-type="string">
              <text:p text:style-name="Table_20_Contents"><text:span text:style-name="Source_20_Text">    )</text:span></text:p>
            </table:table-cell>
          </table:table-row>
        </table:table>
        <table:table table:name="Tabela329" table:style-name="Tabela329">
          <table:table-column table:style-name="Tabela329.A"/>
          <table:table-column table:style-name="Tabela329.B"/>
          <table:table-row>
            <table:table-cell table:style-name="Tabela329.A1" office:value-type="string">
              <text:p text:style-name="Table_20_Contents"><text:span text:style-name="Source_20_Text">32</text:span></text:p>
            </table:table-cell>
            <table:table-cell table:style-name="Tabela329.A1" office:value-type="string">
              <text:p text:style-name="Table_20_Contents"><text:span text:style-name="Source_20_Text">);</text:span></text:p>
            </table:table-cell>
          </table:table-row>
        </table:table>
      </text:section>
      <text:p text:style-name="Text_20_body">The price to pay by tackling the problem openly is a lot of cumbersome and error-prone code to write. In this regard, the consistency and conciseness of <text:a xlink:type="simple" xlink:href="https://www.elastic.co/guide/en/elasticsearch/client/java-api/current/index.html" text:style-name="Internet_20_link" text:visited-style-name="Visited_20_Internet_20_Link">Java client API</text:a> really makes a huge difference. You may argue that in reality one may rely on much simpler and safer techniques, like <text:a xlink:type="simple" xlink:href="https://en.wikipedia.org/wiki/Data_transfer_object" text:style-name="Internet_20_link" text:visited-style-name="Visited_20_Internet_20_Link">data transfer object</text:a>, <text:a xlink:type="simple" xlink:href="https://martinfowler.com/bliki/ValueObject.html" text:style-name="Internet_20_link" text:visited-style-name="Visited_20_Internet_20_Link">value objects</text:a>, or even to have <text:a xlink:type="simple" xlink:href="http://www.json.org/" text:style-name="Internet_20_link" text:visited-style-name="Visited_20_Internet_20_Link">JSON</text:a> search query templates with placeholders, but the point is a little help is offered by <text:a xlink:type="simple" xlink:href="https://www.elastic.co/guide/en/elasticsearch/client/java-rest/current/index.html" text:style-name="Internet_20_link" text:visited-style-name="Visited_20_Internet_20_Link">Java REST client</text:a> at the moment.</text:p>
      <text:section text:style-name="Sect1" text:name="highlighter_785531">
        <table:table table:name="Tabela330" table:style-name="Tabela330">
          <table:table-column table:style-name="Tabela330.A"/>
          <table:table-column table:style-name="Tabela330.B"/>
          <table:table-row>
            <table:table-cell table:style-name="Tabela330.A1" office:value-type="string">
              <text:p text:style-name="Table_20_Contents"><text:span text:style-name="Source_20_Text">01</text:span></text:p>
            </table:table-cell>
            <table:table-cell table:style-name="Tabela330.A1" office:value-type="string">
              <text:p text:style-name="Table_20_Contents"><text:span text:style-name="Source_20_Text">final</text:span> <text:span text:style-name="Source_20_Text">HttpEntity payload = new</text:span> <text:span text:style-name="Source_20_Text">NStringEntity(JSONObject.toJSONString(query), </text:span></text:p>
            </table:table-cell>
          </table:table-row>
        </table:table>
        <table:table table:name="Tabela331" table:style-name="Tabela331">
          <table:table-column table:style-name="Tabela331.A"/>
          <table:table-column table:style-name="Tabela331.B"/>
          <table:table-row>
            <table:table-cell table:style-name="Tabela331.A1" office:value-type="string">
              <text:p text:style-name="Table_20_Contents"><text:span text:style-name="Source_20_Text">02</text:span></text:p>
            </table:table-cell>
            <table:table-cell table:style-name="Tabela331.A1" office:value-type="string">
              <text:p text:style-name="Table_20_Contents"><text:span text:style-name="Source_20_Text">    ContentType.APPLICATION_JSON);</text:span></text:p>
            </table:table-cell>
          </table:table-row>
        </table:table>
        <table:table table:name="Tabela332" table:style-name="Tabela332">
          <table:table-column table:style-name="Tabela332.A"/>
          <table:table-column table:style-name="Tabela332.B"/>
          <table:table-row>
            <table:table-cell table:style-name="Tabela332.A1" office:value-type="string">
              <text:p text:style-name="Table_20_Contents"><text:span text:style-name="Source_20_Text">03</text:span></text:p>
            </table:table-cell>
            <table:table-cell table:style-name="Tabela332.A1" office:value-type="string">
              <text:p text:style-name="Table_20_Contents"> </text:p>
            </table:table-cell>
          </table:table-row>
        </table:table>
        <table:table table:name="Tabela333" table:style-name="Tabela333">
          <table:table-column table:style-name="Tabela333.A"/>
          <table:table-column table:style-name="Tabela333.B"/>
          <table:table-row>
            <table:table-cell table:style-name="Tabela333.A1" office:value-type="string">
              <text:p text:style-name="Table_20_Contents"><text:span text:style-name="Source_20_Text">04</text:span></text:p>
            </table:table-cell>
            <table:table-cell table:style-name="Tabela333.A1" office:value-type="string">
              <text:p text:style-name="Table_20_Contents"><text:span text:style-name="Source_20_Text">final</text:span> <text:span text:style-name="Source_20_Text">Response response = client</text:span></text:p>
            </table:table-cell>
          </table:table-row>
        </table:table>
        <table:table table:name="Tabela334" table:style-name="Tabela334">
          <table:table-column table:style-name="Tabela334.A"/>
          <table:table-column table:style-name="Tabela334.B"/>
          <table:table-row>
            <table:table-cell table:style-name="Tabela334.A1" office:value-type="string">
              <text:p text:style-name="Table_20_Contents"><text:span text:style-name="Source_20_Text">05</text:span></text:p>
            </table:table-cell>
            <table:table-cell table:style-name="Tabela334.A1" office:value-type="string">
              <text:p text:style-name="Table_20_Contents"><text:span text:style-name="Source_20_Text">    .performRequest(HttpPost.METHOD_NAME, "catalog/books/_search", </text:span></text:p>
            </table:table-cell>
          </table:table-row>
        </table:table>
        <table:table table:name="Tabela335" table:style-name="Tabela335">
          <table:table-column table:style-name="Tabela335.A"/>
          <table:table-column table:style-name="Tabela335.B"/>
          <table:table-row>
            <table:table-cell table:style-name="Tabela335.A1" office:value-type="string">
              <text:p text:style-name="Table_20_Contents"><text:span text:style-name="Source_20_Text">06</text:span></text:p>
            </table:table-cell>
            <table:table-cell table:style-name="Tabela335.A1" office:value-type="string">
              <text:p text:style-name="Table_20_Contents"><text:span text:style-name="Source_20_Text">        emptyMap(), payload);</text:span></text:p>
            </table:table-cell>
          </table:table-row>
        </table:table>
        <table:table table:name="Tabela336" table:style-name="Tabela336">
          <table:table-column table:style-name="Tabela336.A"/>
          <table:table-column table:style-name="Tabela336.B"/>
          <table:table-row>
            <table:table-cell table:style-name="Tabela336.A1" office:value-type="string">
              <text:p text:style-name="Table_20_Contents"><text:span text:style-name="Source_20_Text">07</text:span></text:p>
            </table:table-cell>
            <table:table-cell table:style-name="Tabela336.A1" office:value-type="string">
              <text:p text:style-name="Table_20_Contents"> </text:p>
            </table:table-cell>
          </table:table-row>
        </table:table>
        <table:table table:name="Tabela337" table:style-name="Tabela337">
          <table:table-column table:style-name="Tabela337.A"/>
          <table:table-column table:style-name="Tabela337.B"/>
          <table:table-row>
            <table:table-cell table:style-name="Tabela337.A1" office:value-type="string">
              <text:p text:style-name="Table_20_Contents"><text:span text:style-name="Source_20_Text">08</text:span></text:p>
            </table:table-cell>
            <table:table-cell table:style-name="Tabela337.A1" office:value-type="string">
              <text:p text:style-name="Table_20_Contents"><text:span text:style-name="Source_20_Text">final</text:span> <text:span text:style-name="Source_20_Text">Object json = defaultConfiguration()</text:span></text:p>
            </table:table-cell>
          </table:table-row>
        </table:table>
        <table:table table:name="Tabela338" table:style-name="Tabela338">
          <table:table-column table:style-name="Tabela338.A"/>
          <table:table-column table:style-name="Tabela338.B"/>
          <table:table-row>
            <table:table-cell table:style-name="Tabela338.A1" office:value-type="string">
              <text:p text:style-name="Table_20_Contents"><text:span text:style-name="Source_20_Text">09</text:span></text:p>
            </table:table-cell>
            <table:table-cell table:style-name="Tabela338.A1" office:value-type="string">
              <text:p text:style-name="Table_20_Contents"><text:span text:style-name="Source_20_Text">    .jsonProvider()</text:span></text:p>
            </table:table-cell>
          </table:table-row>
        </table:table>
        <table:table table:name="Tabela339" table:style-name="Tabela339">
          <table:table-column table:style-name="Tabela339.A"/>
          <table:table-column table:style-name="Tabela339.B"/>
          <table:table-row>
            <table:table-cell table:style-name="Tabela339.A1" office:value-type="string">
              <text:p text:style-name="Table_20_Contents"><text:span text:style-name="Source_20_Text">10</text:span></text:p>
            </table:table-cell>
            <table:table-cell table:style-name="Tabela339.A1" office:value-type="string">
              <text:p text:style-name="Table_20_Contents"><text:span text:style-name="Source_20_Text">    .parse(EntityUtils.toString(response.getEntity()));</text:span></text:p>
            </table:table-cell>
          </table:table-row>
        </table:table>
        <table:table table:name="Tabela340" table:style-name="Tabela340">
          <table:table-column table:style-name="Tabela340.A"/>
          <table:table-column table:style-name="Tabela340.B"/>
          <table:table-row>
            <table:table-cell table:style-name="Tabela340.A1" office:value-type="string">
              <text:p text:style-name="Table_20_Contents"><text:span text:style-name="Source_20_Text">11</text:span></text:p>
            </table:table-cell>
            <table:table-cell table:style-name="Tabela340.A1" office:value-type="string">
              <text:p text:style-name="Table_20_Contents"> </text:p>
            </table:table-cell>
          </table:table-row>
        </table:table>
        <table:table table:name="Tabela341" table:style-name="Tabela341">
          <table:table-column table:style-name="Tabela341.A"/>
          <table:table-column table:style-name="Tabela341.B"/>
          <table:table-row>
            <table:table-cell table:style-name="Tabela341.A1" office:value-type="string">
              <text:p text:style-name="Table_20_Contents"><text:span text:style-name="Source_20_Text">12</text:span></text:p>
            </table:table-cell>
            <table:table-cell table:style-name="Tabela341.A1" office:value-type="string">
              <text:p text:style-name="Table_20_Contents"><text:span text:style-name="Source_20_Text">assertThat(json, hasJsonPath("$.hits.hits[0]._source.title", </text:span></text:p>
            </table:table-cell>
          </table:table-row>
        </table:table>
        <table:table table:name="Tabela342" table:style-name="Tabela342">
          <table:table-column table:style-name="Tabela342.A"/>
          <table:table-column table:style-name="Tabela342.B"/>
          <table:table-row>
            <table:table-cell table:style-name="Tabela342.A1" office:value-type="string">
              <text:p text:style-name="Table_20_Contents"><text:span text:style-name="Source_20_Text">13</text:span></text:p>
            </table:table-cell>
            <table:table-cell table:style-name="Tabela342.A1" office:value-type="string">
              <text:p text:style-name="Table_20_Contents"><text:span text:style-name="Source_20_Text">    containsString("Elasticsearch: The Definitive Guide.")));</text:span></text:p>
            </table:table-cell>
          </table:table-row>
        </table:table>
      </text:section>
      <text:p text:style-name="Text_20_body">Not much to add here, just consult the <text:a xlink:type="simple" xlink:href="https://www.elastic.co/guide/en/elasticsearch/reference/current/search-request-body.html" text:style-name="Internet_20_link" text:visited-style-name="Visited_20_Internet_20_Link">Search API</text:a> documentation on the format and extract the details of your interest from the response, like we do by asserting on the <text:span text:style-name="Source_20_Text">title property</text:span> of the document <text:span text:style-name="Source_20_Text">_source</text:span>.</text:p>
      <text:p text:style-name="Text_20_body">With that, we are wrapping up our discussion about <text:a xlink:type="simple" xlink:href="https://www.elastic.co/guide/en/elasticsearch/client/java-rest/current/index.html" text:style-name="Internet_20_link" text:visited-style-name="Visited_20_Internet_20_Link">Java REST client</text:a>. Frankly speaking, you may find it unclear if there are any benefits of using it versus choosing one of the generic <text:a xlink:type="simple" xlink:href="https://en.wikipedia.org/wiki/Hypertext_Transfer_Protocol" text:style-name="Internet_20_link" text:visited-style-name="Visited_20_Internet_20_Link">HTTP</text:a> clients Java ecosystem is rich of. Indeed, this is a valid concern but please keep in mind that <text:a xlink:type="simple" xlink:href="https://www.elastic.co/guide/en/elasticsearch/client/java-rest/current/index.html" text:style-name="Internet_20_link" text:visited-style-name="Visited_20_Internet_20_Link">Java REST client</text:a> is brand new addition to <text:a xlink:type="simple" xlink:href="https://www.elastic.co/products/elasticsearch" text:style-name="Internet_20_link" text:visited-style-name="Visited_20_Internet_20_Link">Elasticsearch</text:a> family and, hopefully, we are going to see a lot of exciting features pumped into it very soon.</text:p>
      <text:h text:style-name="Heading_20_2" text:outline-level="2"><text:bookmark text:name="testing"/><text:soft-page-break/>4. Using Testing Kit</text:h>
      <text:p text:style-name="Text_20_body">As our applications become more complex and distributed, the proper testing becomes as important as never before. For years <text:a xlink:type="simple" xlink:href="https://www.elastic.co/products/elasticsearch" text:style-name="Internet_20_link" text:visited-style-name="Visited_20_Internet_20_Link">Elasticsearch</text:a> provides the <text:a xlink:type="simple" xlink:href="https://www.elastic.co/guide/en/elasticsearch/reference/current/testing-framework.html" text:style-name="Internet_20_link" text:visited-style-name="Visited_20_Internet_20_Link">superior test harness</text:a> in order to simplify the testing of the applications which heavily rely on its search and analytics features. More specifically, there are two types of tests which you may need in your projects:</text:p>
      <text:list xml:id="list3981240545" text:style-name="L1">
        <text:list-item>
          <text:p text:style-name="P3"><text:span text:style-name="Strong_20_Emphasis">Unit tests</text:span>: those are testing the individual units (like classes f.e.) in isolation and generally do not require to have running <text:a xlink:type="simple" xlink:href="https://www.elastic.co/products/elasticsearch" text:style-name="Internet_20_link" text:visited-style-name="Visited_20_Internet_20_Link">Elasticsearch</text:a> nodes or clusters. These kinds of tests are backed by <text:span text:style-name="Source_20_Text">ESTestCase</text:span> and <text:span text:style-name="Source_20_Text">ESTokenStreamTestCase</text:span>.</text:p>
        </text:list-item>
        <text:list-item>
          <text:p text:style-name="P1"><text:span text:style-name="Strong_20_Emphasis">Integration tests</text:span>: those are testing the complete flows and usually require at least one running <text:a xlink:type="simple" xlink:href="https://www.elastic.co/products/elasticsearch" text:style-name="Internet_20_link" text:visited-style-name="Visited_20_Internet_20_Link">Elasticsearch</text:a> node (or cluster, to stress out more realistic scenarios). These kinds of tests are backed by <text:span text:style-name="Source_20_Text">ESIntegTestCase</text:span>, <text:span text:style-name="Source_20_Text">ESSingleNodeTestCase</text:span> and <text:span text:style-name="Source_20_Text">ESBackCompatTestCase</text:span>.</text:p>
        </text:list-item>
      </text:list>
      <text:p text:style-name="Text_20_body">Let us roll the sleeves one more time and learn how to use the test scaffolding provided by <text:a xlink:type="simple" xlink:href="https://www.elastic.co/products/elasticsearch" text:style-name="Internet_20_link" text:visited-style-name="Visited_20_Internet_20_Link">Elasticsearch</text:a> to develop our own test suites.  We are going to start off by declaring our dependencies, still using <text:a xlink:type="simple" xlink:href="https://maven.apache.org/" text:style-name="Internet_20_link" text:visited-style-name="Visited_20_Internet_20_Link">Apache Maven</text:a> for that.</text:p>
      <text:section text:style-name="Sect1" text:name="highlighter_654280">
        <table:table table:name="Tabela343" table:style-name="Tabela343">
          <table:table-column table:style-name="Tabela343.A"/>
          <table:table-column table:style-name="Tabela343.B"/>
          <table:table-row>
            <table:table-cell table:style-name="Tabela343.A1" office:value-type="string">
              <text:p text:style-name="Table_20_Contents"><text:span text:style-name="Source_20_Text">01</text:span></text:p>
            </table:table-cell>
            <table:table-cell table:style-name="Tabela343.A1" office:value-type="string">
              <text:p text:style-name="Table_20_Contents"><text:span text:style-name="Source_20_Text">&lt;dependency&gt;</text:span></text:p>
            </table:table-cell>
          </table:table-row>
        </table:table>
        <table:table table:name="Tabela344" table:style-name="Tabela344">
          <table:table-column table:style-name="Tabela344.A"/>
          <table:table-column table:style-name="Tabela344.B"/>
          <table:table-row>
            <table:table-cell table:style-name="Tabela344.A1" office:value-type="string">
              <text:p text:style-name="Table_20_Contents"><text:span text:style-name="Source_20_Text">02</text:span></text:p>
            </table:table-cell>
            <table:table-cell table:style-name="Tabela344.A1" office:value-type="string">
              <text:p text:style-name="Table_20_Contents"><text:span text:style-name="Source_20_Text">    &lt;groupId&gt;org.apache.lucene&lt;/groupId&gt;</text:span></text:p>
            </table:table-cell>
          </table:table-row>
        </table:table>
        <table:table table:name="Tabela345" table:style-name="Tabela345">
          <table:table-column table:style-name="Tabela345.A"/>
          <table:table-column table:style-name="Tabela345.B"/>
          <table:table-row>
            <table:table-cell table:style-name="Tabela345.A1" office:value-type="string">
              <text:p text:style-name="Table_20_Contents"><text:span text:style-name="Source_20_Text">03</text:span></text:p>
            </table:table-cell>
            <table:table-cell table:style-name="Tabela345.A1" office:value-type="string">
              <text:p text:style-name="Table_20_Contents"><text:span text:style-name="Source_20_Text">    &lt;artifactId&gt;lucene-test-framework&lt;/artifactId&gt;</text:span></text:p>
            </table:table-cell>
          </table:table-row>
        </table:table>
        <table:table table:name="Tabela346" table:style-name="Tabela346">
          <table:table-column table:style-name="Tabela346.A"/>
          <table:table-column table:style-name="Tabela346.B"/>
          <table:table-row>
            <table:table-cell table:style-name="Tabela346.A1" office:value-type="string">
              <text:p text:style-name="Table_20_Contents"><text:span text:style-name="Source_20_Text">04</text:span></text:p>
            </table:table-cell>
            <table:table-cell table:style-name="Tabela346.A1" office:value-type="string">
              <text:p text:style-name="Table_20_Contents"><text:span text:style-name="Source_20_Text">    &lt;version&gt;6.4.0&lt;/version&gt;</text:span></text:p>
            </table:table-cell>
          </table:table-row>
        </table:table>
        <table:table table:name="Tabela347" table:style-name="Tabela347">
          <table:table-column table:style-name="Tabela347.A"/>
          <table:table-column table:style-name="Tabela347.B"/>
          <table:table-row>
            <table:table-cell table:style-name="Tabela347.A1" office:value-type="string">
              <text:p text:style-name="Table_20_Contents"><text:span text:style-name="Source_20_Text">05</text:span></text:p>
            </table:table-cell>
            <table:table-cell table:style-name="Tabela347.A1" office:value-type="string">
              <text:p text:style-name="Table_20_Contents"><text:span text:style-name="Source_20_Text">    &lt;scope&gt;test&lt;/scope&gt;</text:span></text:p>
            </table:table-cell>
          </table:table-row>
        </table:table>
        <table:table table:name="Tabela348" table:style-name="Tabela348">
          <table:table-column table:style-name="Tabela348.A"/>
          <table:table-column table:style-name="Tabela348.B"/>
          <table:table-row>
            <table:table-cell table:style-name="Tabela348.A1" office:value-type="string">
              <text:p text:style-name="Table_20_Contents"><text:span text:style-name="Source_20_Text">06</text:span></text:p>
            </table:table-cell>
            <table:table-cell table:style-name="Tabela348.A1" office:value-type="string">
              <text:p text:style-name="Table_20_Contents"><text:span text:style-name="Source_20_Text">&lt;/dependency&gt;</text:span></text:p>
            </table:table-cell>
          </table:table-row>
        </table:table>
        <table:table table:name="Tabela349" table:style-name="Tabela349">
          <table:table-column table:style-name="Tabela349.A"/>
          <table:table-column table:style-name="Tabela349.B"/>
          <table:table-row>
            <table:table-cell table:style-name="Tabela349.A1" office:value-type="string">
              <text:p text:style-name="Table_20_Contents"><text:span text:style-name="Source_20_Text">07</text:span></text:p>
            </table:table-cell>
            <table:table-cell table:style-name="Tabela349.A1" office:value-type="string">
              <text:p text:style-name="Table_20_Contents"> </text:p>
            </table:table-cell>
          </table:table-row>
        </table:table>
        <table:table table:name="Tabela350" table:style-name="Tabela350">
          <table:table-column table:style-name="Tabela350.A"/>
          <table:table-column table:style-name="Tabela350.B"/>
          <table:table-row>
            <table:table-cell table:style-name="Tabela350.A1" office:value-type="string">
              <text:p text:style-name="Table_20_Contents"><text:span text:style-name="Source_20_Text">08</text:span></text:p>
            </table:table-cell>
            <table:table-cell table:style-name="Tabela350.A1" office:value-type="string">
              <text:p text:style-name="Table_20_Contents"><text:span text:style-name="Source_20_Text">&lt;dependency&gt;</text:span></text:p>
            </table:table-cell>
          </table:table-row>
        </table:table>
        <table:table table:name="Tabela351" table:style-name="Tabela351">
          <table:table-column table:style-name="Tabela351.A"/>
          <table:table-column table:style-name="Tabela351.B"/>
          <table:table-row>
            <table:table-cell table:style-name="Tabela351.A1" office:value-type="string">
              <text:p text:style-name="Table_20_Contents"><text:span text:style-name="Source_20_Text">09</text:span></text:p>
            </table:table-cell>
            <table:table-cell table:style-name="Tabela351.A1" office:value-type="string">
              <text:p text:style-name="Table_20_Contents"><text:span text:style-name="Source_20_Text">    &lt;groupId&gt;org.elasticsearch.test&lt;/groupId&gt;</text:span></text:p>
            </table:table-cell>
          </table:table-row>
        </table:table>
        <table:table table:name="Tabela352" table:style-name="Tabela352">
          <table:table-column table:style-name="Tabela352.A"/>
          <table:table-column table:style-name="Tabela352.B"/>
          <table:table-row>
            <table:table-cell table:style-name="Tabela352.A1" office:value-type="string">
              <text:p text:style-name="Table_20_Contents"><text:span text:style-name="Source_20_Text">10</text:span></text:p>
            </table:table-cell>
            <table:table-cell table:style-name="Tabela352.A1" office:value-type="string">
              <text:p text:style-name="Table_20_Contents"><text:span text:style-name="Source_20_Text">    &lt;artifactId&gt;framework&lt;/artifactId&gt;</text:span></text:p>
            </table:table-cell>
          </table:table-row>
        </table:table>
        <table:table table:name="Tabela353" table:style-name="Tabela353">
          <table:table-column table:style-name="Tabela353.A"/>
          <table:table-column table:style-name="Tabela353.B"/>
          <table:table-row>
            <table:table-cell table:style-name="Tabela353.A1" office:value-type="string">
              <text:p text:style-name="Table_20_Contents"><text:span text:style-name="Source_20_Text">11</text:span></text:p>
            </table:table-cell>
            <table:table-cell table:style-name="Tabela353.A1" office:value-type="string">
              <text:p text:style-name="Table_20_Contents"><text:span text:style-name="Source_20_Text">    &lt;version&gt;5.2.0&lt;/version&gt;</text:span></text:p>
            </table:table-cell>
          </table:table-row>
        </table:table>
        <table:table table:name="Tabela354" table:style-name="Tabela354">
          <table:table-column table:style-name="Tabela354.A"/>
          <table:table-column table:style-name="Tabela354.B"/>
          <table:table-row>
            <table:table-cell table:style-name="Tabela354.A1" office:value-type="string">
              <text:p text:style-name="Table_20_Contents"><text:span text:style-name="Source_20_Text">12</text:span></text:p>
            </table:table-cell>
            <table:table-cell table:style-name="Tabela354.A1" office:value-type="string">
              <text:p text:style-name="Table_20_Contents"><text:span text:style-name="Source_20_Text">    &lt;scope&gt;test&lt;/scope&gt;</text:span></text:p>
            </table:table-cell>
          </table:table-row>
        </table:table>
        <table:table table:name="Tabela355" table:style-name="Tabela355">
          <table:table-column table:style-name="Tabela355.A"/>
          <table:table-column table:style-name="Tabela355.B"/>
          <table:table-row>
            <table:table-cell table:style-name="Tabela355.A1" office:value-type="string">
              <text:p text:style-name="Table_20_Contents"><text:span text:style-name="Source_20_Text">13</text:span></text:p>
            </table:table-cell>
            <table:table-cell table:style-name="Tabela355.A1" office:value-type="string">
              <text:p text:style-name="Table_20_Contents"><text:span text:style-name="Source_20_Text">&lt;/dependency&gt;</text:span></text:p>
            </table:table-cell>
          </table:table-row>
        </table:table>
      </text:section>
      <text:p text:style-name="Text_20_body">Although this is not strictly necessary, we are also adding the explicit dependency to <text:a xlink:type="simple" xlink:href="http://junit.org/junit4/" text:style-name="Internet_20_link" text:visited-style-name="Visited_20_Internet_20_Link">JUnit</text:a>, bumping its version to <text:span text:style-name="Source_20_Text">4.12</text:span>.</text:p>
      <text:section text:style-name="Sect1" text:name="highlighter_429760">
        <table:table table:name="Tabela356" table:style-name="Tabela356">
          <table:table-column table:style-name="Tabela356.A"/>
          <table:table-column table:style-name="Tabela356.B"/>
          <table:table-row>
            <table:table-cell table:style-name="Tabela356.A1" office:value-type="string">
              <text:p text:style-name="Table_20_Contents"><text:span text:style-name="Source_20_Text">01</text:span></text:p>
            </table:table-cell>
            <table:table-cell table:style-name="Tabela356.A1" office:value-type="string">
              <text:p text:style-name="Table_20_Contents"><text:span text:style-name="Source_20_Text">&lt;dependency&gt;</text:span></text:p>
            </table:table-cell>
          </table:table-row>
        </table:table>
        <table:table table:name="Tabela357" table:style-name="Tabela357">
          <table:table-column table:style-name="Tabela357.A"/>
          <table:table-column table:style-name="Tabela357.B"/>
          <table:table-row>
            <table:table-cell table:style-name="Tabela357.A1" office:value-type="string">
              <text:p text:style-name="Table_20_Contents"><text:span text:style-name="Source_20_Text">02</text:span></text:p>
            </table:table-cell>
            <table:table-cell table:style-name="Tabela357.A1" office:value-type="string">
              <text:p text:style-name="Table_20_Contents"><text:span text:style-name="Source_20_Text">    &lt;groupId&gt;junit&lt;/groupId&gt;</text:span></text:p>
            </table:table-cell>
          </table:table-row>
        </table:table>
        <table:table table:name="Tabela358" table:style-name="Tabela358">
          <table:table-column table:style-name="Tabela358.A"/>
          <table:table-column table:style-name="Tabela358.B"/>
          <table:table-row>
            <table:table-cell table:style-name="Tabela358.A1" office:value-type="string">
              <text:p text:style-name="Table_20_Contents"><text:span text:style-name="Source_20_Text">03</text:span></text:p>
            </table:table-cell>
            <table:table-cell table:style-name="Tabela358.A1" office:value-type="string">
              <text:p text:style-name="Table_20_Contents"><text:span text:style-name="Source_20_Text">    &lt;artifactId&gt;junit&lt;/artifactId&gt;</text:span></text:p>
            </table:table-cell>
          </table:table-row>
        </table:table>
        <table:table table:name="Tabela359" table:style-name="Tabela359">
          <table:table-column table:style-name="Tabela359.A"/>
          <table:table-column table:style-name="Tabela359.B"/>
          <table:table-row>
            <table:table-cell table:style-name="Tabela359.A1" office:value-type="string">
              <text:p text:style-name="Table_20_Contents"><text:span text:style-name="Source_20_Text">04</text:span></text:p>
            </table:table-cell>
            <table:table-cell table:style-name="Tabela359.A1" office:value-type="string">
              <text:p text:style-name="Table_20_Contents"><text:span text:style-name="Source_20_Text">    &lt;version&gt;4.12&lt;/version&gt;</text:span></text:p>
            </table:table-cell>
          </table:table-row>
        </table:table>
        <table:table table:name="Tabela360" table:style-name="Tabela360">
          <table:table-column table:style-name="Tabela360.A"/>
          <table:table-column table:style-name="Tabela360.B"/>
          <table:table-row>
            <table:table-cell table:style-name="Tabela360.A1" office:value-type="string">
              <text:p text:style-name="Table_20_Contents"><text:span text:style-name="Source_20_Text">05</text:span></text:p>
            </table:table-cell>
            <table:table-cell table:style-name="Tabela360.A1" office:value-type="string">
              <text:p text:style-name="Table_20_Contents"><text:span text:style-name="Source_20_Text">    &lt;scope&gt;test&lt;/scope&gt;</text:span></text:p>
            </table:table-cell>
          </table:table-row>
        </table:table>
        <table:table table:name="Tabela361" table:style-name="Tabela361">
          <table:table-column table:style-name="Tabela361.A"/>
          <table:table-column table:style-name="Tabela361.B"/>
          <table:table-row>
            <table:table-cell table:style-name="Tabela361.A1" office:value-type="string">
              <text:p text:style-name="Table_20_Contents"><text:span text:style-name="Source_20_Text">06</text:span></text:p>
            </table:table-cell>
            <table:table-cell table:style-name="Tabela361.A1" office:value-type="string">
              <text:p text:style-name="Table_20_Contents"><text:span text:style-name="Source_20_Text">    &lt;exclusions&gt;</text:span></text:p>
            </table:table-cell>
          </table:table-row>
        </table:table>
        <table:table table:name="Tabela362" table:style-name="Tabela362">
          <table:table-column table:style-name="Tabela362.A"/>
          <table:table-column table:style-name="Tabela362.B"/>
          <table:table-row>
            <table:table-cell table:style-name="Tabela362.A1" office:value-type="string">
              <text:p text:style-name="Table_20_Contents"><text:span text:style-name="Source_20_Text">07</text:span></text:p>
            </table:table-cell>
            <table:table-cell table:style-name="Tabela362.A1" office:value-type="string">
              <text:p text:style-name="Table_20_Contents"><text:span text:style-name="Source_20_Text">        &lt;exclusion&gt;</text:span></text:p>
            </table:table-cell>
          </table:table-row>
        </table:table>
        <table:table table:name="Tabela363" table:style-name="Tabela363">
          <table:table-column table:style-name="Tabela363.A"/>
          <table:table-column table:style-name="Tabela363.B"/>
          <table:table-row>
            <table:table-cell table:style-name="Tabela363.A1" office:value-type="string">
              <text:p text:style-name="Table_20_Contents"><text:span text:style-name="Source_20_Text">08</text:span></text:p>
            </table:table-cell>
            <table:table-cell table:style-name="Tabela363.A1" office:value-type="string">
              <text:p text:style-name="Table_20_Contents"><text:span text:style-name="Source_20_Text">            &lt;groupId&gt;org.hamcrest&lt;/groupId&gt;</text:span></text:p>
            </table:table-cell>
          </table:table-row>
        </table:table>
        <table:table table:name="Tabela364" table:style-name="Tabela364">
          <table:table-column table:style-name="Tabela364.A"/>
          <table:table-column table:style-name="Tabela364.B"/>
          <table:table-row>
            <table:table-cell table:style-name="Tabela364.A1" office:value-type="string">
              <text:p text:style-name="Table_20_Contents"><text:span text:style-name="Source_20_Text">09</text:span></text:p>
            </table:table-cell>
            <table:table-cell table:style-name="Tabela364.A1" office:value-type="string">
              <text:p text:style-name="Table_20_Contents"><text:span text:style-name="Source_20_Text">            &lt;artifactId&gt;hamcrest-core&lt;/artifactId&gt;</text:span></text:p>
            </table:table-cell>
          </table:table-row>
        </table:table>
        <table:table table:name="Tabela365" table:style-name="Tabela365">
          <table:table-column table:style-name="Tabela365.A"/>
          <table:table-column table:style-name="Tabela365.B"/>
          <table:table-row>
            <table:table-cell table:style-name="Tabela365.A1" office:value-type="string">
              <text:p text:style-name="Table_20_Contents"><text:span text:style-name="Source_20_Text">10</text:span></text:p>
            </table:table-cell>
            <table:table-cell table:style-name="Tabela365.A1" office:value-type="string">
              <text:p text:style-name="Table_20_Contents"><text:span text:style-name="Source_20_Text">        &lt;/exclusion&gt;</text:span></text:p>
            </table:table-cell>
          </table:table-row>
        </table:table>
        <table:table table:name="Tabela366" table:style-name="Tabela366">
          <table:table-column table:style-name="Tabela366.A"/>
          <table:table-column table:style-name="Tabela366.B"/>
          <table:table-row>
            <table:table-cell table:style-name="Tabela366.A1" office:value-type="string">
              <text:p text:style-name="Table_20_Contents"><text:span text:style-name="Source_20_Text">11</text:span></text:p>
            </table:table-cell>
            <table:table-cell table:style-name="Tabela366.A1" office:value-type="string">
              <text:p text:style-name="Table_20_Contents"><text:span text:style-name="Source_20_Text">    &lt;/exclusions&gt;</text:span></text:p>
            </table:table-cell>
          </table:table-row>
        </table:table>
        <table:table table:name="Tabela367" table:style-name="Tabela367">
          <table:table-column table:style-name="Tabela367.A"/>
          <table:table-column table:style-name="Tabela367.B"/>
          <table:table-row>
            <table:table-cell table:style-name="Tabela367.A1" office:value-type="string">
              <text:p text:style-name="Table_20_Contents"><text:span text:style-name="Source_20_Text">12</text:span></text:p>
            </table:table-cell>
            <table:table-cell table:style-name="Tabela367.A1" office:value-type="string">
              <text:p text:style-name="Table_20_Contents"><text:span text:style-name="Source_20_Text">&lt;/dependency&gt;</text:span></text:p>
            </table:table-cell>
          </table:table-row>
        </table:table>
      </text:section>
      <text:p text:style-name="Text_20_body"><text:soft-page-break/>We have to sound a note of caution here: the <text:a xlink:type="simple" xlink:href="https://www.elastic.co/products/elasticsearch" text:style-name="Internet_20_link" text:visited-style-name="Visited_20_Internet_20_Link">Elasticsearch</text:a> test framework is exceptionally sensitive to dependencies, making sure your application does not fall into the problem so well known to every Java developer as <text:a xlink:type="simple" xlink:href="https://en.wikipedia.org/wiki/Java_Classloader#JAR_hell" text:style-name="Internet_20_link" text:visited-style-name="Visited_20_Internet_20_Link">jar hell</text:a>. One of the pre-checks <text:a xlink:type="simple" xlink:href="https://www.elastic.co/products/elasticsearch" text:style-name="Internet_20_link" text:visited-style-name="Visited_20_Internet_20_Link">Elasticsearch</text:a> test framework does is ensuring there are no duplicate classes in classpath. It is quite often that you may use other excellent testing libraries along the way but if your <text:a xlink:type="simple" xlink:href="https://www.elastic.co/products/elasticsearch" text:style-name="Internet_20_link" text:visited-style-name="Visited_20_Internet_20_Link">Elasticsearch</text:a> test cases suddenly are starting to fail the initialization phase, it is very likely due to <text:a xlink:type="simple" xlink:href="https://en.wikipedia.org/wiki/Java_Classloader#JAR_hell" text:style-name="Internet_20_link" text:visited-style-name="Visited_20_Internet_20_Link">jar hell</text:a> issues detected and some exclusions have to be applied.</text:p>
      <text:p text:style-name="Text_20_body">And one more thing, very likely you may need to turn off security manager during the test runs by setting <text:span text:style-name="Source_20_Text">tests.security.manager</text:span> property to <text:span text:style-name="Source_20_Text">false</text:span>. This could be done either by passing <text:span text:style-name="Source_20_Text">-Dtests.security.manager=false</text:span> argument to JVM directly or using <text:a xlink:type="simple" xlink:href="https://maven.apache.org/" text:style-name="Internet_20_link" text:visited-style-name="Visited_20_Internet_20_Link">Apache Maven</text:a> plugin configuration.</text:p>
      <text:section text:style-name="Sect1" text:name="highlighter_154111">
        <table:table table:name="Tabela368" table:style-name="Tabela368">
          <table:table-column table:style-name="Tabela368.A"/>
          <table:table-column table:style-name="Tabela368.B"/>
          <table:table-row>
            <table:table-cell table:style-name="Tabela368.A1" office:value-type="string">
              <text:p text:style-name="Table_20_Contents"><text:span text:style-name="Source_20_Text">1</text:span></text:p>
            </table:table-cell>
            <table:table-cell table:style-name="Tabela368.A1" office:value-type="string">
              <text:p text:style-name="Table_20_Contents"><text:span text:style-name="Source_20_Text">&lt;plugin&gt;</text:span></text:p>
            </table:table-cell>
          </table:table-row>
        </table:table>
        <table:table table:name="Tabela369" table:style-name="Tabela369">
          <table:table-column table:style-name="Tabela369.A"/>
          <table:table-column table:style-name="Tabela369.B"/>
          <table:table-row>
            <table:table-cell table:style-name="Tabela369.A1" office:value-type="string">
              <text:p text:style-name="Table_20_Contents"><text:span text:style-name="Source_20_Text">2</text:span></text:p>
            </table:table-cell>
            <table:table-cell table:style-name="Tabela369.A1" office:value-type="string">
              <text:p text:style-name="Table_20_Contents"><text:span text:style-name="Source_20_Text">    &lt;groupId&gt;org.apache.maven.plugins&lt;/groupId&gt;</text:span></text:p>
            </table:table-cell>
          </table:table-row>
        </table:table>
        <table:table table:name="Tabela370" table:style-name="Tabela370">
          <table:table-column table:style-name="Tabela370.A"/>
          <table:table-column table:style-name="Tabela370.B"/>
          <table:table-row>
            <table:table-cell table:style-name="Tabela370.A1" office:value-type="string">
              <text:p text:style-name="Table_20_Contents"><text:span text:style-name="Source_20_Text">3</text:span></text:p>
            </table:table-cell>
            <table:table-cell table:style-name="Tabela370.A1" office:value-type="string">
              <text:p text:style-name="Table_20_Contents"><text:span text:style-name="Source_20_Text">    &lt;artifactId&gt;maven-surefire-plugin&lt;/artifactId&gt;</text:span></text:p>
            </table:table-cell>
          </table:table-row>
        </table:table>
        <table:table table:name="Tabela371" table:style-name="Tabela371">
          <table:table-column table:style-name="Tabela371.A"/>
          <table:table-column table:style-name="Tabela371.B"/>
          <table:table-row>
            <table:table-cell table:style-name="Tabela371.A1" office:value-type="string">
              <text:p text:style-name="Table_20_Contents"><text:span text:style-name="Source_20_Text">4</text:span></text:p>
            </table:table-cell>
            <table:table-cell table:style-name="Tabela371.A1" office:value-type="string">
              <text:p text:style-name="Table_20_Contents"><text:span text:style-name="Source_20_Text">    &lt;version&gt;2.19.1&lt;/version&gt;</text:span></text:p>
            </table:table-cell>
          </table:table-row>
        </table:table>
        <table:table table:name="Tabela372" table:style-name="Tabela372">
          <table:table-column table:style-name="Tabela372.A"/>
          <table:table-column table:style-name="Tabela372.B"/>
          <table:table-row>
            <table:table-cell table:style-name="Tabela372.A1" office:value-type="string">
              <text:p text:style-name="Table_20_Contents"><text:span text:style-name="Source_20_Text">5</text:span></text:p>
            </table:table-cell>
            <table:table-cell table:style-name="Tabela372.A1" office:value-type="string">
              <text:p text:style-name="Table_20_Contents"><text:span text:style-name="Source_20_Text">    &lt;configuration&gt;</text:span></text:p>
            </table:table-cell>
          </table:table-row>
        </table:table>
        <table:table table:name="Tabela373" table:style-name="Tabela373">
          <table:table-column table:style-name="Tabela373.A"/>
          <table:table-column table:style-name="Tabela373.B"/>
          <table:table-row>
            <table:table-cell table:style-name="Tabela373.A1" office:value-type="string">
              <text:p text:style-name="Table_20_Contents"><text:span text:style-name="Source_20_Text">6</text:span></text:p>
            </table:table-cell>
            <table:table-cell table:style-name="Tabela373.A1" office:value-type="string">
              <text:p text:style-name="Table_20_Contents"><text:span text:style-name="Source_20_Text">        &lt;argLine&gt;-Dtests.security.manager=false&lt;/argLine&gt;</text:span></text:p>
            </table:table-cell>
          </table:table-row>
        </table:table>
        <table:table table:name="Tabela374" table:style-name="Tabela374">
          <table:table-column table:style-name="Tabela374.A"/>
          <table:table-column table:style-name="Tabela374.B"/>
          <table:table-row>
            <table:table-cell table:style-name="Tabela374.A1" office:value-type="string">
              <text:p text:style-name="Table_20_Contents"><text:span text:style-name="Source_20_Text">7</text:span></text:p>
            </table:table-cell>
            <table:table-cell table:style-name="Tabela374.A1" office:value-type="string">
              <text:p text:style-name="Table_20_Contents"><text:span text:style-name="Source_20_Text">    &lt;/configuration&gt;</text:span></text:p>
            </table:table-cell>
          </table:table-row>
        </table:table>
        <table:table table:name="Tabela375" table:style-name="Tabela375">
          <table:table-column table:style-name="Tabela375.A"/>
          <table:table-column table:style-name="Tabela375.B"/>
          <table:table-row>
            <table:table-cell table:style-name="Tabela375.A1" office:value-type="string">
              <text:p text:style-name="Table_20_Contents"><text:span text:style-name="Source_20_Text">8</text:span></text:p>
            </table:table-cell>
            <table:table-cell table:style-name="Tabela375.A1" office:value-type="string">
              <text:p text:style-name="Table_20_Contents"><text:span text:style-name="Source_20_Text">&lt;/plugin&gt;</text:span></text:p>
            </table:table-cell>
          </table:table-row>
        </table:table>
      </text:section>
      <text:p text:style-name="Text_20_body">Wonderful, all prerequisites are explained and we are all set to start developing our first test cases. The <text:a xlink:type="simple" xlink:href="https://www.elastic.co/guide/en/elasticsearch/reference/current/unit-tests.html" text:style-name="Internet_20_link" text:visited-style-name="Visited_20_Internet_20_Link">unit tests</text:a> in context applicable to <text:a xlink:type="simple" xlink:href="https://www.elastic.co/products/elasticsearch" text:style-name="Internet_20_link" text:visited-style-name="Visited_20_Internet_20_Link">Elasticsearch</text:a> are very useful to test your own <text:a xlink:type="simple" xlink:href="https://www.elastic.co/guide/en/elasticsearch/reference/current/analysis-analyzers.html" text:style-name="Internet_20_link" text:visited-style-name="Visited_20_Internet_20_Link">analyzers</text:a>, <text:a xlink:type="simple" xlink:href="https://www.elastic.co/guide/en/elasticsearch/reference/current/analysis-tokenizers.html" text:style-name="Internet_20_link" text:visited-style-name="Visited_20_Internet_20_Link">tokenizers</text:a>, <text:a xlink:type="simple" xlink:href="https://www.elastic.co/guide/en/elasticsearch/reference/current/analysis-tokenfilters.html" text:style-name="Internet_20_link" text:visited-style-name="Visited_20_Internet_20_Link">token filters</text:a> and <text:a xlink:type="simple" xlink:href="https://www.elastic.co/guide/en/elasticsearch/reference/current/analysis-charfilters.html" text:style-name="Internet_20_link" text:visited-style-name="Visited_20_Internet_20_Link">character filters</text:a>. We have not done much in this regards, but the <text:a xlink:type="simple" xlink:href="https://www.elastic.co/guide/en/elasticsearch/reference/current/integration-tests.html" text:style-name="Internet_20_link" text:visited-style-name="Visited_20_Internet_20_Link">integration tests</text:a> are a very different story. Let us see what it takes to spin up <text:a xlink:type="simple" xlink:href="https://www.elastic.co/products/elasticsearch" text:style-name="Internet_20_link" text:visited-style-name="Visited_20_Internet_20_Link">Elasticsearch</text:a> cluster with <text:span text:style-name="Source_20_Text">3</text:span> nodes.</text:p>
      <text:section text:style-name="Sect1" text:name="highlighter_758548">
        <table:table table:name="Tabela376" table:style-name="Tabela376">
          <table:table-column table:style-name="Tabela376.A"/>
          <table:table-column table:style-name="Tabela376.B"/>
          <table:table-row>
            <table:table-cell table:style-name="Tabela376.A1" office:value-type="string">
              <text:p text:style-name="Table_20_Contents"><text:span text:style-name="Source_20_Text">1</text:span></text:p>
            </table:table-cell>
            <table:table-cell table:style-name="Tabela376.A1" office:value-type="string">
              <text:p text:style-name="Table_20_Contents"><text:span text:style-name="Source_20_Text">@ClusterScope(numDataNodes = 3)</text:span></text:p>
            </table:table-cell>
          </table:table-row>
        </table:table>
        <table:table table:name="Tabela377" table:style-name="Tabela377">
          <table:table-column table:style-name="Tabela377.A"/>
          <table:table-column table:style-name="Tabela377.B"/>
          <table:table-row>
            <table:table-cell table:style-name="Tabela377.A1" office:value-type="string">
              <text:p text:style-name="Table_20_Contents"><text:span text:style-name="Source_20_Text">2</text:span></text:p>
            </table:table-cell>
            <table:table-cell table:style-name="Tabela377.A1" office:value-type="string">
              <text:p text:style-name="Table_20_Contents"><text:span text:style-name="Source_20_Text">public</text:span> <text:span text:style-name="Source_20_Text">class</text:span> <text:span text:style-name="Source_20_Text">ElasticsearchClusterTest extends</text:span> <text:span text:style-name="Source_20_Text">ESIntegTestCase {</text:span></text:p>
            </table:table-cell>
          </table:table-row>
        </table:table>
        <table:table table:name="Tabela378" table:style-name="Tabela378">
          <table:table-column table:style-name="Tabela378.A"/>
          <table:table-column table:style-name="Tabela378.B"/>
          <table:table-row>
            <table:table-cell table:style-name="Tabela378.A1" office:value-type="string">
              <text:p text:style-name="Table_20_Contents"><text:span text:style-name="Source_20_Text">3</text:span></text:p>
            </table:table-cell>
            <table:table-cell table:style-name="Tabela378.A1" office:value-type="string">
              <text:p text:style-name="Table_20_Contents"><text:span text:style-name="Source_20_Text">}</text:span></text:p>
            </table:table-cell>
          </table:table-row>
        </table:table>
      </text:section>
      <text:p text:style-name="Text_20_body">And … literally, that is it. Surely, although the cluster is up, it has no indices or whatnot preconfigured.  Let us add some test background to create a <text:span text:style-name="Source_20_Text">catalog</text:span> index and its mapping types, using the same <text:span text:style-name="Source_20_Text">catalog-index.json</text:span> file.</text:p>
      <text:section text:style-name="Sect1" text:name="highlighter_506002">
        <table:table table:name="Tabela379" table:style-name="Tabela379">
          <table:table-column table:style-name="Tabela379.A"/>
          <table:table-column table:style-name="Tabela379.B"/>
          <table:table-row>
            <table:table-cell table:style-name="Tabela379.A1" office:value-type="string">
              <text:p text:style-name="Table_20_Contents"><text:span text:style-name="Source_20_Text">01</text:span></text:p>
            </table:table-cell>
            <table:table-cell table:style-name="Tabela379.A1" office:value-type="string">
              <text:p text:style-name="Table_20_Contents"><text:span text:style-name="Source_20_Text">@Before</text:span></text:p>
            </table:table-cell>
          </table:table-row>
        </table:table>
        <table:table table:name="Tabela380" table:style-name="Tabela380">
          <table:table-column table:style-name="Tabela380.A"/>
          <table:table-column table:style-name="Tabela380.B"/>
          <table:table-row>
            <table:table-cell table:style-name="Tabela380.A1" office:value-type="string">
              <text:p text:style-name="Table_20_Contents"><text:span text:style-name="Source_20_Text">02</text:span></text:p>
            </table:table-cell>
            <table:table-cell table:style-name="Tabela380.A1" office:value-type="string">
              <text:p text:style-name="Table_20_Contents"><text:span text:style-name="Source_20_Text">public</text:span> <text:span text:style-name="Source_20_Text">void</text:span> <text:span text:style-name="Source_20_Text">setUpCatalog() throws</text:span> <text:span text:style-name="Source_20_Text">IOException {</text:span></text:p>
            </table:table-cell>
          </table:table-row>
        </table:table>
        <table:table table:name="Tabela381" table:style-name="Tabela381">
          <table:table-column table:style-name="Tabela381.A"/>
          <table:table-column table:style-name="Tabela381.B"/>
          <table:table-row>
            <table:table-cell table:style-name="Tabela381.A1" office:value-type="string">
              <text:p text:style-name="Table_20_Contents"><text:span text:style-name="Source_20_Text">03</text:span></text:p>
            </table:table-cell>
            <table:table-cell table:style-name="Tabela381.A1" office:value-type="string">
              <text:p text:style-name="Table_20_Contents"><text:span text:style-name="Source_20_Text">    try</text:span> <text:span text:style-name="Source_20_Text">(final</text:span> <text:span text:style-name="Source_20_Text">ByteArrayOutputStream out = new</text:span> <text:span text:style-name="Source_20_Text">ByteArrayOutputStream()) {</text:span></text:p>
            </table:table-cell>
          </table:table-row>
        </table:table>
        <table:table table:name="Tabela382" table:style-name="Tabela382">
          <table:table-column table:style-name="Tabela382.A"/>
          <table:table-column table:style-name="Tabela382.B"/>
          <table:table-row>
            <table:table-cell table:style-name="Tabela382.A1" office:value-type="string">
              <text:p text:style-name="Table_20_Contents"><text:span text:style-name="Source_20_Text">04</text:span></text:p>
            </table:table-cell>
            <table:table-cell table:style-name="Tabela382.A1" office:value-type="string">
              <text:p text:style-name="Table_20_Contents"><text:span text:style-name="Source_20_Text">        Streams.copy(getClass().getResourceAsStream("/catalog-index.json"), </text:span></text:p>
            </table:table-cell>
          </table:table-row>
        </table:table>
        <table:table table:name="Tabela383" table:style-name="Tabela383">
          <table:table-column table:style-name="Tabela383.A"/>
          <table:table-column table:style-name="Tabela383.B"/>
          <table:table-row>
            <table:table-cell table:style-name="Tabela383.A1" office:value-type="string">
              <text:p text:style-name="Table_20_Contents"><text:span text:style-name="Source_20_Text">05</text:span></text:p>
            </table:table-cell>
            <table:table-cell table:style-name="Tabela383.A1" office:value-type="string">
              <text:p text:style-name="Table_20_Contents"><text:span text:style-name="Source_20_Text">            out);</text:span></text:p>
            </table:table-cell>
          </table:table-row>
        </table:table>
        <table:table table:name="Tabela384" table:style-name="Tabela384">
          <table:table-column table:style-name="Tabela384.A"/>
          <table:table-column table:style-name="Tabela384.B"/>
          <table:table-row>
            <table:table-cell table:style-name="Tabela384.A1" office:value-type="string">
              <text:p text:style-name="Table_20_Contents"><text:span text:style-name="Source_20_Text">06</text:span></text:p>
            </table:table-cell>
            <table:table-cell table:style-name="Tabela384.A1" office:value-type="string">
              <text:p text:style-name="Table_20_Contents"><text:span text:style-name="Source_20_Text">            </text:span> </text:p>
            </table:table-cell>
          </table:table-row>
        </table:table>
        <table:table table:name="Tabela385" table:style-name="Tabela385">
          <table:table-column table:style-name="Tabela385.A"/>
          <table:table-column table:style-name="Tabela385.B"/>
          <table:table-row>
            <table:table-cell table:style-name="Tabela385.A1" office:value-type="string">
              <text:p text:style-name="Table_20_Contents"><text:span text:style-name="Source_20_Text">07</text:span></text:p>
            </table:table-cell>
            <table:table-cell table:style-name="Tabela385.A1" office:value-type="string">
              <text:p text:style-name="Table_20_Contents"><text:span text:style-name="Source_20_Text">        final</text:span> <text:span text:style-name="Source_20_Text">CreateIndexResponse response = admin()</text:span></text:p>
            </table:table-cell>
          </table:table-row>
        </table:table>
        <table:table table:name="Tabela386" table:style-name="Tabela386">
          <table:table-column table:style-name="Tabela386.A"/>
          <table:table-column table:style-name="Tabela386.B"/>
          <table:table-row>
            <table:table-cell table:style-name="Tabela386.A1" office:value-type="string">
              <text:p text:style-name="Table_20_Contents"><text:span text:style-name="Source_20_Text">08</text:span></text:p>
            </table:table-cell>
            <table:table-cell table:style-name="Tabela386.A1" office:value-type="string">
              <text:p text:style-name="Table_20_Contents"><text:span text:style-name="Source_20_Text">        .indices()</text:span></text:p>
            </table:table-cell>
          </table:table-row>
        </table:table>
        <table:table table:name="Tabela387" table:style-name="Tabela387">
          <table:table-column table:style-name="Tabela387.A"/>
          <table:table-column table:style-name="Tabela387.B"/>
          <table:table-row>
            <table:table-cell table:style-name="Tabela387.A1" office:value-type="string">
              <text:p text:style-name="Table_20_Contents"><text:span text:style-name="Source_20_Text">09</text:span></text:p>
            </table:table-cell>
            <table:table-cell table:style-name="Tabela387.A1" office:value-type="string">
              <text:p text:style-name="Table_20_Contents"><text:span text:style-name="Source_20_Text">            .prepareCreate("catalog")</text:span></text:p>
            </table:table-cell>
          </table:table-row>
        </table:table>
        <table:table table:name="Tabela388" table:style-name="Tabela388">
          <table:table-column table:style-name="Tabela388.A"/>
          <table:table-column table:style-name="Tabela388.B"/>
          <table:table-row>
            <table:table-cell table:style-name="Tabela388.A1" office:value-type="string">
              <text:p text:style-name="Table_20_Contents"><text:span text:style-name="Source_20_Text">10</text:span></text:p>
            </table:table-cell>
            <table:table-cell table:style-name="Tabela388.A1" office:value-type="string">
              <text:p text:style-name="Table_20_Contents"><text:span text:style-name="Source_20_Text">            .setSource(out.toByteArray())</text:span></text:p>
            </table:table-cell>
          </table:table-row>
        </table:table>
        <table:table table:name="Tabela389" table:style-name="Tabela389">
          <table:table-column table:style-name="Tabela389.A"/>
          <table:table-column table:style-name="Tabela389.B"/>
          <text:soft-page-break/>
          <table:table-row>
            <table:table-cell table:style-name="Tabela389.A1" office:value-type="string">
              <text:p text:style-name="Table_20_Contents"><text:span text:style-name="Source_20_Text">11</text:span></text:p>
            </table:table-cell>
            <table:table-cell table:style-name="Tabela389.A1" office:value-type="string">
              <text:p text:style-name="Table_20_Contents"><text:span text:style-name="Source_20_Text">            .get();</text:span></text:p>
            </table:table-cell>
          </table:table-row>
        </table:table>
        <table:table table:name="Tabela390" table:style-name="Tabela390">
          <table:table-column table:style-name="Tabela390.A"/>
          <table:table-column table:style-name="Tabela390.B"/>
          <table:table-row>
            <table:table-cell table:style-name="Tabela390.A1" office:value-type="string">
              <text:p text:style-name="Table_20_Contents"><text:span text:style-name="Source_20_Text">12</text:span></text:p>
            </table:table-cell>
            <table:table-cell table:style-name="Tabela390.A1" office:value-type="string">
              <text:p text:style-name="Table_20_Contents"><text:span text:style-name="Source_20_Text">            </text:span> </text:p>
            </table:table-cell>
          </table:table-row>
        </table:table>
        <table:table table:name="Tabela391" table:style-name="Tabela391">
          <table:table-column table:style-name="Tabela391.A"/>
          <table:table-column table:style-name="Tabela391.B"/>
          <table:table-row>
            <table:table-cell table:style-name="Tabela391.A1" office:value-type="string">
              <text:p text:style-name="Table_20_Contents"><text:span text:style-name="Source_20_Text">13</text:span></text:p>
            </table:table-cell>
            <table:table-cell table:style-name="Tabela391.A1" office:value-type="string">
              <text:p text:style-name="Table_20_Contents"><text:span text:style-name="Source_20_Text">        assertAcked(response);</text:span></text:p>
            </table:table-cell>
          </table:table-row>
        </table:table>
        <table:table table:name="Tabela392" table:style-name="Tabela392">
          <table:table-column table:style-name="Tabela392.A"/>
          <table:table-column table:style-name="Tabela392.B"/>
          <table:table-row>
            <table:table-cell table:style-name="Tabela392.A1" office:value-type="string">
              <text:p text:style-name="Table_20_Contents"><text:span text:style-name="Source_20_Text">14</text:span></text:p>
            </table:table-cell>
            <table:table-cell table:style-name="Tabela392.A1" office:value-type="string">
              <text:p text:style-name="Table_20_Contents"><text:span text:style-name="Source_20_Text">        ensureGreen("catalog");</text:span></text:p>
            </table:table-cell>
          </table:table-row>
        </table:table>
        <table:table table:name="Tabela393" table:style-name="Tabela393">
          <table:table-column table:style-name="Tabela393.A"/>
          <table:table-column table:style-name="Tabela393.B"/>
          <table:table-row>
            <table:table-cell table:style-name="Tabela393.A1" office:value-type="string">
              <text:p text:style-name="Table_20_Contents"><text:span text:style-name="Source_20_Text">15</text:span></text:p>
            </table:table-cell>
            <table:table-cell table:style-name="Tabela393.A1" office:value-type="string">
              <text:p text:style-name="Table_20_Contents"><text:span text:style-name="Source_20_Text">    }</text:span></text:p>
            </table:table-cell>
          </table:table-row>
        </table:table>
        <table:table table:name="Tabela394" table:style-name="Tabela394">
          <table:table-column table:style-name="Tabela394.A"/>
          <table:table-column table:style-name="Tabela394.B"/>
          <table:table-row>
            <table:table-cell table:style-name="Tabela394.A1" office:value-type="string">
              <text:p text:style-name="Table_20_Contents"><text:span text:style-name="Source_20_Text">16</text:span></text:p>
            </table:table-cell>
            <table:table-cell table:style-name="Tabela394.A1" office:value-type="string">
              <text:p text:style-name="Table_20_Contents"><text:span text:style-name="Source_20_Text">}</text:span></text:p>
            </table:table-cell>
          </table:table-row>
        </table:table>
      </text:section>
      <text:p text:style-name="Text_20_body">If you recognize this code already it is because we are using the same transport client we have learned about before! <text:a xlink:type="simple" xlink:href="https://www.elastic.co/products/elasticsearch" text:style-name="Internet_20_link" text:visited-style-name="Visited_20_Internet_20_Link">Elasticsearch</text:a> test scaffolding provides it for you behind <text:span text:style-name="Source_20_Text">client()</text:span> or <text:span text:style-name="Source_20_Text">admin()</text:span> methods, along with <text:span text:style-name="Source_20_Text">getRestClient()</text:span> in case you need <text:a xlink:type="simple" xlink:href="https://www.elastic.co/guide/en/elasticsearch/client/java-rest/current/index.html" text:style-name="Internet_20_link" text:visited-style-name="Visited_20_Internet_20_Link">Java REST client</text:a> instance. It would be good to clear up the cluster after each test run, luckily we can use <text:span text:style-name="Source_20_Text">cluster()</text:span> method to get access to couple of very useful operations, for example:</text:p>
      <text:section text:style-name="Sect1" text:name="highlighter_676654">
        <table:table table:name="Tabela395" table:style-name="Tabela395">
          <table:table-column table:style-name="Tabela395.A"/>
          <table:table-column table:style-name="Tabela395.B"/>
          <table:table-row>
            <table:table-cell table:style-name="Tabela395.A1" office:value-type="string">
              <text:p text:style-name="Table_20_Contents"><text:span text:style-name="Source_20_Text">1</text:span></text:p>
            </table:table-cell>
            <table:table-cell table:style-name="Tabela395.A1" office:value-type="string">
              <text:p text:style-name="Table_20_Contents"><text:span text:style-name="Source_20_Text">@After</text:span></text:p>
            </table:table-cell>
          </table:table-row>
        </table:table>
        <table:table table:name="Tabela396" table:style-name="Tabela396">
          <table:table-column table:style-name="Tabela396.A"/>
          <table:table-column table:style-name="Tabela396.B"/>
          <table:table-row>
            <table:table-cell table:style-name="Tabela396.A1" office:value-type="string">
              <text:p text:style-name="Table_20_Contents"><text:span text:style-name="Source_20_Text">2</text:span></text:p>
            </table:table-cell>
            <table:table-cell table:style-name="Tabela396.A1" office:value-type="string">
              <text:p text:style-name="Table_20_Contents"><text:span text:style-name="Source_20_Text">public</text:span> <text:span text:style-name="Source_20_Text">void</text:span> <text:span text:style-name="Source_20_Text">tearDownCatalog() throws</text:span> <text:span text:style-name="Source_20_Text">IOException, InterruptedException {</text:span></text:p>
            </table:table-cell>
          </table:table-row>
        </table:table>
        <table:table table:name="Tabela397" table:style-name="Tabela397">
          <table:table-column table:style-name="Tabela397.A"/>
          <table:table-column table:style-name="Tabela397.B"/>
          <table:table-row>
            <table:table-cell table:style-name="Tabela397.A1" office:value-type="string">
              <text:p text:style-name="Table_20_Contents"><text:span text:style-name="Source_20_Text">3</text:span></text:p>
            </table:table-cell>
            <table:table-cell table:style-name="Tabela397.A1" office:value-type="string">
              <text:p text:style-name="Table_20_Contents"><text:span text:style-name="Source_20_Text">    cluster().wipeIndices("catalog");</text:span></text:p>
            </table:table-cell>
          </table:table-row>
        </table:table>
        <table:table table:name="Tabela398" table:style-name="Tabela398">
          <table:table-column table:style-name="Tabela398.A"/>
          <table:table-column table:style-name="Tabela398.B"/>
          <table:table-row>
            <table:table-cell table:style-name="Tabela398.A1" office:value-type="string">
              <text:p text:style-name="Table_20_Contents"><text:span text:style-name="Source_20_Text">4</text:span></text:p>
            </table:table-cell>
            <table:table-cell table:style-name="Tabela398.A1" office:value-type="string">
              <text:p text:style-name="Table_20_Contents"><text:span text:style-name="Source_20_Text">}</text:span></text:p>
            </table:table-cell>
          </table:table-row>
        </table:table>
      </text:section>
      <text:p text:style-name="Text_20_body">Overall, <text:a xlink:type="simple" xlink:href="https://www.elastic.co/products/elasticsearch" text:style-name="Internet_20_link" text:visited-style-name="Visited_20_Internet_20_Link">Elasticsearch</text:a> test harness aims for two goals: simplify the most common tasks (we have already seen <text:span text:style-name="Source_20_Text">client()</text:span>, <text:span text:style-name="Source_20_Text">admin()</text:span>, <text:span text:style-name="Source_20_Text">cluster()</text:span> in action) and easily do the verification, assertions or expectations (for example, <text:span text:style-name="Source_20_Text">ensureGreen(...)</text:span>, <text:span text:style-name="Source_20_Text">assertAcked(...)</text:span>). The official documentation has dedicated sections which go over <text:a xlink:type="simple" xlink:href="https://www.elastic.co/guide/en/elasticsearch/reference/current/integration-tests.html#helper-methods" text:style-name="Internet_20_link" text:visited-style-name="Visited_20_Internet_20_Link">helper methods</text:a> and <text:a xlink:type="simple" xlink:href="https://www.elastic.co/guide/en/elasticsearch/reference/current/assertions.html" text:style-name="Internet_20_link" text:visited-style-name="Visited_20_Internet_20_Link">assertions</text:a> so please take a look.</text:p>
      <text:p text:style-name="Text_20_body">To begin with, the empty index should have no documents in it so our first test case is going to assert this fact explicitly.</text:p>
      <text:section text:style-name="Sect1" text:name="highlighter_247005">
        <table:table table:name="Tabela399" table:style-name="Tabela399">
          <table:table-column table:style-name="Tabela399.A"/>
          <table:table-column table:style-name="Tabela399.B"/>
          <table:table-row>
            <table:table-cell table:style-name="Tabela399.A1" office:value-type="string">
              <text:p text:style-name="Table_20_Contents"><text:span text:style-name="Source_20_Text">01</text:span></text:p>
            </table:table-cell>
            <table:table-cell table:style-name="Tabela399.A1" office:value-type="string">
              <text:p text:style-name="Table_20_Contents"><text:span text:style-name="Source_20_Text">@Test</text:span></text:p>
            </table:table-cell>
          </table:table-row>
        </table:table>
        <table:table table:name="Tabela400" table:style-name="Tabela400">
          <table:table-column table:style-name="Tabela400.A"/>
          <table:table-column table:style-name="Tabela400.B"/>
          <table:table-row>
            <table:table-cell table:style-name="Tabela400.A1" office:value-type="string">
              <text:p text:style-name="Table_20_Contents"><text:span text:style-name="Source_20_Text">02</text:span></text:p>
            </table:table-cell>
            <table:table-cell table:style-name="Tabela400.A1" office:value-type="string">
              <text:p text:style-name="Table_20_Contents"><text:span text:style-name="Source_20_Text">public</text:span> <text:span text:style-name="Source_20_Text">void</text:span> <text:span text:style-name="Source_20_Text">testEmptyCatalogHasNoBooks() {</text:span></text:p>
            </table:table-cell>
          </table:table-row>
        </table:table>
        <table:table table:name="Tabela401" table:style-name="Tabela401">
          <table:table-column table:style-name="Tabela401.A"/>
          <table:table-column table:style-name="Tabela401.B"/>
          <table:table-row>
            <table:table-cell table:style-name="Tabela401.A1" office:value-type="string">
              <text:p text:style-name="Table_20_Contents"><text:span text:style-name="Source_20_Text">03</text:span></text:p>
            </table:table-cell>
            <table:table-cell table:style-name="Tabela401.A1" office:value-type="string">
              <text:p text:style-name="Table_20_Contents"><text:span text:style-name="Source_20_Text">    final</text:span> <text:span text:style-name="Source_20_Text">SearchResponse response = client()</text:span></text:p>
            </table:table-cell>
          </table:table-row>
        </table:table>
        <table:table table:name="Tabela402" table:style-name="Tabela402">
          <table:table-column table:style-name="Tabela402.A"/>
          <table:table-column table:style-name="Tabela402.B"/>
          <table:table-row>
            <table:table-cell table:style-name="Tabela402.A1" office:value-type="string">
              <text:p text:style-name="Table_20_Contents"><text:span text:style-name="Source_20_Text">04</text:span></text:p>
            </table:table-cell>
            <table:table-cell table:style-name="Tabela402.A1" office:value-type="string">
              <text:p text:style-name="Table_20_Contents"><text:span text:style-name="Source_20_Text">        .prepareSearch("catalog")</text:span></text:p>
            </table:table-cell>
          </table:table-row>
        </table:table>
        <table:table table:name="Tabela403" table:style-name="Tabela403">
          <table:table-column table:style-name="Tabela403.A"/>
          <table:table-column table:style-name="Tabela403.B"/>
          <table:table-row>
            <table:table-cell table:style-name="Tabela403.A1" office:value-type="string">
              <text:p text:style-name="Table_20_Contents"><text:span text:style-name="Source_20_Text">05</text:span></text:p>
            </table:table-cell>
            <table:table-cell table:style-name="Tabela403.A1" office:value-type="string">
              <text:p text:style-name="Table_20_Contents"><text:span text:style-name="Source_20_Text">        .setTypes("books")</text:span></text:p>
            </table:table-cell>
          </table:table-row>
        </table:table>
        <table:table table:name="Tabela404" table:style-name="Tabela404">
          <table:table-column table:style-name="Tabela404.A"/>
          <table:table-column table:style-name="Tabela404.B"/>
          <table:table-row>
            <table:table-cell table:style-name="Tabela404.A1" office:value-type="string">
              <text:p text:style-name="Table_20_Contents"><text:span text:style-name="Source_20_Text">06</text:span></text:p>
            </table:table-cell>
            <table:table-cell table:style-name="Tabela404.A1" office:value-type="string">
              <text:p text:style-name="Table_20_Contents"><text:span text:style-name="Source_20_Text">        .setSearchType(SearchType.DFS_QUERY_THEN_FETCH)</text:span></text:p>
            </table:table-cell>
          </table:table-row>
        </table:table>
        <table:table table:name="Tabela405" table:style-name="Tabela405">
          <table:table-column table:style-name="Tabela405.A"/>
          <table:table-column table:style-name="Tabela405.B"/>
          <table:table-row>
            <table:table-cell table:style-name="Tabela405.A1" office:value-type="string">
              <text:p text:style-name="Table_20_Contents"><text:span text:style-name="Source_20_Text">07</text:span></text:p>
            </table:table-cell>
            <table:table-cell table:style-name="Tabela405.A1" office:value-type="string">
              <text:p text:style-name="Table_20_Contents"><text:span text:style-name="Source_20_Text">        .setQuery(QueryBuilders.matchAllQuery())</text:span></text:p>
            </table:table-cell>
          </table:table-row>
        </table:table>
        <table:table table:name="Tabela406" table:style-name="Tabela406">
          <table:table-column table:style-name="Tabela406.A"/>
          <table:table-column table:style-name="Tabela406.B"/>
          <table:table-row>
            <table:table-cell table:style-name="Tabela406.A1" office:value-type="string">
              <text:p text:style-name="Table_20_Contents"><text:span text:style-name="Source_20_Text">08</text:span></text:p>
            </table:table-cell>
            <table:table-cell table:style-name="Tabela406.A1" office:value-type="string">
              <text:p text:style-name="Table_20_Contents"><text:span text:style-name="Source_20_Text">        .setFetchSource(false)</text:span></text:p>
            </table:table-cell>
          </table:table-row>
        </table:table>
        <table:table table:name="Tabela407" table:style-name="Tabela407">
          <table:table-column table:style-name="Tabela407.A"/>
          <table:table-column table:style-name="Tabela407.B"/>
          <table:table-row>
            <table:table-cell table:style-name="Tabela407.A1" office:value-type="string">
              <text:p text:style-name="Table_20_Contents"><text:span text:style-name="Source_20_Text">09</text:span></text:p>
            </table:table-cell>
            <table:table-cell table:style-name="Tabela407.A1" office:value-type="string">
              <text:p text:style-name="Table_20_Contents"><text:span text:style-name="Source_20_Text">        .get();</text:span></text:p>
            </table:table-cell>
          </table:table-row>
        </table:table>
        <table:table table:name="Tabela408" table:style-name="Tabela408">
          <table:table-column table:style-name="Tabela408.A"/>
          <table:table-column table:style-name="Tabela408.B"/>
          <table:table-row>
            <table:table-cell table:style-name="Tabela408.A1" office:value-type="string">
              <text:p text:style-name="Table_20_Contents"><text:span text:style-name="Source_20_Text">10</text:span></text:p>
            </table:table-cell>
            <table:table-cell table:style-name="Tabela408.A1" office:value-type="string">
              <text:p text:style-name="Table_20_Contents"> </text:p>
            </table:table-cell>
          </table:table-row>
        </table:table>
        <table:table table:name="Tabela409" table:style-name="Tabela409">
          <table:table-column table:style-name="Tabela409.A"/>
          <table:table-column table:style-name="Tabela409.B"/>
          <table:table-row>
            <table:table-cell table:style-name="Tabela409.A1" office:value-type="string">
              <text:p text:style-name="Table_20_Contents"><text:span text:style-name="Source_20_Text">11</text:span></text:p>
            </table:table-cell>
            <table:table-cell table:style-name="Tabela409.A1" office:value-type="string">
              <text:p text:style-name="Table_20_Contents"><text:span text:style-name="Source_20_Text">    assertNoSearchHits(response);   </text:span></text:p>
            </table:table-cell>
          </table:table-row>
        </table:table>
        <table:table table:name="Tabela410" table:style-name="Tabela410">
          <table:table-column table:style-name="Tabela410.A"/>
          <table:table-column table:style-name="Tabela410.B"/>
          <table:table-row>
            <table:table-cell table:style-name="Tabela410.A1" office:value-type="string">
              <text:p text:style-name="Table_20_Contents"><text:span text:style-name="Source_20_Text">12</text:span></text:p>
            </table:table-cell>
            <table:table-cell table:style-name="Tabela410.A1" office:value-type="string">
              <text:p text:style-name="Table_20_Contents"><text:span text:style-name="Source_20_Text">}</text:span></text:p>
            </table:table-cell>
          </table:table-row>
        </table:table>
      </text:section>
      <text:p text:style-name="Text_20_body">Easy one, but what about creating real documents? <text:a xlink:type="simple" xlink:href="https://www.elastic.co/products/elasticsearch" text:style-name="Internet_20_link" text:visited-style-name="Visited_20_Internet_20_Link">Elasticsearch</text:a> test framework has a wide range of helpful methods to generate random values for mostly any type. We can leverage that to create a book, add it into the book <text:span text:style-name="Source_20_Text">catalog</text:span> index and issue the queries against it.</text:p>
      <text:section text:style-name="Sect1" text:name="highlighter_360423">
        <table:table table:name="Tabela411" table:style-name="Tabela411">
          <table:table-column table:style-name="Tabela411.A"/>
          <table:table-column table:style-name="Tabela411.B"/>
          <table:table-row>
            <table:table-cell table:style-name="Tabela411.A1" office:value-type="string">
              <text:p text:style-name="Table_20_Contents"><text:span text:style-name="Source_20_Text">01</text:span></text:p>
            </table:table-cell>
            <table:table-cell table:style-name="Tabela411.A1" office:value-type="string">
              <text:p text:style-name="Table_20_Contents"><text:span text:style-name="Source_20_Text">@Test</text:span></text:p>
            </table:table-cell>
          </table:table-row>
        </table:table>
        <table:table table:name="Tabela412" table:style-name="Tabela412">
          <table:table-column table:style-name="Tabela412.A"/>
          <table:table-column table:style-name="Tabela412.B"/>
          <table:table-row>
            <table:table-cell table:style-name="Tabela412.A1" office:value-type="string">
              <text:p text:style-name="Table_20_Contents"><text:span text:style-name="Source_20_Text">02</text:span></text:p>
            </table:table-cell>
            <table:table-cell table:style-name="Tabela412.A1" office:value-type="string">
              <text:p text:style-name="Table_20_Contents"><text:span text:style-name="Source_20_Text">public</text:span> <text:span text:style-name="Source_20_Text">void</text:span> <text:span text:style-name="Source_20_Text">testInsertAndSearchForBook() throws</text:span> <text:span text:style-name="Source_20_Text">IOException {</text:span></text:p>
            </table:table-cell>
          </table:table-row>
        </table:table>
        <table:table table:name="Tabela413" table:style-name="Tabela413">
          <table:table-column table:style-name="Tabela413.A"/>
          <table:table-column table:style-name="Tabela413.B"/>
          <table:table-row>
            <table:table-cell table:style-name="Tabela413.A1" office:value-type="string">
              <text:p text:style-name="Table_20_Contents"><text:span text:style-name="Source_20_Text">03</text:span></text:p>
            </table:table-cell>
            <table:table-cell table:style-name="Tabela413.A1" office:value-type="string">
              <text:p text:style-name="Table_20_Contents"><text:span text:style-name="Source_20_Text">    final</text:span> <text:span text:style-name="Source_20_Text">XContentBuilder source = JsonXContent</text:span></text:p>
            </table:table-cell>
          </table:table-row>
        </table:table>
        <table:table table:name="Tabela414" table:style-name="Tabela414">
          <table:table-column table:style-name="Tabela414.A"/>
          <table:table-column table:style-name="Tabela414.B"/>
          <table:table-row>
            <table:table-cell table:style-name="Tabela414.A1" office:value-type="string">
              <text:p text:style-name="Table_20_Contents"><text:span text:style-name="Source_20_Text">04</text:span></text:p>
            </table:table-cell>
            <table:table-cell table:style-name="Tabela414.A1" office:value-type="string">
              <text:p text:style-name="Table_20_Contents"><text:span text:style-name="Source_20_Text">        .contentBuilder()</text:span></text:p>
            </table:table-cell>
          </table:table-row>
        </table:table>
        <table:table table:name="Tabela415" table:style-name="Tabela415">
          <table:table-column table:style-name="Tabela415.A"/>
          <table:table-column table:style-name="Tabela415.B"/>
          <text:soft-page-break/>
          <table:table-row>
            <table:table-cell table:style-name="Tabela415.A1" office:value-type="string">
              <text:p text:style-name="Table_20_Contents"><text:span text:style-name="Source_20_Text">05</text:span></text:p>
            </table:table-cell>
            <table:table-cell table:style-name="Tabela415.A1" office:value-type="string">
              <text:p text:style-name="Table_20_Contents"><text:span text:style-name="Source_20_Text">      .startObject()</text:span></text:p>
            </table:table-cell>
          </table:table-row>
        </table:table>
        <table:table table:name="Tabela416" table:style-name="Tabela416">
          <table:table-column table:style-name="Tabela416.A"/>
          <table:table-column table:style-name="Tabela416.B"/>
          <table:table-row>
            <table:table-cell table:style-name="Tabela416.A1" office:value-type="string">
              <text:p text:style-name="Table_20_Contents"><text:span text:style-name="Source_20_Text">06</text:span></text:p>
            </table:table-cell>
            <table:table-cell table:style-name="Tabela416.A1" office:value-type="string">
              <text:p text:style-name="Table_20_Contents"><text:span text:style-name="Source_20_Text">        .field("title", randomAsciiOfLength(100))</text:span></text:p>
            </table:table-cell>
          </table:table-row>
        </table:table>
        <table:table table:name="Tabela417" table:style-name="Tabela417">
          <table:table-column table:style-name="Tabela417.A"/>
          <table:table-column table:style-name="Tabela417.B"/>
          <table:table-row>
            <table:table-cell table:style-name="Tabela417.A1" office:value-type="string">
              <text:p text:style-name="Table_20_Contents"><text:span text:style-name="Source_20_Text">07</text:span></text:p>
            </table:table-cell>
            <table:table-cell table:style-name="Tabela417.A1" office:value-type="string">
              <text:p text:style-name="Table_20_Contents"><text:span text:style-name="Source_20_Text">        .startArray("categories")</text:span></text:p>
            </table:table-cell>
          </table:table-row>
        </table:table>
        <table:table table:name="Tabela418" table:style-name="Tabela418">
          <table:table-column table:style-name="Tabela418.A"/>
          <table:table-column table:style-name="Tabela418.B"/>
          <table:table-row>
            <table:table-cell table:style-name="Tabela418.A1" office:value-type="string">
              <text:p text:style-name="Table_20_Contents"><text:span text:style-name="Source_20_Text">08</text:span></text:p>
            </table:table-cell>
            <table:table-cell table:style-name="Tabela418.A1" office:value-type="string">
              <text:p text:style-name="Table_20_Contents"><text:span text:style-name="Source_20_Text">            .startObject().field("name", "analytics").endObject()</text:span></text:p>
            </table:table-cell>
          </table:table-row>
        </table:table>
        <table:table table:name="Tabela419" table:style-name="Tabela419">
          <table:table-column table:style-name="Tabela419.A"/>
          <table:table-column table:style-name="Tabela419.B"/>
          <table:table-row>
            <table:table-cell table:style-name="Tabela419.A1" office:value-type="string">
              <text:p text:style-name="Table_20_Contents"><text:span text:style-name="Source_20_Text">09</text:span></text:p>
            </table:table-cell>
            <table:table-cell table:style-name="Tabela419.A1" office:value-type="string">
              <text:p text:style-name="Table_20_Contents"><text:span text:style-name="Source_20_Text">            .startObject().field("name", "search").endObject()</text:span></text:p>
            </table:table-cell>
          </table:table-row>
        </table:table>
        <table:table table:name="Tabela420" table:style-name="Tabela420">
          <table:table-column table:style-name="Tabela420.A"/>
          <table:table-column table:style-name="Tabela420.B"/>
          <table:table-row>
            <table:table-cell table:style-name="Tabela420.A1" office:value-type="string">
              <text:p text:style-name="Table_20_Contents"><text:span text:style-name="Source_20_Text">10</text:span></text:p>
            </table:table-cell>
            <table:table-cell table:style-name="Tabela420.A1" office:value-type="string">
              <text:p text:style-name="Table_20_Contents"><text:span text:style-name="Source_20_Text">            .startObject().field("name", "database store").endObject()</text:span></text:p>
            </table:table-cell>
          </table:table-row>
        </table:table>
        <table:table table:name="Tabela421" table:style-name="Tabela421">
          <table:table-column table:style-name="Tabela421.A"/>
          <table:table-column table:style-name="Tabela421.B"/>
          <table:table-row>
            <table:table-cell table:style-name="Tabela421.A1" office:value-type="string">
              <text:p text:style-name="Table_20_Contents"><text:span text:style-name="Source_20_Text">11</text:span></text:p>
            </table:table-cell>
            <table:table-cell table:style-name="Tabela421.A1" office:value-type="string">
              <text:p text:style-name="Table_20_Contents"><text:span text:style-name="Source_20_Text">        .endArray()</text:span></text:p>
            </table:table-cell>
          </table:table-row>
        </table:table>
        <table:table table:name="Tabela422" table:style-name="Tabela422">
          <table:table-column table:style-name="Tabela422.A"/>
          <table:table-column table:style-name="Tabela422.B"/>
          <table:table-row>
            <table:table-cell table:style-name="Tabela422.A1" office:value-type="string">
              <text:p text:style-name="Table_20_Contents"><text:span text:style-name="Source_20_Text">12</text:span></text:p>
            </table:table-cell>
            <table:table-cell table:style-name="Tabela422.A1" office:value-type="string">
              <text:p text:style-name="Table_20_Contents"><text:span text:style-name="Source_20_Text">        .field("publisher", randomAsciiOfLength(20))</text:span></text:p>
            </table:table-cell>
          </table:table-row>
        </table:table>
        <table:table table:name="Tabela423" table:style-name="Tabela423">
          <table:table-column table:style-name="Tabela423.A"/>
          <table:table-column table:style-name="Tabela423.B"/>
          <table:table-row>
            <table:table-cell table:style-name="Tabela423.A1" office:value-type="string">
              <text:p text:style-name="Table_20_Contents"><text:span text:style-name="Source_20_Text">13</text:span></text:p>
            </table:table-cell>
            <table:table-cell table:style-name="Tabela423.A1" office:value-type="string">
              <text:p text:style-name="Table_20_Contents"><text:span text:style-name="Source_20_Text">        .field("description", randomAsciiOfLength(200))</text:span></text:p>
            </table:table-cell>
          </table:table-row>
        </table:table>
        <table:table table:name="Tabela424" table:style-name="Tabela424">
          <table:table-column table:style-name="Tabela424.A"/>
          <table:table-column table:style-name="Tabela424.B"/>
          <table:table-row>
            <table:table-cell table:style-name="Tabela424.A1" office:value-type="string">
              <text:p text:style-name="Table_20_Contents"><text:span text:style-name="Source_20_Text">14</text:span></text:p>
            </table:table-cell>
            <table:table-cell table:style-name="Tabela424.A1" office:value-type="string">
              <text:p text:style-name="Table_20_Contents"><text:span text:style-name="Source_20_Text">        .field("published_date", new</text:span> <text:span text:style-name="Source_20_Text">LocalDate(2015, 02, 07).toDate())</text:span></text:p>
            </table:table-cell>
          </table:table-row>
        </table:table>
        <table:table table:name="Tabela425" table:style-name="Tabela425">
          <table:table-column table:style-name="Tabela425.A"/>
          <table:table-column table:style-name="Tabela425.B"/>
          <table:table-row>
            <table:table-cell table:style-name="Tabela425.A1" office:value-type="string">
              <text:p text:style-name="Table_20_Contents"><text:span text:style-name="Source_20_Text">15</text:span></text:p>
            </table:table-cell>
            <table:table-cell table:style-name="Tabela425.A1" office:value-type="string">
              <text:p text:style-name="Table_20_Contents"><text:span text:style-name="Source_20_Text">        .field("isbn", "978-1449358549")</text:span></text:p>
            </table:table-cell>
          </table:table-row>
        </table:table>
        <table:table table:name="Tabela426" table:style-name="Tabela426">
          <table:table-column table:style-name="Tabela426.A"/>
          <table:table-column table:style-name="Tabela426.B"/>
          <table:table-row>
            <table:table-cell table:style-name="Tabela426.A1" office:value-type="string">
              <text:p text:style-name="Table_20_Contents"><text:span text:style-name="Source_20_Text">16</text:span></text:p>
            </table:table-cell>
            <table:table-cell table:style-name="Tabela426.A1" office:value-type="string">
              <text:p text:style-name="Table_20_Contents"><text:span text:style-name="Source_20_Text">        .field("rating", randomInt(5))</text:span></text:p>
            </table:table-cell>
          </table:table-row>
        </table:table>
        <table:table table:name="Tabela427" table:style-name="Tabela427">
          <table:table-column table:style-name="Tabela427.A"/>
          <table:table-column table:style-name="Tabela427.B"/>
          <table:table-row>
            <table:table-cell table:style-name="Tabela427.A1" office:value-type="string">
              <text:p text:style-name="Table_20_Contents"><text:span text:style-name="Source_20_Text">17</text:span></text:p>
            </table:table-cell>
            <table:table-cell table:style-name="Tabela427.A1" office:value-type="string">
              <text:p text:style-name="Table_20_Contents"><text:span text:style-name="Source_20_Text">        .endObject();</text:span></text:p>
            </table:table-cell>
          </table:table-row>
        </table:table>
        <table:table table:name="Tabela428" table:style-name="Tabela428">
          <table:table-column table:style-name="Tabela428.A"/>
          <table:table-column table:style-name="Tabela428.B"/>
          <table:table-row>
            <table:table-cell table:style-name="Tabela428.A1" office:value-type="string">
              <text:p text:style-name="Table_20_Contents"><text:span text:style-name="Source_20_Text">18</text:span></text:p>
            </table:table-cell>
            <table:table-cell table:style-name="Tabela428.A1" office:value-type="string">
              <text:p text:style-name="Table_20_Contents"><text:span text:style-name="Source_20_Text">        </text:span> </text:p>
            </table:table-cell>
          </table:table-row>
        </table:table>
        <table:table table:name="Tabela429" table:style-name="Tabela429">
          <table:table-column table:style-name="Tabela429.A"/>
          <table:table-column table:style-name="Tabela429.B"/>
          <table:table-row>
            <table:table-cell table:style-name="Tabela429.A1" office:value-type="string">
              <text:p text:style-name="Table_20_Contents"><text:span text:style-name="Source_20_Text">19</text:span></text:p>
            </table:table-cell>
            <table:table-cell table:style-name="Tabela429.A1" office:value-type="string">
              <text:p text:style-name="Table_20_Contents"><text:span text:style-name="Source_20_Text">    index("catalog", "books", "978-1449358549", source);</text:span></text:p>
            </table:table-cell>
          </table:table-row>
        </table:table>
        <table:table table:name="Tabela430" table:style-name="Tabela430">
          <table:table-column table:style-name="Tabela430.A"/>
          <table:table-column table:style-name="Tabela430.B"/>
          <table:table-row>
            <table:table-cell table:style-name="Tabela430.A1" office:value-type="string">
              <text:p text:style-name="Table_20_Contents"><text:span text:style-name="Source_20_Text">20</text:span></text:p>
            </table:table-cell>
            <table:table-cell table:style-name="Tabela430.A1" office:value-type="string">
              <text:p text:style-name="Table_20_Contents"><text:span text:style-name="Source_20_Text">    refresh("catalog");</text:span></text:p>
            </table:table-cell>
          </table:table-row>
        </table:table>
        <table:table table:name="Tabela431" table:style-name="Tabela431">
          <table:table-column table:style-name="Tabela431.A"/>
          <table:table-column table:style-name="Tabela431.B"/>
          <table:table-row>
            <table:table-cell table:style-name="Tabela431.A1" office:value-type="string">
              <text:p text:style-name="Table_20_Contents"><text:span text:style-name="Source_20_Text">21</text:span></text:p>
            </table:table-cell>
            <table:table-cell table:style-name="Tabela431.A1" office:value-type="string">
              <text:p text:style-name="Table_20_Contents"><text:span text:style-name="Source_20_Text">        </text:span> </text:p>
            </table:table-cell>
          </table:table-row>
        </table:table>
        <table:table table:name="Tabela432" table:style-name="Tabela432">
          <table:table-column table:style-name="Tabela432.A"/>
          <table:table-column table:style-name="Tabela432.B"/>
          <table:table-row>
            <table:table-cell table:style-name="Tabela432.A1" office:value-type="string">
              <text:p text:style-name="Table_20_Contents"><text:span text:style-name="Source_20_Text">22</text:span></text:p>
            </table:table-cell>
            <table:table-cell table:style-name="Tabela432.A1" office:value-type="string">
              <text:p text:style-name="Table_20_Contents"><text:span text:style-name="Source_20_Text">    final</text:span> <text:span text:style-name="Source_20_Text">QueryBuilder query = QueryBuilders</text:span></text:p>
            </table:table-cell>
          </table:table-row>
        </table:table>
        <table:table table:name="Tabela433" table:style-name="Tabela433">
          <table:table-column table:style-name="Tabela433.A"/>
          <table:table-column table:style-name="Tabela433.B"/>
          <table:table-row>
            <table:table-cell table:style-name="Tabela433.A1" office:value-type="string">
              <text:p text:style-name="Table_20_Contents"><text:span text:style-name="Source_20_Text">23</text:span></text:p>
            </table:table-cell>
            <table:table-cell table:style-name="Tabela433.A1" office:value-type="string">
              <text:p text:style-name="Table_20_Contents"><text:span text:style-name="Source_20_Text">        .nestedQuery(</text:span></text:p>
            </table:table-cell>
          </table:table-row>
        </table:table>
        <table:table table:name="Tabela434" table:style-name="Tabela434">
          <table:table-column table:style-name="Tabela434.A"/>
          <table:table-column table:style-name="Tabela434.B"/>
          <table:table-row>
            <table:table-cell table:style-name="Tabela434.A1" office:value-type="string">
              <text:p text:style-name="Table_20_Contents"><text:span text:style-name="Source_20_Text">24</text:span></text:p>
            </table:table-cell>
            <table:table-cell table:style-name="Tabela434.A1" office:value-type="string">
              <text:p text:style-name="Table_20_Contents"><text:span text:style-name="Source_20_Text">            "categories", </text:span></text:p>
            </table:table-cell>
          </table:table-row>
        </table:table>
        <table:table table:name="Tabela435" table:style-name="Tabela435">
          <table:table-column table:style-name="Tabela435.A"/>
          <table:table-column table:style-name="Tabela435.B"/>
          <table:table-row>
            <table:table-cell table:style-name="Tabela435.A1" office:value-type="string">
              <text:p text:style-name="Table_20_Contents"><text:span text:style-name="Source_20_Text">25</text:span></text:p>
            </table:table-cell>
            <table:table-cell table:style-name="Tabela435.A1" office:value-type="string">
              <text:p text:style-name="Table_20_Contents"><text:span text:style-name="Source_20_Text">            QueryBuilders.matchQuery("categories.name", "analytics"),</text:span></text:p>
            </table:table-cell>
          </table:table-row>
        </table:table>
        <table:table table:name="Tabela436" table:style-name="Tabela436">
          <table:table-column table:style-name="Tabela436.A"/>
          <table:table-column table:style-name="Tabela436.B"/>
          <table:table-row>
            <table:table-cell table:style-name="Tabela436.A1" office:value-type="string">
              <text:p text:style-name="Table_20_Contents"><text:span text:style-name="Source_20_Text">26</text:span></text:p>
            </table:table-cell>
            <table:table-cell table:style-name="Tabela436.A1" office:value-type="string">
              <text:p text:style-name="Table_20_Contents"><text:span text:style-name="Source_20_Text">            ScoreMode.Total</text:span></text:p>
            </table:table-cell>
          </table:table-row>
        </table:table>
        <table:table table:name="Tabela437" table:style-name="Tabela437">
          <table:table-column table:style-name="Tabela437.A"/>
          <table:table-column table:style-name="Tabela437.B"/>
          <table:table-row>
            <table:table-cell table:style-name="Tabela437.A1" office:value-type="string">
              <text:p text:style-name="Table_20_Contents"><text:span text:style-name="Source_20_Text">27</text:span></text:p>
            </table:table-cell>
            <table:table-cell table:style-name="Tabela437.A1" office:value-type="string">
              <text:p text:style-name="Table_20_Contents"><text:span text:style-name="Source_20_Text">        );</text:span></text:p>
            </table:table-cell>
          </table:table-row>
        </table:table>
        <table:table table:name="Tabela438" table:style-name="Tabela438">
          <table:table-column table:style-name="Tabela438.A"/>
          <table:table-column table:style-name="Tabela438.B"/>
          <table:table-row>
            <table:table-cell table:style-name="Tabela438.A1" office:value-type="string">
              <text:p text:style-name="Table_20_Contents"><text:span text:style-name="Source_20_Text">28</text:span></text:p>
            </table:table-cell>
            <table:table-cell table:style-name="Tabela438.A1" office:value-type="string">
              <text:p text:style-name="Table_20_Contents"><text:span text:style-name="Source_20_Text">        </text:span> </text:p>
            </table:table-cell>
          </table:table-row>
        </table:table>
        <table:table table:name="Tabela439" table:style-name="Tabela439">
          <table:table-column table:style-name="Tabela439.A"/>
          <table:table-column table:style-name="Tabela439.B"/>
          <table:table-row>
            <table:table-cell table:style-name="Tabela439.A1" office:value-type="string">
              <text:p text:style-name="Table_20_Contents"><text:span text:style-name="Source_20_Text">29</text:span></text:p>
            </table:table-cell>
            <table:table-cell table:style-name="Tabela439.A1" office:value-type="string">
              <text:p text:style-name="Table_20_Contents"><text:span text:style-name="Source_20_Text">    final</text:span> <text:span text:style-name="Source_20_Text">SearchResponse response = client()</text:span></text:p>
            </table:table-cell>
          </table:table-row>
        </table:table>
        <table:table table:name="Tabela440" table:style-name="Tabela440">
          <table:table-column table:style-name="Tabela440.A"/>
          <table:table-column table:style-name="Tabela440.B"/>
          <table:table-row>
            <table:table-cell table:style-name="Tabela440.A1" office:value-type="string">
              <text:p text:style-name="Table_20_Contents"><text:span text:style-name="Source_20_Text">30</text:span></text:p>
            </table:table-cell>
            <table:table-cell table:style-name="Tabela440.A1" office:value-type="string">
              <text:p text:style-name="Table_20_Contents"><text:span text:style-name="Source_20_Text">        .prepareSearch("catalog")</text:span></text:p>
            </table:table-cell>
          </table:table-row>
        </table:table>
        <table:table table:name="Tabela441" table:style-name="Tabela441">
          <table:table-column table:style-name="Tabela441.A"/>
          <table:table-column table:style-name="Tabela441.B"/>
          <table:table-row>
            <table:table-cell table:style-name="Tabela441.A1" office:value-type="string">
              <text:p text:style-name="Table_20_Contents"><text:span text:style-name="Source_20_Text">31</text:span></text:p>
            </table:table-cell>
            <table:table-cell table:style-name="Tabela441.A1" office:value-type="string">
              <text:p text:style-name="Table_20_Contents"><text:span text:style-name="Source_20_Text">        .setTypes("books")</text:span></text:p>
            </table:table-cell>
          </table:table-row>
        </table:table>
        <table:table table:name="Tabela442" table:style-name="Tabela442">
          <table:table-column table:style-name="Tabela442.A"/>
          <table:table-column table:style-name="Tabela442.B"/>
          <table:table-row>
            <table:table-cell table:style-name="Tabela442.A1" office:value-type="string">
              <text:p text:style-name="Table_20_Contents"><text:span text:style-name="Source_20_Text">32</text:span></text:p>
            </table:table-cell>
            <table:table-cell table:style-name="Tabela442.A1" office:value-type="string">
              <text:p text:style-name="Table_20_Contents"><text:span text:style-name="Source_20_Text">        .setSearchType(SearchType.DFS_QUERY_THEN_FETCH)</text:span></text:p>
            </table:table-cell>
          </table:table-row>
        </table:table>
        <table:table table:name="Tabela443" table:style-name="Tabela443">
          <table:table-column table:style-name="Tabela443.A"/>
          <table:table-column table:style-name="Tabela443.B"/>
          <table:table-row>
            <table:table-cell table:style-name="Tabela443.A1" office:value-type="string">
              <text:p text:style-name="Table_20_Contents"><text:span text:style-name="Source_20_Text">33</text:span></text:p>
            </table:table-cell>
            <table:table-cell table:style-name="Tabela443.A1" office:value-type="string">
              <text:p text:style-name="Table_20_Contents"><text:span text:style-name="Source_20_Text">        .setQuery(query)</text:span></text:p>
            </table:table-cell>
          </table:table-row>
        </table:table>
        <table:table table:name="Tabela444" table:style-name="Tabela444">
          <table:table-column table:style-name="Tabela444.A"/>
          <table:table-column table:style-name="Tabela444.B"/>
          <table:table-row>
            <table:table-cell table:style-name="Tabela444.A1" office:value-type="string">
              <text:p text:style-name="Table_20_Contents"><text:span text:style-name="Source_20_Text">34</text:span></text:p>
            </table:table-cell>
            <table:table-cell table:style-name="Tabela444.A1" office:value-type="string">
              <text:p text:style-name="Table_20_Contents"><text:span text:style-name="Source_20_Text">        .setFetchSource(false)</text:span></text:p>
            </table:table-cell>
          </table:table-row>
        </table:table>
        <table:table table:name="Tabela445" table:style-name="Tabela445">
          <table:table-column table:style-name="Tabela445.A"/>
          <table:table-column table:style-name="Tabela445.B"/>
          <table:table-row>
            <table:table-cell table:style-name="Tabela445.A1" office:value-type="string">
              <text:p text:style-name="Table_20_Contents"><text:span text:style-name="Source_20_Text">35</text:span></text:p>
            </table:table-cell>
            <table:table-cell table:style-name="Tabela445.A1" office:value-type="string">
              <text:p text:style-name="Table_20_Contents"><text:span text:style-name="Source_20_Text">        .get();</text:span></text:p>
            </table:table-cell>
          </table:table-row>
        </table:table>
        <table:table table:name="Tabela446" table:style-name="Tabela446">
          <table:table-column table:style-name="Tabela446.A"/>
          <table:table-column table:style-name="Tabela446.B"/>
          <table:table-row>
            <table:table-cell table:style-name="Tabela446.A1" office:value-type="string">
              <text:p text:style-name="Table_20_Contents"><text:span text:style-name="Source_20_Text">36</text:span></text:p>
            </table:table-cell>
            <table:table-cell table:style-name="Tabela446.A1" office:value-type="string">
              <text:p text:style-name="Table_20_Contents"> </text:p>
            </table:table-cell>
          </table:table-row>
        </table:table>
        <table:table table:name="Tabela447" table:style-name="Tabela447">
          <table:table-column table:style-name="Tabela447.A"/>
          <table:table-column table:style-name="Tabela447.B"/>
          <table:table-row>
            <table:table-cell table:style-name="Tabela447.A1" office:value-type="string">
              <text:p text:style-name="Table_20_Contents"><text:span text:style-name="Source_20_Text">37</text:span></text:p>
            </table:table-cell>
            <table:table-cell table:style-name="Tabela447.A1" office:value-type="string">
              <text:p text:style-name="Table_20_Contents"><text:span text:style-name="Source_20_Text">    assertSearchHits(response, "978-1449358549");       </text:span></text:p>
            </table:table-cell>
          </table:table-row>
        </table:table>
        <table:table table:name="Tabela448" table:style-name="Tabela448">
          <table:table-column table:style-name="Tabela448.A"/>
          <table:table-column table:style-name="Tabela448.B"/>
          <table:table-row>
            <table:table-cell table:style-name="Tabela448.A1" office:value-type="string">
              <text:p text:style-name="Table_20_Contents"><text:span text:style-name="Source_20_Text">38</text:span></text:p>
            </table:table-cell>
            <table:table-cell table:style-name="Tabela448.A1" office:value-type="string">
              <text:p text:style-name="Table_20_Contents"><text:span text:style-name="Source_20_Text">}</text:span></text:p>
            </table:table-cell>
          </table:table-row>
        </table:table>
      </text:section>
      <text:p text:style-name="Text_20_body">As you can see, most of the book properties are generated randomly except the <text:span text:style-name="Source_20_Text">categories</text:span> so we could reliably search by them.</text:p>
      <text:p text:style-name="Text_20_body">The <text:a xlink:type="simple" xlink:href="https://www.elastic.co/products/elasticsearch" text:style-name="Internet_20_link" text:visited-style-name="Visited_20_Internet_20_Link">Elasticsearch</text:a> testing support opens a lot of interesting opportunities not only to test the successful outcomes but also to simulate realistic cluster behavior and erroneous conditions (the helper methods provided by <text:span text:style-name="Source_20_Text">internalCluster()</text:span> are exceptionally useful here). For such a complex distributed system as <text:a xlink:type="simple" xlink:href="https://www.elastic.co/products/elasticsearch" text:style-name="Internet_20_link" text:visited-style-name="Visited_20_Internet_20_Link">Elasticsearch</text:a>, the value of such tests is priceless so please leverage <text:soft-page-break/>the available options to ensure that the code deployed into production is robust and resilient to failures.  As a quick example, we could shutdown random data node while running the search requests and assert that they are still being processed.</text:p>
      <text:section text:style-name="Sect1" text:name="highlighter_860229">
        <table:table table:name="Tabela449" table:style-name="Tabela449">
          <table:table-column table:style-name="Tabela449.A"/>
          <table:table-column table:style-name="Tabela449.B"/>
          <table:table-row>
            <table:table-cell table:style-name="Tabela449.A1" office:value-type="string">
              <text:p text:style-name="Table_20_Contents"><text:span text:style-name="Source_20_Text">01</text:span></text:p>
            </table:table-cell>
            <table:table-cell table:style-name="Tabela449.A1" office:value-type="string">
              <text:p text:style-name="Table_20_Contents"><text:span text:style-name="Source_20_Text">@Test</text:span></text:p>
            </table:table-cell>
          </table:table-row>
        </table:table>
        <table:table table:name="Tabela450" table:style-name="Tabela450">
          <table:table-column table:style-name="Tabela450.A"/>
          <table:table-column table:style-name="Tabela450.B"/>
          <table:table-row>
            <table:table-cell table:style-name="Tabela450.A1" office:value-type="string">
              <text:p text:style-name="Table_20_Contents"><text:span text:style-name="Source_20_Text">02</text:span></text:p>
            </table:table-cell>
            <table:table-cell table:style-name="Tabela450.A1" office:value-type="string">
              <text:p text:style-name="Table_20_Contents"><text:span text:style-name="Source_20_Text">public</text:span> <text:span text:style-name="Source_20_Text">void</text:span> <text:span text:style-name="Source_20_Text">testClusterNodeIsDown() throws</text:span> <text:span text:style-name="Source_20_Text">IOException {</text:span></text:p>
            </table:table-cell>
          </table:table-row>
        </table:table>
        <table:table table:name="Tabela451" table:style-name="Tabela451">
          <table:table-column table:style-name="Tabela451.A"/>
          <table:table-column table:style-name="Tabela451.B"/>
          <table:table-row>
            <table:table-cell table:style-name="Tabela451.A1" office:value-type="string">
              <text:p text:style-name="Table_20_Contents"><text:span text:style-name="Source_20_Text">03</text:span></text:p>
            </table:table-cell>
            <table:table-cell table:style-name="Tabela451.A1" office:value-type="string">
              <text:p text:style-name="Table_20_Contents"><text:span text:style-name="Source_20_Text">    internalCluster().stopRandomDataNode();</text:span></text:p>
            </table:table-cell>
          </table:table-row>
        </table:table>
        <table:table table:name="Tabela452" table:style-name="Tabela452">
          <table:table-column table:style-name="Tabela452.A"/>
          <table:table-column table:style-name="Tabela452.B"/>
          <table:table-row>
            <table:table-cell table:style-name="Tabela452.A1" office:value-type="string">
              <text:p text:style-name="Table_20_Contents"><text:span text:style-name="Source_20_Text">04</text:span></text:p>
            </table:table-cell>
            <table:table-cell table:style-name="Tabela452.A1" office:value-type="string">
              <text:p text:style-name="Table_20_Contents"><text:span text:style-name="Source_20_Text">        </text:span> </text:p>
            </table:table-cell>
          </table:table-row>
        </table:table>
        <table:table table:name="Tabela453" table:style-name="Tabela453">
          <table:table-column table:style-name="Tabela453.A"/>
          <table:table-column table:style-name="Tabela453.B"/>
          <table:table-row>
            <table:table-cell table:style-name="Tabela453.A1" office:value-type="string">
              <text:p text:style-name="Table_20_Contents"><text:span text:style-name="Source_20_Text">05</text:span></text:p>
            </table:table-cell>
            <table:table-cell table:style-name="Tabela453.A1" office:value-type="string">
              <text:p text:style-name="Table_20_Contents"><text:span text:style-name="Source_20_Text">    final</text:span> <text:span text:style-name="Source_20_Text">SearchResponse response = client()</text:span></text:p>
            </table:table-cell>
          </table:table-row>
        </table:table>
        <table:table table:name="Tabela454" table:style-name="Tabela454">
          <table:table-column table:style-name="Tabela454.A"/>
          <table:table-column table:style-name="Tabela454.B"/>
          <table:table-row>
            <table:table-cell table:style-name="Tabela454.A1" office:value-type="string">
              <text:p text:style-name="Table_20_Contents"><text:span text:style-name="Source_20_Text">06</text:span></text:p>
            </table:table-cell>
            <table:table-cell table:style-name="Tabela454.A1" office:value-type="string">
              <text:p text:style-name="Table_20_Contents"><text:span text:style-name="Source_20_Text">        .prepareSearch("catalog")</text:span></text:p>
            </table:table-cell>
          </table:table-row>
        </table:table>
        <table:table table:name="Tabela455" table:style-name="Tabela455">
          <table:table-column table:style-name="Tabela455.A"/>
          <table:table-column table:style-name="Tabela455.B"/>
          <table:table-row>
            <table:table-cell table:style-name="Tabela455.A1" office:value-type="string">
              <text:p text:style-name="Table_20_Contents"><text:span text:style-name="Source_20_Text">07</text:span></text:p>
            </table:table-cell>
            <table:table-cell table:style-name="Tabela455.A1" office:value-type="string">
              <text:p text:style-name="Table_20_Contents"><text:span text:style-name="Source_20_Text">        .setTypes("books")</text:span></text:p>
            </table:table-cell>
          </table:table-row>
        </table:table>
        <table:table table:name="Tabela456" table:style-name="Tabela456">
          <table:table-column table:style-name="Tabela456.A"/>
          <table:table-column table:style-name="Tabela456.B"/>
          <table:table-row>
            <table:table-cell table:style-name="Tabela456.A1" office:value-type="string">
              <text:p text:style-name="Table_20_Contents"><text:span text:style-name="Source_20_Text">08</text:span></text:p>
            </table:table-cell>
            <table:table-cell table:style-name="Tabela456.A1" office:value-type="string">
              <text:p text:style-name="Table_20_Contents"><text:span text:style-name="Source_20_Text">        .setSearchType(SearchType.DFS_QUERY_THEN_FETCH)</text:span></text:p>
            </table:table-cell>
          </table:table-row>
        </table:table>
        <table:table table:name="Tabela457" table:style-name="Tabela457">
          <table:table-column table:style-name="Tabela457.A"/>
          <table:table-column table:style-name="Tabela457.B"/>
          <table:table-row>
            <table:table-cell table:style-name="Tabela457.A1" office:value-type="string">
              <text:p text:style-name="Table_20_Contents"><text:span text:style-name="Source_20_Text">09</text:span></text:p>
            </table:table-cell>
            <table:table-cell table:style-name="Tabela457.A1" office:value-type="string">
              <text:p text:style-name="Table_20_Contents"><text:span text:style-name="Source_20_Text">        .setQuery(QueryBuilders.matchAllQuery())</text:span></text:p>
            </table:table-cell>
          </table:table-row>
        </table:table>
        <table:table table:name="Tabela458" table:style-name="Tabela458">
          <table:table-column table:style-name="Tabela458.A"/>
          <table:table-column table:style-name="Tabela458.B"/>
          <table:table-row>
            <table:table-cell table:style-name="Tabela458.A1" office:value-type="string">
              <text:p text:style-name="Table_20_Contents"><text:span text:style-name="Source_20_Text">10</text:span></text:p>
            </table:table-cell>
            <table:table-cell table:style-name="Tabela458.A1" office:value-type="string">
              <text:p text:style-name="Table_20_Contents"><text:span text:style-name="Source_20_Text">        .setFetchSource(false)</text:span></text:p>
            </table:table-cell>
          </table:table-row>
        </table:table>
        <table:table table:name="Tabela459" table:style-name="Tabela459">
          <table:table-column table:style-name="Tabela459.A"/>
          <table:table-column table:style-name="Tabela459.B"/>
          <table:table-row>
            <table:table-cell table:style-name="Tabela459.A1" office:value-type="string">
              <text:p text:style-name="Table_20_Contents"><text:span text:style-name="Source_20_Text">11</text:span></text:p>
            </table:table-cell>
            <table:table-cell table:style-name="Tabela459.A1" office:value-type="string">
              <text:p text:style-name="Table_20_Contents"><text:span text:style-name="Source_20_Text">        .get();</text:span></text:p>
            </table:table-cell>
          </table:table-row>
        </table:table>
        <table:table table:name="Tabela460" table:style-name="Tabela460">
          <table:table-column table:style-name="Tabela460.A"/>
          <table:table-column table:style-name="Tabela460.B"/>
          <table:table-row>
            <table:table-cell table:style-name="Tabela460.A1" office:value-type="string">
              <text:p text:style-name="Table_20_Contents"><text:span text:style-name="Source_20_Text">12</text:span></text:p>
            </table:table-cell>
            <table:table-cell table:style-name="Tabela460.A1" office:value-type="string">
              <text:p text:style-name="Table_20_Contents"> </text:p>
            </table:table-cell>
          </table:table-row>
        </table:table>
        <table:table table:name="Tabela461" table:style-name="Tabela461">
          <table:table-column table:style-name="Tabela461.A"/>
          <table:table-column table:style-name="Tabela461.B"/>
          <table:table-row>
            <table:table-cell table:style-name="Tabela461.A1" office:value-type="string">
              <text:p text:style-name="Table_20_Contents"><text:span text:style-name="Source_20_Text">13</text:span></text:p>
            </table:table-cell>
            <table:table-cell table:style-name="Tabela461.A1" office:value-type="string">
              <text:p text:style-name="Table_20_Contents"><text:span text:style-name="Source_20_Text">    assertNoSearchHits(response);</text:span></text:p>
            </table:table-cell>
          </table:table-row>
        </table:table>
        <table:table table:name="Tabela462" table:style-name="Tabela462">
          <table:table-column table:style-name="Tabela462.A"/>
          <table:table-column table:style-name="Tabela462.B"/>
          <table:table-row>
            <table:table-cell table:style-name="Tabela462.A1" office:value-type="string">
              <text:p text:style-name="Table_20_Contents"><text:span text:style-name="Source_20_Text">14</text:span></text:p>
            </table:table-cell>
            <table:table-cell table:style-name="Tabela462.A1" office:value-type="string">
              <text:p text:style-name="Table_20_Contents"><text:span text:style-name="Source_20_Text">}</text:span></text:p>
            </table:table-cell>
          </table:table-row>
        </table:table>
      </text:section>
      <text:p text:style-name="Text_20_body">We just scratched the surface of what is possible with <text:a xlink:type="simple" xlink:href="https://www.elastic.co/products/elasticsearch" text:style-name="Internet_20_link" text:visited-style-name="Visited_20_Internet_20_Link">Elasticsearch</text:a> test harness. Hopefully you are practicing test-driven development in your organization and the examples we have looked at could serve you well as a starting point.</text:p>
      <text:h text:style-name="Heading_20_2" text:outline-level="2"><text:bookmark text:name="conclusions"/>5. Conclusions</text:h>
      <text:p text:style-name="Text_20_body">In this part of the tutorial we have learned about two types of the Java client APIs which <text:a xlink:type="simple" xlink:href="https://www.elastic.co/products/elasticsearch" text:style-name="Internet_20_link" text:visited-style-name="Visited_20_Internet_20_Link">Elasticsearch</text:a> offers out of the box: <text:a xlink:type="simple" xlink:href="https://www.elastic.co/guide/en/elasticsearch/client/java-api/current/index.html" text:style-name="Internet_20_link" text:visited-style-name="Visited_20_Internet_20_Link">transport client</text:a> and <text:a xlink:type="simple" xlink:href="https://www.elastic.co/guide/en/elasticsearch/client/java-rest/current/index.html" text:style-name="Internet_20_link" text:visited-style-name="Visited_20_Internet_20_Link">REST client</text:a>. You may find it difficult to make a choice of what Java client APIs favor to use, but by and large, it highly depends on an application. In most cases <text:a xlink:type="simple" xlink:href="https://www.elastic.co/guide/en/elasticsearch/client/java-api/current/index.html" text:style-name="Internet_20_link" text:visited-style-name="Visited_20_Internet_20_Link">transport client</text:a> is the best option however if your project uses just a couple of <text:a xlink:type="simple" xlink:href="https://www.elastic.co/products/elasticsearch" text:style-name="Internet_20_link" text:visited-style-name="Visited_20_Internet_20_Link">Elasticsearch</text:a> APIs (or very limited subset of its features), <text:a xlink:type="simple" xlink:href="https://www.elastic.co/guide/en/elasticsearch/client/java-rest/current/index.html" text:style-name="Internet_20_link" text:visited-style-name="Visited_20_Internet_20_Link">REST client</text:a> could be a better alternative. Also, we should not forget that <text:a xlink:type="simple" xlink:href="https://www.elastic.co/guide/en/elasticsearch/client/java-rest/current/index.html" text:style-name="Internet_20_link" text:visited-style-name="Visited_20_Internet_20_Link">Java REST client</text:a> is pretty new and will improve in future releases for sure, so keep an eye on it.</text:p>
      <text:p text:style-name="Text_20_body">While we have been dissecting <text:a xlink:type="simple" xlink:href="https://www.elastic.co/guide/en/elasticsearch/client/java-api/current/index.html" text:style-name="Internet_20_link" text:visited-style-name="Visited_20_Internet_20_Link">transport client</text:a>, the point has been made about its fully asynchronous nature. Although it is good thing by all means, we have seen that it is based on callbacks (more precisely, listeners) which may quickly lead to the problem known as <text:a xlink:type="simple" xlink:href="http://stackoverflow.com/questions/29341582/how-to-avoid-callback-hell-in-java" text:style-name="Internet_20_link" text:visited-style-name="Visited_20_Internet_20_Link">callback hell</text:a>. It is highly advisable to fight this issue early on (luckily, there are quite a few libraries and alternatives available like <text:a xlink:type="simple" xlink:href="https://github.com/ReactiveX/RxJava" text:style-name="Internet_20_link" text:visited-style-name="Visited_20_Internet_20_Link">RxJava 2</text:a> and <text:a xlink:type="simple" xlink:href="http://projectreactor.io/" text:style-name="Internet_20_link" text:visited-style-name="Visited_20_Internet_20_Link">Project Reactor</text:a>, with <text:a xlink:type="simple" xlink:href="https://community.oracle.com/docs/DOC-1006738" text:style-name="Internet_20_link" text:visited-style-name="Visited_20_Internet_20_Link">Java 9</text:a> catching up as well).</text:p>
      <text:p text:style-name="Text_20_body">And last but not least, we have glanced over <text:a xlink:type="simple" xlink:href="https://www.elastic.co/guide/en/elasticsearch/reference/current/testing-framework.html" text:style-name="Internet_20_link" text:visited-style-name="Visited_20_Internet_20_Link">test harness</text:a> of <text:a xlink:type="simple" xlink:href="https://www.elastic.co/products/elasticsearch" text:style-name="Internet_20_link" text:visited-style-name="Visited_20_Internet_20_Link">Elasticsearch</text:a> and had a chance to appreciate the great helps it provides to Java / JVM develop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07:15:24.301580885</meta:creation-date>
    <dc:date>2019-01-07T07:17:15.057317236</dc:date>
    <meta:editing-duration>PT1M51S</meta:editing-duration>
    <meta:editing-cycles>1</meta:editing-cycles>
    <meta:document-statistic meta:table-count="462" meta:image-count="0" meta:object-count="0" meta:page-count="18" meta:paragraph-count="995" meta:word-count="4666" meta:character-count="35429" meta:non-whitespace-character-count="29100"/>
    <meta:generator>LibreOffice/6.0.7.3$Linux_X86_64 LibreOffice_project/00m0$Build-3</meta:generator>
  </office:meta>
</office:document-meta>
</file>